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erial" svg:font-family="Aerial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5.034cm"/>
    </style:style>
    <style:style style:name="co2" style:family="table-column">
      <style:table-column-properties fo:break-before="auto" style:column-width="7.694cm"/>
    </style:style>
    <style:style style:name="co3" style:family="table-column">
      <style:table-column-properties fo:break-before="auto" style:column-width="3.071cm"/>
    </style:style>
    <style:style style:name="co4" style:family="table-column">
      <style:table-column-properties fo:break-before="auto" style:column-width="3.097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667cm" fo:break-before="auto" style:use-optimal-row-height="true"/>
    </style:style>
    <style:style style:name="ro3" style:family="table-row">
      <style:table-row-properties style:row-height="0.679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e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ext-properties style:font-name="Aerial" fo:font-size="14pt" style:font-size-asian="14pt" style:font-size-complex="14pt"/>
    </style:style>
    <style:style style:name="ce3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e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cc0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e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e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e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 style:parent-style-name="Default" style:data-style-name="N3">
      <style:table-cell-properties style:glyph-orientation-vertical="0" fo:background-color="#ffcc0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e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e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" style:family="table-cell" style:parent-style-name="Default" style:data-style-name="N3">
      <style:table-cell-properties style:glyph-orientation-vertical="0" fo:background-color="#ffd32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e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" style:family="table-cell" style:parent-style-name="Default">
      <style:table-cell-properties fo:background-color="#ffcc00"/>
      <style:text-properties style:font-name="Aerial" fo:font-size="14pt" style:font-size-asian="14pt" style:font-size-complex="14pt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number-columns-repeated="2" table:default-cell-style-name="ce2"/>
        <table:table-column table:style-name="co6" table:number-columns-repeated="1013" table:default-cell-style-name="ce2"/>
        <table:table-row table:style-name="ro1">
          <table:table-cell table:style-name="ce1" office:value-type="string" calcext:value-type="string">
            <text:p>Demographic balance and crude rates [demo_g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Last update</text:p>
          </table:table-cell>
          <table:table-cell table:style-name="ce5" office:value-type="date" office:date-value="2014-01-15T06:40:38" calcext:value-type="date">
            <text:p>15.0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racted on</text:p>
          </table:table-cell>
          <table:table-cell table:style-name="ce5" office:value-type="date" office:date-value="2014-01-23T14:52:55.788001" calcext:value-type="date">
            <text:p>23.0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of data</text:p>
          </table:table-cell>
          <table:table-cell table:style-name="ce1" office:value-type="string" calcext:value-type="string">
            <text:p>Eurosta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DIC_DE</text:p>
          </table:table-cell>
          <table:table-cell table:style-name="ce1" office:value-type="string" calcext:value-type="string">
            <text:p>Population on 1 January - total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GEO/TIME</text:p>
          </table:table-cell>
          <table:table-cell table:style-name="ce3" office:value-type="string" calcext:value-type="string">
            <text:p>2004</text:p>
          </table:table-cell>
          <table:table-cell table:style-name="ce3" office:value-type="string" calcext:value-type="string">
            <text:p>2005</text:p>
          </table:table-cell>
          <table:table-cell table:style-name="ce3" office:value-type="string" calcext:value-type="string">
            <text:p>2006</text:p>
          </table:table-cell>
          <table:table-cell table:style-name="ce3" office:value-type="string" calcext:value-type="string">
            <text:p>2007</text:p>
          </table:table-cell>
          <table:table-cell table:style-name="ce3" office:value-type="string" calcext:value-type="string">
            <text:p>2008</text:p>
          </table:table-cell>
          <table:table-cell table:style-name="ce3" office:value-type="string" calcext:value-type="string">
            <text:p>2009</text:p>
          </table:table-cell>
          <table:table-cell table:style-name="ce3" office:value-type="string" calcext:value-type="string">
            <text:p>2010</text:p>
          </table:table-cell>
          <table:table-cell table:style-name="ce3" office:value-type="string" calcext:value-type="string">
            <text:p>2011</text:p>
          </table:table-cell>
          <table:table-cell table:style-name="ce3" office:value-type="string" calcext:value-type="string">
            <text:p>2012</text:p>
          </table:table-cell>
          <table:table-cell table:style-name="ce3" office:value-type="string" calcext:value-type="string">
            <text:p>201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Union (28 countries)</text:p>
          </table:table-cell>
          <table:table-cell table:style-name="ce6" office:value-type="float" office:value="493093846" calcext:value-type="float">
            <text:p>493.093.846</text:p>
          </table:table-cell>
          <table:table-cell table:style-name="ce6" office:value-type="float" office:value="495357225" calcext:value-type="float">
            <text:p>495.357.225</text:p>
          </table:table-cell>
          <table:table-cell table:style-name="ce6" office:value-type="float" office:value="497318778" calcext:value-type="float">
            <text:p>497.318.778</text:p>
          </table:table-cell>
          <table:table-cell table:style-name="ce6" office:value-type="float" office:value="499316631" calcext:value-type="float">
            <text:p>499.316.631</text:p>
          </table:table-cell>
          <table:table-cell table:style-name="ce6" office:value-type="float" office:value="501398097" calcext:value-type="float">
            <text:p>501.398.097</text:p>
          </table:table-cell>
          <table:table-cell table:style-name="ce6" office:value-type="float" office:value="503183180" calcext:value-type="float">
            <text:p>503.183.180</text:p>
          </table:table-cell>
          <table:table-cell table:style-name="ce6" office:value-type="float" office:value="504557513" calcext:value-type="float">
            <text:p>504.557.513</text:p>
          </table:table-cell>
          <table:table-cell table:style-name="ce6" office:value-type="float" office:value="506274995" calcext:value-type="float">
            <text:p>506.274.995</text:p>
          </table:table-cell>
          <table:table-cell table:style-name="ce6" office:value-type="float" office:value="504630940" calcext:value-type="float">
            <text:p>504.630.940</text:p>
          </table:table-cell>
          <table:table-cell table:style-name="ce6" office:value-type="float" office:value="505701172" calcext:value-type="float">
            <text:p>505.701.17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Union (27 countries)</text:p>
          </table:table-cell>
          <table:table-cell table:style-name="ce6" office:value-type="float" office:value="488788121" calcext:value-type="float">
            <text:p>488.788.121</text:p>
          </table:table-cell>
          <table:table-cell table:style-name="ce6" office:value-type="float" office:value="491046364" calcext:value-type="float">
            <text:p>491.046.364</text:p>
          </table:table-cell>
          <table:table-cell table:style-name="ce6" office:value-type="float" office:value="493006291" calcext:value-type="float">
            <text:p>493.006.291</text:p>
          </table:table-cell>
          <table:table-cell table:style-name="ce6" office:value-type="float" office:value="495003101" calcext:value-type="float">
            <text:p>495.003.101</text:p>
          </table:table-cell>
          <table:table-cell table:style-name="ce6" office:value-type="float" office:value="497086130" calcext:value-type="float">
            <text:p>497.086.130</text:p>
          </table:table-cell>
          <table:table-cell table:style-name="ce6" office:value-type="float" office:value="498873384" calcext:value-type="float">
            <text:p>498.873.384</text:p>
          </table:table-cell>
          <table:table-cell table:style-name="ce6" office:value-type="float" office:value="500254666" calcext:value-type="float">
            <text:p>500.254.666</text:p>
          </table:table-cell>
          <table:table-cell table:style-name="ce6" office:value-type="float" office:value="501985138" calcext:value-type="float">
            <text:p>501.985.138</text:p>
          </table:table-cell>
          <table:table-cell table:style-name="ce6" office:value-type="float" office:value="500354956" calcext:value-type="float">
            <text:p>500.354.956</text:p>
          </table:table-cell>
          <table:table-cell table:style-name="ce6" office:value-type="float" office:value="501439032" calcext:value-type="float">
            <text:p>501.439.03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8 countries)</text:p>
          </table:table-cell>
          <table:table-cell table:style-name="ce6" office:value-type="float" office:value="323397011" calcext:value-type="float">
            <text:p>323.397.011</text:p>
          </table:table-cell>
          <table:table-cell table:style-name="ce6" office:value-type="float" office:value="325472655" calcext:value-type="float">
            <text:p>325.472.655</text:p>
          </table:table-cell>
          <table:table-cell table:style-name="ce6" office:value-type="float" office:value="327187905" calcext:value-type="float">
            <text:p>327.187.905</text:p>
          </table:table-cell>
          <table:table-cell table:style-name="ce6" office:value-type="float" office:value="328970452" calcext:value-type="float">
            <text:p>328.970.452</text:p>
          </table:table-cell>
          <table:table-cell table:style-name="ce6" office:value-type="float" office:value="330985234" calcext:value-type="float">
            <text:p>330.985.234</text:p>
          </table:table-cell>
          <table:table-cell table:style-name="ce6" office:value-type="float" office:value="332379344" calcext:value-type="float">
            <text:p>332.379.344</text:p>
          </table:table-cell>
          <table:table-cell table:style-name="ce6" office:value-type="float" office:value="333366883" calcext:value-type="float">
            <text:p>333.366.883</text:p>
          </table:table-cell>
          <table:table-cell table:style-name="ce6" office:value-type="float" office:value="334363011" calcext:value-type="float">
            <text:p>334.363.011</text:p>
          </table:table-cell>
          <table:table-cell table:style-name="ce6" office:value-type="float" office:value="332393604" calcext:value-type="float">
            <text:p>332.393.604</text:p>
          </table:table-cell>
          <table:table-cell table:style-name="ce6" office:value-type="float" office:value="333149687" calcext:value-type="float">
            <text:p>333.149.68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7 countries)</text:p>
          </table:table-cell>
          <table:table-cell table:style-name="ce6" office:value-type="float" office:value="321120491" calcext:value-type="float">
            <text:p>321.120.491</text:p>
          </table:table-cell>
          <table:table-cell table:style-name="ce6" office:value-type="float" office:value="323222931" calcext:value-type="float">
            <text:p>323.222.931</text:p>
          </table:table-cell>
          <table:table-cell table:style-name="ce6" office:value-type="float" office:value="324960031" calcext:value-type="float">
            <text:p>324.960.031</text:p>
          </table:table-cell>
          <table:table-cell table:style-name="ce6" office:value-type="float" office:value="326761612" calcext:value-type="float">
            <text:p>326.761.612</text:p>
          </table:table-cell>
          <table:table-cell table:style-name="ce6" office:value-type="float" office:value="328793424" calcext:value-type="float">
            <text:p>328.793.424</text:p>
          </table:table-cell>
          <table:table-cell table:style-name="ce6" office:value-type="float" office:value="330216510" calcext:value-type="float">
            <text:p>330.216.510</text:p>
          </table:table-cell>
          <table:table-cell table:style-name="ce6" office:value-type="float" office:value="331246379" calcext:value-type="float">
            <text:p>331.246.379</text:p>
          </table:table-cell>
          <table:table-cell table:style-name="ce6" office:value-type="float" office:value="332288406" calcext:value-type="float">
            <text:p>332.288.406</text:p>
          </table:table-cell>
          <table:table-cell table:style-name="ce6" office:value-type="float" office:value="330348791" calcext:value-type="float">
            <text:p>330.348.791</text:p>
          </table:table-cell>
          <table:table-cell table:style-name="ce6" office:value-type="float" office:value="331125862" calcext:value-type="float">
            <text:p>331.125.86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6 countries)</text:p>
          </table:table-cell>
          <table:table-cell table:style-name="ce6" office:value-type="float" office:value="319762040" calcext:value-type="float">
            <text:p>319.762.040</text:p>
          </table:table-cell>
          <table:table-cell table:style-name="ce6" office:value-type="float" office:value="321869077" calcext:value-type="float">
            <text:p>321.869.077</text:p>
          </table:table-cell>
          <table:table-cell table:style-name="ce6" office:value-type="float" office:value="323611423" calcext:value-type="float">
            <text:p>323.611.423</text:p>
          </table:table-cell>
          <table:table-cell table:style-name="ce6" office:value-type="float" office:value="325418151" calcext:value-type="float">
            <text:p>325.418.151</text:p>
          </table:table-cell>
          <table:table-cell table:style-name="ce6" office:value-type="float" office:value="327452225" calcext:value-type="float">
            <text:p>327.452.225</text:p>
          </table:table-cell>
          <table:table-cell table:style-name="ce6" office:value-type="float" office:value="328877181" calcext:value-type="float">
            <text:p>328.877.181</text:p>
          </table:table-cell>
          <table:table-cell table:style-name="ce6" office:value-type="float" office:value="329908713" calcext:value-type="float">
            <text:p>329.908.713</text:p>
          </table:table-cell>
          <table:table-cell table:style-name="ce6" office:value-type="float" office:value="330952299" calcext:value-type="float">
            <text:p>330.952.299</text:p>
          </table:table-cell>
          <table:table-cell table:style-name="ce6" office:value-type="float" office:value="329015003" calcext:value-type="float">
            <text:p>329.015.003</text:p>
          </table:table-cell>
          <table:table-cell table:style-name="ce6" office:value-type="float" office:value="329801048" calcext:value-type="float">
            <text:p>329.801.04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elgium</text:p>
          </table:table-cell>
          <table:table-cell table:style-name="ce6" office:value-type="float" office:value="10396421" calcext:value-type="float">
            <text:p>10.396.421</text:p>
          </table:table-cell>
          <table:table-cell table:style-name="ce6" office:value-type="float" office:value="10445852" calcext:value-type="float">
            <text:p>10.445.852</text:p>
          </table:table-cell>
          <table:table-cell table:style-name="ce6" office:value-type="float" office:value="10511382" calcext:value-type="float">
            <text:p>10.511.382</text:p>
          </table:table-cell>
          <table:table-cell table:style-name="ce6" office:value-type="float" office:value="10584534" calcext:value-type="float">
            <text:p>10.584.534</text:p>
          </table:table-cell>
          <table:table-cell table:style-name="ce6" office:value-type="float" office:value="10666866" calcext:value-type="float">
            <text:p>10.666.866</text:p>
          </table:table-cell>
          <table:table-cell table:style-name="ce6" office:value-type="float" office:value="10753080" calcext:value-type="float">
            <text:p>10.753.080</text:p>
          </table:table-cell>
          <table:table-cell table:style-name="ce6" office:value-type="float" office:value="10839905" calcext:value-type="float">
            <text:p>10.839.905</text:p>
          </table:table-cell>
          <table:table-cell table:style-name="ce6" office:value-type="float" office:value="11000638" calcext:value-type="float">
            <text:p>11.000.638</text:p>
          </table:table-cell>
          <table:table-cell table:style-name="ce6" office:value-type="float" office:value="11094850" calcext:value-type="float">
            <text:p>11.094.850</text:p>
          </table:table-cell>
          <table:table-cell table:style-name="ce6" office:value-type="float" office:value="11161642" calcext:value-type="float">
            <text:p>11.161.64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ulgaria</text:p>
          </table:table-cell>
          <table:table-cell table:style-name="ce6" office:value-type="float" office:value="7801273" calcext:value-type="float">
            <text:p>7.801.273</text:p>
          </table:table-cell>
          <table:table-cell table:style-name="ce6" office:value-type="float" office:value="7761049" calcext:value-type="float">
            <text:p>7.761.049</text:p>
          </table:table-cell>
          <table:table-cell table:style-name="ce6" office:value-type="float" office:value="7718750" calcext:value-type="float">
            <text:p>7.718.750</text:p>
          </table:table-cell>
          <table:table-cell table:style-name="ce6" office:value-type="float" office:value="7572673" calcext:value-type="float">
            <text:p>7.572.673</text:p>
          </table:table-cell>
          <table:table-cell table:style-name="ce6" office:value-type="float" office:value="7518002" calcext:value-type="float">
            <text:p>7.518.002</text:p>
          </table:table-cell>
          <table:table-cell table:style-name="ce6" office:value-type="float" office:value="7467119" calcext:value-type="float">
            <text:p>7.467.119</text:p>
          </table:table-cell>
          <table:table-cell table:style-name="ce6" office:value-type="float" office:value="7421766" calcext:value-type="float">
            <text:p>7.421.766</text:p>
          </table:table-cell>
          <table:table-cell table:style-name="ce6" office:value-type="float" office:value="7369431" calcext:value-type="float">
            <text:p>7.369.431</text:p>
          </table:table-cell>
          <table:table-cell table:style-name="ce6" office:value-type="float" office:value="7327224" calcext:value-type="float">
            <text:p>7.327.224</text:p>
          </table:table-cell>
          <table:table-cell table:style-name="ce6" office:value-type="float" office:value="7284552" calcext:value-type="float">
            <text:p>7.284.55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zech Republic</text:p>
          </table:table-cell>
          <table:table-cell table:style-name="ce6" office:value-type="float" office:value="10195347" calcext:value-type="float">
            <text:p>10.195.347</text:p>
          </table:table-cell>
          <table:table-cell table:style-name="ce6" office:value-type="float" office:value="10198855" calcext:value-type="float">
            <text:p>10.198.855</text:p>
          </table:table-cell>
          <table:table-cell table:style-name="ce6" office:value-type="float" office:value="10223577" calcext:value-type="float">
            <text:p>10.223.577</text:p>
          </table:table-cell>
          <table:table-cell table:style-name="ce6" office:value-type="float" office:value="10254233" calcext:value-type="float">
            <text:p>10.254.233</text:p>
          </table:table-cell>
          <table:table-cell table:style-name="ce6" office:value-type="float" office:value="10343422" calcext:value-type="float">
            <text:p>10.343.422</text:p>
          </table:table-cell>
          <table:table-cell table:style-name="ce6" office:value-type="float" office:value="10425783" calcext:value-type="float">
            <text:p>10.425.783</text:p>
          </table:table-cell>
          <table:table-cell table:style-name="ce6" office:value-type="float" office:value="10462088" calcext:value-type="float">
            <text:p>10.462.088</text:p>
          </table:table-cell>
          <table:table-cell table:style-name="ce6" office:value-type="float" office:value="10486731" calcext:value-type="float">
            <text:p>10.486.731</text:p>
          </table:table-cell>
          <table:table-cell table:style-name="ce6" office:value-type="float" office:value="10505445" calcext:value-type="float">
            <text:p>10.505.445</text:p>
          </table:table-cell>
          <table:table-cell table:style-name="ce6" office:value-type="float" office:value="10516125" calcext:value-type="float">
            <text:p>10.516.12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6" office:value-type="float" office:value="5397640" calcext:value-type="float">
            <text:p>5.397.640</text:p>
          </table:table-cell>
          <table:table-cell table:style-name="ce6" office:value-type="float" office:value="5411405" calcext:value-type="float">
            <text:p>5.411.405</text:p>
          </table:table-cell>
          <table:table-cell table:style-name="ce6" office:value-type="float" office:value="5427459" calcext:value-type="float">
            <text:p>5.427.459</text:p>
          </table:table-cell>
          <table:table-cell table:style-name="ce6" office:value-type="float" office:value="5447084" calcext:value-type="float">
            <text:p>5.447.084</text:p>
          </table:table-cell>
          <table:table-cell table:style-name="ce6" office:value-type="float" office:value="5475791" calcext:value-type="float">
            <text:p>5.475.791</text:p>
          </table:table-cell>
          <table:table-cell table:style-name="ce6" office:value-type="float" office:value="5511451" calcext:value-type="float">
            <text:p>5.511.451</text:p>
          </table:table-cell>
          <table:table-cell table:style-name="ce6" office:value-type="float" office:value="5534738" calcext:value-type="float">
            <text:p>5.534.738</text:p>
          </table:table-cell>
          <table:table-cell table:style-name="ce6" office:value-type="float" office:value="5560628" calcext:value-type="float">
            <text:p>5.560.628</text:p>
          </table:table-cell>
          <table:table-cell table:style-name="ce6" office:value-type="float" office:value="5580516" calcext:value-type="float">
            <text:p>5.580.516</text:p>
          </table:table-cell>
          <table:table-cell table:style-name="ce6" office:value-type="float" office:value="5602628" calcext:value-type="float">
            <text:p>5.602.62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ermany (until 1990 former territory of the FRG)</text:p>
          </table:table-cell>
          <table:table-cell table:style-name="ce6" office:value-type="float" office:value="82531671" calcext:value-type="float">
            <text:p>82.531.671</text:p>
          </table:table-cell>
          <table:table-cell table:style-name="ce6" office:value-type="float" office:value="82500849" calcext:value-type="float">
            <text:p>82.500.849</text:p>
          </table:table-cell>
          <table:table-cell table:style-name="ce6" office:value-type="float" office:value="82437995" calcext:value-type="float">
            <text:p>82.437.995</text:p>
          </table:table-cell>
          <table:table-cell table:style-name="ce6" office:value-type="float" office:value="82314906" calcext:value-type="float">
            <text:p>82.314.906</text:p>
          </table:table-cell>
          <table:table-cell table:style-name="ce6" office:value-type="float" office:value="82217837" calcext:value-type="float">
            <text:p>82.217.837</text:p>
          </table:table-cell>
          <table:table-cell table:style-name="ce6" office:value-type="float" office:value="82002356" calcext:value-type="float">
            <text:p>82.002.356</text:p>
          </table:table-cell>
          <table:table-cell table:style-name="ce6" office:value-type="float" office:value="81802257" calcext:value-type="float">
            <text:p>81.802.257</text:p>
          </table:table-cell>
          <table:table-cell table:style-name="ce6" office:value-type="float" office:value="81751602" calcext:value-type="float">
            <text:p>81.751.602</text:p>
          </table:table-cell>
          <table:table-cell table:style-name="ce6" office:value-type="float" office:value="80327900" calcext:value-type="float">
            <text:p>80.327.900</text:p>
          </table:table-cell>
          <table:table-cell table:style-name="ce6" office:value-type="float" office:value="80523746" calcext:value-type="float">
            <text:p>80.523.746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Germany (including former GDR)</text:p>
          </table:table-cell>
          <table:table-cell table:style-name="ce7" office:value-type="float" office:value="82531671" calcext:value-type="float">
            <text:p>82.531.671</text:p>
          </table:table-cell>
          <table:table-cell table:style-name="ce7" office:value-type="float" office:value="82500849" calcext:value-type="float">
            <text:p>82.500.849</text:p>
          </table:table-cell>
          <table:table-cell table:style-name="ce7" office:value-type="float" office:value="82437995" calcext:value-type="float">
            <text:p>82.437.995</text:p>
          </table:table-cell>
          <table:table-cell table:style-name="ce7" office:value-type="float" office:value="82314906" calcext:value-type="float">
            <text:p>82.314.906</text:p>
          </table:table-cell>
          <table:table-cell table:style-name="ce7" office:value-type="float" office:value="82217837" calcext:value-type="float">
            <text:p>82.217.837</text:p>
          </table:table-cell>
          <table:table-cell table:style-name="ce7" office:value-type="float" office:value="82002356" calcext:value-type="float">
            <text:p>82.002.356</text:p>
          </table:table-cell>
          <table:table-cell table:style-name="ce7" office:value-type="float" office:value="81802257" calcext:value-type="float">
            <text:p>81.802.257</text:p>
          </table:table-cell>
          <table:table-cell table:style-name="ce7" office:value-type="float" office:value="81751602" calcext:value-type="float">
            <text:p>81.751.602</text:p>
          </table:table-cell>
          <table:table-cell table:style-name="ce7" office:value-type="float" office:value="80327900" calcext:value-type="float">
            <text:p>80.327.900</text:p>
          </table:table-cell>
          <table:table-cell table:style-name="ce7" office:value-type="float" office:value="80523746" calcext:value-type="float">
            <text:p>80.523.746</text:p>
          </table:table-cell>
          <table:table-cell table:style-name="ce10" table:number-columns-repeated="1013"/>
        </table:table-row>
        <table:table-row table:style-name="ro3">
          <table:table-cell table:style-name="ce4" office:value-type="string" calcext:value-type="string">
            <text:p>Estonia</text:p>
          </table:table-cell>
          <table:table-cell table:style-name="ce7" office:value-type="float" office:value="1358451" calcext:value-type="float">
            <text:p>1.358.451</text:p>
          </table:table-cell>
          <table:table-cell table:style-name="ce7" office:value-type="float" office:value="1353854" calcext:value-type="float">
            <text:p>1.353.854</text:p>
          </table:table-cell>
          <table:table-cell table:style-name="ce7" office:value-type="float" office:value="1348608" calcext:value-type="float">
            <text:p>1.348.608</text:p>
          </table:table-cell>
          <table:table-cell table:style-name="ce7" office:value-type="float" office:value="1343461" calcext:value-type="float">
            <text:p>1.343.461</text:p>
          </table:table-cell>
          <table:table-cell table:style-name="ce7" office:value-type="float" office:value="1341199" calcext:value-type="float">
            <text:p>1.341.199</text:p>
          </table:table-cell>
          <table:table-cell table:style-name="ce7" office:value-type="float" office:value="1339329" calcext:value-type="float">
            <text:p>1.339.329</text:p>
          </table:table-cell>
          <table:table-cell table:style-name="ce7" office:value-type="float" office:value="1337666" calcext:value-type="float">
            <text:p>1.337.666</text:p>
          </table:table-cell>
          <table:table-cell table:style-name="ce7" office:value-type="float" office:value="1336107" calcext:value-type="float">
            <text:p>1.336.107</text:p>
          </table:table-cell>
          <table:table-cell table:style-name="ce7" office:value-type="float" office:value="1333788" calcext:value-type="float">
            <text:p>1.333.788</text:p>
          </table:table-cell>
          <table:table-cell table:style-name="ce7" office:value-type="float" office:value="1324814" calcext:value-type="float">
            <text:p>1.324.814</text:p>
          </table:table-cell>
          <table:table-cell table:style-name="ce10" table:number-columns-repeated="1013"/>
        </table:table-row>
        <table:table-row table:style-name="ro1">
          <table:table-cell table:style-name="ce3" office:value-type="string" calcext:value-type="string">
            <text:p>Ireland</text:p>
          </table:table-cell>
          <table:table-cell table:style-name="ce6" office:value-type="float" office:value="4028851" calcext:value-type="float">
            <text:p>4.028.851</text:p>
          </table:table-cell>
          <table:table-cell table:style-name="ce6" office:value-type="float" office:value="4111672" calcext:value-type="float">
            <text:p>4.111.672</text:p>
          </table:table-cell>
          <table:table-cell table:style-name="ce6" office:value-type="float" office:value="4208156" calcext:value-type="float">
            <text:p>4.208.156</text:p>
          </table:table-cell>
          <table:table-cell table:style-name="ce6" office:value-type="float" office:value="4340118" calcext:value-type="float">
            <text:p>4.340.118</text:p>
          </table:table-cell>
          <table:table-cell table:style-name="ce6" office:value-type="float" office:value="4457765" calcext:value-type="float">
            <text:p>4.457.765</text:p>
          </table:table-cell>
          <table:table-cell table:style-name="ce6" office:value-type="float" office:value="4450030" calcext:value-type="float">
            <text:p>4.450.030</text:p>
          </table:table-cell>
          <table:table-cell table:style-name="ce6" office:value-type="float" office:value="4549428" calcext:value-type="float">
            <text:p>4.549.428</text:p>
          </table:table-cell>
          <table:table-cell table:style-name="ce6" office:value-type="float" office:value="4570881" calcext:value-type="float">
            <text:p>4.570.881</text:p>
          </table:table-cell>
          <table:table-cell table:style-name="ce6" office:value-type="float" office:value="4582707" calcext:value-type="float">
            <text:p>4.582.707</text:p>
          </table:table-cell>
          <table:table-cell table:style-name="ce6" office:value-type="float" office:value="4591087" calcext:value-type="float">
            <text:p>4.591.08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reece</text:p>
          </table:table-cell>
          <table:table-cell table:style-name="ce6" office:value-type="float" office:value="11037745" calcext:value-type="float">
            <text:p>11.037.745</text:p>
          </table:table-cell>
          <table:table-cell table:style-name="ce6" office:value-type="float" office:value="11073713" calcext:value-type="float">
            <text:p>11.073.713</text:p>
          </table:table-cell>
          <table:table-cell table:style-name="ce6" office:value-type="float" office:value="11112113" calcext:value-type="float">
            <text:p>11.112.113</text:p>
          </table:table-cell>
          <table:table-cell table:style-name="ce6" office:value-type="float" office:value="11143780" calcext:value-type="float">
            <text:p>11.143.780</text:p>
          </table:table-cell>
          <table:table-cell table:style-name="ce6" office:value-type="float" office:value="11182224" calcext:value-type="float">
            <text:p>11.182.224</text:p>
          </table:table-cell>
          <table:table-cell table:style-name="ce6" office:value-type="float" office:value="11190654" calcext:value-type="float">
            <text:p>11.190.654</text:p>
          </table:table-cell>
          <table:table-cell table:style-name="ce6" office:value-type="float" office:value="11183516" calcext:value-type="float">
            <text:p>11.183.516</text:p>
          </table:table-cell>
          <table:table-cell table:style-name="ce6" office:value-type="float" office:value="11123392" calcext:value-type="float">
            <text:p>11.123.392</text:p>
          </table:table-cell>
          <table:table-cell table:style-name="ce6" office:value-type="float" office:value="11123034" calcext:value-type="float">
            <text:p>11.123.034</text:p>
          </table:table-cell>
          <table:table-cell table:style-name="ce6" office:value-type="float" office:value="11062508" calcext:value-type="float">
            <text:p>11.062.5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pain</text:p>
          </table:table-cell>
          <table:table-cell table:style-name="ce6" office:value-type="float" office:value="42547451" calcext:value-type="float">
            <text:p>42.547.451</text:p>
          </table:table-cell>
          <table:table-cell table:style-name="ce6" office:value-type="float" office:value="43296338" calcext:value-type="float">
            <text:p>43.296.338</text:p>
          </table:table-cell>
          <table:table-cell table:style-name="ce6" office:value-type="float" office:value="44009971" calcext:value-type="float">
            <text:p>44.009.971</text:p>
          </table:table-cell>
          <table:table-cell table:style-name="ce6" office:value-type="float" office:value="44784666" calcext:value-type="float">
            <text:p>44.784.666</text:p>
          </table:table-cell>
          <table:table-cell table:style-name="ce6" office:value-type="float" office:value="45668939" calcext:value-type="float">
            <text:p>45.668.939</text:p>
          </table:table-cell>
          <table:table-cell table:style-name="ce6" office:value-type="float" office:value="46239273" calcext:value-type="float">
            <text:p>46.239.273</text:p>
          </table:table-cell>
          <table:table-cell table:style-name="ce6" office:value-type="float" office:value="46486619" calcext:value-type="float">
            <text:p>46.486.619</text:p>
          </table:table-cell>
          <table:table-cell table:style-name="ce6" office:value-type="float" office:value="46667174" calcext:value-type="float">
            <text:p>46.667.174</text:p>
          </table:table-cell>
          <table:table-cell table:style-name="ce6" office:value-type="float" office:value="46818219" calcext:value-type="float">
            <text:p>46.818.219</text:p>
          </table:table-cell>
          <table:table-cell table:style-name="ce6" office:value-type="float" office:value="46704308" calcext:value-type="float">
            <text:p>46.704.308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France</text:p>
          </table:table-cell>
          <table:table-cell table:style-name="ce7" office:value-type="float" office:value="62292241" calcext:value-type="float">
            <text:p>62.292.241</text:p>
          </table:table-cell>
          <table:table-cell table:style-name="ce7" office:value-type="float" office:value="62772870" calcext:value-type="float">
            <text:p>62.772.870</text:p>
          </table:table-cell>
          <table:table-cell table:style-name="ce7" office:value-type="float" office:value="63229635" calcext:value-type="float">
            <text:p>63.229.635</text:p>
          </table:table-cell>
          <table:table-cell table:style-name="ce7" office:value-type="float" office:value="63645065" calcext:value-type="float">
            <text:p>63.645.065</text:p>
          </table:table-cell>
          <table:table-cell table:style-name="ce7" office:value-type="float" office:value="64007193" calcext:value-type="float">
            <text:p>64.007.193</text:p>
          </table:table-cell>
          <table:table-cell table:style-name="ce7" office:value-type="float" office:value="64350226" calcext:value-type="float">
            <text:p>64.350.226</text:p>
          </table:table-cell>
          <table:table-cell table:style-name="ce7" office:value-type="float" office:value="64658856" calcext:value-type="float">
            <text:p>64.658.856</text:p>
          </table:table-cell>
          <table:table-cell table:style-name="ce7" office:value-type="float" office:value="64994907" calcext:value-type="float">
            <text:p>64.994.907</text:p>
          </table:table-cell>
          <table:table-cell table:style-name="ce7" office:value-type="float" office:value="65327724" calcext:value-type="float">
            <text:p>65.327.724</text:p>
          </table:table-cell>
          <table:table-cell table:style-name="ce7" office:value-type="float" office:value="65633194" calcext:value-type="float">
            <text:p>65.633.194</text:p>
          </table:table-cell>
          <table:table-cell table:style-name="ce10" table:number-columns-repeated="1013"/>
        </table:table-row>
        <table:table-row table:style-name="ro1">
          <table:table-cell table:style-name="ce3" office:value-type="string" calcext:value-type="string">
            <text:p>France (metropolitan)</text:p>
          </table:table-cell>
          <table:table-cell table:style-name="ce6" office:value-type="float" office:value="60505421" calcext:value-type="float">
            <text:p>60.505.421</text:p>
          </table:table-cell>
          <table:table-cell table:style-name="ce6" office:value-type="float" office:value="60963264" calcext:value-type="float">
            <text:p>60.963.264</text:p>
          </table:table-cell>
          <table:table-cell table:style-name="ce6" office:value-type="float" office:value="61399733" calcext:value-type="float">
            <text:p>61.399.733</text:p>
          </table:table-cell>
          <table:table-cell table:style-name="ce6" office:value-type="float" office:value="61795238" calcext:value-type="float">
            <text:p>61.795.238</text:p>
          </table:table-cell>
          <table:table-cell table:style-name="ce6" office:value-type="float" office:value="62134866" calcext:value-type="float">
            <text:p>62.134.866</text:p>
          </table:table-cell>
          <table:table-cell table:style-name="ce6" office:value-type="float" office:value="62465709" calcext:value-type="float">
            <text:p>62.465.709</text:p>
          </table:table-cell>
          <table:table-cell table:style-name="ce6" office:value-type="float" office:value="62765235" calcext:value-type="float">
            <text:p>62.765.235</text:p>
          </table:table-cell>
          <table:table-cell table:style-name="ce6" office:value-type="float" office:value="63088990" calcext:value-type="float">
            <text:p>63.088.990</text:p>
          </table:table-cell>
          <table:table-cell table:style-name="ce6" office:value-type="float" office:value="63409191" calcext:value-type="float">
            <text:p>63.409.191</text:p>
          </table:table-cell>
          <table:table-cell table:style-name="ce6" office:value-type="float" office:value="63703191" calcext:value-type="float">
            <text:p>63.703.19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roatia</text:p>
          </table:table-cell>
          <table:table-cell table:style-name="ce6" office:value-type="float" office:value="4305725" calcext:value-type="float">
            <text:p>4.305.725</text:p>
          </table:table-cell>
          <table:table-cell table:style-name="ce6" office:value-type="float" office:value="4310861" calcext:value-type="float">
            <text:p>4.310.861</text:p>
          </table:table-cell>
          <table:table-cell table:style-name="ce6" office:value-type="float" office:value="4312487" calcext:value-type="float">
            <text:p>4.312.487</text:p>
          </table:table-cell>
          <table:table-cell table:style-name="ce6" office:value-type="float" office:value="4313530" calcext:value-type="float">
            <text:p>4.313.530</text:p>
          </table:table-cell>
          <table:table-cell table:style-name="ce6" office:value-type="float" office:value="4311967" calcext:value-type="float">
            <text:p>4.311.967</text:p>
          </table:table-cell>
          <table:table-cell table:style-name="ce6" office:value-type="float" office:value="4309796" calcext:value-type="float">
            <text:p>4.309.796</text:p>
          </table:table-cell>
          <table:table-cell table:style-name="ce6" office:value-type="float" office:value="4302847" calcext:value-type="float">
            <text:p>4.302.847</text:p>
          </table:table-cell>
          <table:table-cell table:style-name="ce6" office:value-type="float" office:value="4289857" calcext:value-type="float">
            <text:p>4.289.857</text:p>
          </table:table-cell>
          <table:table-cell table:style-name="ce6" office:value-type="float" office:value="4275984" calcext:value-type="float">
            <text:p>4.275.984</text:p>
          </table:table-cell>
          <table:table-cell table:style-name="ce6" office:value-type="float" office:value="4262140" calcext:value-type="float">
            <text:p>4.262.14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6" office:value-type="float" office:value="57888245" calcext:value-type="float">
            <text:p>57.888.245</text:p>
          </table:table-cell>
          <table:table-cell table:style-name="ce6" office:value-type="float" office:value="58462375" calcext:value-type="float">
            <text:p>58.462.375</text:p>
          </table:table-cell>
          <table:table-cell table:style-name="ce6" office:value-type="float" office:value="58751711" calcext:value-type="float">
            <text:p>58.751.711</text:p>
          </table:table-cell>
          <table:table-cell table:style-name="ce6" office:value-type="float" office:value="59131287" calcext:value-type="float">
            <text:p>59.131.287</text:p>
          </table:table-cell>
          <table:table-cell table:style-name="ce6" office:value-type="float" office:value="59619290" calcext:value-type="float">
            <text:p>59.619.290</text:p>
          </table:table-cell>
          <table:table-cell table:style-name="ce6" office:value-type="float" office:value="60045068" calcext:value-type="float">
            <text:p>60.045.068</text:p>
          </table:table-cell>
          <table:table-cell table:style-name="ce6" office:value-type="float" office:value="60340328" calcext:value-type="float">
            <text:p>60.340.328</text:p>
          </table:table-cell>
          <table:table-cell table:style-name="ce6" office:value-type="float" office:value="60626442" calcext:value-type="float">
            <text:p>60.626.442</text:p>
          </table:table-cell>
          <table:table-cell table:style-name="ce6" office:value-type="float" office:value="59394207" calcext:value-type="float">
            <text:p>59.394.207</text:p>
          </table:table-cell>
          <table:table-cell table:style-name="ce6" office:value-type="float" office:value="59685227" calcext:value-type="float">
            <text:p>59.685.22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yprus</text:p>
          </table:table-cell>
          <table:table-cell table:style-name="ce6" office:value-type="float" office:value="722893" calcext:value-type="float">
            <text:p>722.893</text:p>
          </table:table-cell>
          <table:table-cell table:style-name="ce6" office:value-type="float" office:value="733067" calcext:value-type="float">
            <text:p>733.067</text:p>
          </table:table-cell>
          <table:table-cell table:style-name="ce6" office:value-type="float" office:value="744013" calcext:value-type="float">
            <text:p>744.013</text:p>
          </table:table-cell>
          <table:table-cell table:style-name="ce6" office:value-type="float" office:value="757916" calcext:value-type="float">
            <text:p>757.916</text:p>
          </table:table-cell>
          <table:table-cell table:style-name="ce6" office:value-type="float" office:value="776333" calcext:value-type="float">
            <text:p>776.333</text:p>
          </table:table-cell>
          <table:table-cell table:style-name="ce6" office:value-type="float" office:value="796930" calcext:value-type="float">
            <text:p>796.930</text:p>
          </table:table-cell>
          <table:table-cell table:style-name="ce6" office:value-type="float" office:value="819140" calcext:value-type="float">
            <text:p>819.140</text:p>
          </table:table-cell>
          <table:table-cell table:style-name="ce6" office:value-type="float" office:value="839751" calcext:value-type="float">
            <text:p>839.751</text:p>
          </table:table-cell>
          <table:table-cell table:style-name="ce6" office:value-type="float" office:value="862011" calcext:value-type="float">
            <text:p>862.011</text:p>
          </table:table-cell>
          <table:table-cell table:style-name="ce6" office:value-type="float" office:value="865878" calcext:value-type="float">
            <text:p>865.878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Latvia</text:p>
          </table:table-cell>
          <table:table-cell table:style-name="ce7" office:value-type="float" office:value="2276520" calcext:value-type="float">
            <text:p>2.276.520</text:p>
          </table:table-cell>
          <table:table-cell table:style-name="ce7" office:value-type="float" office:value="2249724" calcext:value-type="float">
            <text:p>2.249.724</text:p>
          </table:table-cell>
          <table:table-cell table:style-name="ce7" office:value-type="float" office:value="2227874" calcext:value-type="float">
            <text:p>2.227.874</text:p>
          </table:table-cell>
          <table:table-cell table:style-name="ce7" office:value-type="float" office:value="2208840" calcext:value-type="float">
            <text:p>2.208.840</text:p>
          </table:table-cell>
          <table:table-cell table:style-name="ce7" office:value-type="float" office:value="2191810" calcext:value-type="float">
            <text:p>2.191.810</text:p>
          </table:table-cell>
          <table:table-cell table:style-name="ce7" office:value-type="float" office:value="2162834" calcext:value-type="float">
            <text:p>2.162.834</text:p>
          </table:table-cell>
          <table:table-cell table:style-name="ce7" office:value-type="float" office:value="2120504" calcext:value-type="float">
            <text:p>2.120.504</text:p>
          </table:table-cell>
          <table:table-cell table:style-name="ce7" office:value-type="float" office:value="2074605" calcext:value-type="float">
            <text:p>2.074.605</text:p>
          </table:table-cell>
          <table:table-cell table:style-name="ce7" office:value-type="float" office:value="2044813" calcext:value-type="float">
            <text:p>2.044.813</text:p>
          </table:table-cell>
          <table:table-cell table:style-name="ce7" office:value-type="float" office:value="2023825" calcext:value-type="float">
            <text:p>2.023.825</text:p>
          </table:table-cell>
          <table:table-cell table:style-name="ce10" table:number-columns-repeated="1013"/>
        </table:table-row>
        <table:table-row table:style-name="ro2">
          <table:table-cell table:style-name="ce4" office:value-type="string" calcext:value-type="string">
            <text:p>Lithuania</text:p>
          </table:table-cell>
          <table:table-cell table:style-name="ce7" office:value-type="float" office:value="3398929" calcext:value-type="float">
            <text:p>3.398.929</text:p>
          </table:table-cell>
          <table:table-cell table:style-name="ce7" office:value-type="float" office:value="3355220" calcext:value-type="float">
            <text:p>3.355.220</text:p>
          </table:table-cell>
          <table:table-cell table:style-name="ce7" office:value-type="float" office:value="3289835" calcext:value-type="float">
            <text:p>3.289.835</text:p>
          </table:table-cell>
          <table:table-cell table:style-name="ce7" office:value-type="float" office:value="3249983" calcext:value-type="float">
            <text:p>3.249.983</text:p>
          </table:table-cell>
          <table:table-cell table:style-name="ce7" office:value-type="float" office:value="3212605" calcext:value-type="float">
            <text:p>3.212.605</text:p>
          </table:table-cell>
          <table:table-cell table:style-name="ce7" office:value-type="float" office:value="3183856" calcext:value-type="float">
            <text:p>3.183.856</text:p>
          </table:table-cell>
          <table:table-cell table:style-name="ce7" office:value-type="float" office:value="3141976" calcext:value-type="float">
            <text:p>3.141.976</text:p>
          </table:table-cell>
          <table:table-cell table:style-name="ce7" office:value-type="float" office:value="3052588" calcext:value-type="float">
            <text:p>3.052.588</text:p>
          </table:table-cell>
          <table:table-cell table:style-name="ce7" office:value-type="float" office:value="3003641" calcext:value-type="float">
            <text:p>3.003.641</text:p>
          </table:table-cell>
          <table:table-cell table:style-name="ce7" office:value-type="float" office:value="2971905" calcext:value-type="float">
            <text:p>2.971.905</text:p>
          </table:table-cell>
          <table:table-cell table:style-name="ce10" table:number-columns-repeated="1013"/>
        </table:table-row>
        <table:table-row table:style-name="ro1">
          <table:table-cell table:style-name="ce3" office:value-type="string" calcext:value-type="string">
            <text:p>Luxembourg</text:p>
          </table:table-cell>
          <table:table-cell table:style-name="ce6" office:value-type="float" office:value="454960" calcext:value-type="float">
            <text:p>454.960</text:p>
          </table:table-cell>
          <table:table-cell table:style-name="ce6" office:value-type="float" office:value="461230" calcext:value-type="float">
            <text:p>461.230</text:p>
          </table:table-cell>
          <table:table-cell table:style-name="ce6" office:value-type="float" office:value="469086" calcext:value-type="float">
            <text:p>469.086</text:p>
          </table:table-cell>
          <table:table-cell table:style-name="ce6" office:value-type="float" office:value="476187" calcext:value-type="float">
            <text:p>476.187</text:p>
          </table:table-cell>
          <table:table-cell table:style-name="ce6" office:value-type="float" office:value="483799" calcext:value-type="float">
            <text:p>483.799</text:p>
          </table:table-cell>
          <table:table-cell table:style-name="ce6" office:value-type="float" office:value="493500" calcext:value-type="float">
            <text:p>493.500</text:p>
          </table:table-cell>
          <table:table-cell table:style-name="ce6" office:value-type="float" office:value="502066" calcext:value-type="float">
            <text:p>502.066</text:p>
          </table:table-cell>
          <table:table-cell table:style-name="ce6" office:value-type="float" office:value="511840" calcext:value-type="float">
            <text:p>511.840</text:p>
          </table:table-cell>
          <table:table-cell table:style-name="ce6" office:value-type="float" office:value="524853" calcext:value-type="float">
            <text:p>524.853</text:p>
          </table:table-cell>
          <table:table-cell table:style-name="ce6" office:value-type="float" office:value="537039" calcext:value-type="float">
            <text:p>537.03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Hungary</text:p>
          </table:table-cell>
          <table:table-cell table:style-name="ce6" office:value-type="float" office:value="10116742" calcext:value-type="float">
            <text:p>10.116.742</text:p>
          </table:table-cell>
          <table:table-cell table:style-name="ce6" office:value-type="float" office:value="10097549" calcext:value-type="float">
            <text:p>10.097.549</text:p>
          </table:table-cell>
          <table:table-cell table:style-name="ce6" office:value-type="float" office:value="10076581" calcext:value-type="float">
            <text:p>10.076.581</text:p>
          </table:table-cell>
          <table:table-cell table:style-name="ce6" office:value-type="float" office:value="10066158" calcext:value-type="float">
            <text:p>10.066.158</text:p>
          </table:table-cell>
          <table:table-cell table:style-name="ce6" office:value-type="float" office:value="10045401" calcext:value-type="float">
            <text:p>10.045.401</text:p>
          </table:table-cell>
          <table:table-cell table:style-name="ce6" office:value-type="float" office:value="10030975" calcext:value-type="float">
            <text:p>10.030.975</text:p>
          </table:table-cell>
          <table:table-cell table:style-name="ce6" office:value-type="float" office:value="10014324" calcext:value-type="float">
            <text:p>10.014.324</text:p>
          </table:table-cell>
          <table:table-cell table:style-name="ce6" office:value-type="float" office:value="9985722" calcext:value-type="float">
            <text:p>9.985.722</text:p>
          </table:table-cell>
          <table:table-cell table:style-name="ce6" office:value-type="float" office:value="9931925" calcext:value-type="float">
            <text:p>9.931.925</text:p>
          </table:table-cell>
          <table:table-cell table:style-name="ce6" office:value-type="float" office:value="9908798" calcext:value-type="float">
            <text:p>9.908.798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alta</text:p>
          </table:table-cell>
          <table:table-cell table:style-name="ce6" office:value-type="float" office:value="399867" calcext:value-type="float">
            <text:p>399.867</text:p>
          </table:table-cell>
          <table:table-cell table:style-name="ce6" office:value-type="float" office:value="402668" calcext:value-type="float">
            <text:p>402.668</text:p>
          </table:table-cell>
          <table:table-cell table:style-name="ce6" office:value-type="float" office:value="404999" calcext:value-type="float">
            <text:p>404.999</text:p>
          </table:table-cell>
          <table:table-cell table:style-name="ce6" office:value-type="float" office:value="405616" calcext:value-type="float">
            <text:p>405.616</text:p>
          </table:table-cell>
          <table:table-cell table:style-name="ce6" office:value-type="float" office:value="407832" calcext:value-type="float">
            <text:p>407.832</text:p>
          </table:table-cell>
          <table:table-cell table:style-name="ce6" office:value-type="float" office:value="410926" calcext:value-type="float">
            <text:p>410.926</text:p>
          </table:table-cell>
          <table:table-cell table:style-name="ce6" office:value-type="float" office:value="414027" calcext:value-type="float">
            <text:p>414.027</text:p>
          </table:table-cell>
          <table:table-cell table:style-name="ce6" office:value-type="float" office:value="414989" calcext:value-type="float">
            <text:p>414.989</text:p>
          </table:table-cell>
          <table:table-cell table:style-name="ce6" office:value-type="float" office:value="417546" calcext:value-type="float">
            <text:p>417.546</text:p>
          </table:table-cell>
          <table:table-cell table:style-name="ce6" office:value-type="float" office:value="421364" calcext:value-type="float">
            <text:p>421.36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6" office:value-type="float" office:value="16258032" calcext:value-type="float">
            <text:p>16.258.032</text:p>
          </table:table-cell>
          <table:table-cell table:style-name="ce6" office:value-type="float" office:value="16305526" calcext:value-type="float">
            <text:p>16.305.526</text:p>
          </table:table-cell>
          <table:table-cell table:style-name="ce6" office:value-type="float" office:value="16334210" calcext:value-type="float">
            <text:p>16.334.210</text:p>
          </table:table-cell>
          <table:table-cell table:style-name="ce6" office:value-type="float" office:value="16357992" calcext:value-type="float">
            <text:p>16.357.992</text:p>
          </table:table-cell>
          <table:table-cell table:style-name="ce6" office:value-type="float" office:value="16405399" calcext:value-type="float">
            <text:p>16.405.399</text:p>
          </table:table-cell>
          <table:table-cell table:style-name="ce6" office:value-type="float" office:value="16485787" calcext:value-type="float">
            <text:p>16.485.787</text:p>
          </table:table-cell>
          <table:table-cell table:style-name="ce6" office:value-type="float" office:value="16574989" calcext:value-type="float">
            <text:p>16.574.989</text:p>
          </table:table-cell>
          <table:table-cell table:style-name="ce6" office:value-type="float" office:value="16655799" calcext:value-type="float">
            <text:p>16.655.799</text:p>
          </table:table-cell>
          <table:table-cell table:style-name="ce6" office:value-type="float" office:value="16730348" calcext:value-type="float">
            <text:p>16.730.348</text:p>
          </table:table-cell>
          <table:table-cell table:style-name="ce6" office:value-type="float" office:value="16779575" calcext:value-type="float">
            <text:p>16.779.57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ustria</text:p>
          </table:table-cell>
          <table:table-cell table:style-name="ce6" office:value-type="float" office:value="8142573" calcext:value-type="float">
            <text:p>8.142.573</text:p>
          </table:table-cell>
          <table:table-cell table:style-name="ce6" office:value-type="float" office:value="8201359" calcext:value-type="float">
            <text:p>8.201.359</text:p>
          </table:table-cell>
          <table:table-cell table:style-name="ce6" office:value-type="float" office:value="8254298" calcext:value-type="float">
            <text:p>8.254.298</text:p>
          </table:table-cell>
          <table:table-cell table:style-name="ce6" office:value-type="float" office:value="8282984" calcext:value-type="float">
            <text:p>8.282.984</text:p>
          </table:table-cell>
          <table:table-cell table:style-name="ce6" office:value-type="float" office:value="8318592" calcext:value-type="float">
            <text:p>8.318.592</text:p>
          </table:table-cell>
          <table:table-cell table:style-name="ce6" office:value-type="float" office:value="8355260" calcext:value-type="float">
            <text:p>8.355.260</text:p>
          </table:table-cell>
          <table:table-cell table:style-name="ce6" office:value-type="float" office:value="8375290" calcext:value-type="float">
            <text:p>8.375.290</text:p>
          </table:table-cell>
          <table:table-cell table:style-name="ce6" office:value-type="float" office:value="8404252" calcext:value-type="float">
            <text:p>8.404.252</text:p>
          </table:table-cell>
          <table:table-cell table:style-name="ce6" office:value-type="float" office:value="8408121" calcext:value-type="float">
            <text:p>8.408.121</text:p>
          </table:table-cell>
          <table:table-cell table:style-name="ce6" office:value-type="float" office:value="8451860" calcext:value-type="float">
            <text:p>8.451.86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land</text:p>
          </table:table-cell>
          <table:table-cell table:style-name="ce6" office:value-type="float" office:value="38190608" calcext:value-type="float">
            <text:p>38.190.608</text:p>
          </table:table-cell>
          <table:table-cell table:style-name="ce6" office:value-type="float" office:value="38173835" calcext:value-type="float">
            <text:p>38.173.835</text:p>
          </table:table-cell>
          <table:table-cell table:style-name="ce6" office:value-type="float" office:value="38157055" calcext:value-type="float">
            <text:p>38.157.055</text:p>
          </table:table-cell>
          <table:table-cell table:style-name="ce6" office:value-type="float" office:value="38125479" calcext:value-type="float">
            <text:p>38.125.479</text:p>
          </table:table-cell>
          <table:table-cell table:style-name="ce6" office:value-type="float" office:value="38115641" calcext:value-type="float">
            <text:p>38.115.641</text:p>
          </table:table-cell>
          <table:table-cell table:style-name="ce6" office:value-type="float" office:value="38135876" calcext:value-type="float">
            <text:p>38.135.876</text:p>
          </table:table-cell>
          <table:table-cell table:style-name="ce6" office:value-type="float" office:value="38167329" calcext:value-type="float">
            <text:p>38.167.329</text:p>
          </table:table-cell>
          <table:table-cell table:style-name="ce6" office:value-type="float" office:value="38529866" calcext:value-type="float">
            <text:p>38.529.866</text:p>
          </table:table-cell>
          <table:table-cell table:style-name="ce6" office:value-type="float" office:value="38538447" calcext:value-type="float">
            <text:p>38.538.447</text:p>
          </table:table-cell>
          <table:table-cell table:style-name="ce6" office:value-type="float" office:value="38533299" calcext:value-type="float">
            <text:p>38.533.299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ortugal</text:p>
          </table:table-cell>
          <table:table-cell table:style-name="ce6" office:value-type="float" office:value="10473050" calcext:value-type="float">
            <text:p>10.473.050</text:p>
          </table:table-cell>
          <table:table-cell table:style-name="ce6" office:value-type="float" office:value="10494672" calcext:value-type="float">
            <text:p>10.494.672</text:p>
          </table:table-cell>
          <table:table-cell table:style-name="ce6" office:value-type="float" office:value="10511988" calcext:value-type="float">
            <text:p>10.511.988</text:p>
          </table:table-cell>
          <table:table-cell table:style-name="ce6" office:value-type="float" office:value="10532588" calcext:value-type="float">
            <text:p>10.532.588</text:p>
          </table:table-cell>
          <table:table-cell table:style-name="ce6" office:value-type="float" office:value="10553339" calcext:value-type="float">
            <text:p>10.553.339</text:p>
          </table:table-cell>
          <table:table-cell table:style-name="ce6" office:value-type="float" office:value="10563014" calcext:value-type="float">
            <text:p>10.563.014</text:p>
          </table:table-cell>
          <table:table-cell table:style-name="ce6" office:value-type="float" office:value="10573479" calcext:value-type="float">
            <text:p>10.573.479</text:p>
          </table:table-cell>
          <table:table-cell table:style-name="ce6" office:value-type="float" office:value="10572721" calcext:value-type="float">
            <text:p>10.572.721</text:p>
          </table:table-cell>
          <table:table-cell table:style-name="ce6" office:value-type="float" office:value="10542398" calcext:value-type="float">
            <text:p>10.542.398</text:p>
          </table:table-cell>
          <table:table-cell table:style-name="ce6" office:value-type="float" office:value="10487289" calcext:value-type="float">
            <text:p>10.487.28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omania</text:p>
          </table:table-cell>
          <table:table-cell table:style-name="ce6" office:value-type="float" office:value="21521142" calcext:value-type="float">
            <text:p>21.521.142</text:p>
          </table:table-cell>
          <table:table-cell table:style-name="ce6" office:value-type="float" office:value="21382354" calcext:value-type="float">
            <text:p>21.382.354</text:p>
          </table:table-cell>
          <table:table-cell table:style-name="ce6" office:value-type="float" office:value="21257016" calcext:value-type="float">
            <text:p>21.257.016</text:p>
          </table:table-cell>
          <table:table-cell table:style-name="ce6" office:value-type="float" office:value="21130503" calcext:value-type="float">
            <text:p>21.130.503</text:p>
          </table:table-cell>
          <table:table-cell table:style-name="ce6" office:value-type="float" office:value="20635460" calcext:value-type="float">
            <text:p>20.635.460</text:p>
          </table:table-cell>
          <table:table-cell table:style-name="ce6" office:value-type="float" office:value="20440290" calcext:value-type="float">
            <text:p>20.440.290</text:p>
          </table:table-cell>
          <table:table-cell table:style-name="ce6" office:value-type="float" office:value="20294683" calcext:value-type="float">
            <text:p>20.294.683</text:p>
          </table:table-cell>
          <table:table-cell table:style-name="ce6" office:value-type="float" office:value="20199059" calcext:value-type="float">
            <text:p>20.199.059</text:p>
          </table:table-cell>
          <table:table-cell table:style-name="ce6" office:value-type="float" office:value="20095996" calcext:value-type="float">
            <text:p>20.095.996</text:p>
          </table:table-cell>
          <table:table-cell table:style-name="ce6" office:value-type="float" office:value="20020074" calcext:value-type="float">
            <text:p>20.020.07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lovenia</text:p>
          </table:table-cell>
          <table:table-cell table:style-name="ce6" office:value-type="float" office:value="1996433" calcext:value-type="float">
            <text:p>1.996.433</text:p>
          </table:table-cell>
          <table:table-cell table:style-name="ce6" office:value-type="float" office:value="1997590" calcext:value-type="float">
            <text:p>1.997.590</text:p>
          </table:table-cell>
          <table:table-cell table:style-name="ce6" office:value-type="float" office:value="2003358" calcext:value-type="float">
            <text:p>2.003.358</text:p>
          </table:table-cell>
          <table:table-cell table:style-name="ce6" office:value-type="float" office:value="2010377" calcext:value-type="float">
            <text:p>2.010.377</text:p>
          </table:table-cell>
          <table:table-cell table:style-name="ce6" office:value-type="float" office:value="2010269" calcext:value-type="float">
            <text:p>2.010.269</text:p>
          </table:table-cell>
          <table:table-cell table:style-name="ce6" office:value-type="float" office:value="2032362" calcext:value-type="float">
            <text:p>2.032.362</text:p>
          </table:table-cell>
          <table:table-cell table:style-name="ce6" office:value-type="float" office:value="2046976" calcext:value-type="float">
            <text:p>2.046.976</text:p>
          </table:table-cell>
          <table:table-cell table:style-name="ce6" office:value-type="float" office:value="2050189" calcext:value-type="float">
            <text:p>2.050.189</text:p>
          </table:table-cell>
          <table:table-cell table:style-name="ce6" office:value-type="float" office:value="2055496" calcext:value-type="float">
            <text:p>2.055.496</text:p>
          </table:table-cell>
          <table:table-cell table:style-name="ce6" office:value-type="float" office:value="2058821" calcext:value-type="float">
            <text:p>2.058.82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lovakia</text:p>
          </table:table-cell>
          <table:table-cell table:style-name="ce6" office:value-type="float" office:value="5371875" calcext:value-type="float">
            <text:p>5.371.875</text:p>
          </table:table-cell>
          <table:table-cell table:style-name="ce6" office:value-type="float" office:value="5372685" calcext:value-type="float">
            <text:p>5.372.685</text:p>
          </table:table-cell>
          <table:table-cell table:style-name="ce6" office:value-type="float" office:value="5372928" calcext:value-type="float">
            <text:p>5.372.928</text:p>
          </table:table-cell>
          <table:table-cell table:style-name="ce6" office:value-type="float" office:value="5373180" calcext:value-type="float">
            <text:p>5.373.180</text:p>
          </table:table-cell>
          <table:table-cell table:style-name="ce6" office:value-type="float" office:value="5376064" calcext:value-type="float">
            <text:p>5.376.064</text:p>
          </table:table-cell>
          <table:table-cell table:style-name="ce6" office:value-type="float" office:value="5382401" calcext:value-type="float">
            <text:p>5.382.401</text:p>
          </table:table-cell>
          <table:table-cell table:style-name="ce6" office:value-type="float" office:value="5390410" calcext:value-type="float">
            <text:p>5.390.410</text:p>
          </table:table-cell>
          <table:table-cell table:style-name="ce6" office:value-type="float" office:value="5392446" calcext:value-type="float">
            <text:p>5.392.446</text:p>
          </table:table-cell>
          <table:table-cell table:style-name="ce6" office:value-type="float" office:value="5404322" calcext:value-type="float">
            <text:p>5.404.322</text:p>
          </table:table-cell>
          <table:table-cell table:style-name="ce6" office:value-type="float" office:value="5410836" calcext:value-type="float">
            <text:p>5.410.83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inland</text:p>
          </table:table-cell>
          <table:table-cell table:style-name="ce6" office:value-type="float" office:value="5219732" calcext:value-type="float">
            <text:p>5.219.732</text:p>
          </table:table-cell>
          <table:table-cell table:style-name="ce6" office:value-type="float" office:value="5236611" calcext:value-type="float">
            <text:p>5.236.611</text:p>
          </table:table-cell>
          <table:table-cell table:style-name="ce6" office:value-type="float" office:value="5255580" calcext:value-type="float">
            <text:p>5.255.580</text:p>
          </table:table-cell>
          <table:table-cell table:style-name="ce6" office:value-type="float" office:value="5276955" calcext:value-type="float">
            <text:p>5.276.955</text:p>
          </table:table-cell>
          <table:table-cell table:style-name="ce6" office:value-type="float" office:value="5300484" calcext:value-type="float">
            <text:p>5.300.484</text:p>
          </table:table-cell>
          <table:table-cell table:style-name="ce6" office:value-type="float" office:value="5326314" calcext:value-type="float">
            <text:p>5.326.314</text:p>
          </table:table-cell>
          <table:table-cell table:style-name="ce6" office:value-type="float" office:value="5351427" calcext:value-type="float">
            <text:p>5.351.427</text:p>
          </table:table-cell>
          <table:table-cell table:style-name="ce6" office:value-type="float" office:value="5375276" calcext:value-type="float">
            <text:p>5.375.276</text:p>
          </table:table-cell>
          <table:table-cell table:style-name="ce6" office:value-type="float" office:value="5401267" calcext:value-type="float">
            <text:p>5.401.267</text:p>
          </table:table-cell>
          <table:table-cell table:style-name="ce6" office:value-type="float" office:value="5426674" calcext:value-type="float">
            <text:p>5.426.67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weden</text:p>
          </table:table-cell>
          <table:table-cell table:style-name="ce6" office:value-type="float" office:value="8975670" calcext:value-type="float">
            <text:p>8.975.670</text:p>
          </table:table-cell>
          <table:table-cell table:style-name="ce6" office:value-type="float" office:value="9011392" calcext:value-type="float">
            <text:p>9.011.392</text:p>
          </table:table-cell>
          <table:table-cell table:style-name="ce6" office:value-type="float" office:value="9047752" calcext:value-type="float">
            <text:p>9.047.752</text:p>
          </table:table-cell>
          <table:table-cell table:style-name="ce6" office:value-type="float" office:value="9113257" calcext:value-type="float">
            <text:p>9.113.257</text:p>
          </table:table-cell>
          <table:table-cell table:style-name="ce6" office:value-type="float" office:value="9182927" calcext:value-type="float">
            <text:p>9.182.927</text:p>
          </table:table-cell>
          <table:table-cell table:style-name="ce6" office:value-type="float" office:value="9256347" calcext:value-type="float">
            <text:p>9.256.347</text:p>
          </table:table-cell>
          <table:table-cell table:style-name="ce6" office:value-type="float" office:value="9340682" calcext:value-type="float">
            <text:p>9.340.682</text:p>
          </table:table-cell>
          <table:table-cell table:style-name="ce6" office:value-type="float" office:value="9415570" calcext:value-type="float">
            <text:p>9.415.570</text:p>
          </table:table-cell>
          <table:table-cell table:style-name="ce6" office:value-type="float" office:value="9482855" calcext:value-type="float">
            <text:p>9.482.855</text:p>
          </table:table-cell>
          <table:table-cell table:style-name="ce6" office:value-type="float" office:value="9555893" calcext:value-type="float">
            <text:p>9.555.89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United Kingdom</text:p>
          </table:table-cell>
          <table:table-cell table:style-name="ce6" office:value-type="float" office:value="59793759" calcext:value-type="float">
            <text:p>59.793.759</text:p>
          </table:table-cell>
          <table:table-cell table:style-name="ce6" office:value-type="float" office:value="60182050" calcext:value-type="float">
            <text:p>60.182.050</text:p>
          </table:table-cell>
          <table:table-cell table:style-name="ce6" office:value-type="float" office:value="60620361" calcext:value-type="float">
            <text:p>60.620.361</text:p>
          </table:table-cell>
          <table:table-cell table:style-name="ce6" office:value-type="float" office:value="61073279" calcext:value-type="float">
            <text:p>61.073.279</text:p>
          </table:table-cell>
          <table:table-cell table:style-name="ce6" office:value-type="float" office:value="61571647" calcext:value-type="float">
            <text:p>61.571.647</text:p>
          </table:table-cell>
          <table:table-cell table:style-name="ce6" office:value-type="float" office:value="62042343" calcext:value-type="float">
            <text:p>62.042.343</text:p>
          </table:table-cell>
          <table:table-cell table:style-name="ce6" office:value-type="float" office:value="62510197" calcext:value-type="float">
            <text:p>62.510.197</text:p>
          </table:table-cell>
          <table:table-cell table:style-name="ce6" office:value-type="float" office:value="63022532" calcext:value-type="float">
            <text:p>63.022.532</text:p>
          </table:table-cell>
          <table:table-cell table:style-name="ce9" office:value-type="float" office:value="63495303" calcext:value-type="float">
            <text:p>63.495.303</text:p>
          </table:table-cell>
          <table:table-cell table:style-name="ce9" office:value-type="float" office:value="63896071" calcext:value-type="float">
            <text:p>63.896.07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Economic Area (EU-28 plus IS, LI, NO)</text:p>
          </table:table-cell>
          <table:table-cell table:style-name="ce6" office:value-type="float" office:value="497996167" calcext:value-type="float">
            <text:p>497.996.167</text:p>
          </table:table-cell>
          <table:table-cell table:style-name="ce6" office:value-type="float" office:value="500291765" calcext:value-type="float">
            <text:p>500.291.765</text:p>
          </table:table-cell>
          <table:table-cell table:style-name="ce6" office:value-type="float" office:value="502293793" calcext:value-type="float">
            <text:p>502.293.793</text:p>
          </table:table-cell>
          <table:table-cell table:style-name="ce6" office:value-type="float" office:value="504340605" calcext:value-type="float">
            <text:p>504.340.605</text:p>
          </table:table-cell>
          <table:table-cell table:style-name="ce6" office:value-type="float" office:value="506486083" calcext:value-type="float">
            <text:p>506.486.083</text:p>
          </table:table-cell>
          <table:table-cell table:style-name="ce6" office:value-type="float" office:value="508337389" calcext:value-type="float">
            <text:p>508.337.389</text:p>
          </table:table-cell>
          <table:table-cell table:style-name="ce6" office:value-type="float" office:value="509769236" calcext:value-type="float">
            <text:p>509.769.236</text:p>
          </table:table-cell>
          <table:table-cell table:style-name="ce6" office:value-type="float" office:value="511549901" calcext:value-type="float">
            <text:p>511.549.901</text:p>
          </table:table-cell>
          <table:table-cell table:style-name="ce6" office:value-type="float" office:value="509972860" calcext:value-type="float">
            <text:p>509.972.860</text:p>
          </table:table-cell>
          <table:table-cell table:style-name="ce6" office:value-type="float" office:value="511111142" calcext:value-type="float">
            <text:p>511.111.14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Economic Area (EU-27 plus IS, LI, NO)</text:p>
          </table:table-cell>
          <table:table-cell table:style-name="ce6" office:value-type="float" office:value="493690442" calcext:value-type="float">
            <text:p>493.690.442</text:p>
          </table:table-cell>
          <table:table-cell table:style-name="ce6" office:value-type="float" office:value="495980904" calcext:value-type="float">
            <text:p>495.980.904</text:p>
          </table:table-cell>
          <table:table-cell table:style-name="ce6" office:value-type="float" office:value="497981306" calcext:value-type="float">
            <text:p>497.981.306</text:p>
          </table:table-cell>
          <table:table-cell table:style-name="ce6" office:value-type="float" office:value="500027075" calcext:value-type="float">
            <text:p>500.027.075</text:p>
          </table:table-cell>
          <table:table-cell table:style-name="ce6" office:value-type="float" office:value="502174116" calcext:value-type="float">
            <text:p>502.174.116</text:p>
          </table:table-cell>
          <table:table-cell table:style-name="ce6" office:value-type="float" office:value="504027593" calcext:value-type="float">
            <text:p>504.027.593</text:p>
          </table:table-cell>
          <table:table-cell table:style-name="ce6" office:value-type="float" office:value="505466389" calcext:value-type="float">
            <text:p>505.466.389</text:p>
          </table:table-cell>
          <table:table-cell table:style-name="ce6" office:value-type="float" office:value="507260044" calcext:value-type="float">
            <text:p>507.260.044</text:p>
          </table:table-cell>
          <table:table-cell table:style-name="ce6" office:value-type="float" office:value="505696876" calcext:value-type="float">
            <text:p>505.696.876</text:p>
          </table:table-cell>
          <table:table-cell table:style-name="ce6" office:value-type="float" office:value="506849002" calcext:value-type="float">
            <text:p>506.849.00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Free Trade Association</text:p>
          </table:table-cell>
          <table:table-cell table:style-name="ce6" office:value-type="float" office:value="12266469" calcext:value-type="float">
            <text:p>12.266.469</text:p>
          </table:table-cell>
          <table:table-cell table:style-name="ce6" office:value-type="float" office:value="12349642" calcext:value-type="float">
            <text:p>12.349.642</text:p>
          </table:table-cell>
          <table:table-cell table:style-name="ce6" office:value-type="float" office:value="12434143" calcext:value-type="float">
            <text:p>12.434.143</text:p>
          </table:table-cell>
          <table:table-cell table:style-name="ce6" office:value-type="float" office:value="12532713" calcext:value-type="float">
            <text:p>12.532.713</text:p>
          </table:table-cell>
          <table:table-cell table:style-name="ce6" office:value-type="float" office:value="12681480" calcext:value-type="float">
            <text:p>12.681.480</text:p>
          </table:table-cell>
          <table:table-cell table:style-name="ce6" office:value-type="float" office:value="12856065" calcext:value-type="float">
            <text:p>12.856.065</text:p>
          </table:table-cell>
          <table:table-cell table:style-name="ce6" office:value-type="float" office:value="12997529" calcext:value-type="float">
            <text:p>12.997.529</text:p>
          </table:table-cell>
          <table:table-cell table:style-name="ce6" office:value-type="float" office:value="13145040" calcext:value-type="float">
            <text:p>13.145.040</text:p>
          </table:table-cell>
          <table:table-cell table:style-name="ce6" office:value-type="float" office:value="13296582" calcext:value-type="float">
            <text:p>13.296.582</text:p>
          </table:table-cell>
          <table:table-cell table:style-name="ce6" office:value-type="float" office:value="13449030" calcext:value-type="float">
            <text:p>13.449.03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celand</text:p>
          </table:table-cell>
          <table:table-cell table:style-name="ce6" office:value-type="float" office:value="290570" calcext:value-type="float">
            <text:p>290.570</text:p>
          </table:table-cell>
          <table:table-cell table:style-name="ce6" office:value-type="float" office:value="293577" calcext:value-type="float">
            <text:p>293.577</text:p>
          </table:table-cell>
          <table:table-cell table:style-name="ce6" office:value-type="float" office:value="299891" calcext:value-type="float">
            <text:p>299.891</text:p>
          </table:table-cell>
          <table:table-cell table:style-name="ce6" office:value-type="float" office:value="307672" calcext:value-type="float">
            <text:p>307.672</text:p>
          </table:table-cell>
          <table:table-cell table:style-name="ce6" office:value-type="float" office:value="315459" calcext:value-type="float">
            <text:p>315.459</text:p>
          </table:table-cell>
          <table:table-cell table:style-name="ce6" office:value-type="float" office:value="319368" calcext:value-type="float">
            <text:p>319.368</text:p>
          </table:table-cell>
          <table:table-cell table:style-name="ce6" office:value-type="float" office:value="317630" calcext:value-type="float">
            <text:p>317.630</text:p>
          </table:table-cell>
          <table:table-cell table:style-name="ce6" office:value-type="float" office:value="318452" calcext:value-type="float">
            <text:p>318.452</text:p>
          </table:table-cell>
          <table:table-cell table:style-name="ce6" office:value-type="float" office:value="319575" calcext:value-type="float">
            <text:p>319.575</text:p>
          </table:table-cell>
          <table:table-cell table:style-name="ce6" office:value-type="float" office:value="321857" calcext:value-type="float">
            <text:p>321.857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iechtenstein</text:p>
          </table:table-cell>
          <table:table-cell table:style-name="ce6" office:value-type="float" office:value="34294" calcext:value-type="float">
            <text:p>34.294</text:p>
          </table:table-cell>
          <table:table-cell table:style-name="ce6" office:value-type="float" office:value="34600" calcext:value-type="float">
            <text:p>34.600</text:p>
          </table:table-cell>
          <table:table-cell table:style-name="ce6" office:value-type="float" office:value="34905" calcext:value-type="float">
            <text:p>34.905</text:p>
          </table:table-cell>
          <table:table-cell table:style-name="ce6" office:value-type="float" office:value="35168" calcext:value-type="float">
            <text:p>35.168</text:p>
          </table:table-cell>
          <table:table-cell table:style-name="ce6" office:value-type="float" office:value="35356" calcext:value-type="float">
            <text:p>35.356</text:p>
          </table:table-cell>
          <table:table-cell table:style-name="ce6" office:value-type="float" office:value="35589" calcext:value-type="float">
            <text:p>35.589</text:p>
          </table:table-cell>
          <table:table-cell table:style-name="ce6" office:value-type="float" office:value="35894" calcext:value-type="float">
            <text:p>35.894</text:p>
          </table:table-cell>
          <table:table-cell table:style-name="ce6" office:value-type="float" office:value="36149" calcext:value-type="float">
            <text:p>36.149</text:p>
          </table:table-cell>
          <table:table-cell table:style-name="ce6" office:value-type="float" office:value="36475" calcext:value-type="float">
            <text:p>36.475</text:p>
          </table:table-cell>
          <table:table-cell table:style-name="ce6" office:value-type="float" office:value="36838" calcext:value-type="float">
            <text:p>36.83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orway</text:p>
          </table:table-cell>
          <table:table-cell table:style-name="ce6" office:value-type="float" office:value="4577457" calcext:value-type="float">
            <text:p>4.577.457</text:p>
          </table:table-cell>
          <table:table-cell table:style-name="ce6" office:value-type="float" office:value="4606363" calcext:value-type="float">
            <text:p>4.606.363</text:p>
          </table:table-cell>
          <table:table-cell table:style-name="ce6" office:value-type="float" office:value="4640219" calcext:value-type="float">
            <text:p>4.640.219</text:p>
          </table:table-cell>
          <table:table-cell table:style-name="ce6" office:value-type="float" office:value="4681134" calcext:value-type="float">
            <text:p>4.681.134</text:p>
          </table:table-cell>
          <table:table-cell table:style-name="ce6" office:value-type="float" office:value="4737171" calcext:value-type="float">
            <text:p>4.737.171</text:p>
          </table:table-cell>
          <table:table-cell table:style-name="ce6" office:value-type="float" office:value="4799252" calcext:value-type="float">
            <text:p>4.799.252</text:p>
          </table:table-cell>
          <table:table-cell table:style-name="ce6" office:value-type="float" office:value="4858199" calcext:value-type="float">
            <text:p>4.858.199</text:p>
          </table:table-cell>
          <table:table-cell table:style-name="ce6" office:value-type="float" office:value="4920305" calcext:value-type="float">
            <text:p>4.920.305</text:p>
          </table:table-cell>
          <table:table-cell table:style-name="ce6" office:value-type="float" office:value="4985870" calcext:value-type="float">
            <text:p>4.985.870</text:p>
          </table:table-cell>
          <table:table-cell table:style-name="ce6" office:value-type="float" office:value="5051275" calcext:value-type="float">
            <text:p>5.051.27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witzerland</text:p>
          </table:table-cell>
          <table:table-cell table:style-name="ce6" office:value-type="float" office:value="7364148" calcext:value-type="float">
            <text:p>7.364.148</text:p>
          </table:table-cell>
          <table:table-cell table:style-name="ce6" office:value-type="float" office:value="7415102" calcext:value-type="float">
            <text:p>7.415.102</text:p>
          </table:table-cell>
          <table:table-cell table:style-name="ce6" office:value-type="float" office:value="7459128" calcext:value-type="float">
            <text:p>7.459.128</text:p>
          </table:table-cell>
          <table:table-cell table:style-name="ce6" office:value-type="float" office:value="7508739" calcext:value-type="float">
            <text:p>7.508.739</text:p>
          </table:table-cell>
          <table:table-cell table:style-name="ce6" office:value-type="float" office:value="7593494" calcext:value-type="float">
            <text:p>7.593.494</text:p>
          </table:table-cell>
          <table:table-cell table:style-name="ce6" office:value-type="float" office:value="7701856" calcext:value-type="float">
            <text:p>7.701.856</text:p>
          </table:table-cell>
          <table:table-cell table:style-name="ce6" office:value-type="float" office:value="7785806" calcext:value-type="float">
            <text:p>7.785.806</text:p>
          </table:table-cell>
          <table:table-cell table:style-name="ce6" office:value-type="float" office:value="7870134" calcext:value-type="float">
            <text:p>7.870.134</text:p>
          </table:table-cell>
          <table:table-cell table:style-name="ce6" office:value-type="float" office:value="7954662" calcext:value-type="float">
            <text:p>7.954.662</text:p>
          </table:table-cell>
          <table:table-cell table:style-name="ce6" office:value-type="float" office:value="8039060" calcext:value-type="float">
            <text:p>8.039.06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ntenegro</text:p>
          </table:table-cell>
          <table:table-cell table:style-name="ce6" office:value-type="float" office:value="621258" calcext:value-type="float">
            <text:p>621.258</text:p>
          </table:table-cell>
          <table:table-cell table:style-name="ce6" office:value-type="float" office:value="622978" calcext:value-type="float">
            <text:p>622.978</text:p>
          </table:table-cell>
          <table:table-cell table:style-name="ce6" office:value-type="float" office:value="623576" calcext:value-type="float">
            <text:p>623.576</text:p>
          </table:table-cell>
          <table:table-cell table:style-name="ce6" office:value-type="float" office:value="624896" calcext:value-type="float">
            <text:p>624.896</text:p>
          </table:table-cell>
          <table:table-cell table:style-name="ce6" office:value-type="float" office:value="627508" calcext:value-type="float">
            <text:p>627.508</text:p>
          </table:table-cell>
          <table:table-cell table:style-name="ce6" office:value-type="float" office:value="630142" calcext:value-type="float">
            <text:p>630.142</text:p>
          </table:table-cell>
          <table:table-cell table:style-name="ce6" office:value-type="float" office:value="618087" calcext:value-type="float">
            <text:p>618.087</text:p>
          </table:table-cell>
          <table:table-cell table:style-name="ce6" office:value-type="float" office:value="619872" calcext:value-type="float">
            <text:p>619.872</text:p>
          </table:table-cell>
          <table:table-cell table:style-name="ce6" office:value-type="float" office:value="621240" calcext:value-type="float">
            <text:p>621.240</text:p>
          </table:table-cell>
          <table:table-cell table:style-name="ce6" office:value-type="float" office:value="622777" calcext:value-type="float">
            <text:p>622.77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ormer Yugoslav Republic of Macedonia, the</text:p>
          </table:table-cell>
          <table:table-cell table:style-name="ce6" office:value-type="float" office:value="2029892" calcext:value-type="float">
            <text:p>2.029.892</text:p>
          </table:table-cell>
          <table:table-cell table:style-name="ce6" office:value-type="float" office:value="2035196" calcext:value-type="float">
            <text:p>2.035.196</text:p>
          </table:table-cell>
          <table:table-cell table:style-name="ce6" office:value-type="float" office:value="2038514" calcext:value-type="float">
            <text:p>2.038.514</text:p>
          </table:table-cell>
          <table:table-cell table:style-name="ce6" office:value-type="float" office:value="2041941" calcext:value-type="float">
            <text:p>2.041.941</text:p>
          </table:table-cell>
          <table:table-cell table:style-name="ce6" office:value-type="float" office:value="2045177" calcext:value-type="float">
            <text:p>2.045.177</text:p>
          </table:table-cell>
          <table:table-cell table:style-name="ce6" office:value-type="float" office:value="2048619" calcext:value-type="float">
            <text:p>2.048.619</text:p>
          </table:table-cell>
          <table:table-cell table:style-name="ce6" office:value-type="float" office:value="2052722" calcext:value-type="float">
            <text:p>2.052.722</text:p>
          </table:table-cell>
          <table:table-cell table:style-name="ce6" office:value-type="float" office:value="2057284" calcext:value-type="float">
            <text:p>2.057.284</text:p>
          </table:table-cell>
          <table:table-cell table:style-name="ce6" office:value-type="float" office:value="2059794" calcext:value-type="float">
            <text:p>2.059.794</text:p>
          </table:table-cell>
          <table:table-cell table:style-name="ce6" office:value-type="float" office:value="2062294" calcext:value-type="float">
            <text:p>2.062.29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rbia</text:p>
          </table:table-cell>
          <table:table-cell table:style-name="ce6" office:value-type="float" office:value="7470263" calcext:value-type="float">
            <text:p>7.470.263</text:p>
          </table:table-cell>
          <table:table-cell table:style-name="ce6" office:value-type="float" office:value="7456050" calcext:value-type="float">
            <text:p>7.456.050</text:p>
          </table:table-cell>
          <table:table-cell table:style-name="ce6" office:value-type="float" office:value="7425487" calcext:value-type="float">
            <text:p>7.425.487</text:p>
          </table:table-cell>
          <table:table-cell table:style-name="ce6" office:value-type="float" office:value="7397651" calcext:value-type="float">
            <text:p>7.397.651</text:p>
          </table:table-cell>
          <table:table-cell table:style-name="ce6" office:value-type="float" office:value="7365507" calcext:value-type="float">
            <text:p>7.365.507</text:p>
          </table:table-cell>
          <table:table-cell table:style-name="ce6" office:value-type="float" office:value="7334937" calcext:value-type="float">
            <text:p>7.334.937</text:p>
          </table:table-cell>
          <table:table-cell table:style-name="ce6" office:value-type="float" office:value="7306677" calcext:value-type="float">
            <text:p>7.306.677</text:p>
          </table:table-cell>
          <table:table-cell table:style-name="ce6" office:value-type="float" office:value="7251549" calcext:value-type="float">
            <text:p>7.251.549</text:p>
          </table:table-cell>
          <table:table-cell table:style-name="ce6" office:value-type="float" office:value="7216649" calcext:value-type="float">
            <text:p>7.216.649</text:p>
          </table:table-cell>
          <table:table-cell table:style-name="ce6" office:value-type="float" office:value="7181505" calcext:value-type="float">
            <text:p>7.181.50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Turkey</text:p>
          </table:table-cell>
          <table:table-cell table:style-name="ce6" office:value-type="float" office:value="70692009" calcext:value-type="float">
            <text:p>70.692.009</text:p>
          </table:table-cell>
          <table:table-cell table:style-name="ce6" office:value-type="float" office:value="71610009" calcext:value-type="float">
            <text:p>71.610.009</text:p>
          </table:table-cell>
          <table:table-cell table:style-name="ce6" office:value-type="float" office:value="72519974" calcext:value-type="float">
            <text:p>72.519.974</text:p>
          </table:table-cell>
          <table:table-cell table:style-name="ce6" office:value-type="float" office:value="69689256" calcext:value-type="float">
            <text:p>69.689.256</text:p>
          </table:table-cell>
          <table:table-cell table:style-name="ce6" office:value-type="float" office:value="70586256" calcext:value-type="float">
            <text:p>70.586.256</text:p>
          </table:table-cell>
          <table:table-cell table:style-name="ce6" office:value-type="float" office:value="71517100" calcext:value-type="float">
            <text:p>71.517.100</text:p>
          </table:table-cell>
          <table:table-cell table:style-name="ce6" office:value-type="float" office:value="72561312" calcext:value-type="float">
            <text:p>72.561.312</text:p>
          </table:table-cell>
          <table:table-cell table:style-name="ce6" office:value-type="float" office:value="73722988" calcext:value-type="float">
            <text:p>73.722.988</text:p>
          </table:table-cell>
          <table:table-cell table:style-name="ce6" office:value-type="float" office:value="74724269" calcext:value-type="float">
            <text:p>74.724.269</text:p>
          </table:table-cell>
          <table:table-cell table:style-name="ce6" office:value-type="float" office:value="75627384" calcext:value-type="float">
            <text:p>75.627.38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lbania</text:p>
          </table:table-cell>
          <table:table-cell table:style-name="ce6" office:value-type="float" office:value="3119548" calcext:value-type="float">
            <text:p>3.119.548</text:p>
          </table:table-cell>
          <table:table-cell table:style-name="ce6" office:value-type="float" office:value="3134975" calcext:value-type="float">
            <text:p>3.134.975</text:p>
          </table:table-cell>
          <table:table-cell table:style-name="ce6" office:value-type="float" office:value="3149143" calcext:value-type="float">
            <text:p>3.149.143</text:p>
          </table:table-cell>
          <table:table-cell table:style-name="ce6" office:value-type="float" office:value="3152625" calcext:value-type="float">
            <text:p>3.152.625</text:p>
          </table:table-cell>
          <table:table-cell table:style-name="ce6" office:value-type="float" office:value="3170050" calcext:value-type="float">
            <text:p>3.170.050</text:p>
          </table:table-cell>
          <table:table-cell table:style-name="ce6" office:value-type="float" office:value="3184701" calcext:value-type="float">
            <text:p>3.184.701</text:p>
          </table:table-cell>
          <table:table-cell table:style-name="ce8" office:value-type="string" calcext:value-type="string">
            <text:p>:</text:p>
          </table:table-cell>
          <table:table-cell table:style-name="ce6" office:value-type="float" office:value="2831741" calcext:value-type="float">
            <text:p>2.831.741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ndorra</text:p>
          </table:table-cell>
          <table:table-cell table:style-name="ce6" office:value-type="float" office:value="72320" calcext:value-type="float">
            <text:p>72.320</text:p>
          </table:table-cell>
          <table:table-cell table:style-name="ce6" office:value-type="float" office:value="76875" calcext:value-type="float">
            <text:p>76.875</text:p>
          </table:table-cell>
          <table:table-cell table:style-name="ce6" office:value-type="float" office:value="78549" calcext:value-type="float">
            <text:p>78.549</text:p>
          </table:table-cell>
          <table:table-cell table:style-name="ce6" office:value-type="float" office:value="81222" calcext:value-type="float">
            <text:p>81.222</text:p>
          </table:table-cell>
          <table:table-cell table:style-name="ce6" office:value-type="float" office:value="83137" calcext:value-type="float">
            <text:p>83.137</text:p>
          </table:table-cell>
          <table:table-cell table:style-name="ce6" office:value-type="float" office:value="84484" calcext:value-type="float">
            <text:p>84.484</text:p>
          </table:table-cell>
          <table:table-cell table:style-name="ce6" office:value-type="float" office:value="84082" calcext:value-type="float">
            <text:p>84.082</text:p>
          </table:table-cell>
          <table:table-cell table:style-name="ce6" office:value-type="float" office:value="85015" calcext:value-type="float">
            <text:p>85.015</text:p>
          </table:table-cell>
          <table:table-cell table:style-name="ce6" office:value-type="float" office:value="78115" calcext:value-type="float">
            <text:p>78.115</text:p>
          </table:table-cell>
          <table:table-cell table:style-name="ce6" office:value-type="float" office:value="76246" calcext:value-type="float">
            <text:p>76.24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elarus</text:p>
          </table:table-cell>
          <table:table-cell table:style-name="ce6" office:value-type="float" office:value="9849062" calcext:value-type="float">
            <text:p>9.849.062</text:p>
          </table:table-cell>
          <table:table-cell table:style-name="ce6" office:value-type="float" office:value="9800073" calcext:value-type="float">
            <text:p>9.800.073</text:p>
          </table:table-cell>
          <table:table-cell table:style-name="ce6" office:value-type="float" office:value="9750540" calcext:value-type="float">
            <text:p>9.750.540</text:p>
          </table:table-cell>
          <table:table-cell table:style-name="ce6" office:value-type="float" office:value="9714461" calcext:value-type="float">
            <text:p>9.714.461</text:p>
          </table:table-cell>
          <table:table-cell table:style-name="ce6" office:value-type="float" office:value="9689770" calcext:value-type="float">
            <text:p>9.689.770</text:p>
          </table:table-cell>
          <table:table-cell table:style-name="ce6" office:value-type="float" office:value="9671912" calcext:value-type="float">
            <text:p>9.671.912</text:p>
          </table:table-cell>
          <table:table-cell table:style-name="ce6" office:value-type="float" office:value="9480178" calcext:value-type="float">
            <text:p>9.480.178</text:p>
          </table:table-cell>
          <table:table-cell table:style-name="ce6" office:value-type="float" office:value="9481193" calcext:value-type="float">
            <text:p>9.481.193</text:p>
          </table:table-cell>
          <table:table-cell table:style-name="ce6" office:value-type="float" office:value="9465150" calcext:value-type="float">
            <text:p>9.465.150</text:p>
          </table:table-cell>
          <table:table-cell table:style-name="ce6" office:value-type="float" office:value="9463840" calcext:value-type="float">
            <text:p>9.463.84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osnia and Herzegovina</text:p>
          </table:table-cell>
          <table:table-cell table:style-name="ce6" office:value-type="float" office:value="3837414" calcext:value-type="float">
            <text:p>3.837.414</text:p>
          </table:table-cell>
          <table:table-cell table:style-name="ce6" office:value-type="float" office:value="3842532" calcext:value-type="float">
            <text:p>3.842.532</text:p>
          </table:table-cell>
          <table:table-cell table:style-name="ce6" office:value-type="float" office:value="3842650" calcext:value-type="float">
            <text:p>3.842.650</text:p>
          </table:table-cell>
          <table:table-cell table:style-name="ce6" office:value-type="float" office:value="3844017" calcext:value-type="float">
            <text:p>3.844.017</text:p>
          </table:table-cell>
          <table:table-cell table:style-name="ce6" office:value-type="float" office:value="3843846" calcext:value-type="float">
            <text:p>3.843.846</text:p>
          </table:table-cell>
          <table:table-cell table:style-name="ce6" office:value-type="float" office:value="3843998" calcext:value-type="float">
            <text:p>3.843.998</text:p>
          </table:table-cell>
          <table:table-cell table:style-name="ce6" office:value-type="float" office:value="3844046" calcext:value-type="float">
            <text:p>3.844.046</text:p>
          </table:table-cell>
          <table:table-cell table:style-name="ce6" office:value-type="float" office:value="3843183" calcext:value-type="float">
            <text:p>3.843.183</text:p>
          </table:table-cell>
          <table:table-cell table:style-name="ce6" office:value-type="float" office:value="3839265" calcext:value-type="float">
            <text:p>3.839.265</text:p>
          </table:table-cell>
          <table:table-cell table:style-name="ce6" office:value-type="float" office:value="3835645" calcext:value-type="float">
            <text:p>3.835.64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Kosovo (under United Nations Security Council Resolution 1244/99)</text:p>
          </table:table-cell>
          <table:table-cell table:style-name="ce6" office:value-type="float" office:value="2016000" calcext:value-type="float">
            <text:p>2.016.000</text:p>
          </table:table-cell>
          <table:table-cell table:style-name="ce6" office:value-type="float" office:value="2041000" calcext:value-type="float">
            <text:p>2.041.000</text:p>
          </table:table-cell>
          <table:table-cell table:style-name="ce6" office:value-type="float" office:value="2100000" calcext:value-type="float">
            <text:p>2.100.000</text:p>
          </table:table-cell>
          <table:table-cell table:style-name="ce6" office:value-type="float" office:value="2126708" calcext:value-type="float">
            <text:p>2.126.708</text:p>
          </table:table-cell>
          <table:table-cell table:style-name="ce6" office:value-type="float" office:value="2153139" calcext:value-type="float">
            <text:p>2.153.139</text:p>
          </table:table-cell>
          <table:table-cell table:style-name="ce6" office:value-type="float" office:value="2180686" calcext:value-type="float">
            <text:p>2.180.686</text:p>
          </table:table-cell>
          <table:table-cell table:style-name="ce6" office:value-type="float" office:value="2208107" calcext:value-type="float">
            <text:p>2.208.107</text:p>
          </table:table-cell>
          <table:table-cell table:style-name="ce6" office:value-type="float" office:value="1794180" calcext:value-type="float">
            <text:p>1.794.180</text:p>
          </table:table-cell>
          <table:table-cell table:style-name="ce6" office:value-type="float" office:value="1798645" calcext:value-type="float">
            <text:p>1.798.645</text:p>
          </table:table-cell>
          <table:table-cell table:style-name="ce6" office:value-type="float" office:value="1815606" calcext:value-type="float">
            <text:p>1.815.60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oldova</text:p>
          </table:table-cell>
          <table:table-cell table:style-name="ce6" office:value-type="float" office:value="3607435" calcext:value-type="float">
            <text:p>3.607.435</text:p>
          </table:table-cell>
          <table:table-cell table:style-name="ce6" office:value-type="float" office:value="3600436" calcext:value-type="float">
            <text:p>3.600.436</text:p>
          </table:table-cell>
          <table:table-cell table:style-name="ce6" office:value-type="float" office:value="3589936" calcext:value-type="float">
            <text:p>3.589.936</text:p>
          </table:table-cell>
          <table:table-cell table:style-name="ce6" office:value-type="float" office:value="3581110" calcext:value-type="float">
            <text:p>3.581.110</text:p>
          </table:table-cell>
          <table:table-cell table:style-name="ce6" office:value-type="float" office:value="3572703" calcext:value-type="float">
            <text:p>3.572.703</text:p>
          </table:table-cell>
          <table:table-cell table:style-name="ce6" office:value-type="float" office:value="3567512" calcext:value-type="float">
            <text:p>3.567.512</text:p>
          </table:table-cell>
          <table:table-cell table:style-name="ce6" office:value-type="float" office:value="3563695" calcext:value-type="float">
            <text:p>3.563.695</text:p>
          </table:table-cell>
          <table:table-cell table:style-name="ce6" office:value-type="float" office:value="3560430" calcext:value-type="float">
            <text:p>3.560.430</text:p>
          </table:table-cell>
          <table:table-cell table:style-name="ce6" office:value-type="float" office:value="3559541" calcext:value-type="float">
            <text:p>3.559.541</text:p>
          </table:table-cell>
          <table:table-cell table:style-name="ce6" office:value-type="float" office:value="3559497" calcext:value-type="float">
            <text:p>3.559.497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naco</text:p>
          </table:table-cell>
          <table:table-cell table:style-name="ce6" office:value-type="float" office:value="32828" calcext:value-type="float">
            <text:p>32.828</text:p>
          </table:table-cell>
          <table:table-cell table:style-name="ce6" office:value-type="float" office:value="33085" calcext:value-type="float">
            <text:p>33.085</text:p>
          </table:table-cell>
          <table:table-cell table:number-columns-repeated="8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ussia</text:p>
          </table:table-cell>
          <table:table-cell table:style-name="ce6" office:value-type="float" office:value="144168205" calcext:value-type="float">
            <text:p>144.168.205</text:p>
          </table:table-cell>
          <table:table-cell table:style-name="ce6" office:value-type="float" office:value="143474219" calcext:value-type="float">
            <text:p>143.474.219</text:p>
          </table:table-cell>
          <table:table-cell table:style-name="ce6" office:value-type="float" office:value="142753551" calcext:value-type="float">
            <text:p>142.753.551</text:p>
          </table:table-cell>
          <table:table-cell table:style-name="ce6" office:value-type="float" office:value="142220968" calcext:value-type="float">
            <text:p>142.220.968</text:p>
          </table:table-cell>
          <table:table-cell table:style-name="ce6" office:value-type="float" office:value="142008838" calcext:value-type="float">
            <text:p>142.008.838</text:p>
          </table:table-cell>
          <table:table-cell table:style-name="ce6" office:value-type="float" office:value="141903979" calcext:value-type="float">
            <text:p>141.903.979</text:p>
          </table:table-cell>
          <table:table-cell table:style-name="ce6" office:value-type="float" office:value="141914509" calcext:value-type="float">
            <text:p>141.914.509</text:p>
          </table:table-cell>
          <table:table-cell table:style-name="ce6" office:value-type="float" office:value="142856536" calcext:value-type="float">
            <text:p>142.856.536</text:p>
          </table:table-cell>
          <table:table-cell table:style-name="ce6" office:value-type="float" office:value="143056383" calcext:value-type="float">
            <text:p>143.056.383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an Marino</text:p>
          </table:table-cell>
          <table:table-cell table:style-name="ce6" office:value-type="float" office:value="29241" calcext:value-type="float">
            <text:p>29.241</text:p>
          </table:table-cell>
          <table:table-cell table:style-name="ce6" office:value-type="float" office:value="29673" calcext:value-type="float">
            <text:p>29.673</text:p>
          </table:table-cell>
          <table:table-cell table:style-name="ce6" office:value-type="float" office:value="29999" calcext:value-type="float">
            <text:p>29.999</text:p>
          </table:table-cell>
          <table:table-cell table:style-name="ce6" office:value-type="float" office:value="30368" calcext:value-type="float">
            <text:p>30.368</text:p>
          </table:table-cell>
          <table:table-cell table:style-name="ce6" office:value-type="float" office:value="32054" calcext:value-type="float">
            <text:p>32.054</text:p>
          </table:table-cell>
          <table:table-cell table:style-name="ce6" office:value-type="float" office:value="31269" calcext:value-type="float">
            <text:p>31.269</text:p>
          </table:table-cell>
          <table:table-cell table:style-name="ce8" office:value-type="string" calcext:value-type="string">
            <text:p>:</text:p>
          </table:table-cell>
          <table:table-cell table:style-name="ce6" office:value-type="float" office:value="31863" calcext:value-type="float">
            <text:p>31.863</text:p>
          </table:table-cell>
          <table:table-cell table:style-name="ce6" office:value-type="float" office:value="32166" calcext:value-type="float">
            <text:p>32.16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Ukraine</text:p>
          </table:table-cell>
          <table:table-cell table:style-name="ce6" office:value-type="float" office:value="47442079" calcext:value-type="float">
            <text:p>47.442.079</text:p>
          </table:table-cell>
          <table:table-cell table:style-name="ce6" office:value-type="float" office:value="47100462" calcext:value-type="float">
            <text:p>47.100.462</text:p>
          </table:table-cell>
          <table:table-cell table:style-name="ce6" office:value-type="float" office:value="46749170" calcext:value-type="float">
            <text:p>46.749.170</text:p>
          </table:table-cell>
          <table:table-cell table:style-name="ce6" office:value-type="float" office:value="46465691" calcext:value-type="float">
            <text:p>46.465.691</text:p>
          </table:table-cell>
          <table:table-cell table:style-name="ce6" office:value-type="float" office:value="46192309" calcext:value-type="float">
            <text:p>46.192.309</text:p>
          </table:table-cell>
          <table:table-cell table:style-name="ce6" office:value-type="float" office:value="45963359" calcext:value-type="float">
            <text:p>45.963.359</text:p>
          </table:table-cell>
          <table:table-cell table:style-name="ce6" office:value-type="float" office:value="45782592" calcext:value-type="float">
            <text:p>45.782.592</text:p>
          </table:table-cell>
          <table:table-cell table:style-name="ce6" office:value-type="float" office:value="45598179" calcext:value-type="float">
            <text:p>45.598.179</text:p>
          </table:table-cell>
          <table:table-cell table:style-name="ce6" office:value-type="float" office:value="45453282" calcext:value-type="float">
            <text:p>45.453.282</text:p>
          </table:table-cell>
          <table:table-cell table:style-name="ce6" office:value-type="float" office:value="45372692" calcext:value-type="float">
            <text:p>45.372.69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rmenia</text:p>
          </table:table-cell>
          <table:table-cell table:style-name="ce6" office:value-type="float" office:value="3212200" calcext:value-type="float">
            <text:p>3.212.200</text:p>
          </table:table-cell>
          <table:table-cell table:style-name="ce6" office:value-type="float" office:value="3215800" calcext:value-type="float">
            <text:p>3.215.800</text:p>
          </table:table-cell>
          <table:table-cell table:style-name="ce6" office:value-type="float" office:value="3219234" calcext:value-type="float">
            <text:p>3.219.234</text:p>
          </table:table-cell>
          <table:table-cell table:style-name="ce6" office:value-type="float" office:value="3222953" calcext:value-type="float">
            <text:p>3.222.953</text:p>
          </table:table-cell>
          <table:table-cell table:style-name="ce6" office:value-type="float" office:value="3230086" calcext:value-type="float">
            <text:p>3.230.086</text:p>
          </table:table-cell>
          <table:table-cell table:style-name="ce6" office:value-type="float" office:value="3237976" calcext:value-type="float">
            <text:p>3.237.976</text:p>
          </table:table-cell>
          <table:table-cell table:style-name="ce6" office:value-type="float" office:value="3249482" calcext:value-type="float">
            <text:p>3.249.482</text:p>
          </table:table-cell>
          <table:table-cell table:style-name="ce6" office:value-type="float" office:value="3262650" calcext:value-type="float">
            <text:p>3.262.650</text:p>
          </table:table-cell>
          <table:table-cell table:style-name="ce6" office:value-type="float" office:value="3274285" calcext:value-type="float">
            <text:p>3.274.285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zerbaijan</text:p>
          </table:table-cell>
          <table:table-cell table:style-name="ce6" office:value-type="float" office:value="8265700" calcext:value-type="float">
            <text:p>8.265.700</text:p>
          </table:table-cell>
          <table:table-cell table:style-name="ce6" office:value-type="float" office:value="8347300" calcext:value-type="float">
            <text:p>8.347.300</text:p>
          </table:table-cell>
          <table:table-cell table:style-name="ce6" office:value-type="float" office:value="8436400" calcext:value-type="float">
            <text:p>8.436.400</text:p>
          </table:table-cell>
          <table:table-cell table:style-name="ce6" office:value-type="float" office:value="8532700" calcext:value-type="float">
            <text:p>8.532.700</text:p>
          </table:table-cell>
          <table:table-cell table:style-name="ce6" office:value-type="float" office:value="8629900" calcext:value-type="float">
            <text:p>8.629.900</text:p>
          </table:table-cell>
          <table:table-cell table:style-name="ce6" office:value-type="float" office:value="8896900" calcext:value-type="float">
            <text:p>8.896.900</text:p>
          </table:table-cell>
          <table:table-cell table:style-name="ce6" office:value-type="float" office:value="8997586" calcext:value-type="float">
            <text:p>8.997.586</text:p>
          </table:table-cell>
          <table:table-cell table:style-name="ce6" office:value-type="float" office:value="9111078" calcext:value-type="float">
            <text:p>9.111.078</text:p>
          </table:table-cell>
          <table:table-cell table:style-name="ce6" office:value-type="float" office:value="9235085" calcext:value-type="float">
            <text:p>9.235.085</text:p>
          </table:table-cell>
          <table:table-cell table:style-name="ce6" office:value-type="float" office:value="9356483" calcext:value-type="float">
            <text:p>9.356.48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Georgia</text:p>
          </table:table-cell>
          <table:table-cell table:style-name="ce6" office:value-type="float" office:value="4315200" calcext:value-type="float">
            <text:p>4.315.200</text:p>
          </table:table-cell>
          <table:table-cell table:style-name="ce6" office:value-type="float" office:value="4321500" calcext:value-type="float">
            <text:p>4.321.500</text:p>
          </table:table-cell>
          <table:table-cell table:style-name="ce6" office:value-type="float" office:value="4401292" calcext:value-type="float">
            <text:p>4.401.292</text:p>
          </table:table-cell>
          <table:table-cell table:style-name="ce6" office:value-type="float" office:value="4394702" calcext:value-type="float">
            <text:p>4.394.702</text:p>
          </table:table-cell>
          <table:table-cell table:style-name="ce6" office:value-type="float" office:value="4382070" calcext:value-type="float">
            <text:p>4.382.070</text:p>
          </table:table-cell>
          <table:table-cell table:style-name="ce6" office:value-type="float" office:value="4385429" calcext:value-type="float">
            <text:p>4.385.429</text:p>
          </table:table-cell>
          <table:table-cell table:style-name="ce6" office:value-type="float" office:value="4436391" calcext:value-type="float">
            <text:p>4.436.391</text:p>
          </table:table-cell>
          <table:table-cell table:style-name="ce6" office:value-type="float" office:value="4469250" calcext:value-type="float">
            <text:p>4.469.250</text:p>
          </table:table-cell>
          <table:table-cell table:style-name="ce6" office:value-type="float" office:value="4497617" calcext:value-type="float">
            <text:p>4.497.61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ecial valu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not availabl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DIC_DE</text:p>
          </table:table-cell>
          <table:table-cell table:style-name="ce1" office:value-type="string" calcext:value-type="string">
            <text:p>Population on 1 January - mal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GEO/TIME</text:p>
          </table:table-cell>
          <table:table-cell table:style-name="ce3" office:value-type="string" calcext:value-type="string">
            <text:p>2004</text:p>
          </table:table-cell>
          <table:table-cell table:style-name="ce3" office:value-type="string" calcext:value-type="string">
            <text:p>2005</text:p>
          </table:table-cell>
          <table:table-cell table:style-name="ce3" office:value-type="string" calcext:value-type="string">
            <text:p>2006</text:p>
          </table:table-cell>
          <table:table-cell table:style-name="ce3" office:value-type="string" calcext:value-type="string">
            <text:p>2007</text:p>
          </table:table-cell>
          <table:table-cell table:style-name="ce3" office:value-type="string" calcext:value-type="string">
            <text:p>2008</text:p>
          </table:table-cell>
          <table:table-cell table:style-name="ce3" office:value-type="string" calcext:value-type="string">
            <text:p>2009</text:p>
          </table:table-cell>
          <table:table-cell table:style-name="ce3" office:value-type="string" calcext:value-type="string">
            <text:p>2010</text:p>
          </table:table-cell>
          <table:table-cell table:style-name="ce3" office:value-type="string" calcext:value-type="string">
            <text:p>2011</text:p>
          </table:table-cell>
          <table:table-cell table:style-name="ce3" office:value-type="string" calcext:value-type="string">
            <text:p>2012</text:p>
          </table:table-cell>
          <table:table-cell table:style-name="ce3" office:value-type="string" calcext:value-type="string">
            <text:p>201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Union (28 countries)</text:p>
          </table:table-cell>
          <table:table-cell table:style-name="ce6" office:value-type="float" office:value="240184450" calcext:value-type="float">
            <text:p>240.184.450</text:p>
          </table:table-cell>
          <table:table-cell table:style-name="ce6" office:value-type="float" office:value="241366301" calcext:value-type="float">
            <text:p>241.366.301</text:p>
          </table:table-cell>
          <table:table-cell table:style-name="ce6" office:value-type="float" office:value="242395255" calcext:value-type="float">
            <text:p>242.395.255</text:p>
          </table:table-cell>
          <table:table-cell table:style-name="ce6" office:value-type="float" office:value="243711079" calcext:value-type="float">
            <text:p>243.711.079</text:p>
          </table:table-cell>
          <table:table-cell table:style-name="ce6" office:value-type="float" office:value="244545648" calcext:value-type="float">
            <text:p>244.545.648</text:p>
          </table:table-cell>
          <table:table-cell table:style-name="ce6" office:value-type="float" office:value="245470442" calcext:value-type="float">
            <text:p>245.470.442</text:p>
          </table:table-cell>
          <table:table-cell table:style-name="ce6" office:value-type="float" office:value="246153492" calcext:value-type="float">
            <text:p>246.153.492</text:p>
          </table:table-cell>
          <table:table-cell table:style-name="ce6" office:value-type="float" office:value="247078996" calcext:value-type="float">
            <text:p>247.078.996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Union (27 countries)</text:p>
          </table:table-cell>
          <table:table-cell table:style-name="ce6" office:value-type="float" office:value="238115609" calcext:value-type="float">
            <text:p>238.115.609</text:p>
          </table:table-cell>
          <table:table-cell table:style-name="ce6" office:value-type="float" office:value="239294020" calcext:value-type="float">
            <text:p>239.294.020</text:p>
          </table:table-cell>
          <table:table-cell table:style-name="ce6" office:value-type="float" office:value="240321322" calcext:value-type="float">
            <text:p>240.321.322</text:p>
          </table:table-cell>
          <table:table-cell table:style-name="ce6" office:value-type="float" office:value="241634898" calcext:value-type="float">
            <text:p>241.634.898</text:p>
          </table:table-cell>
          <table:table-cell table:style-name="ce6" office:value-type="float" office:value="242468660" calcext:value-type="float">
            <text:p>242.468.660</text:p>
          </table:table-cell>
          <table:table-cell table:style-name="ce6" office:value-type="float" office:value="243393675" calcext:value-type="float">
            <text:p>243.393.675</text:p>
          </table:table-cell>
          <table:table-cell table:style-name="ce6" office:value-type="float" office:value="244078841" calcext:value-type="float">
            <text:p>244.078.841</text:p>
          </table:table-cell>
          <table:table-cell table:style-name="ce6" office:value-type="float" office:value="245010244" calcext:value-type="float">
            <text:p>245.010.244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8 countries)</text:p>
          </table:table-cell>
          <table:table-cell table:style-name="ce6" office:value-type="float" office:value="157686136" calcext:value-type="float">
            <text:p>157.686.136</text:p>
          </table:table-cell>
          <table:table-cell table:style-name="ce6" office:value-type="float" office:value="158766047" calcext:value-type="float">
            <text:p>158.766.047</text:p>
          </table:table-cell>
          <table:table-cell table:style-name="ce6" office:value-type="float" office:value="159653968" calcext:value-type="float">
            <text:p>159.653.968</text:p>
          </table:table-cell>
          <table:table-cell table:style-name="ce6" office:value-type="float" office:value="160588943" calcext:value-type="float">
            <text:p>160.588.943</text:p>
          </table:table-cell>
          <table:table-cell table:style-name="ce6" office:value-type="float" office:value="161626206" calcext:value-type="float">
            <text:p>161.626.206</text:p>
          </table:table-cell>
          <table:table-cell table:style-name="ce6" office:value-type="float" office:value="162327561" calcext:value-type="float">
            <text:p>162.327.561</text:p>
          </table:table-cell>
          <table:table-cell table:style-name="ce6" office:value-type="float" office:value="162794973" calcext:value-type="float">
            <text:p>162.794.973</text:p>
          </table:table-cell>
          <table:table-cell table:style-name="ce6" office:value-type="float" office:value="163280253" calcext:value-type="float">
            <text:p>163.280.253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7 countries)</text:p>
          </table:table-cell>
          <table:table-cell table:style-name="ce6" office:value-type="float" office:value="156641671" calcext:value-type="float">
            <text:p>156.641.671</text:p>
          </table:table-cell>
          <table:table-cell table:style-name="ce6" office:value-type="float" office:value="157733938" calcext:value-type="float">
            <text:p>157.733.938</text:p>
          </table:table-cell>
          <table:table-cell table:style-name="ce6" office:value-type="float" office:value="158631910" calcext:value-type="float">
            <text:p>158.631.910</text:p>
          </table:table-cell>
          <table:table-cell table:style-name="ce6" office:value-type="float" office:value="159575152" calcext:value-type="float">
            <text:p>159.575.152</text:p>
          </table:table-cell>
          <table:table-cell table:style-name="ce6" office:value-type="float" office:value="160619165" calcext:value-type="float">
            <text:p>160.619.165</text:p>
          </table:table-cell>
          <table:table-cell table:style-name="ce6" office:value-type="float" office:value="161334913" calcext:value-type="float">
            <text:p>161.334.913</text:p>
          </table:table-cell>
          <table:table-cell table:style-name="ce6" office:value-type="float" office:value="161824042" calcext:value-type="float">
            <text:p>161.824.042</text:p>
          </table:table-cell>
          <table:table-cell table:style-name="ce6" office:value-type="float" office:value="162332314" calcext:value-type="float">
            <text:p>162.332.314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6 countries)</text:p>
          </table:table-cell>
          <table:table-cell table:style-name="ce6" office:value-type="float" office:value="156011534" calcext:value-type="float">
            <text:p>156.011.534</text:p>
          </table:table-cell>
          <table:table-cell table:style-name="ce6" office:value-type="float" office:value="157105872" calcext:value-type="float">
            <text:p>157.105.872</text:p>
          </table:table-cell>
          <table:table-cell table:style-name="ce6" office:value-type="float" office:value="158005914" calcext:value-type="float">
            <text:p>158.005.914</text:p>
          </table:table-cell>
          <table:table-cell table:style-name="ce6" office:value-type="float" office:value="158951176" calcext:value-type="float">
            <text:p>158.951.176</text:p>
          </table:table-cell>
          <table:table-cell table:style-name="ce6" office:value-type="float" office:value="159996057" calcext:value-type="float">
            <text:p>159.996.057</text:p>
          </table:table-cell>
          <table:table-cell table:style-name="ce6" office:value-type="float" office:value="160712098" calcext:value-type="float">
            <text:p>160.712.098</text:p>
          </table:table-cell>
          <table:table-cell table:style-name="ce6" office:value-type="float" office:value="161201288" calcext:value-type="float">
            <text:p>161.201.288</text:p>
          </table:table-cell>
          <table:table-cell table:style-name="ce6" office:value-type="float" office:value="161709487" calcext:value-type="float">
            <text:p>161.709.487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elgium</text:p>
          </table:table-cell>
          <table:table-cell table:style-name="ce6" office:value-type="float" office:value="5087176" calcext:value-type="float">
            <text:p>5.087.176</text:p>
          </table:table-cell>
          <table:table-cell table:style-name="ce6" office:value-type="float" office:value="5111325" calcext:value-type="float">
            <text:p>5.111.325</text:p>
          </table:table-cell>
          <table:table-cell table:style-name="ce6" office:value-type="float" office:value="5143821" calcext:value-type="float">
            <text:p>5.143.821</text:p>
          </table:table-cell>
          <table:table-cell table:style-name="ce6" office:value-type="float" office:value="5181408" calcext:value-type="float">
            <text:p>5.181.408</text:p>
          </table:table-cell>
          <table:table-cell table:style-name="ce6" office:value-type="float" office:value="5224309" calcext:value-type="float">
            <text:p>5.224.309</text:p>
          </table:table-cell>
          <table:table-cell table:style-name="ce6" office:value-type="float" office:value="5268651" calcext:value-type="float">
            <text:p>5.268.651</text:p>
          </table:table-cell>
          <table:table-cell table:style-name="ce6" office:value-type="float" office:value="5312221" calcext:value-type="float">
            <text:p>5.312.221</text:p>
          </table:table-cell>
          <table:table-cell table:style-name="ce6" office:value-type="float" office:value="5401718" calcext:value-type="float">
            <text:p>5.401.718</text:p>
          </table:table-cell>
          <table:table-cell table:style-name="ce6" office:value-type="float" office:value="5451780" calcext:value-type="float">
            <text:p>5.451.780</text:p>
          </table:table-cell>
          <table:table-cell table:style-name="ce6" office:value-type="float" office:value="5487436" calcext:value-type="float">
            <text:p>5.487.43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ulgaria</text:p>
          </table:table-cell>
          <table:table-cell table:style-name="ce6" office:value-type="float" office:value="3790840" calcext:value-type="float">
            <text:p>3.790.840</text:p>
          </table:table-cell>
          <table:table-cell table:style-name="ce6" office:value-type="float" office:value="3767610" calcext:value-type="float">
            <text:p>3.767.610</text:p>
          </table:table-cell>
          <table:table-cell table:style-name="ce6" office:value-type="float" office:value="3743327" calcext:value-type="float">
            <text:p>3.743.327</text:p>
          </table:table-cell>
          <table:table-cell table:style-name="ce6" office:value-type="float" office:value="3686579" calcext:value-type="float">
            <text:p>3.686.579</text:p>
          </table:table-cell>
          <table:table-cell table:style-name="ce6" office:value-type="float" office:value="3660367" calcext:value-type="float">
            <text:p>3.660.367</text:p>
          </table:table-cell>
          <table:table-cell table:style-name="ce6" office:value-type="float" office:value="3635855" calcext:value-type="float">
            <text:p>3.635.855</text:p>
          </table:table-cell>
          <table:table-cell table:style-name="ce6" office:value-type="float" office:value="3613958" calcext:value-type="float">
            <text:p>3.613.958</text:p>
          </table:table-cell>
          <table:table-cell table:style-name="ce6" office:value-type="float" office:value="3588926" calcext:value-type="float">
            <text:p>3.588.926</text:p>
          </table:table-cell>
          <table:table-cell table:style-name="ce6" office:value-type="float" office:value="3566767" calcext:value-type="float">
            <text:p>3.566.767</text:p>
          </table:table-cell>
          <table:table-cell table:style-name="ce6" office:value-type="float" office:value="3545073" calcext:value-type="float">
            <text:p>3.545.07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zech Republic</text:p>
          </table:table-cell>
          <table:table-cell table:style-name="ce6" office:value-type="float" office:value="4967142" calcext:value-type="float">
            <text:p>4.967.142</text:p>
          </table:table-cell>
          <table:table-cell table:style-name="ce6" office:value-type="float" office:value="4970656" calcext:value-type="float">
            <text:p>4.970.656</text:p>
          </table:table-cell>
          <table:table-cell table:style-name="ce6" office:value-type="float" office:value="4989652" calcext:value-type="float">
            <text:p>4.989.652</text:p>
          </table:table-cell>
          <table:table-cell table:style-name="ce6" office:value-type="float" office:value="5010595" calcext:value-type="float">
            <text:p>5.010.595</text:p>
          </table:table-cell>
          <table:table-cell table:style-name="ce6" office:value-type="float" office:value="5065117" calcext:value-type="float">
            <text:p>5.065.117</text:p>
          </table:table-cell>
          <table:table-cell table:style-name="ce6" office:value-type="float" office:value="5116678" calcext:value-type="float">
            <text:p>5.116.678</text:p>
          </table:table-cell>
          <table:table-cell table:style-name="ce6" office:value-type="float" office:value="5136166" calcext:value-type="float">
            <text:p>5.136.166</text:p>
          </table:table-cell>
          <table:table-cell table:style-name="ce6" office:value-type="float" office:value="5147231" calcext:value-type="float">
            <text:p>5.147.231</text:p>
          </table:table-cell>
          <table:table-cell table:style-name="ce6" office:value-type="float" office:value="5158210" calcext:value-type="float">
            <text:p>5.158.210</text:p>
          </table:table-cell>
          <table:table-cell table:style-name="ce6" office:value-type="float" office:value="5164349" calcext:value-type="float">
            <text:p>5.164.34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6" office:value-type="float" office:value="2670135" calcext:value-type="float">
            <text:p>2.670.135</text:p>
          </table:table-cell>
          <table:table-cell table:style-name="ce6" office:value-type="float" office:value="2677292" calcext:value-type="float">
            <text:p>2.677.292</text:p>
          </table:table-cell>
          <table:table-cell table:style-name="ce6" office:value-type="float" office:value="2685846" calcext:value-type="float">
            <text:p>2.685.846</text:p>
          </table:table-cell>
          <table:table-cell table:style-name="ce6" office:value-type="float" office:value="2696662" calcext:value-type="float">
            <text:p>2.696.662</text:p>
          </table:table-cell>
          <table:table-cell table:style-name="ce6" office:value-type="float" office:value="2712666" calcext:value-type="float">
            <text:p>2.712.666</text:p>
          </table:table-cell>
          <table:table-cell table:style-name="ce6" office:value-type="float" office:value="2732020" calcext:value-type="float">
            <text:p>2.732.020</text:p>
          </table:table-cell>
          <table:table-cell table:style-name="ce6" office:value-type="float" office:value="2743286" calcext:value-type="float">
            <text:p>2.743.286</text:p>
          </table:table-cell>
          <table:table-cell table:style-name="ce6" office:value-type="float" office:value="2756582" calcext:value-type="float">
            <text:p>2.756.582</text:p>
          </table:table-cell>
          <table:table-cell table:style-name="ce6" office:value-type="float" office:value="2766776" calcext:value-type="float">
            <text:p>2.766.776</text:p>
          </table:table-cell>
          <table:table-cell table:style-name="ce6" office:value-type="float" office:value="2778852" calcext:value-type="float">
            <text:p>2.778.85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ermany (until 1990 former territory of the FRG)</text:p>
          </table:table-cell>
          <table:table-cell table:style-name="ce6" office:value-type="float" office:value="40356014" calcext:value-type="float">
            <text:p>40.356.014</text:p>
          </table:table-cell>
          <table:table-cell table:style-name="ce6" office:value-type="float" office:value="40353627" calcext:value-type="float">
            <text:p>40.353.627</text:p>
          </table:table-cell>
          <table:table-cell table:style-name="ce6" office:value-type="float" office:value="40339961" calcext:value-type="float">
            <text:p>40.339.961</text:p>
          </table:table-cell>
          <table:table-cell table:style-name="ce6" office:value-type="float" office:value="40301166" calcext:value-type="float">
            <text:p>40.301.166</text:p>
          </table:table-cell>
          <table:table-cell table:style-name="ce6" office:value-type="float" office:value="40274292" calcext:value-type="float">
            <text:p>40.274.292</text:p>
          </table:table-cell>
          <table:table-cell table:style-name="ce6" office:value-type="float" office:value="40184283" calcext:value-type="float">
            <text:p>40.184.283</text:p>
          </table:table-cell>
          <table:table-cell table:style-name="ce6" office:value-type="float" office:value="40103606" calcext:value-type="float">
            <text:p>40.103.606</text:p>
          </table:table-cell>
          <table:table-cell table:style-name="ce6" office:value-type="float" office:value="40112425" calcext:value-type="float">
            <text:p>40.112.425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ermany (including former GDR)</text:p>
          </table:table-cell>
          <table:table-cell table:style-name="ce6" office:value-type="float" office:value="40356014" calcext:value-type="float">
            <text:p>40.356.014</text:p>
          </table:table-cell>
          <table:table-cell table:style-name="ce6" office:value-type="float" office:value="40353627" calcext:value-type="float">
            <text:p>40.353.627</text:p>
          </table:table-cell>
          <table:table-cell table:style-name="ce6" office:value-type="float" office:value="40339961" calcext:value-type="float">
            <text:p>40.339.961</text:p>
          </table:table-cell>
          <table:table-cell table:style-name="ce6" office:value-type="float" office:value="40301166" calcext:value-type="float">
            <text:p>40.301.166</text:p>
          </table:table-cell>
          <table:table-cell table:style-name="ce6" office:value-type="float" office:value="40274292" calcext:value-type="float">
            <text:p>40.274.292</text:p>
          </table:table-cell>
          <table:table-cell table:style-name="ce6" office:value-type="float" office:value="40184283" calcext:value-type="float">
            <text:p>40.184.283</text:p>
          </table:table-cell>
          <table:table-cell table:style-name="ce6" office:value-type="float" office:value="40103606" calcext:value-type="float">
            <text:p>40.103.606</text:p>
          </table:table-cell>
          <table:table-cell table:style-name="ce6" office:value-type="float" office:value="40112425" calcext:value-type="float">
            <text:p>40.112.425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stonia</text:p>
          </table:table-cell>
          <table:table-cell table:style-name="ce6" office:value-type="float" office:value="630137" calcext:value-type="float">
            <text:p>630.137</text:p>
          </table:table-cell>
          <table:table-cell table:style-name="ce6" office:value-type="float" office:value="628066" calcext:value-type="float">
            <text:p>628.066</text:p>
          </table:table-cell>
          <table:table-cell table:style-name="ce6" office:value-type="float" office:value="625996" calcext:value-type="float">
            <text:p>625.996</text:p>
          </table:table-cell>
          <table:table-cell table:style-name="ce6" office:value-type="float" office:value="623976" calcext:value-type="float">
            <text:p>623.976</text:p>
          </table:table-cell>
          <table:table-cell table:style-name="ce6" office:value-type="float" office:value="623108" calcext:value-type="float">
            <text:p>623.108</text:p>
          </table:table-cell>
          <table:table-cell table:style-name="ce6" office:value-type="float" office:value="622815" calcext:value-type="float">
            <text:p>622.815</text:p>
          </table:table-cell>
          <table:table-cell table:style-name="ce6" office:value-type="float" office:value="622754" calcext:value-type="float">
            <text:p>622.754</text:p>
          </table:table-cell>
          <table:table-cell table:style-name="ce6" office:value-type="float" office:value="622827" calcext:value-type="float">
            <text:p>622.827</text:p>
          </table:table-cell>
          <table:table-cell table:style-name="ce6" office:value-type="float" office:value="622482" calcext:value-type="float">
            <text:p>622.482</text:p>
          </table:table-cell>
          <table:table-cell table:style-name="ce6" office:value-type="float" office:value="618793" calcext:value-type="float">
            <text:p>618.79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reland</text:p>
          </table:table-cell>
          <table:table-cell table:style-name="ce6" office:value-type="float" office:value="2003162" calcext:value-type="float">
            <text:p>2.003.162</text:p>
          </table:table-cell>
          <table:table-cell table:style-name="ce6" office:value-type="float" office:value="2049350" calcext:value-type="float">
            <text:p>2.049.350</text:p>
          </table:table-cell>
          <table:table-cell table:style-name="ce6" office:value-type="float" office:value="2103449" calcext:value-type="float">
            <text:p>2.103.449</text:p>
          </table:table-cell>
          <table:table-cell table:style-name="ce6" office:value-type="float" office:value="2172790" calcext:value-type="float">
            <text:p>2.172.790</text:p>
          </table:table-cell>
          <table:table-cell table:style-name="ce6" office:value-type="float" office:value="2226754" calcext:value-type="float">
            <text:p>2.226.754</text:p>
          </table:table-cell>
          <table:table-cell table:style-name="ce6" office:value-type="float" office:value="2214847" calcext:value-type="float">
            <text:p>2.214.847</text:p>
          </table:table-cell>
          <table:table-cell table:style-name="ce6" office:value-type="float" office:value="2260974" calcext:value-type="float">
            <text:p>2.260.974</text:p>
          </table:table-cell>
          <table:table-cell table:style-name="ce6" office:value-type="float" office:value="2269426" calcext:value-type="float">
            <text:p>2.269.426</text:p>
          </table:table-cell>
          <table:table-cell table:style-name="ce6" office:value-type="float" office:value="2269789" calcext:value-type="float">
            <text:p>2.269.789</text:p>
          </table:table-cell>
          <table:table-cell table:style-name="ce6" office:value-type="float" office:value="2272790" calcext:value-type="float">
            <text:p>2.272.79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reece</text:p>
          </table:table-cell>
          <table:table-cell table:style-name="ce6" office:value-type="float" office:value="5439271" calcext:value-type="float">
            <text:p>5.439.271</text:p>
          </table:table-cell>
          <table:table-cell table:style-name="ce6" office:value-type="float" office:value="5453840" calcext:value-type="float">
            <text:p>5.453.840</text:p>
          </table:table-cell>
          <table:table-cell table:style-name="ce6" office:value-type="float" office:value="5469623" calcext:value-type="float">
            <text:p>5.469.623</text:p>
          </table:table-cell>
          <table:table-cell table:style-name="ce6" office:value-type="float" office:value="5481987" calcext:value-type="float">
            <text:p>5.481.987</text:p>
          </table:table-cell>
          <table:table-cell table:style-name="ce6" office:value-type="float" office:value="5498982" calcext:value-type="float">
            <text:p>5.498.982</text:p>
          </table:table-cell>
          <table:table-cell table:style-name="ce6" office:value-type="float" office:value="5499396" calcext:value-type="float">
            <text:p>5.499.396</text:p>
          </table:table-cell>
          <table:table-cell table:style-name="ce6" office:value-type="float" office:value="5488800" calcext:value-type="float">
            <text:p>5.488.800</text:p>
          </table:table-cell>
          <table:table-cell table:style-name="ce6" office:value-type="float" office:value="5453444" calcext:value-type="float">
            <text:p>5.453.444</text:p>
          </table:table-cell>
          <table:table-cell table:style-name="ce6" office:value-type="float" office:value="5449803" calcext:value-type="float">
            <text:p>5.449.803</text:p>
          </table:table-cell>
          <table:table-cell table:style-name="ce6" office:value-type="float" office:value="5413290" calcext:value-type="float">
            <text:p>5.413.29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pain</text:p>
          </table:table-cell>
          <table:table-cell table:style-name="ce6" office:value-type="float" office:value="20924577" calcext:value-type="float">
            <text:p>20.924.577</text:p>
          </table:table-cell>
          <table:table-cell table:style-name="ce6" office:value-type="float" office:value="21335287" calcext:value-type="float">
            <text:p>21.335.287</text:p>
          </table:table-cell>
          <table:table-cell table:style-name="ce6" office:value-type="float" office:value="21719318" calcext:value-type="float">
            <text:p>21.719.318</text:p>
          </table:table-cell>
          <table:table-cell table:style-name="ce6" office:value-type="float" office:value="22118976" calcext:value-type="float">
            <text:p>22.118.976</text:p>
          </table:table-cell>
          <table:table-cell table:style-name="ce6" office:value-type="float" office:value="22591483" calcext:value-type="float">
            <text:p>22.591.483</text:p>
          </table:table-cell>
          <table:table-cell table:style-name="ce6" office:value-type="float" office:value="22880534" calcext:value-type="float">
            <text:p>22.880.534</text:p>
          </table:table-cell>
          <table:table-cell table:style-name="ce6" office:value-type="float" office:value="22982272" calcext:value-type="float">
            <text:p>22.982.272</text:p>
          </table:table-cell>
          <table:table-cell table:style-name="ce6" office:value-type="float" office:value="23049480" calcext:value-type="float">
            <text:p>23.049.480</text:p>
          </table:table-cell>
          <table:table-cell table:style-name="ce6" office:value-type="float" office:value="23099012" calcext:value-type="float">
            <text:p>23.099.012</text:p>
          </table:table-cell>
          <table:table-cell table:style-name="ce6" office:value-type="float" office:value="23001908" calcext:value-type="float">
            <text:p>23.001.9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6" office:value-type="float" office:value="30171688" calcext:value-type="float">
            <text:p>30.171.688</text:p>
          </table:table-cell>
          <table:table-cell table:style-name="ce6" office:value-type="float" office:value="30385862" calcext:value-type="float">
            <text:p>30.385.862</text:p>
          </table:table-cell>
          <table:table-cell table:style-name="ce6" office:value-type="float" office:value="30591100" calcext:value-type="float">
            <text:p>30.591.100</text:p>
          </table:table-cell>
          <table:table-cell table:style-name="ce6" office:value-type="float" office:value="30803233" calcext:value-type="float">
            <text:p>30.803.233</text:p>
          </table:table-cell>
          <table:table-cell table:style-name="ce6" office:value-type="float" office:value="30980230" calcext:value-type="float">
            <text:p>30.980.230</text:p>
          </table:table-cell>
          <table:table-cell table:style-name="ce6" office:value-type="float" office:value="31147979" calcext:value-type="float">
            <text:p>31.147.979</text:p>
          </table:table-cell>
          <table:table-cell table:style-name="ce6" office:value-type="float" office:value="31301764" calcext:value-type="float">
            <text:p>31.301.764</text:p>
          </table:table-cell>
          <table:table-cell table:style-name="ce6" office:value-type="float" office:value="31469424" calcext:value-type="float">
            <text:p>31.469.424</text:p>
          </table:table-cell>
          <table:table-cell table:style-name="ce6" office:value-type="float" office:value="31635128" calcext:value-type="float">
            <text:p>31.635.128</text:p>
          </table:table-cell>
          <table:table-cell table:style-name="ce6" office:value-type="float" office:value="31791568" calcext:value-type="float">
            <text:p>31.791.56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rance (metropolitan)</text:p>
          </table:table-cell>
          <table:table-cell table:style-name="ce6" office:value-type="float" office:value="29314499" calcext:value-type="float">
            <text:p>29.314.499</text:p>
          </table:table-cell>
          <table:table-cell table:style-name="ce6" office:value-type="float" office:value="29519376" calcext:value-type="float">
            <text:p>29.519.376</text:p>
          </table:table-cell>
          <table:table-cell table:style-name="ce6" office:value-type="float" office:value="29714411" calcext:value-type="float">
            <text:p>29.714.411</text:p>
          </table:table-cell>
          <table:table-cell table:style-name="ce6" office:value-type="float" office:value="29917578" calcext:value-type="float">
            <text:p>29.917.578</text:p>
          </table:table-cell>
          <table:table-cell table:style-name="ce6" office:value-type="float" office:value="30084747" calcext:value-type="float">
            <text:p>30.084.747</text:p>
          </table:table-cell>
          <table:table-cell table:style-name="ce6" office:value-type="float" office:value="30247434" calcext:value-type="float">
            <text:p>30.247.434</text:p>
          </table:table-cell>
          <table:table-cell table:style-name="ce6" office:value-type="float" office:value="30397950" calcext:value-type="float">
            <text:p>30.397.950</text:p>
          </table:table-cell>
          <table:table-cell table:style-name="ce6" office:value-type="float" office:value="30560566" calcext:value-type="float">
            <text:p>30.560.566</text:p>
          </table:table-cell>
          <table:table-cell table:style-name="ce6" office:value-type="float" office:value="30721193" calcext:value-type="float">
            <text:p>30.721.193</text:p>
          </table:table-cell>
          <table:table-cell table:style-name="ce6" office:value-type="float" office:value="30873038" calcext:value-type="float">
            <text:p>30.873.03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roatia</text:p>
          </table:table-cell>
          <table:table-cell table:style-name="ce6" office:value-type="float" office:value="2068841" calcext:value-type="float">
            <text:p>2.068.841</text:p>
          </table:table-cell>
          <table:table-cell table:style-name="ce6" office:value-type="float" office:value="2072281" calcext:value-type="float">
            <text:p>2.072.281</text:p>
          </table:table-cell>
          <table:table-cell table:style-name="ce6" office:value-type="float" office:value="2073933" calcext:value-type="float">
            <text:p>2.073.933</text:p>
          </table:table-cell>
          <table:table-cell table:style-name="ce6" office:value-type="float" office:value="2076181" calcext:value-type="float">
            <text:p>2.076.181</text:p>
          </table:table-cell>
          <table:table-cell table:style-name="ce6" office:value-type="float" office:value="2076988" calcext:value-type="float">
            <text:p>2.076.988</text:p>
          </table:table-cell>
          <table:table-cell table:style-name="ce6" office:value-type="float" office:value="2076767" calcext:value-type="float">
            <text:p>2.076.767</text:p>
          </table:table-cell>
          <table:table-cell table:style-name="ce6" office:value-type="float" office:value="2074651" calcext:value-type="float">
            <text:p>2.074.651</text:p>
          </table:table-cell>
          <table:table-cell table:style-name="ce6" office:value-type="float" office:value="2068752" calcext:value-type="float">
            <text:p>2.068.752</text:p>
          </table:table-cell>
          <table:table-cell table:style-name="ce6" office:value-type="float" office:value="2062309" calcext:value-type="float">
            <text:p>2.062.309</text:p>
          </table:table-cell>
          <table:table-cell table:style-name="ce6" office:value-type="float" office:value="2056483" calcext:value-type="float">
            <text:p>2.056.48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6" office:value-type="float" office:value="28068608" calcext:value-type="float">
            <text:p>28.068.608</text:p>
          </table:table-cell>
          <table:table-cell table:style-name="ce6" office:value-type="float" office:value="28376804" calcext:value-type="float">
            <text:p>28.376.804</text:p>
          </table:table-cell>
          <table:table-cell table:style-name="ce6" office:value-type="float" office:value="28526888" calcext:value-type="float">
            <text:p>28.526.888</text:p>
          </table:table-cell>
          <table:table-cell table:style-name="ce6" office:value-type="float" office:value="28718441" calcext:value-type="float">
            <text:p>28.718.441</text:p>
          </table:table-cell>
          <table:table-cell table:style-name="ce6" office:value-type="float" office:value="28949747" calcext:value-type="float">
            <text:p>28.949.747</text:p>
          </table:table-cell>
          <table:table-cell table:style-name="ce6" office:value-type="float" office:value="29152423" calcext:value-type="float">
            <text:p>29.152.423</text:p>
          </table:table-cell>
          <table:table-cell table:style-name="ce6" office:value-type="float" office:value="29287403" calcext:value-type="float">
            <text:p>29.287.403</text:p>
          </table:table-cell>
          <table:table-cell table:style-name="ce6" office:value-type="float" office:value="29413274" calcext:value-type="float">
            <text:p>29.413.274</text:p>
          </table:table-cell>
          <table:table-cell table:style-name="ce6" office:value-type="float" office:value="28726599" calcext:value-type="float">
            <text:p>28.726.599</text:p>
          </table:table-cell>
          <table:table-cell table:style-name="ce6" office:value-type="float" office:value="28889597" calcext:value-type="float">
            <text:p>28.889.59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yprus</text:p>
          </table:table-cell>
          <table:table-cell table:style-name="ce6" office:value-type="float" office:value="354562" calcext:value-type="float">
            <text:p>354.562</text:p>
          </table:table-cell>
          <table:table-cell table:style-name="ce6" office:value-type="float" office:value="359321" calcext:value-type="float">
            <text:p>359.321</text:p>
          </table:table-cell>
          <table:table-cell table:style-name="ce6" office:value-type="float" office:value="364582" calcext:value-type="float">
            <text:p>364.582</text:p>
          </table:table-cell>
          <table:table-cell table:style-name="ce6" office:value-type="float" office:value="371514" calcext:value-type="float">
            <text:p>371.514</text:p>
          </table:table-cell>
          <table:table-cell table:style-name="ce6" office:value-type="float" office:value="380458" calcext:value-type="float">
            <text:p>380.458</text:p>
          </table:table-cell>
          <table:table-cell table:style-name="ce6" office:value-type="float" office:value="389926" calcext:value-type="float">
            <text:p>389.926</text:p>
          </table:table-cell>
          <table:table-cell table:style-name="ce6" office:value-type="float" office:value="399605" calcext:value-type="float">
            <text:p>399.605</text:p>
          </table:table-cell>
          <table:table-cell table:style-name="ce6" office:value-type="float" office:value="408758" calcext:value-type="float">
            <text:p>408.758</text:p>
          </table:table-cell>
          <table:table-cell table:style-name="ce6" office:value-type="float" office:value="418993" calcext:value-type="float">
            <text:p>418.993</text:p>
          </table:table-cell>
          <table:table-cell table:style-name="ce6" office:value-type="float" office:value="421040" calcext:value-type="float">
            <text:p>421.04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atvia</text:p>
          </table:table-cell>
          <table:table-cell table:style-name="ce6" office:value-type="float" office:value="1044465" calcext:value-type="float">
            <text:p>1.044.465</text:p>
          </table:table-cell>
          <table:table-cell table:style-name="ce6" office:value-type="float" office:value="1032109" calcext:value-type="float">
            <text:p>1.032.109</text:p>
          </table:table-cell>
          <table:table-cell table:style-name="ce6" office:value-type="float" office:value="1022058" calcext:value-type="float">
            <text:p>1.022.058</text:p>
          </table:table-cell>
          <table:table-cell table:style-name="ce6" office:value-type="float" office:value="1013791" calcext:value-type="float">
            <text:p>1.013.791</text:p>
          </table:table-cell>
          <table:table-cell table:style-name="ce6" office:value-type="float" office:value="1007041" calcext:value-type="float">
            <text:p>1.007.041</text:p>
          </table:table-cell>
          <table:table-cell table:style-name="ce6" office:value-type="float" office:value="992648" calcext:value-type="float">
            <text:p>992.648</text:p>
          </table:table-cell>
          <table:table-cell table:style-name="ce6" office:value-type="float" office:value="970931" calcext:value-type="float">
            <text:p>970.931</text:p>
          </table:table-cell>
          <table:table-cell table:style-name="ce6" office:value-type="float" office:value="947939" calcext:value-type="float">
            <text:p>947.939</text:p>
          </table:table-cell>
          <table:table-cell table:style-name="ce6" office:value-type="float" office:value="934812" calcext:value-type="float">
            <text:p>934.812</text:p>
          </table:table-cell>
          <table:table-cell table:style-name="ce6" office:value-type="float" office:value="926580" calcext:value-type="float">
            <text:p>926.58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ithuania</text:p>
          </table:table-cell>
          <table:table-cell table:style-name="ce6" office:value-type="float" office:value="1584018" calcext:value-type="float">
            <text:p>1.584.018</text:p>
          </table:table-cell>
          <table:table-cell table:style-name="ce6" office:value-type="float" office:value="1562264" calcext:value-type="float">
            <text:p>1.562.264</text:p>
          </table:table-cell>
          <table:table-cell table:style-name="ce6" office:value-type="float" office:value="1528463" calcext:value-type="float">
            <text:p>1.528.463</text:p>
          </table:table-cell>
          <table:table-cell table:style-name="ce6" office:value-type="float" office:value="1743189" calcext:value-type="float">
            <text:p>1.743.189</text:p>
          </table:table-cell>
          <table:table-cell table:style-name="ce6" office:value-type="float" office:value="1487419" calcext:value-type="float">
            <text:p>1.487.419</text:p>
          </table:table-cell>
          <table:table-cell table:style-name="ce6" office:value-type="float" office:value="1473352" calcext:value-type="float">
            <text:p>1.473.352</text:p>
          </table:table-cell>
          <table:table-cell table:style-name="ce6" office:value-type="float" office:value="1450199" calcext:value-type="float">
            <text:p>1.450.199</text:p>
          </table:table-cell>
          <table:table-cell table:style-name="ce6" office:value-type="float" office:value="1407223" calcext:value-type="float">
            <text:p>1.407.223</text:p>
          </table:table-cell>
          <table:table-cell table:style-name="ce6" office:value-type="float" office:value="1383511" calcext:value-type="float">
            <text:p>1.383.511</text:p>
          </table:table-cell>
          <table:table-cell table:style-name="ce6" office:value-type="float" office:value="1368891" calcext:value-type="float">
            <text:p>1.368.89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uxembourg</text:p>
          </table:table-cell>
          <table:table-cell table:style-name="ce6" office:value-type="float" office:value="224708" calcext:value-type="float">
            <text:p>224.708</text:p>
          </table:table-cell>
          <table:table-cell table:style-name="ce6" office:value-type="float" office:value="228156" calcext:value-type="float">
            <text:p>228.156</text:p>
          </table:table-cell>
          <table:table-cell table:style-name="ce6" office:value-type="float" office:value="232100" calcext:value-type="float">
            <text:p>232.100</text:p>
          </table:table-cell>
          <table:table-cell table:style-name="ce6" office:value-type="float" office:value="235792" calcext:value-type="float">
            <text:p>235.792</text:p>
          </table:table-cell>
          <table:table-cell table:style-name="ce6" office:value-type="float" office:value="239607" calcext:value-type="float">
            <text:p>239.607</text:p>
          </table:table-cell>
          <table:table-cell table:style-name="ce6" office:value-type="float" office:value="244835" calcext:value-type="float">
            <text:p>244.835</text:p>
          </table:table-cell>
          <table:table-cell table:style-name="ce6" office:value-type="float" office:value="249406" calcext:value-type="float">
            <text:p>249.406</text:p>
          </table:table-cell>
          <table:table-cell table:style-name="ce6" office:value-type="float" office:value="254619" calcext:value-type="float">
            <text:p>254.619</text:p>
          </table:table-cell>
          <table:table-cell table:style-name="ce6" office:value-type="float" office:value="261820" calcext:value-type="float">
            <text:p>261.820</text:p>
          </table:table-cell>
          <table:table-cell table:style-name="ce6" office:value-type="float" office:value="268412" calcext:value-type="float">
            <text:p>268.41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Hungary</text:p>
          </table:table-cell>
          <table:table-cell table:style-name="ce6" office:value-type="float" office:value="4804113" calcext:value-type="float">
            <text:p>4.804.113</text:p>
          </table:table-cell>
          <table:table-cell table:style-name="ce6" office:value-type="float" office:value="4793115" calcext:value-type="float">
            <text:p>4.793.115</text:p>
          </table:table-cell>
          <table:table-cell table:style-name="ce6" office:value-type="float" office:value="4784579" calcext:value-type="float">
            <text:p>4.784.579</text:p>
          </table:table-cell>
          <table:table-cell table:style-name="ce6" office:value-type="float" office:value="4779078" calcext:value-type="float">
            <text:p>4.779.078</text:p>
          </table:table-cell>
          <table:table-cell table:style-name="ce6" office:value-type="float" office:value="4769562" calcext:value-type="float">
            <text:p>4.769.562</text:p>
          </table:table-cell>
          <table:table-cell table:style-name="ce6" office:value-type="float" office:value="4763050" calcext:value-type="float">
            <text:p>4.763.050</text:p>
          </table:table-cell>
          <table:table-cell table:style-name="ce6" office:value-type="float" office:value="4756900" calcext:value-type="float">
            <text:p>4.756.900</text:p>
          </table:table-cell>
          <table:table-cell table:style-name="ce6" office:value-type="float" office:value="4743901" calcext:value-type="float">
            <text:p>4.743.901</text:p>
          </table:table-cell>
          <table:table-cell table:style-name="ce6" office:value-type="float" office:value="4724666" calcext:value-type="float">
            <text:p>4.724.666</text:p>
          </table:table-cell>
          <table:table-cell table:style-name="ce6" office:value-type="float" office:value="4715953" calcext:value-type="float">
            <text:p>4.715.95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alta</text:p>
          </table:table-cell>
          <table:table-cell table:style-name="ce6" office:value-type="float" office:value="198099" calcext:value-type="float">
            <text:p>198.099</text:p>
          </table:table-cell>
          <table:table-cell table:style-name="ce6" office:value-type="float" office:value="199580" calcext:value-type="float">
            <text:p>199.580</text:p>
          </table:table-cell>
          <table:table-cell table:style-name="ce6" office:value-type="float" office:value="200838" calcext:value-type="float">
            <text:p>200.838</text:p>
          </table:table-cell>
          <table:table-cell table:style-name="ce6" office:value-type="float" office:value="201519" calcext:value-type="float">
            <text:p>201.519</text:p>
          </table:table-cell>
          <table:table-cell table:style-name="ce6" office:value-type="float" office:value="202734" calcext:value-type="float">
            <text:p>202.734</text:p>
          </table:table-cell>
          <table:table-cell table:style-name="ce6" office:value-type="float" office:value="204607" calcext:value-type="float">
            <text:p>204.607</text:p>
          </table:table-cell>
          <table:table-cell table:style-name="ce6" office:value-type="float" office:value="206203" calcext:value-type="float">
            <text:p>206.203</text:p>
          </table:table-cell>
          <table:table-cell table:style-name="ce6" office:value-type="float" office:value="206405" calcext:value-type="float">
            <text:p>206.405</text:p>
          </table:table-cell>
          <table:table-cell table:style-name="ce6" office:value-type="float" office:value="207695" calcext:value-type="float">
            <text:p>207.695</text:p>
          </table:table-cell>
          <table:table-cell table:style-name="ce6" office:value-type="float" office:value="209880" calcext:value-type="float">
            <text:p>209.88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6" office:value-type="float" office:value="8045914" calcext:value-type="float">
            <text:p>8.045.914</text:p>
          </table:table-cell>
          <table:table-cell table:style-name="ce6" office:value-type="float" office:value="8065979" calcext:value-type="float">
            <text:p>8.065.979</text:p>
          </table:table-cell>
          <table:table-cell table:style-name="ce6" office:value-type="float" office:value="8077407" calcext:value-type="float">
            <text:p>8.077.407</text:p>
          </table:table-cell>
          <table:table-cell table:style-name="ce6" office:value-type="float" office:value="8088514" calcext:value-type="float">
            <text:p>8.088.514</text:p>
          </table:table-cell>
          <table:table-cell table:style-name="ce6" office:value-type="float" office:value="8112073" calcext:value-type="float">
            <text:p>8.112.073</text:p>
          </table:table-cell>
          <table:table-cell table:style-name="ce6" office:value-type="float" office:value="8156396" calcext:value-type="float">
            <text:p>8.156.396</text:p>
          </table:table-cell>
          <table:table-cell table:style-name="ce6" office:value-type="float" office:value="8203476" calcext:value-type="float">
            <text:p>8.203.476</text:p>
          </table:table-cell>
          <table:table-cell table:style-name="ce6" office:value-type="float" office:value="8243482" calcext:value-type="float">
            <text:p>8.243.482</text:p>
          </table:table-cell>
          <table:table-cell table:style-name="ce6" office:value-type="float" office:value="8282871" calcext:value-type="float">
            <text:p>8.282.871</text:p>
          </table:table-cell>
          <table:table-cell table:style-name="ce6" office:value-type="float" office:value="8307339" calcext:value-type="float">
            <text:p>8.307.339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ustria</text:p>
          </table:table-cell>
          <table:table-cell table:style-name="ce6" office:value-type="float" office:value="3952600" calcext:value-type="float">
            <text:p>3.952.600</text:p>
          </table:table-cell>
          <table:table-cell table:style-name="ce6" office:value-type="float" office:value="3984866" calcext:value-type="float">
            <text:p>3.984.866</text:p>
          </table:table-cell>
          <table:table-cell table:style-name="ce6" office:value-type="float" office:value="4014344" calcext:value-type="float">
            <text:p>4.014.344</text:p>
          </table:table-cell>
          <table:table-cell table:style-name="ce6" office:value-type="float" office:value="4030062" calcext:value-type="float">
            <text:p>4.030.062</text:p>
          </table:table-cell>
          <table:table-cell table:style-name="ce6" office:value-type="float" office:value="4048633" calcext:value-type="float">
            <text:p>4.048.633</text:p>
          </table:table-cell>
          <table:table-cell table:style-name="ce6" office:value-type="float" office:value="4068047" calcext:value-type="float">
            <text:p>4.068.047</text:p>
          </table:table-cell>
          <table:table-cell table:style-name="ce6" office:value-type="float" office:value="4079093" calcext:value-type="float">
            <text:p>4.079.093</text:p>
          </table:table-cell>
          <table:table-cell table:style-name="ce6" office:value-type="float" office:value="4095337" calcext:value-type="float">
            <text:p>4.095.337</text:p>
          </table:table-cell>
          <table:table-cell table:style-name="ce6" office:value-type="float" office:value="4098144" calcext:value-type="float">
            <text:p>4.098.144</text:p>
          </table:table-cell>
          <table:table-cell table:style-name="ce6" office:value-type="float" office:value="4123622" calcext:value-type="float">
            <text:p>4.123.62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land</text:p>
          </table:table-cell>
          <table:table-cell table:style-name="ce6" office:value-type="float" office:value="18486430" calcext:value-type="float">
            <text:p>18.486.430</text:p>
          </table:table-cell>
          <table:table-cell table:style-name="ce6" office:value-type="float" office:value="18470253" calcext:value-type="float">
            <text:p>18.470.253</text:p>
          </table:table-cell>
          <table:table-cell table:style-name="ce6" office:value-type="float" office:value="18453855" calcext:value-type="float">
            <text:p>18.453.855</text:p>
          </table:table-cell>
          <table:table-cell table:style-name="ce6" office:value-type="float" office:value="18426775" calcext:value-type="float">
            <text:p>18.426.775</text:p>
          </table:table-cell>
          <table:table-cell table:style-name="ce6" office:value-type="float" office:value="18411501" calcext:value-type="float">
            <text:p>18.411.501</text:p>
          </table:table-cell>
          <table:table-cell table:style-name="ce6" office:value-type="float" office:value="18414926" calcext:value-type="float">
            <text:p>18.414.926</text:p>
          </table:table-cell>
          <table:table-cell table:style-name="ce6" office:value-type="float" office:value="18428742" calcext:value-type="float">
            <text:p>18.428.742</text:p>
          </table:table-cell>
          <table:table-cell table:style-name="ce6" office:value-type="float" office:value="18653125" calcext:value-type="float">
            <text:p>18.653.125</text:p>
          </table:table-cell>
          <table:table-cell table:style-name="ce6" office:value-type="float" office:value="18654577" calcext:value-type="float">
            <text:p>18.654.577</text:p>
          </table:table-cell>
          <table:table-cell table:style-name="ce6" office:value-type="float" office:value="18649334" calcext:value-type="float">
            <text:p>18.649.334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ortugal</text:p>
          </table:table-cell>
          <table:table-cell table:style-name="ce6" office:value-type="float" office:value="5047329" calcext:value-type="float">
            <text:p>5.047.329</text:p>
          </table:table-cell>
          <table:table-cell table:style-name="ce6" office:value-type="float" office:value="5053722" calcext:value-type="float">
            <text:p>5.053.722</text:p>
          </table:table-cell>
          <table:table-cell table:style-name="ce6" office:value-type="float" office:value="5058813" calcext:value-type="float">
            <text:p>5.058.813</text:p>
          </table:table-cell>
          <table:table-cell table:style-name="ce6" office:value-type="float" office:value="5064395" calcext:value-type="float">
            <text:p>5.064.395</text:p>
          </table:table-cell>
          <table:table-cell table:style-name="ce6" office:value-type="float" office:value="5069747" calcext:value-type="float">
            <text:p>5.069.747</text:p>
          </table:table-cell>
          <table:table-cell table:style-name="ce6" office:value-type="float" office:value="5066239" calcext:value-type="float">
            <text:p>5.066.239</text:p>
          </table:table-cell>
          <table:table-cell table:style-name="ce6" office:value-type="float" office:value="5063745" calcext:value-type="float">
            <text:p>5.063.745</text:p>
          </table:table-cell>
          <table:table-cell table:style-name="ce6" office:value-type="float" office:value="5053543" calcext:value-type="float">
            <text:p>5.053.543</text:p>
          </table:table-cell>
          <table:table-cell table:style-name="ce6" office:value-type="float" office:value="5030437" calcext:value-type="float">
            <text:p>5.030.437</text:p>
          </table:table-cell>
          <table:table-cell table:style-name="ce6" office:value-type="float" office:value="4995697" calcext:value-type="float">
            <text:p>4.995.69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omania</text:p>
          </table:table-cell>
          <table:table-cell table:style-name="ce6" office:value-type="float" office:value="10468871" calcext:value-type="float">
            <text:p>10.468.871</text:p>
          </table:table-cell>
          <table:table-cell table:style-name="ce6" office:value-type="float" office:value="10401382" calcext:value-type="float">
            <text:p>10.401.382</text:p>
          </table:table-cell>
          <table:table-cell table:style-name="ce6" office:value-type="float" office:value="10343704" calcext:value-type="float">
            <text:p>10.343.704</text:p>
          </table:table-cell>
          <table:table-cell table:style-name="ce6" office:value-type="float" office:value="10284720" calcext:value-type="float">
            <text:p>10.284.720</text:p>
          </table:table-cell>
          <table:table-cell table:style-name="ce6" office:value-type="float" office:value="10007552" calcext:value-type="float">
            <text:p>10.007.552</text:p>
          </table:table-cell>
          <table:table-cell table:style-name="ce6" office:value-type="float" office:value="9910000" calcext:value-type="float">
            <text:p>9.910.000</text:p>
          </table:table-cell>
          <table:table-cell table:style-name="ce6" office:value-type="float" office:value="9836634" calcext:value-type="float">
            <text:p>9.836.634</text:p>
          </table:table-cell>
          <table:table-cell table:style-name="ce6" office:value-type="float" office:value="9791269" calcext:value-type="float">
            <text:p>9.791.269</text:p>
          </table:table-cell>
          <table:table-cell table:style-name="ce6" office:value-type="float" office:value="9746592" calcext:value-type="float">
            <text:p>9.746.592</text:p>
          </table:table-cell>
          <table:table-cell table:style-name="ce6" office:value-type="float" office:value="9761480" calcext:value-type="float">
            <text:p>9.761.48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lovenia</text:p>
          </table:table-cell>
          <table:table-cell table:style-name="ce6" office:value-type="float" office:value="976802" calcext:value-type="float">
            <text:p>976.802</text:p>
          </table:table-cell>
          <table:table-cell table:style-name="ce6" office:value-type="float" office:value="977052" calcext:value-type="float">
            <text:p>977.052</text:p>
          </table:table-cell>
          <table:table-cell table:style-name="ce6" office:value-type="float" office:value="981465" calcext:value-type="float">
            <text:p>981.465</text:p>
          </table:table-cell>
          <table:table-cell table:style-name="ce6" office:value-type="float" office:value="986982" calcext:value-type="float">
            <text:p>986.982</text:p>
          </table:table-cell>
          <table:table-cell table:style-name="ce6" office:value-type="float" office:value="986533" calcext:value-type="float">
            <text:p>986.533</text:p>
          </table:table-cell>
          <table:table-cell table:style-name="ce6" office:value-type="float" office:value="1003945" calcext:value-type="float">
            <text:p>1.003.945</text:p>
          </table:table-cell>
          <table:table-cell table:style-name="ce6" office:value-type="float" office:value="1014107" calcext:value-type="float">
            <text:p>1.014.107</text:p>
          </table:table-cell>
          <table:table-cell table:style-name="ce6" office:value-type="float" office:value="1014563" calcext:value-type="float">
            <text:p>1.014.563</text:p>
          </table:table-cell>
          <table:table-cell table:style-name="ce6" office:value-type="float" office:value="1016731" calcext:value-type="float">
            <text:p>1.016.731</text:p>
          </table:table-cell>
          <table:table-cell table:style-name="ce6" office:value-type="float" office:value="1019061" calcext:value-type="float">
            <text:p>1.019.06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lovakia</text:p>
          </table:table-cell>
          <table:table-cell table:style-name="ce6" office:value-type="float" office:value="2608131" calcext:value-type="float">
            <text:p>2.608.131</text:p>
          </table:table-cell>
          <table:table-cell table:style-name="ce6" office:value-type="float" office:value="2609024" calcext:value-type="float">
            <text:p>2.609.024</text:p>
          </table:table-cell>
          <table:table-cell table:style-name="ce6" office:value-type="float" office:value="2609855" calcext:value-type="float">
            <text:p>2.609.855</text:p>
          </table:table-cell>
          <table:table-cell table:style-name="ce6" office:value-type="float" office:value="2610655" calcext:value-type="float">
            <text:p>2.610.655</text:p>
          </table:table-cell>
          <table:table-cell table:style-name="ce6" office:value-type="float" office:value="2613688" calcext:value-type="float">
            <text:p>2.613.688</text:p>
          </table:table-cell>
          <table:table-cell table:style-name="ce6" office:value-type="float" office:value="2618337" calcext:value-type="float">
            <text:p>2.618.337</text:p>
          </table:table-cell>
          <table:table-cell table:style-name="ce6" office:value-type="float" office:value="2623546" calcext:value-type="float">
            <text:p>2.623.546</text:p>
          </table:table-cell>
          <table:table-cell table:style-name="ce6" office:value-type="float" office:value="2625173" calcext:value-type="float">
            <text:p>2.625.173</text:p>
          </table:table-cell>
          <table:table-cell table:style-name="ce6" office:value-type="float" office:value="2631752" calcext:value-type="float">
            <text:p>2.631.752</text:p>
          </table:table-cell>
          <table:table-cell table:style-name="ce6" office:value-type="float" office:value="2635979" calcext:value-type="float">
            <text:p>2.635.97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inland</text:p>
          </table:table-cell>
          <table:table-cell table:style-name="ce6" office:value-type="float" office:value="2552893" calcext:value-type="float">
            <text:p>2.552.893</text:p>
          </table:table-cell>
          <table:table-cell table:style-name="ce6" office:value-type="float" office:value="2562077" calcext:value-type="float">
            <text:p>2.562.077</text:p>
          </table:table-cell>
          <table:table-cell table:style-name="ce6" office:value-type="float" office:value="2572350" calcext:value-type="float">
            <text:p>2.572.350</text:p>
          </table:table-cell>
          <table:table-cell table:style-name="ce6" office:value-type="float" office:value="2583742" calcext:value-type="float">
            <text:p>2.583.742</text:p>
          </table:table-cell>
          <table:table-cell table:style-name="ce6" office:value-type="float" office:value="2596787" calcext:value-type="float">
            <text:p>2.596.787</text:p>
          </table:table-cell>
          <table:table-cell table:style-name="ce6" office:value-type="float" office:value="2611653" calcext:value-type="float">
            <text:p>2.611.653</text:p>
          </table:table-cell>
          <table:table-cell table:style-name="ce6" office:value-type="float" office:value="2625067" calcext:value-type="float">
            <text:p>2.625.067</text:p>
          </table:table-cell>
          <table:table-cell table:style-name="ce6" office:value-type="float" office:value="2638416" calcext:value-type="float">
            <text:p>2.638.416</text:p>
          </table:table-cell>
          <table:table-cell table:style-name="ce6" office:value-type="float" office:value="2652534" calcext:value-type="float">
            <text:p>2.652.534</text:p>
          </table:table-cell>
          <table:table-cell table:style-name="ce6" office:value-type="float" office:value="2666622" calcext:value-type="float">
            <text:p>2.666.62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weden</text:p>
          </table:table-cell>
          <table:table-cell table:style-name="ce6" office:value-type="float" office:value="4446656" calcext:value-type="float">
            <text:p>4.446.656</text:p>
          </table:table-cell>
          <table:table-cell table:style-name="ce6" office:value-type="float" office:value="4466311" calcext:value-type="float">
            <text:p>4.466.311</text:p>
          </table:table-cell>
          <table:table-cell table:style-name="ce6" office:value-type="float" office:value="4486550" calcext:value-type="float">
            <text:p>4.486.550</text:p>
          </table:table-cell>
          <table:table-cell table:style-name="ce6" office:value-type="float" office:value="4523523" calcext:value-type="float">
            <text:p>4.523.523</text:p>
          </table:table-cell>
          <table:table-cell table:style-name="ce6" office:value-type="float" office:value="4563921" calcext:value-type="float">
            <text:p>4.563.921</text:p>
          </table:table-cell>
          <table:table-cell table:style-name="ce6" office:value-type="float" office:value="4603710" calcext:value-type="float">
            <text:p>4.603.710</text:p>
          </table:table-cell>
          <table:table-cell table:style-name="ce6" office:value-type="float" office:value="4649014" calcext:value-type="float">
            <text:p>4.649.014</text:p>
          </table:table-cell>
          <table:table-cell table:style-name="ce6" office:value-type="float" office:value="4690244" calcext:value-type="float">
            <text:p>4.690.244</text:p>
          </table:table-cell>
          <table:table-cell table:style-name="ce6" office:value-type="float" office:value="4726834" calcext:value-type="float">
            <text:p>4.726.834</text:p>
          </table:table-cell>
          <table:table-cell table:style-name="ce6" office:value-type="float" office:value="4765905" calcext:value-type="float">
            <text:p>4.765.9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6" office:value-type="float" office:value="29211268" calcext:value-type="float">
            <text:p>29.211.268</text:p>
          </table:table-cell>
          <table:table-cell table:style-name="ce6" office:value-type="float" office:value="29419090" calcext:value-type="float">
            <text:p>29.419.090</text:p>
          </table:table-cell>
          <table:table-cell table:style-name="ce6" office:value-type="float" office:value="29651378" calcext:value-type="float">
            <text:p>29.651.378</text:p>
          </table:table-cell>
          <table:table-cell table:style-name="ce6" office:value-type="float" office:value="29894834" calcext:value-type="float">
            <text:p>29.894.834</text:p>
          </table:table-cell>
          <table:table-cell table:style-name="ce6" office:value-type="float" office:value="30164349" calcext:value-type="float">
            <text:p>30.164.349</text:p>
          </table:table-cell>
          <table:table-cell table:style-name="ce6" office:value-type="float" office:value="30416523" calcext:value-type="float">
            <text:p>30.416.523</text:p>
          </table:table-cell>
          <table:table-cell table:style-name="ce6" office:value-type="float" office:value="30668969" calcext:value-type="float">
            <text:p>30.668.969</text:p>
          </table:table-cell>
          <table:table-cell table:style-name="ce6" office:value-type="float" office:value="30951490" calcext:value-type="float">
            <text:p>30.951.490</text:p>
          </table:table-cell>
          <table:table-cell table:style-name="ce6" office:value-type="float" office:value="31206267" calcext:value-type="float">
            <text:p>31.206.267</text:p>
          </table:table-cell>
          <table:table-cell table:style-name="ce6" office:value-type="float" office:value="31423339" calcext:value-type="float">
            <text:p>31.423.33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Economic Area (EU-28 plus IS, LI, NO)</text:p>
          </table:table-cell>
          <table:table-cell table:style-name="ce6" office:value-type="float" office:value="242615781" calcext:value-type="float">
            <text:p>242.615.781</text:p>
          </table:table-cell>
          <table:table-cell table:style-name="ce6" office:value-type="float" office:value="243814591" calcext:value-type="float">
            <text:p>243.814.591</text:p>
          </table:table-cell>
          <table:table-cell table:style-name="ce6" office:value-type="float" office:value="244865642" calcext:value-type="float">
            <text:p>244.865.642</text:p>
          </table:table-cell>
          <table:table-cell table:style-name="ce6" office:value-type="float" office:value="246210786" calcext:value-type="float">
            <text:p>246.210.786</text:p>
          </table:table-cell>
          <table:table-cell table:style-name="ce6" office:value-type="float" office:value="247083682" calcext:value-type="float">
            <text:p>247.083.682</text:p>
          </table:table-cell>
          <table:table-cell table:style-name="ce6" office:value-type="float" office:value="248045154" calcext:value-type="float">
            <text:p>248.045.154</text:p>
          </table:table-cell>
          <table:table-cell table:style-name="ce6" office:value-type="float" office:value="248757949" calcext:value-type="float">
            <text:p>248.757.949</text:p>
          </table:table-cell>
          <table:table-cell table:style-name="ce6" office:value-type="float" office:value="249717737" calcext:value-type="float">
            <text:p>249.717.737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Economic Area (EU-27 plus IS, LI, NO)</text:p>
          </table:table-cell>
          <table:table-cell table:style-name="ce6" office:value-type="float" office:value="240546940" calcext:value-type="float">
            <text:p>240.546.940</text:p>
          </table:table-cell>
          <table:table-cell table:style-name="ce6" office:value-type="float" office:value="241742310" calcext:value-type="float">
            <text:p>241.742.310</text:p>
          </table:table-cell>
          <table:table-cell table:style-name="ce6" office:value-type="float" office:value="242791709" calcext:value-type="float">
            <text:p>242.791.709</text:p>
          </table:table-cell>
          <table:table-cell table:style-name="ce6" office:value-type="float" office:value="244134605" calcext:value-type="float">
            <text:p>244.134.605</text:p>
          </table:table-cell>
          <table:table-cell table:style-name="ce6" office:value-type="float" office:value="245006694" calcext:value-type="float">
            <text:p>245.006.694</text:p>
          </table:table-cell>
          <table:table-cell table:style-name="ce6" office:value-type="float" office:value="245968387" calcext:value-type="float">
            <text:p>245.968.387</text:p>
          </table:table-cell>
          <table:table-cell table:style-name="ce6" office:value-type="float" office:value="246683298" calcext:value-type="float">
            <text:p>246.683.298</text:p>
          </table:table-cell>
          <table:table-cell table:style-name="ce6" office:value-type="float" office:value="247648985" calcext:value-type="float">
            <text:p>247.648.985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Free Trade Association</text:p>
          </table:table-cell>
          <table:table-cell table:style-name="ce6" office:value-type="float" office:value="6032870" calcext:value-type="float">
            <text:p>6.032.870</text:p>
          </table:table-cell>
          <table:table-cell table:style-name="ce6" office:value-type="float" office:value="6076986" calcext:value-type="float">
            <text:p>6.076.986</text:p>
          </table:table-cell>
          <table:table-cell table:style-name="ce6" office:value-type="float" office:value="6122889" calcext:value-type="float">
            <text:p>6.122.889</text:p>
          </table:table-cell>
          <table:table-cell table:style-name="ce6" office:value-type="float" office:value="6179066" calcext:value-type="float">
            <text:p>6.179.066</text:p>
          </table:table-cell>
          <table:table-cell table:style-name="ce6" office:value-type="float" office:value="6265048" calcext:value-type="float">
            <text:p>6.265.048</text:p>
          </table:table-cell>
          <table:table-cell table:style-name="ce6" office:value-type="float" office:value="6361387" calcext:value-type="float">
            <text:p>6.361.387</text:p>
          </table:table-cell>
          <table:table-cell table:style-name="ce6" office:value-type="float" office:value="6435023" calcext:value-type="float">
            <text:p>6.435.023</text:p>
          </table:table-cell>
          <table:table-cell table:style-name="ce6" office:value-type="float" office:value="6516167" calcext:value-type="float">
            <text:p>6.516.167</text:p>
          </table:table-cell>
          <table:table-cell table:style-name="ce6" office:value-type="float" office:value="6599530" calcext:value-type="float">
            <text:p>6.599.530</text:p>
          </table:table-cell>
          <table:table-cell table:style-name="ce6" office:value-type="float" office:value="6684117" calcext:value-type="float">
            <text:p>6.684.11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celand</text:p>
          </table:table-cell>
          <table:table-cell table:style-name="ce6" office:value-type="float" office:value="145401" calcext:value-type="float">
            <text:p>145.401</text:p>
          </table:table-cell>
          <table:table-cell table:style-name="ce6" office:value-type="float" office:value="147170" calcext:value-type="float">
            <text:p>147.170</text:p>
          </table:table-cell>
          <table:table-cell table:style-name="ce6" office:value-type="float" office:value="151202" calcext:value-type="float">
            <text:p>151.202</text:p>
          </table:table-cell>
          <table:table-cell table:style-name="ce6" office:value-type="float" office:value="156576" calcext:value-type="float">
            <text:p>156.576</text:p>
          </table:table-cell>
          <table:table-cell table:style-name="ce6" office:value-type="float" office:value="160896" calcext:value-type="float">
            <text:p>160.896</text:p>
          </table:table-cell>
          <table:table-cell table:style-name="ce6" office:value-type="float" office:value="162068" calcext:value-type="float">
            <text:p>162.068</text:p>
          </table:table-cell>
          <table:table-cell table:style-name="ce6" office:value-type="float" office:value="159936" calcext:value-type="float">
            <text:p>159.936</text:p>
          </table:table-cell>
          <table:table-cell table:style-name="ce6" office:value-type="float" office:value="160006" calcext:value-type="float">
            <text:p>160.006</text:p>
          </table:table-cell>
          <table:table-cell table:style-name="ce6" office:value-type="float" office:value="160364" calcext:value-type="float">
            <text:p>160.364</text:p>
          </table:table-cell>
          <table:table-cell table:style-name="ce6" office:value-type="float" office:value="161438" calcext:value-type="float">
            <text:p>161.438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iechtenstein</text:p>
          </table:table-cell>
          <table:table-cell table:style-name="ce6" office:value-type="float" office:value="16881" calcext:value-type="float">
            <text:p>16.881</text:p>
          </table:table-cell>
          <table:table-cell table:style-name="ce6" office:value-type="float" office:value="17050" calcext:value-type="float">
            <text:p>17.050</text:p>
          </table:table-cell>
          <table:table-cell table:style-name="ce6" office:value-type="float" office:value="17204" calcext:value-type="float">
            <text:p>17.204</text:p>
          </table:table-cell>
          <table:table-cell table:style-name="ce6" office:value-type="float" office:value="17343" calcext:value-type="float">
            <text:p>17.343</text:p>
          </table:table-cell>
          <table:table-cell table:style-name="ce6" office:value-type="float" office:value="17448" calcext:value-type="float">
            <text:p>17.448</text:p>
          </table:table-cell>
          <table:table-cell table:style-name="ce6" office:value-type="float" office:value="17591" calcext:value-type="float">
            <text:p>17.591</text:p>
          </table:table-cell>
          <table:table-cell table:style-name="ce6" office:value-type="float" office:value="17769" calcext:value-type="float">
            <text:p>17.769</text:p>
          </table:table-cell>
          <table:table-cell table:style-name="ce6" office:value-type="float" office:value="17886" calcext:value-type="float">
            <text:p>17.886</text:p>
          </table:table-cell>
          <table:table-cell table:style-name="ce6" office:value-type="float" office:value="18042" calcext:value-type="float">
            <text:p>18.042</text:p>
          </table:table-cell>
          <table:table-cell table:style-name="ce6" office:value-type="float" office:value="18247" calcext:value-type="float">
            <text:p>18.24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orway</text:p>
          </table:table-cell>
          <table:table-cell table:style-name="ce6" office:value-type="float" office:value="2269049" calcext:value-type="float">
            <text:p>2.269.049</text:p>
          </table:table-cell>
          <table:table-cell table:style-name="ce6" office:value-type="float" office:value="2284070" calcext:value-type="float">
            <text:p>2.284.070</text:p>
          </table:table-cell>
          <table:table-cell table:style-name="ce6" office:value-type="float" office:value="2301981" calcext:value-type="float">
            <text:p>2.301.981</text:p>
          </table:table-cell>
          <table:table-cell table:style-name="ce6" office:value-type="float" office:value="2325788" calcext:value-type="float">
            <text:p>2.325.788</text:p>
          </table:table-cell>
          <table:table-cell table:style-name="ce6" office:value-type="float" office:value="2359690" calcext:value-type="float">
            <text:p>2.359.690</text:p>
          </table:table-cell>
          <table:table-cell table:style-name="ce6" office:value-type="float" office:value="2395053" calcext:value-type="float">
            <text:p>2.395.053</text:p>
          </table:table-cell>
          <table:table-cell table:style-name="ce6" office:value-type="float" office:value="2426752" calcext:value-type="float">
            <text:p>2.426.752</text:p>
          </table:table-cell>
          <table:table-cell table:style-name="ce6" office:value-type="float" office:value="2460849" calcext:value-type="float">
            <text:p>2.460.849</text:p>
          </table:table-cell>
          <table:table-cell table:style-name="ce6" office:value-type="float" office:value="2498871" calcext:value-type="float">
            <text:p>2.498.871</text:p>
          </table:table-cell>
          <table:table-cell table:style-name="ce6" office:value-type="float" office:value="2535908" calcext:value-type="float">
            <text:p>2.535.9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witzerland</text:p>
          </table:table-cell>
          <table:table-cell table:style-name="ce6" office:value-type="float" office:value="3601539" calcext:value-type="float">
            <text:p>3.601.539</text:p>
          </table:table-cell>
          <table:table-cell table:style-name="ce6" office:value-type="float" office:value="3628696" calcext:value-type="float">
            <text:p>3.628.696</text:p>
          </table:table-cell>
          <table:table-cell table:style-name="ce6" office:value-type="float" office:value="3652502" calcext:value-type="float">
            <text:p>3.652.502</text:p>
          </table:table-cell>
          <table:table-cell table:style-name="ce6" office:value-type="float" office:value="3679359" calcext:value-type="float">
            <text:p>3.679.359</text:p>
          </table:table-cell>
          <table:table-cell table:style-name="ce6" office:value-type="float" office:value="3727014" calcext:value-type="float">
            <text:p>3.727.014</text:p>
          </table:table-cell>
          <table:table-cell table:style-name="ce6" office:value-type="float" office:value="3786675" calcext:value-type="float">
            <text:p>3.786.675</text:p>
          </table:table-cell>
          <table:table-cell table:style-name="ce6" office:value-type="float" office:value="3830566" calcext:value-type="float">
            <text:p>3.830.566</text:p>
          </table:table-cell>
          <table:table-cell table:style-name="ce6" office:value-type="float" office:value="3877426" calcext:value-type="float">
            <text:p>3.877.426</text:p>
          </table:table-cell>
          <table:table-cell table:style-name="ce6" office:value-type="float" office:value="3922253" calcext:value-type="float">
            <text:p>3.922.253</text:p>
          </table:table-cell>
          <table:table-cell table:style-name="ce6" office:value-type="float" office:value="3968524" calcext:value-type="float">
            <text:p>3.968.524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ntenegro</text:p>
          </table:table-cell>
          <table:table-cell table:style-name="ce6" office:value-type="float" office:value="306120" calcext:value-type="float">
            <text:p>306.120</text:p>
          </table:table-cell>
          <table:table-cell table:style-name="ce6" office:value-type="float" office:value="306736" calcext:value-type="float">
            <text:p>306.736</text:p>
          </table:table-cell>
          <table:table-cell table:style-name="ce6" office:value-type="float" office:value="306940" calcext:value-type="float">
            <text:p>306.940</text:p>
          </table:table-cell>
          <table:table-cell table:style-name="ce6" office:value-type="float" office:value="307598" calcext:value-type="float">
            <text:p>307.598</text:p>
          </table:table-cell>
          <table:table-cell table:style-name="ce6" office:value-type="float" office:value="309108" calcext:value-type="float">
            <text:p>309.108</text:p>
          </table:table-cell>
          <table:table-cell table:style-name="ce6" office:value-type="float" office:value="310465" calcext:value-type="float">
            <text:p>310.465</text:p>
          </table:table-cell>
          <table:table-cell table:style-name="ce8" office:value-type="string" calcext:value-type="string">
            <text:p>:</text:p>
          </table:table-cell>
          <table:table-cell table:style-name="ce6" office:value-type="float" office:value="306140" calcext:value-type="float">
            <text:p>306.140</text:p>
          </table:table-cell>
          <table:table-cell table:style-name="ce6" office:value-type="float" office:value="306804" calcext:value-type="float">
            <text:p>306.804</text:p>
          </table:table-cell>
          <table:table-cell table:style-name="ce6" office:value-type="float" office:value="307700" calcext:value-type="float">
            <text:p>307.7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ormer Yugoslav Republic of Macedonia, the</text:p>
          </table:table-cell>
          <table:table-cell table:style-name="ce6" office:value-type="float" office:value="1018660" calcext:value-type="float">
            <text:p>1.018.660</text:p>
          </table:table-cell>
          <table:table-cell table:style-name="ce6" office:value-type="float" office:value="1021145" calcext:value-type="float">
            <text:p>1.021.145</text:p>
          </table:table-cell>
          <table:table-cell table:style-name="ce6" office:value-type="float" office:value="1022398" calcext:value-type="float">
            <text:p>1.022.398</text:p>
          </table:table-cell>
          <table:table-cell table:style-name="ce6" office:value-type="float" office:value="1023739" calcext:value-type="float">
            <text:p>1.023.739</text:p>
          </table:table-cell>
          <table:table-cell table:style-name="ce6" office:value-type="float" office:value="1025239" calcext:value-type="float">
            <text:p>1.025.239</text:p>
          </table:table-cell>
          <table:table-cell table:style-name="ce6" office:value-type="float" office:value="1026804" calcext:value-type="float">
            <text:p>1.026.804</text:p>
          </table:table-cell>
          <table:table-cell table:style-name="ce6" office:value-type="float" office:value="1028815" calcext:value-type="float">
            <text:p>1.028.815</text:p>
          </table:table-cell>
          <table:table-cell table:style-name="ce6" office:value-type="float" office:value="1030880" calcext:value-type="float">
            <text:p>1.030.880</text:p>
          </table:table-cell>
          <table:table-cell table:style-name="ce6" office:value-type="float" office:value="1031926" calcext:value-type="float">
            <text:p>1.031.926</text:p>
          </table:table-cell>
          <table:table-cell table:style-name="ce6" office:value-type="float" office:value="1033138" calcext:value-type="float">
            <text:p>1.033.13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rbia</text:p>
          </table:table-cell>
          <table:table-cell table:style-name="ce6" office:value-type="float" office:value="3632865" calcext:value-type="float">
            <text:p>3.632.865</text:p>
          </table:table-cell>
          <table:table-cell table:style-name="ce6" office:value-type="float" office:value="3625521" calcext:value-type="float">
            <text:p>3.625.521</text:p>
          </table:table-cell>
          <table:table-cell table:style-name="ce6" office:value-type="float" office:value="3610556" calcext:value-type="float">
            <text:p>3.610.556</text:p>
          </table:table-cell>
          <table:table-cell table:style-name="ce6" office:value-type="float" office:value="3596842" calcext:value-type="float">
            <text:p>3.596.842</text:p>
          </table:table-cell>
          <table:table-cell table:style-name="ce6" office:value-type="float" office:value="3581090" calcext:value-type="float">
            <text:p>3.581.090</text:p>
          </table:table-cell>
          <table:table-cell table:style-name="ce6" office:value-type="float" office:value="3566533" calcext:value-type="float">
            <text:p>3.566.533</text:p>
          </table:table-cell>
          <table:table-cell table:style-name="ce6" office:value-type="float" office:value="3553575" calcext:value-type="float">
            <text:p>3.553.575</text:p>
          </table:table-cell>
          <table:table-cell table:style-name="ce6" office:value-type="float" office:value="3530925" calcext:value-type="float">
            <text:p>3.530.925</text:p>
          </table:table-cell>
          <table:table-cell table:style-name="ce6" office:value-type="float" office:value="3514420" calcext:value-type="float">
            <text:p>3.514.420</text:p>
          </table:table-cell>
          <table:table-cell table:style-name="ce6" office:value-type="float" office:value="3497008" calcext:value-type="float">
            <text:p>3.497.008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Turkey</text:p>
          </table:table-cell>
          <table:table-cell table:style-name="ce6" office:value-type="float" office:value="35667247" calcext:value-type="float">
            <text:p>35.667.247</text:p>
          </table:table-cell>
          <table:table-cell table:style-name="ce6" office:value-type="float" office:value="36124254" calcext:value-type="float">
            <text:p>36.124.254</text:p>
          </table:table-cell>
          <table:table-cell table:style-name="ce6" office:value-type="float" office:value="36574211" calcext:value-type="float">
            <text:p>36.574.211</text:p>
          </table:table-cell>
          <table:table-cell table:style-name="ce6" office:value-type="float" office:value="34940342" calcext:value-type="float">
            <text:p>34.940.342</text:p>
          </table:table-cell>
          <table:table-cell table:style-name="ce6" office:value-type="float" office:value="35376533" calcext:value-type="float">
            <text:p>35.376.533</text:p>
          </table:table-cell>
          <table:table-cell table:style-name="ce6" office:value-type="float" office:value="35901154" calcext:value-type="float">
            <text:p>35.901.154</text:p>
          </table:table-cell>
          <table:table-cell table:style-name="ce6" office:value-type="float" office:value="36462470" calcext:value-type="float">
            <text:p>36.462.470</text:p>
          </table:table-cell>
          <table:table-cell table:style-name="ce6" office:value-type="float" office:value="37043182" calcext:value-type="float">
            <text:p>37.043.182</text:p>
          </table:table-cell>
          <table:table-cell table:style-name="ce6" office:value-type="float" office:value="37532954" calcext:value-type="float">
            <text:p>37.532.954</text:p>
          </table:table-cell>
          <table:table-cell table:style-name="ce6" office:value-type="float" office:value="37956168" calcext:value-type="float">
            <text:p>37.956.16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lbania</text:p>
          </table:table-cell>
          <table:table-cell table:style-name="ce6" office:value-type="float" office:value="1554732" calcext:value-type="float">
            <text:p>1.554.732</text:p>
          </table:table-cell>
          <table:table-cell table:style-name="ce6" office:value-type="float" office:value="1562016" calcext:value-type="float">
            <text:p>1.562.016</text:p>
          </table:table-cell>
          <table:table-cell table:style-name="ce6" office:value-type="float" office:value="1568611" calcext:value-type="float">
            <text:p>1.568.611</text:p>
          </table:table-cell>
          <table:table-cell table:style-name="ce6" office:value-type="float" office:value="1582319" calcext:value-type="float">
            <text:p>1.582.319</text:p>
          </table:table-cell>
          <table:table-cell table:style-name="ce6" office:value-type="float" office:value="1588579" calcext:value-type="float">
            <text:p>1.588.579</text:p>
          </table:table-cell>
          <table:table-cell table:style-name="ce6" office:value-type="float" office:value="1584637" calcext:value-type="float">
            <text:p>1.584.637</text:p>
          </table:table-cell>
          <table:table-cell table:style-name="ce8" office:value-type="string" calcext:value-type="string">
            <text:p>:</text:p>
          </table:table-cell>
          <table:table-cell table:style-name="ce6" office:value-type="float" office:value="1421810" calcext:value-type="float">
            <text:p>1.421.810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ndorra</text:p>
          </table:table-cell>
          <table:table-cell table:style-name="ce6" office:value-type="float" office:value="37582" calcext:value-type="float">
            <text:p>37.582</text:p>
          </table:table-cell>
          <table:table-cell table:style-name="ce6" office:value-type="float" office:value="40085" calcext:value-type="float">
            <text:p>40.085</text:p>
          </table:table-cell>
          <table:table-cell table:style-name="ce6" office:value-type="float" office:value="40974" calcext:value-type="float">
            <text:p>40.974</text:p>
          </table:table-cell>
          <table:table-cell table:style-name="ce6" office:value-type="float" office:value="42517" calcext:value-type="float">
            <text:p>42.517</text:p>
          </table:table-cell>
          <table:table-cell table:style-name="ce6" office:value-type="float" office:value="43515" calcext:value-type="float">
            <text:p>43.515</text:p>
          </table:table-cell>
          <table:table-cell table:style-name="ce6" office:value-type="float" office:value="44181" calcext:value-type="float">
            <text:p>44.181</text:p>
          </table:table-cell>
          <table:table-cell table:style-name="ce6" office:value-type="float" office:value="43786" calcext:value-type="float">
            <text:p>43.786</text:p>
          </table:table-cell>
          <table:table-cell table:style-name="ce6" office:value-type="float" office:value="44197" calcext:value-type="float">
            <text:p>44.197</text:p>
          </table:table-cell>
          <table:table-cell table:style-name="ce6" office:value-type="float" office:value="39863" calcext:value-type="float">
            <text:p>39.863</text:p>
          </table:table-cell>
          <table:table-cell table:style-name="ce6" office:value-type="float" office:value="38838" calcext:value-type="float">
            <text:p>38.838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elarus</text:p>
          </table:table-cell>
          <table:table-cell table:style-name="ce6" office:value-type="float" office:value="4610183" calcext:value-type="float">
            <text:p>4.610.183</text:p>
          </table:table-cell>
          <table:table-cell table:style-name="ce6" office:value-type="float" office:value="4583082" calcext:value-type="float">
            <text:p>4.583.082</text:p>
          </table:table-cell>
          <table:table-cell table:style-name="ce6" office:value-type="float" office:value="4555296" calcext:value-type="float">
            <text:p>4.555.296</text:p>
          </table:table-cell>
          <table:table-cell table:style-name="ce6" office:value-type="float" office:value="4535032" calcext:value-type="float">
            <text:p>4.535.032</text:p>
          </table:table-cell>
          <table:table-cell table:style-name="ce6" office:value-type="float" office:value="4521412" calcext:value-type="float">
            <text:p>4.521.412</text:p>
          </table:table-cell>
          <table:table-cell table:style-name="ce6" office:value-type="float" office:value="4511623" calcext:value-type="float">
            <text:p>4.511.623</text:p>
          </table:table-cell>
          <table:table-cell table:style-name="ce6" office:value-type="float" office:value="4416912" calcext:value-type="float">
            <text:p>4.416.912</text:p>
          </table:table-cell>
          <table:table-cell table:style-name="ce6" office:value-type="float" office:value="4408159" calcext:value-type="float">
            <text:p>4.408.159</text:p>
          </table:table-cell>
          <table:table-cell table:style-name="ce6" office:value-type="float" office:value="4398293" calcext:value-type="float">
            <text:p>4.398.293</text:p>
          </table:table-cell>
          <table:table-cell table:style-name="ce6" office:value-type="float" office:value="4397526" calcext:value-type="float">
            <text:p>4.397.52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osnia and Herzegovina</text:p>
          </table:table-cell>
          <table:table-cell table:style-name="ce6" office:value-type="float" office:value="1880333" calcext:value-type="float">
            <text:p>1.880.333</text:p>
          </table:table-cell>
          <table:table-cell table:style-name="ce6" office:value-type="float" office:value="1882841" calcext:value-type="float">
            <text:p>1.882.841</text:p>
          </table:table-cell>
          <table:table-cell table:style-name="ce6" office:value-type="float" office:value="1882898" calcext:value-type="float">
            <text:p>1.882.898</text:p>
          </table:table-cell>
          <table:table-cell table:style-name="ce6" office:value-type="float" office:value="1883568" calcext:value-type="float">
            <text:p>1.883.568</text:p>
          </table:table-cell>
          <table:table-cell table:style-name="ce6" office:value-type="float" office:value="1883485" calcext:value-type="float">
            <text:p>1.883.485</text:p>
          </table:table-cell>
          <table:table-cell table:style-name="ce6" office:value-type="float" office:value="1878012" calcext:value-type="float">
            <text:p>1.878.012</text:p>
          </table:table-cell>
          <table:table-cell table:style-name="ce6" office:value-type="float" office:value="1878035" calcext:value-type="float">
            <text:p>1.878.035</text:p>
          </table:table-cell>
          <table:table-cell table:style-name="ce6" office:value-type="float" office:value="1877482" calcext:value-type="float">
            <text:p>1.877.482</text:p>
          </table:table-cell>
          <table:table-cell table:style-name="ce6" office:value-type="float" office:value="1875610" calcext:value-type="float">
            <text:p>1.875.610</text:p>
          </table:table-cell>
          <table:table-cell table:style-name="ce6" office:value-type="float" office:value="1873605" calcext:value-type="float">
            <text:p>1.873.6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Kosovo (under United Nations Security Council Resolution 1244/99)</text:p>
          </table:table-cell>
          <table:table-cell table:number-columns-repeated="2" table:style-name="ce8" office:value-type="string" calcext:value-type="string">
            <text:p>:</text:p>
          </table:table-cell>
          <table:table-cell table:style-name="ce6" office:value-type="float" office:value="1060500" calcext:value-type="float">
            <text:p>1.060.500</text:p>
          </table:table-cell>
          <table:table-cell table:style-name="ce6" office:value-type="float" office:value="1074014" calcext:value-type="float">
            <text:p>1.074.014</text:p>
          </table:table-cell>
          <table:table-cell table:style-name="ce6" office:value-type="float" office:value="1087541" calcext:value-type="float">
            <text:p>1.087.541</text:p>
          </table:table-cell>
          <table:table-cell table:style-name="ce6" office:value-type="float" office:value="1101435" calcext:value-type="float">
            <text:p>1.101.435</text:p>
          </table:table-cell>
          <table:table-cell table:style-name="ce6" office:value-type="float" office:value="1115252" calcext:value-type="float">
            <text:p>1.115.252</text:p>
          </table:table-cell>
          <table:table-cell table:style-name="ce6" office:value-type="float" office:value="904267" calcext:value-type="float">
            <text:p>904.267</text:p>
          </table:table-cell>
          <table:table-cell table:style-name="ce6" office:value-type="float" office:value="905512" calcext:value-type="float">
            <text:p>905.512</text:p>
          </table:table-cell>
          <table:table-cell table:style-name="ce6" office:value-type="float" office:value="914051" calcext:value-type="float">
            <text:p>914.05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oldova</text:p>
          </table:table-cell>
          <table:table-cell table:style-name="ce6" office:value-type="float" office:value="1728414" calcext:value-type="float">
            <text:p>1.728.414</text:p>
          </table:table-cell>
          <table:table-cell table:style-name="ce6" office:value-type="float" office:value="1724841" calcext:value-type="float">
            <text:p>1.724.841</text:p>
          </table:table-cell>
          <table:table-cell table:style-name="ce6" office:value-type="float" office:value="1719368" calcext:value-type="float">
            <text:p>1.719.368</text:p>
          </table:table-cell>
          <table:table-cell table:style-name="ce6" office:value-type="float" office:value="1721030" calcext:value-type="float">
            <text:p>1.721.030</text:p>
          </table:table-cell>
          <table:table-cell table:style-name="ce6" office:value-type="float" office:value="1717459" calcext:value-type="float">
            <text:p>1.717.459</text:p>
          </table:table-cell>
          <table:table-cell table:style-name="ce6" office:value-type="float" office:value="1714931" calcext:value-type="float">
            <text:p>1.714.931</text:p>
          </table:table-cell>
          <table:table-cell table:style-name="ce6" office:value-type="float" office:value="1713487" calcext:value-type="float">
            <text:p>1.713.487</text:p>
          </table:table-cell>
          <table:table-cell table:style-name="ce6" office:value-type="float" office:value="1712106" calcext:value-type="float">
            <text:p>1.712.106</text:p>
          </table:table-cell>
          <table:table-cell table:style-name="ce6" office:value-type="float" office:value="1711725" calcext:value-type="float">
            <text:p>1.711.725</text:p>
          </table:table-cell>
          <table:table-cell table:style-name="ce6" office:value-type="float" office:value="1712346" calcext:value-type="float">
            <text:p>1.712.34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naco</text:p>
          </table:table-cell>
          <table:table-cell table:style-name="ce6" office:value-type="float" office:value="15898" calcext:value-type="float">
            <text:p>15.898</text:p>
          </table:table-cell>
          <table:table-cell table:style-name="ce6" office:value-type="float" office:value="16040" calcext:value-type="float">
            <text:p>16.040</text:p>
          </table:table-cell>
          <table:table-cell table:number-columns-repeated="8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ussia</text:p>
          </table:table-cell>
          <table:table-cell table:style-name="ce6" office:value-type="float" office:value="67023885" calcext:value-type="float">
            <text:p>67.023.885</text:p>
          </table:table-cell>
          <table:table-cell table:style-name="ce6" office:value-type="float" office:value="66602762" calcext:value-type="float">
            <text:p>66.602.762</text:p>
          </table:table-cell>
          <table:table-cell table:style-name="ce6" office:value-type="float" office:value="66163544" calcext:value-type="float">
            <text:p>66.163.544</text:p>
          </table:table-cell>
          <table:table-cell table:style-name="ce6" office:value-type="float" office:value="65848988" calcext:value-type="float">
            <text:p>65.848.988</text:p>
          </table:table-cell>
          <table:table-cell table:style-name="ce6" office:value-type="float" office:value="65717075" calcext:value-type="float">
            <text:p>65.717.075</text:p>
          </table:table-cell>
          <table:table-cell table:style-name="ce6" office:value-type="float" office:value="65641634" calcext:value-type="float">
            <text:p>65.641.634</text:p>
          </table:table-cell>
          <table:table-cell table:style-name="ce6" office:value-type="float" office:value="65639380" calcext:value-type="float">
            <text:p>65.639.380</text:p>
          </table:table-cell>
          <table:table-cell table:style-name="ce6" office:value-type="float" office:value="66046579" calcext:value-type="float">
            <text:p>66.046.579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an Marino</text:p>
          </table:table-cell>
          <table:table-cell table:style-name="ce6" office:value-type="float" office:value="14338" calcext:value-type="float">
            <text:p>14.338</text:p>
          </table:table-cell>
          <table:table-cell table:style-name="ce6" office:value-type="float" office:value="14546" calcext:value-type="float">
            <text:p>14.546</text:p>
          </table:table-cell>
          <table:table-cell table:style-name="ce6" office:value-type="float" office:value="14703" calcext:value-type="float">
            <text:p>14.703</text:p>
          </table:table-cell>
          <table:table-cell table:style-name="ce6" office:value-type="float" office:value="14924" calcext:value-type="float">
            <text:p>14.924</text:p>
          </table:table-cell>
          <table:table-cell table:style-name="ce6" office:value-type="float" office:value="16404" calcext:value-type="float">
            <text:p>16.404</text:p>
          </table:table-cell>
          <table:table-cell table:style-name="ce6" office:value-type="float" office:value="15343" calcext:value-type="float">
            <text:p>15.343</text:p>
          </table:table-cell>
          <table:table-cell table:style-name="ce8" office:value-type="string" calcext:value-type="string">
            <text:p>:</text:p>
          </table:table-cell>
          <table:table-cell table:style-name="ce6" office:value-type="float" office:value="15636" calcext:value-type="float">
            <text:p>15.636</text:p>
          </table:table-cell>
          <table:table-cell table:style-name="ce6" office:value-type="float" office:value="15797" calcext:value-type="float">
            <text:p>15.79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Ukraine</text:p>
          </table:table-cell>
          <table:table-cell table:style-name="ce6" office:value-type="float" office:value="21926809" calcext:value-type="float">
            <text:p>21.926.809</text:p>
          </table:table-cell>
          <table:table-cell table:style-name="ce6" office:value-type="float" office:value="21753993" calcext:value-type="float">
            <text:p>21.753.993</text:p>
          </table:table-cell>
          <table:table-cell table:style-name="ce6" office:value-type="float" office:value="21574667" calcext:value-type="float">
            <text:p>21.574.667</text:p>
          </table:table-cell>
          <table:table-cell table:style-name="ce6" office:value-type="float" office:value="21434680" calcext:value-type="float">
            <text:p>21.434.680</text:p>
          </table:table-cell>
          <table:table-cell table:style-name="ce6" office:value-type="float" office:value="21297678" calcext:value-type="float">
            <text:p>21.297.678</text:p>
          </table:table-cell>
          <table:table-cell table:style-name="ce6" office:value-type="float" office:value="21184932" calcext:value-type="float">
            <text:p>21.184.932</text:p>
          </table:table-cell>
          <table:table-cell table:style-name="ce6" office:value-type="float" office:value="21107067" calcext:value-type="float">
            <text:p>21.107.067</text:p>
          </table:table-cell>
          <table:table-cell table:style-name="ce6" office:value-type="float" office:value="21032616" calcext:value-type="float">
            <text:p>21.032.616</text:p>
          </table:table-cell>
          <table:table-cell table:style-name="ce6" office:value-type="float" office:value="20976712" calcext:value-type="float">
            <text:p>20.976.712</text:p>
          </table:table-cell>
          <table:table-cell table:style-name="ce6" office:value-type="float" office:value="20962744" calcext:value-type="float">
            <text:p>20.962.74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rmenia</text:p>
          </table:table-cell>
          <table:table-cell table:style-name="ce6" office:value-type="float" office:value="1546700" calcext:value-type="float">
            <text:p>1.546.700</text:p>
          </table:table-cell>
          <table:table-cell table:style-name="ce6" office:value-type="float" office:value="1550600" calcext:value-type="float">
            <text:p>1.550.600</text:p>
          </table:table-cell>
          <table:table-cell table:style-name="ce6" office:value-type="float" office:value="1554111" calcext:value-type="float">
            <text:p>1.554.111</text:p>
          </table:table-cell>
          <table:table-cell table:style-name="ce6" office:value-type="float" office:value="1557399" calcext:value-type="float">
            <text:p>1.557.399</text:p>
          </table:table-cell>
          <table:table-cell table:style-name="ce6" office:value-type="float" office:value="1562557" calcext:value-type="float">
            <text:p>1.562.557</text:p>
          </table:table-cell>
          <table:table-cell table:style-name="ce6" office:value-type="float" office:value="1568265" calcext:value-type="float">
            <text:p>1.568.265</text:p>
          </table:table-cell>
          <table:table-cell table:style-name="ce6" office:value-type="float" office:value="1575826" calcext:value-type="float">
            <text:p>1.575.826</text:p>
          </table:table-cell>
          <table:table-cell table:style-name="ce6" office:value-type="float" office:value="1583584" calcext:value-type="float">
            <text:p>1.583.584</text:p>
          </table:table-cell>
          <table:table-cell table:style-name="ce6" office:value-type="float" office:value="1590285" calcext:value-type="float">
            <text:p>1.590.285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zerbaijan</text:p>
          </table:table-cell>
          <table:table-cell table:style-name="ce6" office:value-type="float" office:value="4058500" calcext:value-type="float">
            <text:p>4.058.500</text:p>
          </table:table-cell>
          <table:table-cell table:style-name="ce6" office:value-type="float" office:value="4103700" calcext:value-type="float">
            <text:p>4.103.700</text:p>
          </table:table-cell>
          <table:table-cell table:style-name="ce6" office:value-type="float" office:value="4152200" calcext:value-type="float">
            <text:p>4.152.200</text:p>
          </table:table-cell>
          <table:table-cell table:style-name="ce6" office:value-type="float" office:value="4205000" calcext:value-type="float">
            <text:p>4.205.000</text:p>
          </table:table-cell>
          <table:table-cell table:style-name="ce6" office:value-type="float" office:value="4258100" calcext:value-type="float">
            <text:p>4.258.100</text:p>
          </table:table-cell>
          <table:table-cell table:style-name="ce6" office:value-type="float" office:value="4358300" calcext:value-type="float">
            <text:p>4.358.300</text:p>
          </table:table-cell>
          <table:table-cell table:style-name="ce6" office:value-type="float" office:value="4455503" calcext:value-type="float">
            <text:p>4.455.503</text:p>
          </table:table-cell>
          <table:table-cell table:style-name="ce6" office:value-type="float" office:value="4517055" calcext:value-type="float">
            <text:p>4.517.055</text:p>
          </table:table-cell>
          <table:table-cell table:style-name="ce6" office:value-type="float" office:value="4583484" calcext:value-type="float">
            <text:p>4.583.484</text:p>
          </table:table-cell>
          <table:table-cell table:style-name="ce6" office:value-type="float" office:value="4648793" calcext:value-type="float">
            <text:p>4.648.79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Georgia</text:p>
          </table:table-cell>
          <table:table-cell table:style-name="ce6" office:value-type="float" office:value="2039000" calcext:value-type="float">
            <text:p>2.039.000</text:p>
          </table:table-cell>
          <table:table-cell table:style-name="ce6" office:value-type="float" office:value="2043600" calcext:value-type="float">
            <text:p>2.043.600</text:p>
          </table:table-cell>
          <table:table-cell table:style-name="ce6" office:value-type="float" office:value="2083892" calcext:value-type="float">
            <text:p>2.083.892</text:p>
          </table:table-cell>
          <table:table-cell table:style-name="ce6" office:value-type="float" office:value="2079545" calcext:value-type="float">
            <text:p>2.079.545</text:p>
          </table:table-cell>
          <table:table-cell table:style-name="ce6" office:value-type="float" office:value="2078395" calcext:value-type="float">
            <text:p>2.078.395</text:p>
          </table:table-cell>
          <table:table-cell table:style-name="ce6" office:value-type="float" office:value="2080807" calcext:value-type="float">
            <text:p>2.080.807</text:p>
          </table:table-cell>
          <table:table-cell table:style-name="ce6" office:value-type="float" office:value="2108914" calcext:value-type="float">
            <text:p>2.108.914</text:p>
          </table:table-cell>
          <table:table-cell table:style-name="ce6" office:value-type="float" office:value="2127278" calcext:value-type="float">
            <text:p>2.127.278</text:p>
          </table:table-cell>
          <table:table-cell table:style-name="ce6" office:value-type="float" office:value="2143794" calcext:value-type="float">
            <text:p>2.143.794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ecial valu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not availabl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DIC_DE</text:p>
          </table:table-cell>
          <table:table-cell table:style-name="ce1" office:value-type="string" calcext:value-type="string">
            <text:p>Population on 1 January - femal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GEO/TIME</text:p>
          </table:table-cell>
          <table:table-cell table:style-name="ce3" office:value-type="string" calcext:value-type="string">
            <text:p>2004</text:p>
          </table:table-cell>
          <table:table-cell table:style-name="ce3" office:value-type="string" calcext:value-type="string">
            <text:p>2005</text:p>
          </table:table-cell>
          <table:table-cell table:style-name="ce3" office:value-type="string" calcext:value-type="string">
            <text:p>2006</text:p>
          </table:table-cell>
          <table:table-cell table:style-name="ce3" office:value-type="string" calcext:value-type="string">
            <text:p>2007</text:p>
          </table:table-cell>
          <table:table-cell table:style-name="ce3" office:value-type="string" calcext:value-type="string">
            <text:p>2008</text:p>
          </table:table-cell>
          <table:table-cell table:style-name="ce3" office:value-type="string" calcext:value-type="string">
            <text:p>2009</text:p>
          </table:table-cell>
          <table:table-cell table:style-name="ce3" office:value-type="string" calcext:value-type="string">
            <text:p>2010</text:p>
          </table:table-cell>
          <table:table-cell table:style-name="ce3" office:value-type="string" calcext:value-type="string">
            <text:p>2011</text:p>
          </table:table-cell>
          <table:table-cell table:style-name="ce3" office:value-type="string" calcext:value-type="string">
            <text:p>2012</text:p>
          </table:table-cell>
          <table:table-cell table:style-name="ce3" office:value-type="string" calcext:value-type="string">
            <text:p>201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Union (28 countries)</text:p>
          </table:table-cell>
          <table:table-cell table:style-name="ce6" office:value-type="float" office:value="252909396" calcext:value-type="float">
            <text:p>252.909.396</text:p>
          </table:table-cell>
          <table:table-cell table:style-name="ce6" office:value-type="float" office:value="253990924" calcext:value-type="float">
            <text:p>253.990.924</text:p>
          </table:table-cell>
          <table:table-cell table:style-name="ce6" office:value-type="float" office:value="254923523" calcext:value-type="float">
            <text:p>254.923.523</text:p>
          </table:table-cell>
          <table:table-cell table:style-name="ce6" office:value-type="float" office:value="255605552" calcext:value-type="float">
            <text:p>255.605.552</text:p>
          </table:table-cell>
          <table:table-cell table:style-name="ce6" office:value-type="float" office:value="256852449" calcext:value-type="float">
            <text:p>256.852.449</text:p>
          </table:table-cell>
          <table:table-cell table:style-name="ce6" office:value-type="float" office:value="257712738" calcext:value-type="float">
            <text:p>257.712.738</text:p>
          </table:table-cell>
          <table:table-cell table:style-name="ce6" office:value-type="float" office:value="258404021" calcext:value-type="float">
            <text:p>258.404.021</text:p>
          </table:table-cell>
          <table:table-cell table:style-name="ce6" office:value-type="float" office:value="259195999" calcext:value-type="float">
            <text:p>259.195.999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Union (27 countries)</text:p>
          </table:table-cell>
          <table:table-cell table:style-name="ce6" office:value-type="float" office:value="250672512" calcext:value-type="float">
            <text:p>250.672.512</text:p>
          </table:table-cell>
          <table:table-cell table:style-name="ce6" office:value-type="float" office:value="251752344" calcext:value-type="float">
            <text:p>251.752.344</text:p>
          </table:table-cell>
          <table:table-cell table:style-name="ce6" office:value-type="float" office:value="252684969" calcext:value-type="float">
            <text:p>252.684.969</text:p>
          </table:table-cell>
          <table:table-cell table:style-name="ce6" office:value-type="float" office:value="253368203" calcext:value-type="float">
            <text:p>253.368.203</text:p>
          </table:table-cell>
          <table:table-cell table:style-name="ce6" office:value-type="float" office:value="254617470" calcext:value-type="float">
            <text:p>254.617.470</text:p>
          </table:table-cell>
          <table:table-cell table:style-name="ce6" office:value-type="float" office:value="255479709" calcext:value-type="float">
            <text:p>255.479.709</text:p>
          </table:table-cell>
          <table:table-cell table:style-name="ce6" office:value-type="float" office:value="256175825" calcext:value-type="float">
            <text:p>256.175.825</text:p>
          </table:table-cell>
          <table:table-cell table:style-name="ce6" office:value-type="float" office:value="256974894" calcext:value-type="float">
            <text:p>256.974.894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8 countries)</text:p>
          </table:table-cell>
          <table:table-cell table:style-name="ce6" office:value-type="float" office:value="165710875" calcext:value-type="float">
            <text:p>165.710.875</text:p>
          </table:table-cell>
          <table:table-cell table:style-name="ce6" office:value-type="float" office:value="166706608" calcext:value-type="float">
            <text:p>166.706.608</text:p>
          </table:table-cell>
          <table:table-cell table:style-name="ce6" office:value-type="float" office:value="167533937" calcext:value-type="float">
            <text:p>167.533.937</text:p>
          </table:table-cell>
          <table:table-cell table:style-name="ce6" office:value-type="float" office:value="168381509" calcext:value-type="float">
            <text:p>168.381.509</text:p>
          </table:table-cell>
          <table:table-cell table:style-name="ce6" office:value-type="float" office:value="169359028" calcext:value-type="float">
            <text:p>169.359.028</text:p>
          </table:table-cell>
          <table:table-cell table:style-name="ce6" office:value-type="float" office:value="170051783" calcext:value-type="float">
            <text:p>170.051.783</text:p>
          </table:table-cell>
          <table:table-cell table:style-name="ce6" office:value-type="float" office:value="170571910" calcext:value-type="float">
            <text:p>170.571.910</text:p>
          </table:table-cell>
          <table:table-cell table:style-name="ce6" office:value-type="float" office:value="171082758" calcext:value-type="float">
            <text:p>171.082.758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7 countries)</text:p>
          </table:table-cell>
          <table:table-cell table:style-name="ce6" office:value-type="float" office:value="164478820" calcext:value-type="float">
            <text:p>164.478.820</text:p>
          </table:table-cell>
          <table:table-cell table:style-name="ce6" office:value-type="float" office:value="165488993" calcext:value-type="float">
            <text:p>165.488.993</text:p>
          </table:table-cell>
          <table:table-cell table:style-name="ce6" office:value-type="float" office:value="166328121" calcext:value-type="float">
            <text:p>166.328.121</text:p>
          </table:table-cell>
          <table:table-cell table:style-name="ce6" office:value-type="float" office:value="167186460" calcext:value-type="float">
            <text:p>167.186.460</text:p>
          </table:table-cell>
          <table:table-cell table:style-name="ce6" office:value-type="float" office:value="168174259" calcext:value-type="float">
            <text:p>168.174.259</text:p>
          </table:table-cell>
          <table:table-cell table:style-name="ce6" office:value-type="float" office:value="168881597" calcext:value-type="float">
            <text:p>168.881.597</text:p>
          </table:table-cell>
          <table:table-cell table:style-name="ce6" office:value-type="float" office:value="169422337" calcext:value-type="float">
            <text:p>169.422.337</text:p>
          </table:table-cell>
          <table:table-cell table:style-name="ce6" office:value-type="float" office:value="169956092" calcext:value-type="float">
            <text:p>169.956.092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6 countries)</text:p>
          </table:table-cell>
          <table:table-cell table:style-name="ce6" office:value-type="float" office:value="163750506" calcext:value-type="float">
            <text:p>163.750.506</text:p>
          </table:table-cell>
          <table:table-cell table:style-name="ce6" office:value-type="float" office:value="164763205" calcext:value-type="float">
            <text:p>164.763.205</text:p>
          </table:table-cell>
          <table:table-cell table:style-name="ce6" office:value-type="float" office:value="165605509" calcext:value-type="float">
            <text:p>165.605.509</text:p>
          </table:table-cell>
          <table:table-cell table:style-name="ce6" office:value-type="float" office:value="166466975" calcext:value-type="float">
            <text:p>166.466.975</text:p>
          </table:table-cell>
          <table:table-cell table:style-name="ce6" office:value-type="float" office:value="167456168" calcext:value-type="float">
            <text:p>167.456.168</text:p>
          </table:table-cell>
          <table:table-cell table:style-name="ce6" office:value-type="float" office:value="168165083" calcext:value-type="float">
            <text:p>168.165.083</text:p>
          </table:table-cell>
          <table:table-cell table:style-name="ce6" office:value-type="float" office:value="168707425" calcext:value-type="float">
            <text:p>168.707.425</text:p>
          </table:table-cell>
          <table:table-cell table:style-name="ce6" office:value-type="float" office:value="169242812" calcext:value-type="float">
            <text:p>169.242.812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elgium</text:p>
          </table:table-cell>
          <table:table-cell table:style-name="ce6" office:value-type="float" office:value="5309245" calcext:value-type="float">
            <text:p>5.309.245</text:p>
          </table:table-cell>
          <table:table-cell table:style-name="ce6" office:value-type="float" office:value="5334527" calcext:value-type="float">
            <text:p>5.334.527</text:p>
          </table:table-cell>
          <table:table-cell table:style-name="ce6" office:value-type="float" office:value="5367561" calcext:value-type="float">
            <text:p>5.367.561</text:p>
          </table:table-cell>
          <table:table-cell table:style-name="ce6" office:value-type="float" office:value="5403126" calcext:value-type="float">
            <text:p>5.403.126</text:p>
          </table:table-cell>
          <table:table-cell table:style-name="ce6" office:value-type="float" office:value="5442557" calcext:value-type="float">
            <text:p>5.442.557</text:p>
          </table:table-cell>
          <table:table-cell table:style-name="ce6" office:value-type="float" office:value="5484429" calcext:value-type="float">
            <text:p>5.484.429</text:p>
          </table:table-cell>
          <table:table-cell table:style-name="ce6" office:value-type="float" office:value="5527684" calcext:value-type="float">
            <text:p>5.527.684</text:p>
          </table:table-cell>
          <table:table-cell table:style-name="ce6" office:value-type="float" office:value="5598920" calcext:value-type="float">
            <text:p>5.598.920</text:p>
          </table:table-cell>
          <table:table-cell table:style-name="ce6" office:value-type="float" office:value="5643070" calcext:value-type="float">
            <text:p>5.643.070</text:p>
          </table:table-cell>
          <table:table-cell table:style-name="ce6" office:value-type="float" office:value="5674206" calcext:value-type="float">
            <text:p>5.674.20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ulgaria</text:p>
          </table:table-cell>
          <table:table-cell table:style-name="ce6" office:value-type="float" office:value="4010433" calcext:value-type="float">
            <text:p>4.010.433</text:p>
          </table:table-cell>
          <table:table-cell table:style-name="ce6" office:value-type="float" office:value="3993439" calcext:value-type="float">
            <text:p>3.993.439</text:p>
          </table:table-cell>
          <table:table-cell table:style-name="ce6" office:value-type="float" office:value="3975423" calcext:value-type="float">
            <text:p>3.975.423</text:p>
          </table:table-cell>
          <table:table-cell table:style-name="ce6" office:value-type="float" office:value="3886094" calcext:value-type="float">
            <text:p>3.886.094</text:p>
          </table:table-cell>
          <table:table-cell table:style-name="ce6" office:value-type="float" office:value="3857635" calcext:value-type="float">
            <text:p>3.857.635</text:p>
          </table:table-cell>
          <table:table-cell table:style-name="ce6" office:value-type="float" office:value="3831264" calcext:value-type="float">
            <text:p>3.831.264</text:p>
          </table:table-cell>
          <table:table-cell table:style-name="ce6" office:value-type="float" office:value="3807808" calcext:value-type="float">
            <text:p>3.807.808</text:p>
          </table:table-cell>
          <table:table-cell table:style-name="ce6" office:value-type="float" office:value="3780505" calcext:value-type="float">
            <text:p>3.780.505</text:p>
          </table:table-cell>
          <table:table-cell table:style-name="ce6" office:value-type="float" office:value="3760457" calcext:value-type="float">
            <text:p>3.760.457</text:p>
          </table:table-cell>
          <table:table-cell table:style-name="ce6" office:value-type="float" office:value="3739479" calcext:value-type="float">
            <text:p>3.739.47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zech Republic</text:p>
          </table:table-cell>
          <table:table-cell table:style-name="ce6" office:value-type="float" office:value="5228205" calcext:value-type="float">
            <text:p>5.228.205</text:p>
          </table:table-cell>
          <table:table-cell table:style-name="ce6" office:value-type="float" office:value="5228199" calcext:value-type="float">
            <text:p>5.228.199</text:p>
          </table:table-cell>
          <table:table-cell table:style-name="ce6" office:value-type="float" office:value="5233925" calcext:value-type="float">
            <text:p>5.233.925</text:p>
          </table:table-cell>
          <table:table-cell table:style-name="ce6" office:value-type="float" office:value="5243638" calcext:value-type="float">
            <text:p>5.243.638</text:p>
          </table:table-cell>
          <table:table-cell table:style-name="ce6" office:value-type="float" office:value="5278305" calcext:value-type="float">
            <text:p>5.278.305</text:p>
          </table:table-cell>
          <table:table-cell table:style-name="ce6" office:value-type="float" office:value="5309105" calcext:value-type="float">
            <text:p>5.309.105</text:p>
          </table:table-cell>
          <table:table-cell table:style-name="ce6" office:value-type="float" office:value="5325922" calcext:value-type="float">
            <text:p>5.325.922</text:p>
          </table:table-cell>
          <table:table-cell table:style-name="ce6" office:value-type="float" office:value="5339500" calcext:value-type="float">
            <text:p>5.339.500</text:p>
          </table:table-cell>
          <table:table-cell table:style-name="ce6" office:value-type="float" office:value="5347235" calcext:value-type="float">
            <text:p>5.347.235</text:p>
          </table:table-cell>
          <table:table-cell table:style-name="ce6" office:value-type="float" office:value="5351776" calcext:value-type="float">
            <text:p>5.351.77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6" office:value-type="float" office:value="2727505" calcext:value-type="float">
            <text:p>2.727.505</text:p>
          </table:table-cell>
          <table:table-cell table:style-name="ce6" office:value-type="float" office:value="2734113" calcext:value-type="float">
            <text:p>2.734.113</text:p>
          </table:table-cell>
          <table:table-cell table:style-name="ce6" office:value-type="float" office:value="2741613" calcext:value-type="float">
            <text:p>2.741.613</text:p>
          </table:table-cell>
          <table:table-cell table:style-name="ce6" office:value-type="float" office:value="2750422" calcext:value-type="float">
            <text:p>2.750.422</text:p>
          </table:table-cell>
          <table:table-cell table:style-name="ce6" office:value-type="float" office:value="2763125" calcext:value-type="float">
            <text:p>2.763.125</text:p>
          </table:table-cell>
          <table:table-cell table:style-name="ce6" office:value-type="float" office:value="2779431" calcext:value-type="float">
            <text:p>2.779.431</text:p>
          </table:table-cell>
          <table:table-cell table:style-name="ce6" office:value-type="float" office:value="2791452" calcext:value-type="float">
            <text:p>2.791.452</text:p>
          </table:table-cell>
          <table:table-cell table:style-name="ce6" office:value-type="float" office:value="2804046" calcext:value-type="float">
            <text:p>2.804.046</text:p>
          </table:table-cell>
          <table:table-cell table:style-name="ce6" office:value-type="float" office:value="2813740" calcext:value-type="float">
            <text:p>2.813.740</text:p>
          </table:table-cell>
          <table:table-cell table:style-name="ce6" office:value-type="float" office:value="2823776" calcext:value-type="float">
            <text:p>2.823.77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ermany (until 1990 former territory of the FRG)</text:p>
          </table:table-cell>
          <table:table-cell table:style-name="ce6" office:value-type="float" office:value="42175657" calcext:value-type="float">
            <text:p>42.175.657</text:p>
          </table:table-cell>
          <table:table-cell table:style-name="ce6" office:value-type="float" office:value="42147222" calcext:value-type="float">
            <text:p>42.147.222</text:p>
          </table:table-cell>
          <table:table-cell table:style-name="ce6" office:value-type="float" office:value="42098034" calcext:value-type="float">
            <text:p>42.098.034</text:p>
          </table:table-cell>
          <table:table-cell table:style-name="ce6" office:value-type="float" office:value="42013740" calcext:value-type="float">
            <text:p>42.013.740</text:p>
          </table:table-cell>
          <table:table-cell table:style-name="ce6" office:value-type="float" office:value="41943545" calcext:value-type="float">
            <text:p>41.943.545</text:p>
          </table:table-cell>
          <table:table-cell table:style-name="ce6" office:value-type="float" office:value="41818073" calcext:value-type="float">
            <text:p>41.818.073</text:p>
          </table:table-cell>
          <table:table-cell table:style-name="ce6" office:value-type="float" office:value="41698651" calcext:value-type="float">
            <text:p>41.698.651</text:p>
          </table:table-cell>
          <table:table-cell table:style-name="ce6" office:value-type="float" office:value="41639177" calcext:value-type="float">
            <text:p>41.639.177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ermany (including former GDR)</text:p>
          </table:table-cell>
          <table:table-cell table:style-name="ce6" office:value-type="float" office:value="42175657" calcext:value-type="float">
            <text:p>42.175.657</text:p>
          </table:table-cell>
          <table:table-cell table:style-name="ce6" office:value-type="float" office:value="42147222" calcext:value-type="float">
            <text:p>42.147.222</text:p>
          </table:table-cell>
          <table:table-cell table:style-name="ce6" office:value-type="float" office:value="42098034" calcext:value-type="float">
            <text:p>42.098.034</text:p>
          </table:table-cell>
          <table:table-cell table:style-name="ce6" office:value-type="float" office:value="42013740" calcext:value-type="float">
            <text:p>42.013.740</text:p>
          </table:table-cell>
          <table:table-cell table:style-name="ce6" office:value-type="float" office:value="41943545" calcext:value-type="float">
            <text:p>41.943.545</text:p>
          </table:table-cell>
          <table:table-cell table:style-name="ce6" office:value-type="float" office:value="41818073" calcext:value-type="float">
            <text:p>41.818.073</text:p>
          </table:table-cell>
          <table:table-cell table:style-name="ce6" office:value-type="float" office:value="41698651" calcext:value-type="float">
            <text:p>41.698.651</text:p>
          </table:table-cell>
          <table:table-cell table:style-name="ce6" office:value-type="float" office:value="41639177" calcext:value-type="float">
            <text:p>41.639.177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stonia</text:p>
          </table:table-cell>
          <table:table-cell table:style-name="ce6" office:value-type="float" office:value="728314" calcext:value-type="float">
            <text:p>728.314</text:p>
          </table:table-cell>
          <table:table-cell table:style-name="ce6" office:value-type="float" office:value="725788" calcext:value-type="float">
            <text:p>725.788</text:p>
          </table:table-cell>
          <table:table-cell table:style-name="ce6" office:value-type="float" office:value="722612" calcext:value-type="float">
            <text:p>722.612</text:p>
          </table:table-cell>
          <table:table-cell table:style-name="ce6" office:value-type="float" office:value="719485" calcext:value-type="float">
            <text:p>719.485</text:p>
          </table:table-cell>
          <table:table-cell table:style-name="ce6" office:value-type="float" office:value="718091" calcext:value-type="float">
            <text:p>718.091</text:p>
          </table:table-cell>
          <table:table-cell table:style-name="ce6" office:value-type="float" office:value="716514" calcext:value-type="float">
            <text:p>716.514</text:p>
          </table:table-cell>
          <table:table-cell table:style-name="ce6" office:value-type="float" office:value="714912" calcext:value-type="float">
            <text:p>714.912</text:p>
          </table:table-cell>
          <table:table-cell table:style-name="ce6" office:value-type="float" office:value="713280" calcext:value-type="float">
            <text:p>713.280</text:p>
          </table:table-cell>
          <table:table-cell table:style-name="ce6" office:value-type="float" office:value="711306" calcext:value-type="float">
            <text:p>711.306</text:p>
          </table:table-cell>
          <table:table-cell table:style-name="ce6" office:value-type="float" office:value="706021" calcext:value-type="float">
            <text:p>706.02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reland</text:p>
          </table:table-cell>
          <table:table-cell table:style-name="ce6" office:value-type="float" office:value="2025689" calcext:value-type="float">
            <text:p>2.025.689</text:p>
          </table:table-cell>
          <table:table-cell table:style-name="ce6" office:value-type="float" office:value="2062322" calcext:value-type="float">
            <text:p>2.062.322</text:p>
          </table:table-cell>
          <table:table-cell table:style-name="ce6" office:value-type="float" office:value="2104707" calcext:value-type="float">
            <text:p>2.104.707</text:p>
          </table:table-cell>
          <table:table-cell table:style-name="ce6" office:value-type="float" office:value="2167328" calcext:value-type="float">
            <text:p>2.167.328</text:p>
          </table:table-cell>
          <table:table-cell table:style-name="ce6" office:value-type="float" office:value="2231011" calcext:value-type="float">
            <text:p>2.231.011</text:p>
          </table:table-cell>
          <table:table-cell table:style-name="ce6" office:value-type="float" office:value="2235183" calcext:value-type="float">
            <text:p>2.235.183</text:p>
          </table:table-cell>
          <table:table-cell table:style-name="ce6" office:value-type="float" office:value="2288454" calcext:value-type="float">
            <text:p>2.288.454</text:p>
          </table:table-cell>
          <table:table-cell table:style-name="ce6" office:value-type="float" office:value="2301455" calcext:value-type="float">
            <text:p>2.301.455</text:p>
          </table:table-cell>
          <table:table-cell table:style-name="ce6" office:value-type="float" office:value="2312918" calcext:value-type="float">
            <text:p>2.312.918</text:p>
          </table:table-cell>
          <table:table-cell table:style-name="ce6" office:value-type="float" office:value="2318297" calcext:value-type="float">
            <text:p>2.318.29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reece</text:p>
          </table:table-cell>
          <table:table-cell table:style-name="ce6" office:value-type="float" office:value="5598474" calcext:value-type="float">
            <text:p>5.598.474</text:p>
          </table:table-cell>
          <table:table-cell table:style-name="ce6" office:value-type="float" office:value="5619873" calcext:value-type="float">
            <text:p>5.619.873</text:p>
          </table:table-cell>
          <table:table-cell table:style-name="ce6" office:value-type="float" office:value="5642490" calcext:value-type="float">
            <text:p>5.642.490</text:p>
          </table:table-cell>
          <table:table-cell table:style-name="ce6" office:value-type="float" office:value="5661793" calcext:value-type="float">
            <text:p>5.661.793</text:p>
          </table:table-cell>
          <table:table-cell table:style-name="ce6" office:value-type="float" office:value="5683242" calcext:value-type="float">
            <text:p>5.683.242</text:p>
          </table:table-cell>
          <table:table-cell table:style-name="ce6" office:value-type="float" office:value="5691258" calcext:value-type="float">
            <text:p>5.691.258</text:p>
          </table:table-cell>
          <table:table-cell table:style-name="ce6" office:value-type="float" office:value="5694716" calcext:value-type="float">
            <text:p>5.694.716</text:p>
          </table:table-cell>
          <table:table-cell table:style-name="ce6" office:value-type="float" office:value="5669948" calcext:value-type="float">
            <text:p>5.669.948</text:p>
          </table:table-cell>
          <table:table-cell table:style-name="ce6" office:value-type="float" office:value="5673231" calcext:value-type="float">
            <text:p>5.673.231</text:p>
          </table:table-cell>
          <table:table-cell table:style-name="ce6" office:value-type="float" office:value="5649218" calcext:value-type="float">
            <text:p>5.649.2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pain</text:p>
          </table:table-cell>
          <table:table-cell table:style-name="ce6" office:value-type="float" office:value="21622874" calcext:value-type="float">
            <text:p>21.622.874</text:p>
          </table:table-cell>
          <table:table-cell table:style-name="ce6" office:value-type="float" office:value="21961051" calcext:value-type="float">
            <text:p>21.961.051</text:p>
          </table:table-cell>
          <table:table-cell table:style-name="ce6" office:value-type="float" office:value="22290653" calcext:value-type="float">
            <text:p>22.290.653</text:p>
          </table:table-cell>
          <table:table-cell table:style-name="ce6" office:value-type="float" office:value="22665690" calcext:value-type="float">
            <text:p>22.665.690</text:p>
          </table:table-cell>
          <table:table-cell table:style-name="ce6" office:value-type="float" office:value="23077456" calcext:value-type="float">
            <text:p>23.077.456</text:p>
          </table:table-cell>
          <table:table-cell table:style-name="ce6" office:value-type="float" office:value="23358739" calcext:value-type="float">
            <text:p>23.358.739</text:p>
          </table:table-cell>
          <table:table-cell table:style-name="ce6" office:value-type="float" office:value="23504347" calcext:value-type="float">
            <text:p>23.504.347</text:p>
          </table:table-cell>
          <table:table-cell table:style-name="ce6" office:value-type="float" office:value="23617694" calcext:value-type="float">
            <text:p>23.617.694</text:p>
          </table:table-cell>
          <table:table-cell table:style-name="ce6" office:value-type="float" office:value="23719207" calcext:value-type="float">
            <text:p>23.719.207</text:p>
          </table:table-cell>
          <table:table-cell table:style-name="ce6" office:value-type="float" office:value="23702400" calcext:value-type="float">
            <text:p>23.702.4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6" office:value-type="float" office:value="32120553" calcext:value-type="float">
            <text:p>32.120.553</text:p>
          </table:table-cell>
          <table:table-cell table:style-name="ce6" office:value-type="float" office:value="32387008" calcext:value-type="float">
            <text:p>32.387.008</text:p>
          </table:table-cell>
          <table:table-cell table:style-name="ce6" office:value-type="float" office:value="32638535" calcext:value-type="float">
            <text:p>32.638.535</text:p>
          </table:table-cell>
          <table:table-cell table:style-name="ce6" office:value-type="float" office:value="32841832" calcext:value-type="float">
            <text:p>32.841.832</text:p>
          </table:table-cell>
          <table:table-cell table:style-name="ce6" office:value-type="float" office:value="33026963" calcext:value-type="float">
            <text:p>33.026.963</text:p>
          </table:table-cell>
          <table:table-cell table:style-name="ce6" office:value-type="float" office:value="33202247" calcext:value-type="float">
            <text:p>33.202.247</text:p>
          </table:table-cell>
          <table:table-cell table:style-name="ce6" office:value-type="float" office:value="33357092" calcext:value-type="float">
            <text:p>33.357.092</text:p>
          </table:table-cell>
          <table:table-cell table:style-name="ce6" office:value-type="float" office:value="33525483" calcext:value-type="float">
            <text:p>33.525.483</text:p>
          </table:table-cell>
          <table:table-cell table:style-name="ce6" office:value-type="float" office:value="33692596" calcext:value-type="float">
            <text:p>33.692.596</text:p>
          </table:table-cell>
          <table:table-cell table:style-name="ce6" office:value-type="float" office:value="33841626" calcext:value-type="float">
            <text:p>33.841.62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rance (metropolitan)</text:p>
          </table:table-cell>
          <table:table-cell table:style-name="ce6" office:value-type="float" office:value="31190922" calcext:value-type="float">
            <text:p>31.190.922</text:p>
          </table:table-cell>
          <table:table-cell table:style-name="ce6" office:value-type="float" office:value="31443888" calcext:value-type="float">
            <text:p>31.443.888</text:p>
          </table:table-cell>
          <table:table-cell table:style-name="ce6" office:value-type="float" office:value="31685322" calcext:value-type="float">
            <text:p>31.685.322</text:p>
          </table:table-cell>
          <table:table-cell table:style-name="ce6" office:value-type="float" office:value="31877660" calcext:value-type="float">
            <text:p>31.877.660</text:p>
          </table:table-cell>
          <table:table-cell table:style-name="ce6" office:value-type="float" office:value="32050119" calcext:value-type="float">
            <text:p>32.050.119</text:p>
          </table:table-cell>
          <table:table-cell table:style-name="ce6" office:value-type="float" office:value="32218275" calcext:value-type="float">
            <text:p>32.218.275</text:p>
          </table:table-cell>
          <table:table-cell table:style-name="ce6" office:value-type="float" office:value="32367285" calcext:value-type="float">
            <text:p>32.367.285</text:p>
          </table:table-cell>
          <table:table-cell table:style-name="ce6" office:value-type="float" office:value="32528424" calcext:value-type="float">
            <text:p>32.528.424</text:p>
          </table:table-cell>
          <table:table-cell table:style-name="ce6" office:value-type="float" office:value="32687998" calcext:value-type="float">
            <text:p>32.687.998</text:p>
          </table:table-cell>
          <table:table-cell table:style-name="ce6" office:value-type="float" office:value="32830153" calcext:value-type="float">
            <text:p>32.830.15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roatia</text:p>
          </table:table-cell>
          <table:table-cell table:style-name="ce6" office:value-type="float" office:value="2236884" calcext:value-type="float">
            <text:p>2.236.884</text:p>
          </table:table-cell>
          <table:table-cell table:style-name="ce6" office:value-type="float" office:value="2238580" calcext:value-type="float">
            <text:p>2.238.580</text:p>
          </table:table-cell>
          <table:table-cell table:style-name="ce6" office:value-type="float" office:value="2238554" calcext:value-type="float">
            <text:p>2.238.554</text:p>
          </table:table-cell>
          <table:table-cell table:style-name="ce6" office:value-type="float" office:value="2237349" calcext:value-type="float">
            <text:p>2.237.349</text:p>
          </table:table-cell>
          <table:table-cell table:style-name="ce6" office:value-type="float" office:value="2234979" calcext:value-type="float">
            <text:p>2.234.979</text:p>
          </table:table-cell>
          <table:table-cell table:style-name="ce6" office:value-type="float" office:value="2233029" calcext:value-type="float">
            <text:p>2.233.029</text:p>
          </table:table-cell>
          <table:table-cell table:style-name="ce6" office:value-type="float" office:value="2228196" calcext:value-type="float">
            <text:p>2.228.196</text:p>
          </table:table-cell>
          <table:table-cell table:style-name="ce6" office:value-type="float" office:value="2221105" calcext:value-type="float">
            <text:p>2.221.105</text:p>
          </table:table-cell>
          <table:table-cell table:style-name="ce6" office:value-type="float" office:value="2213675" calcext:value-type="float">
            <text:p>2.213.675</text:p>
          </table:table-cell>
          <table:table-cell table:style-name="ce6" office:value-type="float" office:value="2205657" calcext:value-type="float">
            <text:p>2.205.65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6" office:value-type="float" office:value="29819637" calcext:value-type="float">
            <text:p>29.819.637</text:p>
          </table:table-cell>
          <table:table-cell table:style-name="ce6" office:value-type="float" office:value="30085571" calcext:value-type="float">
            <text:p>30.085.571</text:p>
          </table:table-cell>
          <table:table-cell table:style-name="ce6" office:value-type="float" office:value="30224823" calcext:value-type="float">
            <text:p>30.224.823</text:p>
          </table:table-cell>
          <table:table-cell table:style-name="ce6" office:value-type="float" office:value="30412846" calcext:value-type="float">
            <text:p>30.412.846</text:p>
          </table:table-cell>
          <table:table-cell table:style-name="ce6" office:value-type="float" office:value="30669543" calcext:value-type="float">
            <text:p>30.669.543</text:p>
          </table:table-cell>
          <table:table-cell table:style-name="ce6" office:value-type="float" office:value="30892645" calcext:value-type="float">
            <text:p>30.892.645</text:p>
          </table:table-cell>
          <table:table-cell table:style-name="ce6" office:value-type="float" office:value="31052925" calcext:value-type="float">
            <text:p>31.052.925</text:p>
          </table:table-cell>
          <table:table-cell table:style-name="ce6" office:value-type="float" office:value="31213168" calcext:value-type="float">
            <text:p>31.213.168</text:p>
          </table:table-cell>
          <table:table-cell table:style-name="ce6" office:value-type="float" office:value="30667608" calcext:value-type="float">
            <text:p>30.667.608</text:p>
          </table:table-cell>
          <table:table-cell table:style-name="ce6" office:value-type="float" office:value="30795630" calcext:value-type="float">
            <text:p>30.795.63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yprus</text:p>
          </table:table-cell>
          <table:table-cell table:style-name="ce6" office:value-type="float" office:value="368331" calcext:value-type="float">
            <text:p>368.331</text:p>
          </table:table-cell>
          <table:table-cell table:style-name="ce6" office:value-type="float" office:value="373746" calcext:value-type="float">
            <text:p>373.746</text:p>
          </table:table-cell>
          <table:table-cell table:style-name="ce6" office:value-type="float" office:value="379431" calcext:value-type="float">
            <text:p>379.431</text:p>
          </table:table-cell>
          <table:table-cell table:style-name="ce6" office:value-type="float" office:value="386402" calcext:value-type="float">
            <text:p>386.402</text:p>
          </table:table-cell>
          <table:table-cell table:style-name="ce6" office:value-type="float" office:value="395875" calcext:value-type="float">
            <text:p>395.875</text:p>
          </table:table-cell>
          <table:table-cell table:style-name="ce6" office:value-type="float" office:value="407004" calcext:value-type="float">
            <text:p>407.004</text:p>
          </table:table-cell>
          <table:table-cell table:style-name="ce6" office:value-type="float" office:value="419535" calcext:value-type="float">
            <text:p>419.535</text:p>
          </table:table-cell>
          <table:table-cell table:style-name="ce6" office:value-type="float" office:value="430993" calcext:value-type="float">
            <text:p>430.993</text:p>
          </table:table-cell>
          <table:table-cell table:style-name="ce6" office:value-type="float" office:value="443018" calcext:value-type="float">
            <text:p>443.018</text:p>
          </table:table-cell>
          <table:table-cell table:style-name="ce6" office:value-type="float" office:value="444838" calcext:value-type="float">
            <text:p>444.83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atvia</text:p>
          </table:table-cell>
          <table:table-cell table:style-name="ce6" office:value-type="float" office:value="1232055" calcext:value-type="float">
            <text:p>1.232.055</text:p>
          </table:table-cell>
          <table:table-cell table:style-name="ce6" office:value-type="float" office:value="1217615" calcext:value-type="float">
            <text:p>1.217.615</text:p>
          </table:table-cell>
          <table:table-cell table:style-name="ce6" office:value-type="float" office:value="1205816" calcext:value-type="float">
            <text:p>1.205.816</text:p>
          </table:table-cell>
          <table:table-cell table:style-name="ce6" office:value-type="float" office:value="1195049" calcext:value-type="float">
            <text:p>1.195.049</text:p>
          </table:table-cell>
          <table:table-cell table:style-name="ce6" office:value-type="float" office:value="1184769" calcext:value-type="float">
            <text:p>1.184.769</text:p>
          </table:table-cell>
          <table:table-cell table:style-name="ce6" office:value-type="float" office:value="1170186" calcext:value-type="float">
            <text:p>1.170.186</text:p>
          </table:table-cell>
          <table:table-cell table:style-name="ce6" office:value-type="float" office:value="1149573" calcext:value-type="float">
            <text:p>1.149.573</text:p>
          </table:table-cell>
          <table:table-cell table:style-name="ce6" office:value-type="float" office:value="1126666" calcext:value-type="float">
            <text:p>1.126.666</text:p>
          </table:table-cell>
          <table:table-cell table:style-name="ce6" office:value-type="float" office:value="1110001" calcext:value-type="float">
            <text:p>1.110.001</text:p>
          </table:table-cell>
          <table:table-cell table:style-name="ce6" office:value-type="float" office:value="1097245" calcext:value-type="float">
            <text:p>1.097.24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ithuania</text:p>
          </table:table-cell>
          <table:table-cell table:style-name="ce6" office:value-type="float" office:value="1814911" calcext:value-type="float">
            <text:p>1.814.911</text:p>
          </table:table-cell>
          <table:table-cell table:style-name="ce6" office:value-type="float" office:value="1792956" calcext:value-type="float">
            <text:p>1.792.956</text:p>
          </table:table-cell>
          <table:table-cell table:style-name="ce6" office:value-type="float" office:value="1761372" calcext:value-type="float">
            <text:p>1.761.372</text:p>
          </table:table-cell>
          <table:table-cell table:style-name="ce6" office:value-type="float" office:value="1506794" calcext:value-type="float">
            <text:p>1.506.794</text:p>
          </table:table-cell>
          <table:table-cell table:style-name="ce6" office:value-type="float" office:value="1725186" calcext:value-type="float">
            <text:p>1.725.186</text:p>
          </table:table-cell>
          <table:table-cell table:style-name="ce6" office:value-type="float" office:value="1710504" calcext:value-type="float">
            <text:p>1.710.504</text:p>
          </table:table-cell>
          <table:table-cell table:style-name="ce6" office:value-type="float" office:value="1691777" calcext:value-type="float">
            <text:p>1.691.777</text:p>
          </table:table-cell>
          <table:table-cell table:style-name="ce6" office:value-type="float" office:value="1645365" calcext:value-type="float">
            <text:p>1.645.365</text:p>
          </table:table-cell>
          <table:table-cell table:style-name="ce6" office:value-type="float" office:value="1620130" calcext:value-type="float">
            <text:p>1.620.130</text:p>
          </table:table-cell>
          <table:table-cell table:style-name="ce6" office:value-type="float" office:value="1603014" calcext:value-type="float">
            <text:p>1.603.01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uxembourg</text:p>
          </table:table-cell>
          <table:table-cell table:style-name="ce6" office:value-type="float" office:value="230252" calcext:value-type="float">
            <text:p>230.252</text:p>
          </table:table-cell>
          <table:table-cell table:style-name="ce6" office:value-type="float" office:value="233074" calcext:value-type="float">
            <text:p>233.074</text:p>
          </table:table-cell>
          <table:table-cell table:style-name="ce6" office:value-type="float" office:value="236986" calcext:value-type="float">
            <text:p>236.986</text:p>
          </table:table-cell>
          <table:table-cell table:style-name="ce6" office:value-type="float" office:value="240395" calcext:value-type="float">
            <text:p>240.395</text:p>
          </table:table-cell>
          <table:table-cell table:style-name="ce6" office:value-type="float" office:value="244192" calcext:value-type="float">
            <text:p>244.192</text:p>
          </table:table-cell>
          <table:table-cell table:style-name="ce6" office:value-type="float" office:value="248665" calcext:value-type="float">
            <text:p>248.665</text:p>
          </table:table-cell>
          <table:table-cell table:style-name="ce6" office:value-type="float" office:value="252660" calcext:value-type="float">
            <text:p>252.660</text:p>
          </table:table-cell>
          <table:table-cell table:style-name="ce6" office:value-type="float" office:value="257221" calcext:value-type="float">
            <text:p>257.221</text:p>
          </table:table-cell>
          <table:table-cell table:style-name="ce6" office:value-type="float" office:value="263033" calcext:value-type="float">
            <text:p>263.033</text:p>
          </table:table-cell>
          <table:table-cell table:style-name="ce6" office:value-type="float" office:value="268627" calcext:value-type="float">
            <text:p>268.62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Hungary</text:p>
          </table:table-cell>
          <table:table-cell table:style-name="ce6" office:value-type="float" office:value="5312629" calcext:value-type="float">
            <text:p>5.312.629</text:p>
          </table:table-cell>
          <table:table-cell table:style-name="ce6" office:value-type="float" office:value="5304434" calcext:value-type="float">
            <text:p>5.304.434</text:p>
          </table:table-cell>
          <table:table-cell table:style-name="ce6" office:value-type="float" office:value="5292002" calcext:value-type="float">
            <text:p>5.292.002</text:p>
          </table:table-cell>
          <table:table-cell table:style-name="ce6" office:value-type="float" office:value="5287080" calcext:value-type="float">
            <text:p>5.287.080</text:p>
          </table:table-cell>
          <table:table-cell table:style-name="ce6" office:value-type="float" office:value="5275839" calcext:value-type="float">
            <text:p>5.275.839</text:p>
          </table:table-cell>
          <table:table-cell table:style-name="ce6" office:value-type="float" office:value="5267925" calcext:value-type="float">
            <text:p>5.267.925</text:p>
          </table:table-cell>
          <table:table-cell table:style-name="ce6" office:value-type="float" office:value="5257424" calcext:value-type="float">
            <text:p>5.257.424</text:p>
          </table:table-cell>
          <table:table-cell table:style-name="ce6" office:value-type="float" office:value="5241821" calcext:value-type="float">
            <text:p>5.241.821</text:p>
          </table:table-cell>
          <table:table-cell table:style-name="ce6" office:value-type="float" office:value="5207259" calcext:value-type="float">
            <text:p>5.207.259</text:p>
          </table:table-cell>
          <table:table-cell table:style-name="ce6" office:value-type="float" office:value="5192845" calcext:value-type="float">
            <text:p>5.192.84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alta</text:p>
          </table:table-cell>
          <table:table-cell table:style-name="ce6" office:value-type="float" office:value="201768" calcext:value-type="float">
            <text:p>201.768</text:p>
          </table:table-cell>
          <table:table-cell table:style-name="ce6" office:value-type="float" office:value="203088" calcext:value-type="float">
            <text:p>203.088</text:p>
          </table:table-cell>
          <table:table-cell table:style-name="ce6" office:value-type="float" office:value="204161" calcext:value-type="float">
            <text:p>204.161</text:p>
          </table:table-cell>
          <table:table-cell table:style-name="ce6" office:value-type="float" office:value="204097" calcext:value-type="float">
            <text:p>204.097</text:p>
          </table:table-cell>
          <table:table-cell table:style-name="ce6" office:value-type="float" office:value="205098" calcext:value-type="float">
            <text:p>205.098</text:p>
          </table:table-cell>
          <table:table-cell table:style-name="ce6" office:value-type="float" office:value="206319" calcext:value-type="float">
            <text:p>206.319</text:p>
          </table:table-cell>
          <table:table-cell table:style-name="ce6" office:value-type="float" office:value="207824" calcext:value-type="float">
            <text:p>207.824</text:p>
          </table:table-cell>
          <table:table-cell table:style-name="ce6" office:value-type="float" office:value="208584" calcext:value-type="float">
            <text:p>208.584</text:p>
          </table:table-cell>
          <table:table-cell table:style-name="ce6" office:value-type="float" office:value="209851" calcext:value-type="float">
            <text:p>209.851</text:p>
          </table:table-cell>
          <table:table-cell table:style-name="ce6" office:value-type="float" office:value="211484" calcext:value-type="float">
            <text:p>211.48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6" office:value-type="float" office:value="8212118" calcext:value-type="float">
            <text:p>8.212.118</text:p>
          </table:table-cell>
          <table:table-cell table:style-name="ce6" office:value-type="float" office:value="8239547" calcext:value-type="float">
            <text:p>8.239.547</text:p>
          </table:table-cell>
          <table:table-cell table:style-name="ce6" office:value-type="float" office:value="8256803" calcext:value-type="float">
            <text:p>8.256.803</text:p>
          </table:table-cell>
          <table:table-cell table:style-name="ce6" office:value-type="float" office:value="8269478" calcext:value-type="float">
            <text:p>8.269.478</text:p>
          </table:table-cell>
          <table:table-cell table:style-name="ce6" office:value-type="float" office:value="8293326" calcext:value-type="float">
            <text:p>8.293.326</text:p>
          </table:table-cell>
          <table:table-cell table:style-name="ce6" office:value-type="float" office:value="8329391" calcext:value-type="float">
            <text:p>8.329.391</text:p>
          </table:table-cell>
          <table:table-cell table:style-name="ce6" office:value-type="float" office:value="8371513" calcext:value-type="float">
            <text:p>8.371.513</text:p>
          </table:table-cell>
          <table:table-cell table:style-name="ce6" office:value-type="float" office:value="8412317" calcext:value-type="float">
            <text:p>8.412.317</text:p>
          </table:table-cell>
          <table:table-cell table:style-name="ce6" office:value-type="float" office:value="8447477" calcext:value-type="float">
            <text:p>8.447.477</text:p>
          </table:table-cell>
          <table:table-cell table:style-name="ce6" office:value-type="float" office:value="8472236" calcext:value-type="float">
            <text:p>8.472.23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ustria</text:p>
          </table:table-cell>
          <table:table-cell table:style-name="ce6" office:value-type="float" office:value="4189973" calcext:value-type="float">
            <text:p>4.189.973</text:p>
          </table:table-cell>
          <table:table-cell table:style-name="ce6" office:value-type="float" office:value="4216493" calcext:value-type="float">
            <text:p>4.216.493</text:p>
          </table:table-cell>
          <table:table-cell table:style-name="ce6" office:value-type="float" office:value="4239954" calcext:value-type="float">
            <text:p>4.239.954</text:p>
          </table:table-cell>
          <table:table-cell table:style-name="ce6" office:value-type="float" office:value="4252922" calcext:value-type="float">
            <text:p>4.252.922</text:p>
          </table:table-cell>
          <table:table-cell table:style-name="ce6" office:value-type="float" office:value="4269959" calcext:value-type="float">
            <text:p>4.269.959</text:p>
          </table:table-cell>
          <table:table-cell table:style-name="ce6" office:value-type="float" office:value="4287213" calcext:value-type="float">
            <text:p>4.287.213</text:p>
          </table:table-cell>
          <table:table-cell table:style-name="ce6" office:value-type="float" office:value="4296197" calcext:value-type="float">
            <text:p>4.296.197</text:p>
          </table:table-cell>
          <table:table-cell table:style-name="ce6" office:value-type="float" office:value="4308915" calcext:value-type="float">
            <text:p>4.308.915</text:p>
          </table:table-cell>
          <table:table-cell table:style-name="ce6" office:value-type="float" office:value="4309977" calcext:value-type="float">
            <text:p>4.309.977</text:p>
          </table:table-cell>
          <table:table-cell table:style-name="ce6" office:value-type="float" office:value="4328238" calcext:value-type="float">
            <text:p>4.328.23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land</text:p>
          </table:table-cell>
          <table:table-cell table:style-name="ce6" office:value-type="float" office:value="19704178" calcext:value-type="float">
            <text:p>19.704.178</text:p>
          </table:table-cell>
          <table:table-cell table:style-name="ce6" office:value-type="float" office:value="19703582" calcext:value-type="float">
            <text:p>19.703.582</text:p>
          </table:table-cell>
          <table:table-cell table:style-name="ce6" office:value-type="float" office:value="19703200" calcext:value-type="float">
            <text:p>19.703.200</text:p>
          </table:table-cell>
          <table:table-cell table:style-name="ce6" office:value-type="float" office:value="19698704" calcext:value-type="float">
            <text:p>19.698.704</text:p>
          </table:table-cell>
          <table:table-cell table:style-name="ce6" office:value-type="float" office:value="19704140" calcext:value-type="float">
            <text:p>19.704.140</text:p>
          </table:table-cell>
          <table:table-cell table:style-name="ce6" office:value-type="float" office:value="19720950" calcext:value-type="float">
            <text:p>19.720.950</text:p>
          </table:table-cell>
          <table:table-cell table:style-name="ce6" office:value-type="float" office:value="19738587" calcext:value-type="float">
            <text:p>19.738.587</text:p>
          </table:table-cell>
          <table:table-cell table:style-name="ce6" office:value-type="float" office:value="19876741" calcext:value-type="float">
            <text:p>19.876.741</text:p>
          </table:table-cell>
          <table:table-cell table:style-name="ce6" office:value-type="float" office:value="19883870" calcext:value-type="float">
            <text:p>19.883.870</text:p>
          </table:table-cell>
          <table:table-cell table:style-name="ce6" office:value-type="float" office:value="19883965" calcext:value-type="float">
            <text:p>19.883.96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ortugal</text:p>
          </table:table-cell>
          <table:table-cell table:style-name="ce6" office:value-type="float" office:value="5425721" calcext:value-type="float">
            <text:p>5.425.721</text:p>
          </table:table-cell>
          <table:table-cell table:style-name="ce6" office:value-type="float" office:value="5440950" calcext:value-type="float">
            <text:p>5.440.950</text:p>
          </table:table-cell>
          <table:table-cell table:style-name="ce6" office:value-type="float" office:value="5453175" calcext:value-type="float">
            <text:p>5.453.175</text:p>
          </table:table-cell>
          <table:table-cell table:style-name="ce6" office:value-type="float" office:value="5468193" calcext:value-type="float">
            <text:p>5.468.193</text:p>
          </table:table-cell>
          <table:table-cell table:style-name="ce6" office:value-type="float" office:value="5483592" calcext:value-type="float">
            <text:p>5.483.592</text:p>
          </table:table-cell>
          <table:table-cell table:style-name="ce6" office:value-type="float" office:value="5496775" calcext:value-type="float">
            <text:p>5.496.775</text:p>
          </table:table-cell>
          <table:table-cell table:style-name="ce6" office:value-type="float" office:value="5509734" calcext:value-type="float">
            <text:p>5.509.734</text:p>
          </table:table-cell>
          <table:table-cell table:style-name="ce6" office:value-type="float" office:value="5519178" calcext:value-type="float">
            <text:p>5.519.178</text:p>
          </table:table-cell>
          <table:table-cell table:style-name="ce6" office:value-type="float" office:value="5511961" calcext:value-type="float">
            <text:p>5.511.961</text:p>
          </table:table-cell>
          <table:table-cell table:style-name="ce6" office:value-type="float" office:value="5491592" calcext:value-type="float">
            <text:p>5.491.59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omania</text:p>
          </table:table-cell>
          <table:table-cell table:style-name="ce6" office:value-type="float" office:value="11052271" calcext:value-type="float">
            <text:p>11.052.271</text:p>
          </table:table-cell>
          <table:table-cell table:style-name="ce6" office:value-type="float" office:value="10980972" calcext:value-type="float">
            <text:p>10.980.972</text:p>
          </table:table-cell>
          <table:table-cell table:style-name="ce6" office:value-type="float" office:value="10913312" calcext:value-type="float">
            <text:p>10.913.312</text:p>
          </table:table-cell>
          <table:table-cell table:style-name="ce6" office:value-type="float" office:value="10845783" calcext:value-type="float">
            <text:p>10.845.783</text:p>
          </table:table-cell>
          <table:table-cell table:style-name="ce6" office:value-type="float" office:value="10627908" calcext:value-type="float">
            <text:p>10.627.908</text:p>
          </table:table-cell>
          <table:table-cell table:style-name="ce6" office:value-type="float" office:value="10530290" calcext:value-type="float">
            <text:p>10.530.290</text:p>
          </table:table-cell>
          <table:table-cell table:style-name="ce6" office:value-type="float" office:value="10458049" calcext:value-type="float">
            <text:p>10.458.049</text:p>
          </table:table-cell>
          <table:table-cell table:style-name="ce6" office:value-type="float" office:value="10407790" calcext:value-type="float">
            <text:p>10.407.790</text:p>
          </table:table-cell>
          <table:table-cell table:style-name="ce6" office:value-type="float" office:value="10349404" calcext:value-type="float">
            <text:p>10.349.404</text:p>
          </table:table-cell>
          <table:table-cell table:style-name="ce6" office:value-type="float" office:value="10258594" calcext:value-type="float">
            <text:p>10.258.59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lovenia</text:p>
          </table:table-cell>
          <table:table-cell table:style-name="ce6" office:value-type="float" office:value="1019631" calcext:value-type="float">
            <text:p>1.019.631</text:p>
          </table:table-cell>
          <table:table-cell table:style-name="ce6" office:value-type="float" office:value="1020538" calcext:value-type="float">
            <text:p>1.020.538</text:p>
          </table:table-cell>
          <table:table-cell table:style-name="ce6" office:value-type="float" office:value="1021893" calcext:value-type="float">
            <text:p>1.021.893</text:p>
          </table:table-cell>
          <table:table-cell table:style-name="ce6" office:value-type="float" office:value="1023395" calcext:value-type="float">
            <text:p>1.023.395</text:p>
          </table:table-cell>
          <table:table-cell table:style-name="ce6" office:value-type="float" office:value="1023736" calcext:value-type="float">
            <text:p>1.023.736</text:p>
          </table:table-cell>
          <table:table-cell table:style-name="ce6" office:value-type="float" office:value="1028417" calcext:value-type="float">
            <text:p>1.028.417</text:p>
          </table:table-cell>
          <table:table-cell table:style-name="ce6" office:value-type="float" office:value="1032869" calcext:value-type="float">
            <text:p>1.032.869</text:p>
          </table:table-cell>
          <table:table-cell table:style-name="ce6" office:value-type="float" office:value="1035626" calcext:value-type="float">
            <text:p>1.035.626</text:p>
          </table:table-cell>
          <table:table-cell table:style-name="ce6" office:value-type="float" office:value="1038765" calcext:value-type="float">
            <text:p>1.038.765</text:p>
          </table:table-cell>
          <table:table-cell table:style-name="ce6" office:value-type="float" office:value="1039760" calcext:value-type="float">
            <text:p>1.039.76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lovakia</text:p>
          </table:table-cell>
          <table:table-cell table:style-name="ce6" office:value-type="float" office:value="2763744" calcext:value-type="float">
            <text:p>2.763.744</text:p>
          </table:table-cell>
          <table:table-cell table:style-name="ce6" office:value-type="float" office:value="2763661" calcext:value-type="float">
            <text:p>2.763.661</text:p>
          </table:table-cell>
          <table:table-cell table:style-name="ce6" office:value-type="float" office:value="2763073" calcext:value-type="float">
            <text:p>2.763.073</text:p>
          </table:table-cell>
          <table:table-cell table:style-name="ce6" office:value-type="float" office:value="2762525" calcext:value-type="float">
            <text:p>2.762.525</text:p>
          </table:table-cell>
          <table:table-cell table:style-name="ce6" office:value-type="float" office:value="2762376" calcext:value-type="float">
            <text:p>2.762.376</text:p>
          </table:table-cell>
          <table:table-cell table:style-name="ce6" office:value-type="float" office:value="2764064" calcext:value-type="float">
            <text:p>2.764.064</text:p>
          </table:table-cell>
          <table:table-cell table:style-name="ce6" office:value-type="float" office:value="2766864" calcext:value-type="float">
            <text:p>2.766.864</text:p>
          </table:table-cell>
          <table:table-cell table:style-name="ce6" office:value-type="float" office:value="2767273" calcext:value-type="float">
            <text:p>2.767.273</text:p>
          </table:table-cell>
          <table:table-cell table:style-name="ce6" office:value-type="float" office:value="2772570" calcext:value-type="float">
            <text:p>2.772.570</text:p>
          </table:table-cell>
          <table:table-cell table:style-name="ce6" office:value-type="float" office:value="2774857" calcext:value-type="float">
            <text:p>2.774.85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inland</text:p>
          </table:table-cell>
          <table:table-cell table:style-name="ce6" office:value-type="float" office:value="2666839" calcext:value-type="float">
            <text:p>2.666.839</text:p>
          </table:table-cell>
          <table:table-cell table:style-name="ce6" office:value-type="float" office:value="2674534" calcext:value-type="float">
            <text:p>2.674.534</text:p>
          </table:table-cell>
          <table:table-cell table:style-name="ce6" office:value-type="float" office:value="2683230" calcext:value-type="float">
            <text:p>2.683.230</text:p>
          </table:table-cell>
          <table:table-cell table:style-name="ce6" office:value-type="float" office:value="2693213" calcext:value-type="float">
            <text:p>2.693.213</text:p>
          </table:table-cell>
          <table:table-cell table:style-name="ce6" office:value-type="float" office:value="2703697" calcext:value-type="float">
            <text:p>2.703.697</text:p>
          </table:table-cell>
          <table:table-cell table:style-name="ce6" office:value-type="float" office:value="2714661" calcext:value-type="float">
            <text:p>2.714.661</text:p>
          </table:table-cell>
          <table:table-cell table:style-name="ce6" office:value-type="float" office:value="2726360" calcext:value-type="float">
            <text:p>2.726.360</text:p>
          </table:table-cell>
          <table:table-cell table:style-name="ce6" office:value-type="float" office:value="2736860" calcext:value-type="float">
            <text:p>2.736.860</text:p>
          </table:table-cell>
          <table:table-cell table:style-name="ce6" office:value-type="float" office:value="2748733" calcext:value-type="float">
            <text:p>2.748.733</text:p>
          </table:table-cell>
          <table:table-cell table:style-name="ce6" office:value-type="float" office:value="2760052" calcext:value-type="float">
            <text:p>2.760.05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weden</text:p>
          </table:table-cell>
          <table:table-cell table:style-name="ce6" office:value-type="float" office:value="4529014" calcext:value-type="float">
            <text:p>4.529.014</text:p>
          </table:table-cell>
          <table:table-cell table:style-name="ce6" office:value-type="float" office:value="4545081" calcext:value-type="float">
            <text:p>4.545.081</text:p>
          </table:table-cell>
          <table:table-cell table:style-name="ce6" office:value-type="float" office:value="4561202" calcext:value-type="float">
            <text:p>4.561.202</text:p>
          </table:table-cell>
          <table:table-cell table:style-name="ce6" office:value-type="float" office:value="4589734" calcext:value-type="float">
            <text:p>4.589.734</text:p>
          </table:table-cell>
          <table:table-cell table:style-name="ce6" office:value-type="float" office:value="4619006" calcext:value-type="float">
            <text:p>4.619.006</text:p>
          </table:table-cell>
          <table:table-cell table:style-name="ce6" office:value-type="float" office:value="4652637" calcext:value-type="float">
            <text:p>4.652.637</text:p>
          </table:table-cell>
          <table:table-cell table:style-name="ce6" office:value-type="float" office:value="4691668" calcext:value-type="float">
            <text:p>4.691.668</text:p>
          </table:table-cell>
          <table:table-cell table:style-name="ce6" office:value-type="float" office:value="4725326" calcext:value-type="float">
            <text:p>4.725.326</text:p>
          </table:table-cell>
          <table:table-cell table:style-name="ce6" office:value-type="float" office:value="4756021" calcext:value-type="float">
            <text:p>4.756.021</text:p>
          </table:table-cell>
          <table:table-cell table:style-name="ce6" office:value-type="float" office:value="4789988" calcext:value-type="float">
            <text:p>4.789.98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6" office:value-type="float" office:value="30582491" calcext:value-type="float">
            <text:p>30.582.491</text:p>
          </table:table-cell>
          <table:table-cell table:style-name="ce6" office:value-type="float" office:value="30762960" calcext:value-type="float">
            <text:p>30.762.960</text:p>
          </table:table-cell>
          <table:table-cell table:style-name="ce6" office:value-type="float" office:value="30968983" calcext:value-type="float">
            <text:p>30.968.983</text:p>
          </table:table-cell>
          <table:table-cell table:style-name="ce6" office:value-type="float" office:value="31178445" calcext:value-type="float">
            <text:p>31.178.445</text:p>
          </table:table-cell>
          <table:table-cell table:style-name="ce6" office:value-type="float" office:value="31407298" calcext:value-type="float">
            <text:p>31.407.298</text:p>
          </table:table-cell>
          <table:table-cell table:style-name="ce6" office:value-type="float" office:value="31625820" calcext:value-type="float">
            <text:p>31.625.820</text:p>
          </table:table-cell>
          <table:table-cell table:style-name="ce6" office:value-type="float" office:value="31841228" calcext:value-type="float">
            <text:p>31.841.228</text:p>
          </table:table-cell>
          <table:table-cell table:style-name="ce6" office:value-type="float" office:value="32071042" calcext:value-type="float">
            <text:p>32.071.042</text:p>
          </table:table-cell>
          <table:table-cell table:style-name="ce6" office:value-type="float" office:value="32289036" calcext:value-type="float">
            <text:p>32.289.036</text:p>
          </table:table-cell>
          <table:table-cell table:style-name="ce6" office:value-type="float" office:value="32472732" calcext:value-type="float">
            <text:p>32.472.73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Economic Area (EU-28 plus IS, LI, NO)</text:p>
          </table:table-cell>
          <table:table-cell table:style-name="ce6" office:value-type="float" office:value="255380386" calcext:value-type="float">
            <text:p>255.380.386</text:p>
          </table:table-cell>
          <table:table-cell table:style-name="ce6" office:value-type="float" office:value="256477174" calcext:value-type="float">
            <text:p>256.477.174</text:p>
          </table:table-cell>
          <table:table-cell table:style-name="ce6" office:value-type="float" office:value="257428151" calcext:value-type="float">
            <text:p>257.428.151</text:p>
          </table:table-cell>
          <table:table-cell table:style-name="ce6" office:value-type="float" office:value="258129819" calcext:value-type="float">
            <text:p>258.129.819</text:p>
          </table:table-cell>
          <table:table-cell table:style-name="ce6" office:value-type="float" office:value="259402401" calcext:value-type="float">
            <text:p>259.402.401</text:p>
          </table:table-cell>
          <table:table-cell table:style-name="ce6" office:value-type="float" office:value="260292235" calcext:value-type="float">
            <text:p>260.292.235</text:p>
          </table:table-cell>
          <table:table-cell table:style-name="ce6" office:value-type="float" office:value="261011287" calcext:value-type="float">
            <text:p>261.011.287</text:p>
          </table:table-cell>
          <table:table-cell table:style-name="ce6" office:value-type="float" office:value="261832164" calcext:value-type="float">
            <text:p>261.832.164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Economic Area (EU-27 plus IS, LI, NO)</text:p>
          </table:table-cell>
          <table:table-cell table:style-name="ce6" office:value-type="float" office:value="253143502" calcext:value-type="float">
            <text:p>253.143.502</text:p>
          </table:table-cell>
          <table:table-cell table:style-name="ce6" office:value-type="float" office:value="254238594" calcext:value-type="float">
            <text:p>254.238.594</text:p>
          </table:table-cell>
          <table:table-cell table:style-name="ce6" office:value-type="float" office:value="255189597" calcext:value-type="float">
            <text:p>255.189.597</text:p>
          </table:table-cell>
          <table:table-cell table:style-name="ce6" office:value-type="float" office:value="255892470" calcext:value-type="float">
            <text:p>255.892.470</text:p>
          </table:table-cell>
          <table:table-cell table:style-name="ce6" office:value-type="float" office:value="257167422" calcext:value-type="float">
            <text:p>257.167.422</text:p>
          </table:table-cell>
          <table:table-cell table:style-name="ce6" office:value-type="float" office:value="258059206" calcext:value-type="float">
            <text:p>258.059.206</text:p>
          </table:table-cell>
          <table:table-cell table:style-name="ce6" office:value-type="float" office:value="258783091" calcext:value-type="float">
            <text:p>258.783.091</text:p>
          </table:table-cell>
          <table:table-cell table:style-name="ce6" office:value-type="float" office:value="259611059" calcext:value-type="float">
            <text:p>259.611.059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Free Trade Association</text:p>
          </table:table-cell>
          <table:table-cell table:style-name="ce6" office:value-type="float" office:value="6233599" calcext:value-type="float">
            <text:p>6.233.599</text:p>
          </table:table-cell>
          <table:table-cell table:style-name="ce6" office:value-type="float" office:value="6272656" calcext:value-type="float">
            <text:p>6.272.656</text:p>
          </table:table-cell>
          <table:table-cell table:style-name="ce6" office:value-type="float" office:value="6311254" calcext:value-type="float">
            <text:p>6.311.254</text:p>
          </table:table-cell>
          <table:table-cell table:style-name="ce6" office:value-type="float" office:value="6353647" calcext:value-type="float">
            <text:p>6.353.647</text:p>
          </table:table-cell>
          <table:table-cell table:style-name="ce6" office:value-type="float" office:value="6416432" calcext:value-type="float">
            <text:p>6.416.432</text:p>
          </table:table-cell>
          <table:table-cell table:style-name="ce6" office:value-type="float" office:value="6494678" calcext:value-type="float">
            <text:p>6.494.678</text:p>
          </table:table-cell>
          <table:table-cell table:style-name="ce6" office:value-type="float" office:value="6562506" calcext:value-type="float">
            <text:p>6.562.506</text:p>
          </table:table-cell>
          <table:table-cell table:style-name="ce6" office:value-type="float" office:value="6628873" calcext:value-type="float">
            <text:p>6.628.873</text:p>
          </table:table-cell>
          <table:table-cell table:style-name="ce6" office:value-type="float" office:value="6697052" calcext:value-type="float">
            <text:p>6.697.052</text:p>
          </table:table-cell>
          <table:table-cell table:style-name="ce6" office:value-type="float" office:value="6764913" calcext:value-type="float">
            <text:p>6.764.91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celand</text:p>
          </table:table-cell>
          <table:table-cell table:style-name="ce6" office:value-type="float" office:value="145169" calcext:value-type="float">
            <text:p>145.169</text:p>
          </table:table-cell>
          <table:table-cell table:style-name="ce6" office:value-type="float" office:value="146407" calcext:value-type="float">
            <text:p>146.407</text:p>
          </table:table-cell>
          <table:table-cell table:style-name="ce6" office:value-type="float" office:value="148689" calcext:value-type="float">
            <text:p>148.689</text:p>
          </table:table-cell>
          <table:table-cell table:style-name="ce6" office:value-type="float" office:value="151096" calcext:value-type="float">
            <text:p>151.096</text:p>
          </table:table-cell>
          <table:table-cell table:style-name="ce6" office:value-type="float" office:value="154563" calcext:value-type="float">
            <text:p>154.563</text:p>
          </table:table-cell>
          <table:table-cell table:style-name="ce6" office:value-type="float" office:value="157300" calcext:value-type="float">
            <text:p>157.300</text:p>
          </table:table-cell>
          <table:table-cell table:style-name="ce6" office:value-type="float" office:value="157694" calcext:value-type="float">
            <text:p>157.694</text:p>
          </table:table-cell>
          <table:table-cell table:style-name="ce6" office:value-type="float" office:value="158446" calcext:value-type="float">
            <text:p>158.446</text:p>
          </table:table-cell>
          <table:table-cell table:style-name="ce6" office:value-type="float" office:value="159211" calcext:value-type="float">
            <text:p>159.211</text:p>
          </table:table-cell>
          <table:table-cell table:style-name="ce6" office:value-type="float" office:value="160419" calcext:value-type="float">
            <text:p>160.419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iechtenstein</text:p>
          </table:table-cell>
          <table:table-cell table:style-name="ce6" office:value-type="float" office:value="17413" calcext:value-type="float">
            <text:p>17.413</text:p>
          </table:table-cell>
          <table:table-cell table:style-name="ce6" office:value-type="float" office:value="17550" calcext:value-type="float">
            <text:p>17.550</text:p>
          </table:table-cell>
          <table:table-cell table:style-name="ce6" office:value-type="float" office:value="17701" calcext:value-type="float">
            <text:p>17.701</text:p>
          </table:table-cell>
          <table:table-cell table:style-name="ce6" office:value-type="float" office:value="17825" calcext:value-type="float">
            <text:p>17.825</text:p>
          </table:table-cell>
          <table:table-cell table:style-name="ce6" office:value-type="float" office:value="17908" calcext:value-type="float">
            <text:p>17.908</text:p>
          </table:table-cell>
          <table:table-cell table:style-name="ce6" office:value-type="float" office:value="17998" calcext:value-type="float">
            <text:p>17.998</text:p>
          </table:table-cell>
          <table:table-cell table:style-name="ce6" office:value-type="float" office:value="18125" calcext:value-type="float">
            <text:p>18.125</text:p>
          </table:table-cell>
          <table:table-cell table:style-name="ce6" office:value-type="float" office:value="18263" calcext:value-type="float">
            <text:p>18.263</text:p>
          </table:table-cell>
          <table:table-cell table:style-name="ce6" office:value-type="float" office:value="18433" calcext:value-type="float">
            <text:p>18.433</text:p>
          </table:table-cell>
          <table:table-cell table:style-name="ce6" office:value-type="float" office:value="18591" calcext:value-type="float">
            <text:p>18.59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orway</text:p>
          </table:table-cell>
          <table:table-cell table:style-name="ce6" office:value-type="float" office:value="2308408" calcext:value-type="float">
            <text:p>2.308.408</text:p>
          </table:table-cell>
          <table:table-cell table:style-name="ce6" office:value-type="float" office:value="2322293" calcext:value-type="float">
            <text:p>2.322.293</text:p>
          </table:table-cell>
          <table:table-cell table:style-name="ce6" office:value-type="float" office:value="2338238" calcext:value-type="float">
            <text:p>2.338.238</text:p>
          </table:table-cell>
          <table:table-cell table:style-name="ce6" office:value-type="float" office:value="2355346" calcext:value-type="float">
            <text:p>2.355.346</text:p>
          </table:table-cell>
          <table:table-cell table:style-name="ce6" office:value-type="float" office:value="2377481" calcext:value-type="float">
            <text:p>2.377.481</text:p>
          </table:table-cell>
          <table:table-cell table:style-name="ce6" office:value-type="float" office:value="2404199" calcext:value-type="float">
            <text:p>2.404.199</text:p>
          </table:table-cell>
          <table:table-cell table:style-name="ce6" office:value-type="float" office:value="2431447" calcext:value-type="float">
            <text:p>2.431.447</text:p>
          </table:table-cell>
          <table:table-cell table:style-name="ce6" office:value-type="float" office:value="2459456" calcext:value-type="float">
            <text:p>2.459.456</text:p>
          </table:table-cell>
          <table:table-cell table:style-name="ce6" office:value-type="float" office:value="2486999" calcext:value-type="float">
            <text:p>2.486.999</text:p>
          </table:table-cell>
          <table:table-cell table:style-name="ce6" office:value-type="float" office:value="2515367" calcext:value-type="float">
            <text:p>2.515.36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witzerland</text:p>
          </table:table-cell>
          <table:table-cell table:style-name="ce6" office:value-type="float" office:value="3762609" calcext:value-type="float">
            <text:p>3.762.609</text:p>
          </table:table-cell>
          <table:table-cell table:style-name="ce6" office:value-type="float" office:value="3786406" calcext:value-type="float">
            <text:p>3.786.406</text:p>
          </table:table-cell>
          <table:table-cell table:style-name="ce6" office:value-type="float" office:value="3806626" calcext:value-type="float">
            <text:p>3.806.626</text:p>
          </table:table-cell>
          <table:table-cell table:style-name="ce6" office:value-type="float" office:value="3829380" calcext:value-type="float">
            <text:p>3.829.380</text:p>
          </table:table-cell>
          <table:table-cell table:style-name="ce6" office:value-type="float" office:value="3866480" calcext:value-type="float">
            <text:p>3.866.480</text:p>
          </table:table-cell>
          <table:table-cell table:style-name="ce6" office:value-type="float" office:value="3915181" calcext:value-type="float">
            <text:p>3.915.181</text:p>
          </table:table-cell>
          <table:table-cell table:style-name="ce6" office:value-type="float" office:value="3955240" calcext:value-type="float">
            <text:p>3.955.240</text:p>
          </table:table-cell>
          <table:table-cell table:style-name="ce6" office:value-type="float" office:value="3992708" calcext:value-type="float">
            <text:p>3.992.708</text:p>
          </table:table-cell>
          <table:table-cell table:style-name="ce6" office:value-type="float" office:value="4032409" calcext:value-type="float">
            <text:p>4.032.409</text:p>
          </table:table-cell>
          <table:table-cell table:style-name="ce6" office:value-type="float" office:value="4070536" calcext:value-type="float">
            <text:p>4.070.53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ntenegro</text:p>
          </table:table-cell>
          <table:table-cell table:style-name="ce6" office:value-type="float" office:value="315138" calcext:value-type="float">
            <text:p>315.138</text:p>
          </table:table-cell>
          <table:table-cell table:style-name="ce6" office:value-type="float" office:value="316242" calcext:value-type="float">
            <text:p>316.242</text:p>
          </table:table-cell>
          <table:table-cell table:style-name="ce6" office:value-type="float" office:value="316636" calcext:value-type="float">
            <text:p>316.636</text:p>
          </table:table-cell>
          <table:table-cell table:style-name="ce6" office:value-type="float" office:value="317298" calcext:value-type="float">
            <text:p>317.298</text:p>
          </table:table-cell>
          <table:table-cell table:style-name="ce6" office:value-type="float" office:value="318400" calcext:value-type="float">
            <text:p>318.400</text:p>
          </table:table-cell>
          <table:table-cell table:style-name="ce6" office:value-type="float" office:value="319677" calcext:value-type="float">
            <text:p>319.677</text:p>
          </table:table-cell>
          <table:table-cell table:style-name="ce8" office:value-type="string" calcext:value-type="string">
            <text:p>:</text:p>
          </table:table-cell>
          <table:table-cell table:style-name="ce6" office:value-type="float" office:value="313732" calcext:value-type="float">
            <text:p>313.732</text:p>
          </table:table-cell>
          <table:table-cell table:style-name="ce6" office:value-type="float" office:value="314436" calcext:value-type="float">
            <text:p>314.436</text:p>
          </table:table-cell>
          <table:table-cell table:style-name="ce6" office:value-type="float" office:value="315077" calcext:value-type="float">
            <text:p>315.07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ormer Yugoslav Republic of Macedonia, the</text:p>
          </table:table-cell>
          <table:table-cell table:style-name="ce6" office:value-type="float" office:value="1011232" calcext:value-type="float">
            <text:p>1.011.232</text:p>
          </table:table-cell>
          <table:table-cell table:style-name="ce6" office:value-type="float" office:value="1014051" calcext:value-type="float">
            <text:p>1.014.051</text:p>
          </table:table-cell>
          <table:table-cell table:style-name="ce6" office:value-type="float" office:value="1016116" calcext:value-type="float">
            <text:p>1.016.116</text:p>
          </table:table-cell>
          <table:table-cell table:style-name="ce6" office:value-type="float" office:value="1018202" calcext:value-type="float">
            <text:p>1.018.202</text:p>
          </table:table-cell>
          <table:table-cell table:style-name="ce6" office:value-type="float" office:value="1019938" calcext:value-type="float">
            <text:p>1.019.938</text:p>
          </table:table-cell>
          <table:table-cell table:style-name="ce6" office:value-type="float" office:value="1021815" calcext:value-type="float">
            <text:p>1.021.815</text:p>
          </table:table-cell>
          <table:table-cell table:style-name="ce6" office:value-type="float" office:value="1023907" calcext:value-type="float">
            <text:p>1.023.907</text:p>
          </table:table-cell>
          <table:table-cell table:style-name="ce6" office:value-type="float" office:value="1026404" calcext:value-type="float">
            <text:p>1.026.404</text:p>
          </table:table-cell>
          <table:table-cell table:style-name="ce6" office:value-type="float" office:value="1027868" calcext:value-type="float">
            <text:p>1.027.868</text:p>
          </table:table-cell>
          <table:table-cell table:style-name="ce6" office:value-type="float" office:value="1029156" calcext:value-type="float">
            <text:p>1.029.15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rbia</text:p>
          </table:table-cell>
          <table:table-cell table:style-name="ce6" office:value-type="float" office:value="3837398" calcext:value-type="float">
            <text:p>3.837.398</text:p>
          </table:table-cell>
          <table:table-cell table:style-name="ce6" office:value-type="float" office:value="3830529" calcext:value-type="float">
            <text:p>3.830.529</text:p>
          </table:table-cell>
          <table:table-cell table:style-name="ce6" office:value-type="float" office:value="3814931" calcext:value-type="float">
            <text:p>3.814.931</text:p>
          </table:table-cell>
          <table:table-cell table:style-name="ce6" office:value-type="float" office:value="3800809" calcext:value-type="float">
            <text:p>3.800.809</text:p>
          </table:table-cell>
          <table:table-cell table:style-name="ce6" office:value-type="float" office:value="3784417" calcext:value-type="float">
            <text:p>3.784.417</text:p>
          </table:table-cell>
          <table:table-cell table:style-name="ce6" office:value-type="float" office:value="3768404" calcext:value-type="float">
            <text:p>3.768.404</text:p>
          </table:table-cell>
          <table:table-cell table:style-name="ce6" office:value-type="float" office:value="3753102" calcext:value-type="float">
            <text:p>3.753.102</text:p>
          </table:table-cell>
          <table:table-cell table:style-name="ce6" office:value-type="float" office:value="3720624" calcext:value-type="float">
            <text:p>3.720.624</text:p>
          </table:table-cell>
          <table:table-cell table:style-name="ce6" office:value-type="float" office:value="3702229" calcext:value-type="float">
            <text:p>3.702.229</text:p>
          </table:table-cell>
          <table:table-cell table:style-name="ce6" office:value-type="float" office:value="3684497" calcext:value-type="float">
            <text:p>3.684.497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Turkey</text:p>
          </table:table-cell>
          <table:table-cell table:style-name="ce6" office:value-type="float" office:value="35024762" calcext:value-type="float">
            <text:p>35.024.762</text:p>
          </table:table-cell>
          <table:table-cell table:style-name="ce6" office:value-type="float" office:value="35485755" calcext:value-type="float">
            <text:p>35.485.755</text:p>
          </table:table-cell>
          <table:table-cell table:style-name="ce6" office:value-type="float" office:value="35945763" calcext:value-type="float">
            <text:p>35.945.763</text:p>
          </table:table-cell>
          <table:table-cell table:style-name="ce6" office:value-type="float" office:value="34748914" calcext:value-type="float">
            <text:p>34.748.914</text:p>
          </table:table-cell>
          <table:table-cell table:style-name="ce6" office:value-type="float" office:value="35209723" calcext:value-type="float">
            <text:p>35.209.723</text:p>
          </table:table-cell>
          <table:table-cell table:style-name="ce6" office:value-type="float" office:value="35615946" calcext:value-type="float">
            <text:p>35.615.946</text:p>
          </table:table-cell>
          <table:table-cell table:style-name="ce6" office:value-type="float" office:value="36098842" calcext:value-type="float">
            <text:p>36.098.842</text:p>
          </table:table-cell>
          <table:table-cell table:style-name="ce6" office:value-type="float" office:value="36679806" calcext:value-type="float">
            <text:p>36.679.806</text:p>
          </table:table-cell>
          <table:table-cell table:style-name="ce6" office:value-type="float" office:value="37191315" calcext:value-type="float">
            <text:p>37.191.315</text:p>
          </table:table-cell>
          <table:table-cell table:style-name="ce6" office:value-type="float" office:value="37671216" calcext:value-type="float">
            <text:p>37.671.21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lbania</text:p>
          </table:table-cell>
          <table:table-cell table:style-name="ce6" office:value-type="float" office:value="1564816" calcext:value-type="float">
            <text:p>1.564.816</text:p>
          </table:table-cell>
          <table:table-cell table:style-name="ce6" office:value-type="float" office:value="1572959" calcext:value-type="float">
            <text:p>1.572.959</text:p>
          </table:table-cell>
          <table:table-cell table:style-name="ce6" office:value-type="float" office:value="1580532" calcext:value-type="float">
            <text:p>1.580.532</text:p>
          </table:table-cell>
          <table:table-cell table:style-name="ce6" office:value-type="float" office:value="1570306" calcext:value-type="float">
            <text:p>1.570.306</text:p>
          </table:table-cell>
          <table:table-cell table:style-name="ce6" office:value-type="float" office:value="1581471" calcext:value-type="float">
            <text:p>1.581.471</text:p>
          </table:table-cell>
          <table:table-cell table:style-name="ce6" office:value-type="float" office:value="1600064" calcext:value-type="float">
            <text:p>1.600.064</text:p>
          </table:table-cell>
          <table:table-cell table:style-name="ce8" office:value-type="string" calcext:value-type="string">
            <text:p>:</text:p>
          </table:table-cell>
          <table:table-cell table:style-name="ce6" office:value-type="float" office:value="1409931" calcext:value-type="float">
            <text:p>1.409.931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ndorra</text:p>
          </table:table-cell>
          <table:table-cell table:style-name="ce6" office:value-type="float" office:value="34738" calcext:value-type="float">
            <text:p>34.738</text:p>
          </table:table-cell>
          <table:table-cell table:style-name="ce6" office:value-type="float" office:value="36790" calcext:value-type="float">
            <text:p>36.790</text:p>
          </table:table-cell>
          <table:table-cell table:style-name="ce6" office:value-type="float" office:value="37575" calcext:value-type="float">
            <text:p>37.575</text:p>
          </table:table-cell>
          <table:table-cell table:style-name="ce6" office:value-type="float" office:value="38705" calcext:value-type="float">
            <text:p>38.705</text:p>
          </table:table-cell>
          <table:table-cell table:style-name="ce6" office:value-type="float" office:value="39622" calcext:value-type="float">
            <text:p>39.622</text:p>
          </table:table-cell>
          <table:table-cell table:style-name="ce6" office:value-type="float" office:value="40303" calcext:value-type="float">
            <text:p>40.303</text:p>
          </table:table-cell>
          <table:table-cell table:style-name="ce6" office:value-type="float" office:value="40296" calcext:value-type="float">
            <text:p>40.296</text:p>
          </table:table-cell>
          <table:table-cell table:style-name="ce6" office:value-type="float" office:value="40818" calcext:value-type="float">
            <text:p>40.818</text:p>
          </table:table-cell>
          <table:table-cell table:style-name="ce6" office:value-type="float" office:value="38252" calcext:value-type="float">
            <text:p>38.252</text:p>
          </table:table-cell>
          <table:table-cell table:style-name="ce6" office:value-type="float" office:value="37408" calcext:value-type="float">
            <text:p>37.408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elarus</text:p>
          </table:table-cell>
          <table:table-cell table:style-name="ce6" office:value-type="float" office:value="5238879" calcext:value-type="float">
            <text:p>5.238.879</text:p>
          </table:table-cell>
          <table:table-cell table:style-name="ce6" office:value-type="float" office:value="5216991" calcext:value-type="float">
            <text:p>5.216.991</text:p>
          </table:table-cell>
          <table:table-cell table:style-name="ce6" office:value-type="float" office:value="5195244" calcext:value-type="float">
            <text:p>5.195.244</text:p>
          </table:table-cell>
          <table:table-cell table:style-name="ce6" office:value-type="float" office:value="5179429" calcext:value-type="float">
            <text:p>5.179.429</text:p>
          </table:table-cell>
          <table:table-cell table:style-name="ce6" office:value-type="float" office:value="5168358" calcext:value-type="float">
            <text:p>5.168.358</text:p>
          </table:table-cell>
          <table:table-cell table:style-name="ce6" office:value-type="float" office:value="5160289" calcext:value-type="float">
            <text:p>5.160.289</text:p>
          </table:table-cell>
          <table:table-cell table:style-name="ce6" office:value-type="float" office:value="5063266" calcext:value-type="float">
            <text:p>5.063.266</text:p>
          </table:table-cell>
          <table:table-cell table:style-name="ce6" office:value-type="float" office:value="5073034" calcext:value-type="float">
            <text:p>5.073.034</text:p>
          </table:table-cell>
          <table:table-cell table:style-name="ce6" office:value-type="float" office:value="5066857" calcext:value-type="float">
            <text:p>5.066.857</text:p>
          </table:table-cell>
          <table:table-cell table:style-name="ce6" office:value-type="float" office:value="5066314" calcext:value-type="float">
            <text:p>5.066.31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osnia and Herzegovina</text:p>
          </table:table-cell>
          <table:table-cell table:style-name="ce6" office:value-type="float" office:value="1957082" calcext:value-type="float">
            <text:p>1.957.082</text:p>
          </table:table-cell>
          <table:table-cell table:style-name="ce6" office:value-type="float" office:value="1959692" calcext:value-type="float">
            <text:p>1.959.692</text:p>
          </table:table-cell>
          <table:table-cell table:style-name="ce6" office:value-type="float" office:value="1959752" calcext:value-type="float">
            <text:p>1.959.752</text:p>
          </table:table-cell>
          <table:table-cell table:style-name="ce6" office:value-type="float" office:value="1960449" calcext:value-type="float">
            <text:p>1.960.449</text:p>
          </table:table-cell>
          <table:table-cell table:style-name="ce6" office:value-type="float" office:value="1960361" calcext:value-type="float">
            <text:p>1.960.361</text:p>
          </table:table-cell>
          <table:table-cell table:style-name="ce6" office:value-type="float" office:value="1965986" calcext:value-type="float">
            <text:p>1.965.986</text:p>
          </table:table-cell>
          <table:table-cell table:style-name="ce6" office:value-type="float" office:value="1966011" calcext:value-type="float">
            <text:p>1.966.011</text:p>
          </table:table-cell>
          <table:table-cell table:style-name="ce6" office:value-type="float" office:value="1965701" calcext:value-type="float">
            <text:p>1.965.701</text:p>
          </table:table-cell>
          <table:table-cell table:style-name="ce6" office:value-type="float" office:value="1963655" calcext:value-type="float">
            <text:p>1.963.655</text:p>
          </table:table-cell>
          <table:table-cell table:style-name="ce6" office:value-type="float" office:value="1962040" calcext:value-type="float">
            <text:p>1.962.04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Kosovo (under United Nations Security Council Resolution 1244/99)</text:p>
          </table:table-cell>
          <table:table-cell table:number-columns-repeated="2" table:style-name="ce8" office:value-type="string" calcext:value-type="string">
            <text:p>:</text:p>
          </table:table-cell>
          <table:table-cell table:style-name="ce6" office:value-type="float" office:value="1039500" calcext:value-type="float">
            <text:p>1.039.500</text:p>
          </table:table-cell>
          <table:table-cell table:style-name="ce6" office:value-type="float" office:value="1052694" calcext:value-type="float">
            <text:p>1.052.694</text:p>
          </table:table-cell>
          <table:table-cell table:style-name="ce6" office:value-type="float" office:value="1065598" calcext:value-type="float">
            <text:p>1.065.598</text:p>
          </table:table-cell>
          <table:table-cell table:style-name="ce6" office:value-type="float" office:value="1079251" calcext:value-type="float">
            <text:p>1.079.251</text:p>
          </table:table-cell>
          <table:table-cell table:style-name="ce6" office:value-type="float" office:value="1092855" calcext:value-type="float">
            <text:p>1.092.855</text:p>
          </table:table-cell>
          <table:table-cell table:style-name="ce6" office:value-type="float" office:value="889913" calcext:value-type="float">
            <text:p>889.913</text:p>
          </table:table-cell>
          <table:table-cell table:style-name="ce6" office:value-type="float" office:value="893132" calcext:value-type="float">
            <text:p>893.132</text:p>
          </table:table-cell>
          <table:table-cell table:style-name="ce6" office:value-type="float" office:value="901554" calcext:value-type="float">
            <text:p>901.55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oldova</text:p>
          </table:table-cell>
          <table:table-cell table:style-name="ce6" office:value-type="float" office:value="1879021" calcext:value-type="float">
            <text:p>1.879.021</text:p>
          </table:table-cell>
          <table:table-cell table:style-name="ce6" office:value-type="float" office:value="1875595" calcext:value-type="float">
            <text:p>1.875.595</text:p>
          </table:table-cell>
          <table:table-cell table:style-name="ce6" office:value-type="float" office:value="1870568" calcext:value-type="float">
            <text:p>1.870.568</text:p>
          </table:table-cell>
          <table:table-cell table:style-name="ce6" office:value-type="float" office:value="1860080" calcext:value-type="float">
            <text:p>1.860.080</text:p>
          </table:table-cell>
          <table:table-cell table:style-name="ce6" office:value-type="float" office:value="1855244" calcext:value-type="float">
            <text:p>1.855.244</text:p>
          </table:table-cell>
          <table:table-cell table:style-name="ce6" office:value-type="float" office:value="1852581" calcext:value-type="float">
            <text:p>1.852.581</text:p>
          </table:table-cell>
          <table:table-cell table:style-name="ce6" office:value-type="float" office:value="1850208" calcext:value-type="float">
            <text:p>1.850.208</text:p>
          </table:table-cell>
          <table:table-cell table:style-name="ce6" office:value-type="float" office:value="1848324" calcext:value-type="float">
            <text:p>1.848.324</text:p>
          </table:table-cell>
          <table:table-cell table:style-name="ce6" office:value-type="float" office:value="1847816" calcext:value-type="float">
            <text:p>1.847.816</text:p>
          </table:table-cell>
          <table:table-cell table:style-name="ce6" office:value-type="float" office:value="1847151" calcext:value-type="float">
            <text:p>1.847.15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naco</text:p>
          </table:table-cell>
          <table:table-cell table:style-name="ce6" office:value-type="float" office:value="16930" calcext:value-type="float">
            <text:p>16.930</text:p>
          </table:table-cell>
          <table:table-cell table:style-name="ce6" office:value-type="float" office:value="17045" calcext:value-type="float">
            <text:p>17.045</text:p>
          </table:table-cell>
          <table:table-cell table:number-columns-repeated="8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ussia</text:p>
          </table:table-cell>
          <table:table-cell table:style-name="ce6" office:value-type="float" office:value="77144320" calcext:value-type="float">
            <text:p>77.144.320</text:p>
          </table:table-cell>
          <table:table-cell table:style-name="ce6" office:value-type="float" office:value="76871457" calcext:value-type="float">
            <text:p>76.871.457</text:p>
          </table:table-cell>
          <table:table-cell table:style-name="ce6" office:value-type="float" office:value="76590007" calcext:value-type="float">
            <text:p>76.590.007</text:p>
          </table:table-cell>
          <table:table-cell table:style-name="ce6" office:value-type="float" office:value="76371980" calcext:value-type="float">
            <text:p>76.371.980</text:p>
          </table:table-cell>
          <table:table-cell table:style-name="ce6" office:value-type="float" office:value="76291763" calcext:value-type="float">
            <text:p>76.291.763</text:p>
          </table:table-cell>
          <table:table-cell table:style-name="ce6" office:value-type="float" office:value="76262345" calcext:value-type="float">
            <text:p>76.262.345</text:p>
          </table:table-cell>
          <table:table-cell table:style-name="ce6" office:value-type="float" office:value="76275129" calcext:value-type="float">
            <text:p>76.275.129</text:p>
          </table:table-cell>
          <table:table-cell table:style-name="ce6" office:value-type="float" office:value="76809957" calcext:value-type="float">
            <text:p>76.809.957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an Marino</text:p>
          </table:table-cell>
          <table:table-cell table:style-name="ce6" office:value-type="float" office:value="14903" calcext:value-type="float">
            <text:p>14.903</text:p>
          </table:table-cell>
          <table:table-cell table:style-name="ce6" office:value-type="float" office:value="15127" calcext:value-type="float">
            <text:p>15.127</text:p>
          </table:table-cell>
          <table:table-cell table:style-name="ce6" office:value-type="float" office:value="15296" calcext:value-type="float">
            <text:p>15.296</text:p>
          </table:table-cell>
          <table:table-cell table:style-name="ce6" office:value-type="float" office:value="15444" calcext:value-type="float">
            <text:p>15.444</text:p>
          </table:table-cell>
          <table:table-cell table:style-name="ce6" office:value-type="float" office:value="15650" calcext:value-type="float">
            <text:p>15.650</text:p>
          </table:table-cell>
          <table:table-cell table:style-name="ce6" office:value-type="float" office:value="15926" calcext:value-type="float">
            <text:p>15.926</text:p>
          </table:table-cell>
          <table:table-cell table:style-name="ce8" office:value-type="string" calcext:value-type="string">
            <text:p>:</text:p>
          </table:table-cell>
          <table:table-cell table:style-name="ce6" office:value-type="float" office:value="16227" calcext:value-type="float">
            <text:p>16.227</text:p>
          </table:table-cell>
          <table:table-cell table:style-name="ce6" office:value-type="float" office:value="16369" calcext:value-type="float">
            <text:p>16.369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Ukraine</text:p>
          </table:table-cell>
          <table:table-cell table:style-name="ce6" office:value-type="float" office:value="25515270" calcext:value-type="float">
            <text:p>25.515.270</text:p>
          </table:table-cell>
          <table:table-cell table:style-name="ce6" office:value-type="float" office:value="25346469" calcext:value-type="float">
            <text:p>25.346.469</text:p>
          </table:table-cell>
          <table:table-cell table:style-name="ce6" office:value-type="float" office:value="25174503" calcext:value-type="float">
            <text:p>25.174.503</text:p>
          </table:table-cell>
          <table:table-cell table:style-name="ce6" office:value-type="float" office:value="25031011" calcext:value-type="float">
            <text:p>25.031.011</text:p>
          </table:table-cell>
          <table:table-cell table:style-name="ce6" office:value-type="float" office:value="24894631" calcext:value-type="float">
            <text:p>24.894.631</text:p>
          </table:table-cell>
          <table:table-cell table:style-name="ce6" office:value-type="float" office:value="24778427" calcext:value-type="float">
            <text:p>24.778.427</text:p>
          </table:table-cell>
          <table:table-cell table:style-name="ce6" office:value-type="float" office:value="24675525" calcext:value-type="float">
            <text:p>24.675.525</text:p>
          </table:table-cell>
          <table:table-cell table:style-name="ce6" office:value-type="float" office:value="24565563" calcext:value-type="float">
            <text:p>24.565.563</text:p>
          </table:table-cell>
          <table:table-cell table:style-name="ce6" office:value-type="float" office:value="24476570" calcext:value-type="float">
            <text:p>24.476.570</text:p>
          </table:table-cell>
          <table:table-cell table:style-name="ce6" office:value-type="float" office:value="24409948" calcext:value-type="float">
            <text:p>24.409.94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rmenia</text:p>
          </table:table-cell>
          <table:table-cell table:style-name="ce6" office:value-type="float" office:value="1665500" calcext:value-type="float">
            <text:p>1.665.500</text:p>
          </table:table-cell>
          <table:table-cell table:style-name="ce6" office:value-type="float" office:value="1665200" calcext:value-type="float">
            <text:p>1.665.200</text:p>
          </table:table-cell>
          <table:table-cell table:style-name="ce6" office:value-type="float" office:value="1665123" calcext:value-type="float">
            <text:p>1.665.123</text:p>
          </table:table-cell>
          <table:table-cell table:style-name="ce6" office:value-type="float" office:value="1665554" calcext:value-type="float">
            <text:p>1.665.554</text:p>
          </table:table-cell>
          <table:table-cell table:style-name="ce6" office:value-type="float" office:value="1667529" calcext:value-type="float">
            <text:p>1.667.529</text:p>
          </table:table-cell>
          <table:table-cell table:style-name="ce6" office:value-type="float" office:value="1669711" calcext:value-type="float">
            <text:p>1.669.711</text:p>
          </table:table-cell>
          <table:table-cell table:style-name="ce6" office:value-type="float" office:value="1673656" calcext:value-type="float">
            <text:p>1.673.656</text:p>
          </table:table-cell>
          <table:table-cell table:style-name="ce6" office:value-type="float" office:value="1679066" calcext:value-type="float">
            <text:p>1.679.066</text:p>
          </table:table-cell>
          <table:table-cell table:style-name="ce6" office:value-type="float" office:value="1684000" calcext:value-type="float">
            <text:p>1.684.000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zerbaijan</text:p>
          </table:table-cell>
          <table:table-cell table:style-name="ce6" office:value-type="float" office:value="4207200" calcext:value-type="float">
            <text:p>4.207.200</text:p>
          </table:table-cell>
          <table:table-cell table:style-name="ce6" office:value-type="float" office:value="4243600" calcext:value-type="float">
            <text:p>4.243.600</text:p>
          </table:table-cell>
          <table:table-cell table:style-name="ce6" office:value-type="float" office:value="4284200" calcext:value-type="float">
            <text:p>4.284.200</text:p>
          </table:table-cell>
          <table:table-cell table:style-name="ce6" office:value-type="float" office:value="4327700" calcext:value-type="float">
            <text:p>4.327.700</text:p>
          </table:table-cell>
          <table:table-cell table:style-name="ce6" office:value-type="float" office:value="4371800" calcext:value-type="float">
            <text:p>4.371.800</text:p>
          </table:table-cell>
          <table:table-cell table:style-name="ce6" office:value-type="float" office:value="4538600" calcext:value-type="float">
            <text:p>4.538.600</text:p>
          </table:table-cell>
          <table:table-cell table:style-name="ce6" office:value-type="float" office:value="4542083" calcext:value-type="float">
            <text:p>4.542.083</text:p>
          </table:table-cell>
          <table:table-cell table:style-name="ce6" office:value-type="float" office:value="4594023" calcext:value-type="float">
            <text:p>4.594.023</text:p>
          </table:table-cell>
          <table:table-cell table:style-name="ce6" office:value-type="float" office:value="4651601" calcext:value-type="float">
            <text:p>4.651.601</text:p>
          </table:table-cell>
          <table:table-cell table:style-name="ce6" office:value-type="float" office:value="4707690" calcext:value-type="float">
            <text:p>4.707.69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Georgia</text:p>
          </table:table-cell>
          <table:table-cell table:style-name="ce6" office:value-type="float" office:value="2276200" calcext:value-type="float">
            <text:p>2.276.200</text:p>
          </table:table-cell>
          <table:table-cell table:style-name="ce6" office:value-type="float" office:value="2277900" calcext:value-type="float">
            <text:p>2.277.900</text:p>
          </table:table-cell>
          <table:table-cell table:style-name="ce6" office:value-type="float" office:value="2317400" calcext:value-type="float">
            <text:p>2.317.400</text:p>
          </table:table-cell>
          <table:table-cell table:style-name="ce6" office:value-type="float" office:value="2315157" calcext:value-type="float">
            <text:p>2.315.157</text:p>
          </table:table-cell>
          <table:table-cell table:style-name="ce6" office:value-type="float" office:value="2303675" calcext:value-type="float">
            <text:p>2.303.675</text:p>
          </table:table-cell>
          <table:table-cell table:style-name="ce6" office:value-type="float" office:value="2304622" calcext:value-type="float">
            <text:p>2.304.622</text:p>
          </table:table-cell>
          <table:table-cell table:style-name="ce6" office:value-type="float" office:value="2327477" calcext:value-type="float">
            <text:p>2.327.477</text:p>
          </table:table-cell>
          <table:table-cell table:style-name="ce6" office:value-type="float" office:value="2341972" calcext:value-type="float">
            <text:p>2.341.972</text:p>
          </table:table-cell>
          <table:table-cell table:style-name="ce6" office:value-type="float" office:value="2353823" calcext:value-type="float">
            <text:p>2.353.823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ecial valu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not availabl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DIC_DE</text:p>
          </table:table-cell>
          <table:table-cell table:style-name="ce1" office:value-type="string" calcext:value-type="string">
            <text:p>Average population - tota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GEO/TIME</text:p>
          </table:table-cell>
          <table:table-cell table:style-name="ce3" office:value-type="string" calcext:value-type="string">
            <text:p>2004</text:p>
          </table:table-cell>
          <table:table-cell table:style-name="ce3" office:value-type="string" calcext:value-type="string">
            <text:p>2005</text:p>
          </table:table-cell>
          <table:table-cell table:style-name="ce3" office:value-type="string" calcext:value-type="string">
            <text:p>2006</text:p>
          </table:table-cell>
          <table:table-cell table:style-name="ce3" office:value-type="string" calcext:value-type="string">
            <text:p>2007</text:p>
          </table:table-cell>
          <table:table-cell table:style-name="ce3" office:value-type="string" calcext:value-type="string">
            <text:p>2008</text:p>
          </table:table-cell>
          <table:table-cell table:style-name="ce3" office:value-type="string" calcext:value-type="string">
            <text:p>2009</text:p>
          </table:table-cell>
          <table:table-cell table:style-name="ce3" office:value-type="string" calcext:value-type="string">
            <text:p>2010</text:p>
          </table:table-cell>
          <table:table-cell table:style-name="ce3" office:value-type="string" calcext:value-type="string">
            <text:p>2011</text:p>
          </table:table-cell>
          <table:table-cell table:style-name="ce3" office:value-type="string" calcext:value-type="string">
            <text:p>2012</text:p>
          </table:table-cell>
          <table:table-cell table:style-name="ce3" office:value-type="string" calcext:value-type="string">
            <text:p>201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Union (28 countries)</text:p>
          </table:table-cell>
          <table:table-cell table:style-name="ce6" office:value-type="float" office:value="494225536" calcext:value-type="float">
            <text:p>494.225.536</text:p>
          </table:table-cell>
          <table:table-cell table:style-name="ce6" office:value-type="float" office:value="496338002" calcext:value-type="float">
            <text:p>496.338.002</text:p>
          </table:table-cell>
          <table:table-cell table:style-name="ce6" office:value-type="float" office:value="498371013" calcext:value-type="float">
            <text:p>498.371.013</text:p>
          </table:table-cell>
          <table:table-cell table:style-name="ce6" office:value-type="float" office:value="500365163" calcext:value-type="float">
            <text:p>500.365.163</text:p>
          </table:table-cell>
          <table:table-cell table:style-name="ce6" office:value-type="float" office:value="502290639" calcext:value-type="float">
            <text:p>502.290.639</text:p>
          </table:table-cell>
          <table:table-cell table:style-name="ce6" office:value-type="float" office:value="503870347" calcext:value-type="float">
            <text:p>503.870.347</text:p>
          </table:table-cell>
          <table:table-cell table:style-name="ce6" office:value-type="float" office:value="505251340" calcext:value-type="float">
            <text:p>505.251.340</text:p>
          </table:table-cell>
          <table:table-cell table:style-name="ce6" office:value-type="float" office:value="506937037" calcext:value-type="float">
            <text:p>506.937.037</text:p>
          </table:table-cell>
          <table:table-cell table:style-name="ce6" office:value-type="float" office:value="505184748" calcext:value-type="float">
            <text:p>505.184.748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Union (27 countries)</text:p>
          </table:table-cell>
          <table:table-cell table:style-name="ce6" office:value-type="float" office:value="489917243" calcext:value-type="float">
            <text:p>489.917.243</text:p>
          </table:table-cell>
          <table:table-cell table:style-name="ce6" office:value-type="float" office:value="492026328" calcext:value-type="float">
            <text:p>492.026.328</text:p>
          </table:table-cell>
          <table:table-cell table:style-name="ce6" office:value-type="float" office:value="494058005" calcext:value-type="float">
            <text:p>494.058.005</text:p>
          </table:table-cell>
          <table:table-cell table:style-name="ce6" office:value-type="float" office:value="496052415" calcext:value-type="float">
            <text:p>496.052.415</text:p>
          </table:table-cell>
          <table:table-cell table:style-name="ce6" office:value-type="float" office:value="497979757" calcext:value-type="float">
            <text:p>497.979.757</text:p>
          </table:table-cell>
          <table:table-cell table:style-name="ce6" office:value-type="float" office:value="499564025" calcext:value-type="float">
            <text:p>499.564.025</text:p>
          </table:table-cell>
          <table:table-cell table:style-name="ce6" office:value-type="float" office:value="500954988" calcext:value-type="float">
            <text:p>500.954.988</text:p>
          </table:table-cell>
          <table:table-cell table:style-name="ce6" office:value-type="float" office:value="502654116" calcext:value-type="float">
            <text:p>502.654.116</text:p>
          </table:table-cell>
          <table:table-cell table:style-name="ce6" office:value-type="float" office:value="500915686" calcext:value-type="float">
            <text:p>500.915.68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8 countries)</text:p>
          </table:table-cell>
          <table:table-cell table:style-name="ce6" office:value-type="float" office:value="324434833" calcext:value-type="float">
            <text:p>324.434.833</text:p>
          </table:table-cell>
          <table:table-cell table:style-name="ce6" office:value-type="float" office:value="326330280" calcext:value-type="float">
            <text:p>326.330.280</text:p>
          </table:table-cell>
          <table:table-cell table:style-name="ce6" office:value-type="float" office:value="328079179" calcext:value-type="float">
            <text:p>328.079.179</text:p>
          </table:table-cell>
          <table:table-cell table:style-name="ce6" office:value-type="float" office:value="329985642" calcext:value-type="float">
            <text:p>329.985.642</text:p>
          </table:table-cell>
          <table:table-cell table:style-name="ce6" office:value-type="float" office:value="331682289" calcext:value-type="float">
            <text:p>331.682.289</text:p>
          </table:table-cell>
          <table:table-cell table:style-name="ce6" office:value-type="float" office:value="332873114" calcext:value-type="float">
            <text:p>332.873.114</text:p>
          </table:table-cell>
          <table:table-cell table:style-name="ce6" office:value-type="float" office:value="333864947" calcext:value-type="float">
            <text:p>333.864.947</text:p>
          </table:table-cell>
          <table:table-cell table:style-name="ce6" office:value-type="float" office:value="334849474" calcext:value-type="float">
            <text:p>334.849.474</text:p>
          </table:table-cell>
          <table:table-cell table:style-name="ce6" office:value-type="float" office:value="332771646" calcext:value-type="float">
            <text:p>332.771.64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7 countries)</text:p>
          </table:table-cell>
          <table:table-cell table:style-name="ce6" office:value-type="float" office:value="322171711" calcext:value-type="float">
            <text:p>322.171.711</text:p>
          </table:table-cell>
          <table:table-cell table:style-name="ce6" office:value-type="float" office:value="324091481" calcext:value-type="float">
            <text:p>324.091.481</text:p>
          </table:table-cell>
          <table:table-cell table:style-name="ce6" office:value-type="float" office:value="325860822" calcext:value-type="float">
            <text:p>325.860.822</text:p>
          </table:table-cell>
          <table:table-cell table:style-name="ce6" office:value-type="float" office:value="327785317" calcext:value-type="float">
            <text:p>327.785.317</text:p>
          </table:table-cell>
          <table:table-cell table:style-name="ce6" office:value-type="float" office:value="329504967" calcext:value-type="float">
            <text:p>329.504.967</text:p>
          </table:table-cell>
          <table:table-cell table:style-name="ce6" office:value-type="float" office:value="330731445" calcext:value-type="float">
            <text:p>330.731.445</text:p>
          </table:table-cell>
          <table:table-cell table:style-name="ce6" office:value-type="float" office:value="331767393" calcext:value-type="float">
            <text:p>331.767.393</text:p>
          </table:table-cell>
          <table:table-cell table:style-name="ce6" office:value-type="float" office:value="332789765" calcext:value-type="float">
            <text:p>332.789.765</text:p>
          </table:table-cell>
          <table:table-cell table:style-name="ce6" office:value-type="float" office:value="330737327" calcext:value-type="float">
            <text:p>330.737.32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6 countries)</text:p>
          </table:table-cell>
          <table:table-cell table:style-name="ce6" office:value-type="float" office:value="320815559" calcext:value-type="float">
            <text:p>320.815.559</text:p>
          </table:table-cell>
          <table:table-cell table:style-name="ce6" office:value-type="float" office:value="322740250" calcext:value-type="float">
            <text:p>322.740.250</text:p>
          </table:table-cell>
          <table:table-cell table:style-name="ce6" office:value-type="float" office:value="324514787" calcext:value-type="float">
            <text:p>324.514.787</text:p>
          </table:table-cell>
          <table:table-cell table:style-name="ce6" office:value-type="float" office:value="326442987" calcext:value-type="float">
            <text:p>326.442.987</text:p>
          </table:table-cell>
          <table:table-cell table:style-name="ce6" office:value-type="float" office:value="328164703" calcext:value-type="float">
            <text:p>328.164.703</text:p>
          </table:table-cell>
          <table:table-cell table:style-name="ce6" office:value-type="float" office:value="329392947" calcext:value-type="float">
            <text:p>329.392.947</text:p>
          </table:table-cell>
          <table:table-cell table:style-name="ce6" office:value-type="float" office:value="330430506" calcext:value-type="float">
            <text:p>330.430.506</text:p>
          </table:table-cell>
          <table:table-cell table:style-name="ce6" office:value-type="float" office:value="331454817" calcext:value-type="float">
            <text:p>331.454.817</text:p>
          </table:table-cell>
          <table:table-cell table:style-name="ce6" office:value-type="float" office:value="329408026" calcext:value-type="float">
            <text:p>329.408.02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elgium</text:p>
          </table:table-cell>
          <table:table-cell table:style-name="ce6" office:value-type="float" office:value="10421137" calcext:value-type="float">
            <text:p>10.421.137</text:p>
          </table:table-cell>
          <table:table-cell table:style-name="ce6" office:value-type="float" office:value="10478617" calcext:value-type="float">
            <text:p>10.478.617</text:p>
          </table:table-cell>
          <table:table-cell table:style-name="ce6" office:value-type="float" office:value="10547958" calcext:value-type="float">
            <text:p>10.547.958</text:p>
          </table:table-cell>
          <table:table-cell table:style-name="ce6" office:value-type="float" office:value="10625700" calcext:value-type="float">
            <text:p>10.625.700</text:p>
          </table:table-cell>
          <table:table-cell table:style-name="ce6" office:value-type="float" office:value="10709973" calcext:value-type="float">
            <text:p>10.709.973</text:p>
          </table:table-cell>
          <table:table-cell table:style-name="ce6" office:value-type="float" office:value="10796493" calcext:value-type="float">
            <text:p>10.796.493</text:p>
          </table:table-cell>
          <table:table-cell table:style-name="ce6" office:value-type="float" office:value="10920272" calcext:value-type="float">
            <text:p>10.920.272</text:p>
          </table:table-cell>
          <table:table-cell table:style-name="ce6" office:value-type="float" office:value="11047744" calcext:value-type="float">
            <text:p>11.047.744</text:p>
          </table:table-cell>
          <table:table-cell table:style-name="ce6" office:value-type="float" office:value="11128246" calcext:value-type="float">
            <text:p>11.128.24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ulgaria</text:p>
          </table:table-cell>
          <table:table-cell table:style-name="ce6" office:value-type="float" office:value="7781161" calcext:value-type="float">
            <text:p>7.781.161</text:p>
          </table:table-cell>
          <table:table-cell table:style-name="ce6" office:value-type="float" office:value="7739900" calcext:value-type="float">
            <text:p>7.739.900</text:p>
          </table:table-cell>
          <table:table-cell table:style-name="ce6" office:value-type="float" office:value="7699020" calcext:value-type="float">
            <text:p>7.699.020</text:p>
          </table:table-cell>
          <table:table-cell table:style-name="ce6" office:value-type="float" office:value="7545338" calcext:value-type="float">
            <text:p>7.545.338</text:p>
          </table:table-cell>
          <table:table-cell table:style-name="ce6" office:value-type="float" office:value="7492561" calcext:value-type="float">
            <text:p>7.492.561</text:p>
          </table:table-cell>
          <table:table-cell table:style-name="ce6" office:value-type="float" office:value="7444443" calcext:value-type="float">
            <text:p>7.444.443</text:p>
          </table:table-cell>
          <table:table-cell table:style-name="ce6" office:value-type="float" office:value="7395599" calcext:value-type="float">
            <text:p>7.395.599</text:p>
          </table:table-cell>
          <table:table-cell table:style-name="ce6" office:value-type="float" office:value="7348328" calcext:value-type="float">
            <text:p>7.348.328</text:p>
          </table:table-cell>
          <table:table-cell table:style-name="ce6" office:value-type="float" office:value="7305888" calcext:value-type="float">
            <text:p>7.305.888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zech Republic</text:p>
          </table:table-cell>
          <table:table-cell table:style-name="ce6" office:value-type="float" office:value="10197101" calcext:value-type="float">
            <text:p>10.197.101</text:p>
          </table:table-cell>
          <table:table-cell table:style-name="ce6" office:value-type="float" office:value="10211216" calcext:value-type="float">
            <text:p>10.211.216</text:p>
          </table:table-cell>
          <table:table-cell table:style-name="ce6" office:value-type="float" office:value="10238905" calcext:value-type="float">
            <text:p>10.238.905</text:p>
          </table:table-cell>
          <table:table-cell table:style-name="ce6" office:value-type="float" office:value="10298828" calcext:value-type="float">
            <text:p>10.298.828</text:p>
          </table:table-cell>
          <table:table-cell table:style-name="ce6" office:value-type="float" office:value="10384603" calcext:value-type="float">
            <text:p>10.384.603</text:p>
          </table:table-cell>
          <table:table-cell table:style-name="ce6" office:value-type="float" office:value="10443936" calcext:value-type="float">
            <text:p>10.443.936</text:p>
          </table:table-cell>
          <table:table-cell table:style-name="ce6" office:value-type="float" office:value="10474410" calcext:value-type="float">
            <text:p>10.474.410</text:p>
          </table:table-cell>
          <table:table-cell table:style-name="ce6" office:value-type="float" office:value="10496088" calcext:value-type="float">
            <text:p>10.496.088</text:p>
          </table:table-cell>
          <table:table-cell table:style-name="ce6" office:value-type="float" office:value="10510785" calcext:value-type="float">
            <text:p>10.510.785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6" office:value-type="float" office:value="5404523" calcext:value-type="float">
            <text:p>5.404.523</text:p>
          </table:table-cell>
          <table:table-cell table:style-name="ce6" office:value-type="float" office:value="5419432" calcext:value-type="float">
            <text:p>5.419.432</text:p>
          </table:table-cell>
          <table:table-cell table:style-name="ce6" office:value-type="float" office:value="5437272" calcext:value-type="float">
            <text:p>5.437.272</text:p>
          </table:table-cell>
          <table:table-cell table:style-name="ce6" office:value-type="float" office:value="5461438" calcext:value-type="float">
            <text:p>5.461.438</text:p>
          </table:table-cell>
          <table:table-cell table:style-name="ce6" office:value-type="float" office:value="5493621" calcext:value-type="float">
            <text:p>5.493.621</text:p>
          </table:table-cell>
          <table:table-cell table:style-name="ce6" office:value-type="float" office:value="5523095" calcext:value-type="float">
            <text:p>5.523.095</text:p>
          </table:table-cell>
          <table:table-cell table:style-name="ce6" office:value-type="float" office:value="5547683" calcext:value-type="float">
            <text:p>5.547.683</text:p>
          </table:table-cell>
          <table:table-cell table:style-name="ce6" office:value-type="float" office:value="5570572" calcext:value-type="float">
            <text:p>5.570.572</text:p>
          </table:table-cell>
          <table:table-cell table:style-name="ce6" office:value-type="float" office:value="5591572" calcext:value-type="float">
            <text:p>5.591.572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ermany (until 1990 former territory of the FRG)</text:p>
          </table:table-cell>
          <table:table-cell table:style-name="ce6" office:value-type="float" office:value="82516260" calcext:value-type="float">
            <text:p>82.516.260</text:p>
          </table:table-cell>
          <table:table-cell table:style-name="ce6" office:value-type="float" office:value="82469422" calcext:value-type="float">
            <text:p>82.469.422</text:p>
          </table:table-cell>
          <table:table-cell table:style-name="ce6" office:value-type="float" office:value="82376451" calcext:value-type="float">
            <text:p>82.376.451</text:p>
          </table:table-cell>
          <table:table-cell table:style-name="ce6" office:value-type="float" office:value="82266372" calcext:value-type="float">
            <text:p>82.266.372</text:p>
          </table:table-cell>
          <table:table-cell table:style-name="ce6" office:value-type="float" office:value="82110097" calcext:value-type="float">
            <text:p>82.110.097</text:p>
          </table:table-cell>
          <table:table-cell table:style-name="ce6" office:value-type="float" office:value="81902307" calcext:value-type="float">
            <text:p>81.902.307</text:p>
          </table:table-cell>
          <table:table-cell table:style-name="ce6" office:value-type="float" office:value="81776930" calcext:value-type="float">
            <text:p>81.776.930</text:p>
          </table:table-cell>
          <table:table-cell table:style-name="ce6" office:value-type="float" office:value="81797673" calcext:value-type="float">
            <text:p>81.797.673</text:p>
          </table:table-cell>
          <table:table-cell table:style-name="ce6" office:value-type="float" office:value="80425823" calcext:value-type="float">
            <text:p>80.425.823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ermany (including former GDR)</text:p>
          </table:table-cell>
          <table:table-cell table:style-name="ce6" office:value-type="float" office:value="82516260" calcext:value-type="float">
            <text:p>82.516.260</text:p>
          </table:table-cell>
          <table:table-cell table:style-name="ce6" office:value-type="float" office:value="82469422" calcext:value-type="float">
            <text:p>82.469.422</text:p>
          </table:table-cell>
          <table:table-cell table:style-name="ce6" office:value-type="float" office:value="82376451" calcext:value-type="float">
            <text:p>82.376.451</text:p>
          </table:table-cell>
          <table:table-cell table:style-name="ce6" office:value-type="float" office:value="82266372" calcext:value-type="float">
            <text:p>82.266.372</text:p>
          </table:table-cell>
          <table:table-cell table:style-name="ce6" office:value-type="float" office:value="82110097" calcext:value-type="float">
            <text:p>82.110.097</text:p>
          </table:table-cell>
          <table:table-cell table:style-name="ce6" office:value-type="float" office:value="81902307" calcext:value-type="float">
            <text:p>81.902.307</text:p>
          </table:table-cell>
          <table:table-cell table:style-name="ce6" office:value-type="float" office:value="81776930" calcext:value-type="float">
            <text:p>81.776.930</text:p>
          </table:table-cell>
          <table:table-cell table:style-name="ce6" office:value-type="float" office:value="81797673" calcext:value-type="float">
            <text:p>81.797.673</text:p>
          </table:table-cell>
          <table:table-cell table:style-name="ce6" office:value-type="float" office:value="80425823" calcext:value-type="float">
            <text:p>80.425.823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stonia</text:p>
          </table:table-cell>
          <table:table-cell table:style-name="ce6" office:value-type="float" office:value="1356153" calcext:value-type="float">
            <text:p>1.356.153</text:p>
          </table:table-cell>
          <table:table-cell table:style-name="ce6" office:value-type="float" office:value="1351231" calcext:value-type="float">
            <text:p>1.351.231</text:p>
          </table:table-cell>
          <table:table-cell table:style-name="ce6" office:value-type="float" office:value="1346035" calcext:value-type="float">
            <text:p>1.346.035</text:p>
          </table:table-cell>
          <table:table-cell table:style-name="ce6" office:value-type="float" office:value="1342330" calcext:value-type="float">
            <text:p>1.342.330</text:p>
          </table:table-cell>
          <table:table-cell table:style-name="ce6" office:value-type="float" office:value="1340264" calcext:value-type="float">
            <text:p>1.340.264</text:p>
          </table:table-cell>
          <table:table-cell table:style-name="ce6" office:value-type="float" office:value="1338498" calcext:value-type="float">
            <text:p>1.338.498</text:p>
          </table:table-cell>
          <table:table-cell table:style-name="ce6" office:value-type="float" office:value="1336887" calcext:value-type="float">
            <text:p>1.336.887</text:p>
          </table:table-cell>
          <table:table-cell table:style-name="ce6" office:value-type="float" office:value="1334948" calcext:value-type="float">
            <text:p>1.334.948</text:p>
          </table:table-cell>
          <table:table-cell table:style-name="ce6" office:value-type="float" office:value="1329301" calcext:value-type="float">
            <text:p>1.329.301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reland</text:p>
          </table:table-cell>
          <table:table-cell table:style-name="ce6" office:value-type="float" office:value="4070262" calcext:value-type="float">
            <text:p>4.070.262</text:p>
          </table:table-cell>
          <table:table-cell table:style-name="ce6" office:value-type="float" office:value="4159914" calcext:value-type="float">
            <text:p>4.159.914</text:p>
          </table:table-cell>
          <table:table-cell table:style-name="ce6" office:value-type="float" office:value="4274137" calcext:value-type="float">
            <text:p>4.274.137</text:p>
          </table:table-cell>
          <table:table-cell table:style-name="ce6" office:value-type="float" office:value="4398942" calcext:value-type="float">
            <text:p>4.398.942</text:p>
          </table:table-cell>
          <table:table-cell table:style-name="ce6" office:value-type="float" office:value="4453898" calcext:value-type="float">
            <text:p>4.453.898</text:p>
          </table:table-cell>
          <table:table-cell table:style-name="ce6" office:value-type="float" office:value="4499729" calcext:value-type="float">
            <text:p>4.499.729</text:p>
          </table:table-cell>
          <table:table-cell table:style-name="ce6" office:value-type="float" office:value="4560155" calcext:value-type="float">
            <text:p>4.560.155</text:p>
          </table:table-cell>
          <table:table-cell table:style-name="ce6" office:value-type="float" office:value="4576794" calcext:value-type="float">
            <text:p>4.576.794</text:p>
          </table:table-cell>
          <table:table-cell table:style-name="ce6" office:value-type="float" office:value="4586897" calcext:value-type="float">
            <text:p>4.586.89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reece</text:p>
          </table:table-cell>
          <table:table-cell table:style-name="ce6" office:value-type="float" office:value="11055729" calcext:value-type="float">
            <text:p>11.055.729</text:p>
          </table:table-cell>
          <table:table-cell table:style-name="ce6" office:value-type="float" office:value="11092913" calcext:value-type="float">
            <text:p>11.092.913</text:p>
          </table:table-cell>
          <table:table-cell table:style-name="ce6" office:value-type="float" office:value="11127947" calcext:value-type="float">
            <text:p>11.127.947</text:p>
          </table:table-cell>
          <table:table-cell table:style-name="ce6" office:value-type="float" office:value="11163002" calcext:value-type="float">
            <text:p>11.163.002</text:p>
          </table:table-cell>
          <table:table-cell table:style-name="ce6" office:value-type="float" office:value="11186439" calcext:value-type="float">
            <text:p>11.186.439</text:p>
          </table:table-cell>
          <table:table-cell table:style-name="ce6" office:value-type="float" office:value="11187085" calcext:value-type="float">
            <text:p>11.187.085</text:p>
          </table:table-cell>
          <table:table-cell table:style-name="ce6" office:value-type="float" office:value="11153454" calcext:value-type="float">
            <text:p>11.153.454</text:p>
          </table:table-cell>
          <table:table-cell table:style-name="ce6" office:value-type="float" office:value="11123213" calcext:value-type="float">
            <text:p>11.123.213</text:p>
          </table:table-cell>
          <table:table-cell table:style-name="ce6" office:value-type="float" office:value="11092771" calcext:value-type="float">
            <text:p>11.092.771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pain</text:p>
          </table:table-cell>
          <table:table-cell table:style-name="ce6" office:value-type="float" office:value="42921895" calcext:value-type="float">
            <text:p>42.921.895</text:p>
          </table:table-cell>
          <table:table-cell table:style-name="ce6" office:value-type="float" office:value="43653155" calcext:value-type="float">
            <text:p>43.653.155</text:p>
          </table:table-cell>
          <table:table-cell table:style-name="ce6" office:value-type="float" office:value="44397319" calcext:value-type="float">
            <text:p>44.397.319</text:p>
          </table:table-cell>
          <table:table-cell table:style-name="ce6" office:value-type="float" office:value="45226803" calcext:value-type="float">
            <text:p>45.226.803</text:p>
          </table:table-cell>
          <table:table-cell table:style-name="ce6" office:value-type="float" office:value="45954106" calcext:value-type="float">
            <text:p>45.954.106</text:p>
          </table:table-cell>
          <table:table-cell table:style-name="ce6" office:value-type="float" office:value="46362946" calcext:value-type="float">
            <text:p>46.362.946</text:p>
          </table:table-cell>
          <table:table-cell table:style-name="ce6" office:value-type="float" office:value="46576897" calcext:value-type="float">
            <text:p>46.576.897</text:p>
          </table:table-cell>
          <table:table-cell table:style-name="ce6" office:value-type="float" office:value="46742697" calcext:value-type="float">
            <text:p>46.742.697</text:p>
          </table:table-cell>
          <table:table-cell table:style-name="ce6" office:value-type="float" office:value="46761264" calcext:value-type="float">
            <text:p>46.761.264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6" office:value-type="float" office:value="62532556" calcext:value-type="float">
            <text:p>62.532.556</text:p>
          </table:table-cell>
          <table:table-cell table:style-name="ce6" office:value-type="float" office:value="63001253" calcext:value-type="float">
            <text:p>63.001.253</text:p>
          </table:table-cell>
          <table:table-cell table:style-name="ce6" office:value-type="float" office:value="63437350" calcext:value-type="float">
            <text:p>63.437.350</text:p>
          </table:table-cell>
          <table:table-cell table:style-name="ce6" office:value-type="float" office:value="63826129" calcext:value-type="float">
            <text:p>63.826.129</text:p>
          </table:table-cell>
          <table:table-cell table:style-name="ce6" office:value-type="float" office:value="64178710" calcext:value-type="float">
            <text:p>64.178.710</text:p>
          </table:table-cell>
          <table:table-cell table:style-name="ce6" office:value-type="float" office:value="64504541" calcext:value-type="float">
            <text:p>64.504.541</text:p>
          </table:table-cell>
          <table:table-cell table:style-name="ce6" office:value-type="float" office:value="64826882" calcext:value-type="float">
            <text:p>64.826.882</text:p>
          </table:table-cell>
          <table:table-cell table:style-name="ce6" office:value-type="float" office:value="65161316" calcext:value-type="float">
            <text:p>65.161.316</text:p>
          </table:table-cell>
          <table:table-cell table:style-name="ce6" office:value-type="float" office:value="65480459" calcext:value-type="float">
            <text:p>65.480.459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rance (metropolitan)</text:p>
          </table:table-cell>
          <table:table-cell table:style-name="ce6" office:value-type="float" office:value="60734343" calcext:value-type="float">
            <text:p>60.734.343</text:p>
          </table:table-cell>
          <table:table-cell table:style-name="ce6" office:value-type="float" office:value="61181499" calcext:value-type="float">
            <text:p>61.181.499</text:p>
          </table:table-cell>
          <table:table-cell table:style-name="ce6" office:value-type="float" office:value="61597486" calcext:value-type="float">
            <text:p>61.597.486</text:p>
          </table:table-cell>
          <table:table-cell table:style-name="ce6" office:value-type="float" office:value="61965052" calcext:value-type="float">
            <text:p>61.965.052</text:p>
          </table:table-cell>
          <table:table-cell table:style-name="ce6" office:value-type="float" office:value="62300288" calcext:value-type="float">
            <text:p>62.300.288</text:p>
          </table:table-cell>
          <table:table-cell table:style-name="ce6" office:value-type="float" office:value="62615472" calcext:value-type="float">
            <text:p>62.615.472</text:p>
          </table:table-cell>
          <table:table-cell table:style-name="ce6" office:value-type="float" office:value="62927113" calcext:value-type="float">
            <text:p>62.927.113</text:p>
          </table:table-cell>
          <table:table-cell table:style-name="ce6" office:value-type="float" office:value="63249091" calcext:value-type="float">
            <text:p>63.249.091</text:p>
          </table:table-cell>
          <table:table-cell table:style-name="ce6" office:value-type="float" office:value="63556191" calcext:value-type="float">
            <text:p>63.556.191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roatia</text:p>
          </table:table-cell>
          <table:table-cell table:style-name="ce6" office:value-type="float" office:value="4308293" calcext:value-type="float">
            <text:p>4.308.293</text:p>
          </table:table-cell>
          <table:table-cell table:style-name="ce6" office:value-type="float" office:value="4311674" calcext:value-type="float">
            <text:p>4.311.674</text:p>
          </table:table-cell>
          <table:table-cell table:style-name="ce6" office:value-type="float" office:value="4313009" calcext:value-type="float">
            <text:p>4.313.009</text:p>
          </table:table-cell>
          <table:table-cell table:style-name="ce6" office:value-type="float" office:value="4312749" calcext:value-type="float">
            <text:p>4.312.749</text:p>
          </table:table-cell>
          <table:table-cell table:style-name="ce6" office:value-type="float" office:value="4310882" calcext:value-type="float">
            <text:p>4.310.882</text:p>
          </table:table-cell>
          <table:table-cell table:style-name="ce6" office:value-type="float" office:value="4306322" calcext:value-type="float">
            <text:p>4.306.322</text:p>
          </table:table-cell>
          <table:table-cell table:style-name="ce6" office:value-type="float" office:value="4296352" calcext:value-type="float">
            <text:p>4.296.352</text:p>
          </table:table-cell>
          <table:table-cell table:style-name="ce6" office:value-type="float" office:value="4282921" calcext:value-type="float">
            <text:p>4.282.921</text:p>
          </table:table-cell>
          <table:table-cell table:style-name="ce6" office:value-type="float" office:value="4269062" calcext:value-type="float">
            <text:p>4.269.062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6" office:value-type="float" office:value="58175310" calcext:value-type="float">
            <text:p>58.175.310</text:p>
          </table:table-cell>
          <table:table-cell table:style-name="ce6" office:value-type="float" office:value="58607043" calcext:value-type="float">
            <text:p>58.607.043</text:p>
          </table:table-cell>
          <table:table-cell table:style-name="ce6" office:value-type="float" office:value="58941499" calcext:value-type="float">
            <text:p>58.941.499</text:p>
          </table:table-cell>
          <table:table-cell table:style-name="ce6" office:value-type="float" office:value="59375289" calcext:value-type="float">
            <text:p>59.375.289</text:p>
          </table:table-cell>
          <table:table-cell table:style-name="ce6" office:value-type="float" office:value="59832179" calcext:value-type="float">
            <text:p>59.832.179</text:p>
          </table:table-cell>
          <table:table-cell table:style-name="ce6" office:value-type="float" office:value="60192698" calcext:value-type="float">
            <text:p>60.192.698</text:p>
          </table:table-cell>
          <table:table-cell table:style-name="ce6" office:value-type="float" office:value="60483385" calcext:value-type="float">
            <text:p>60.483.385</text:p>
          </table:table-cell>
          <table:table-cell table:style-name="ce6" office:value-type="float" office:value="60723569" calcext:value-type="float">
            <text:p>60.723.569</text:p>
          </table:table-cell>
          <table:table-cell table:style-name="ce6" office:value-type="float" office:value="59539717" calcext:value-type="float">
            <text:p>59.539.71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yprus</text:p>
          </table:table-cell>
          <table:table-cell table:style-name="ce6" office:value-type="float" office:value="727980" calcext:value-type="float">
            <text:p>727.980</text:p>
          </table:table-cell>
          <table:table-cell table:style-name="ce6" office:value-type="float" office:value="738540" calcext:value-type="float">
            <text:p>738.540</text:p>
          </table:table-cell>
          <table:table-cell table:style-name="ce6" office:value-type="float" office:value="750965" calcext:value-type="float">
            <text:p>750.965</text:p>
          </table:table-cell>
          <table:table-cell table:style-name="ce6" office:value-type="float" office:value="767125" calcext:value-type="float">
            <text:p>767.125</text:p>
          </table:table-cell>
          <table:table-cell table:style-name="ce6" office:value-type="float" office:value="786632" calcext:value-type="float">
            <text:p>786.632</text:p>
          </table:table-cell>
          <table:table-cell table:style-name="ce6" office:value-type="float" office:value="808035" calcext:value-type="float">
            <text:p>808.035</text:p>
          </table:table-cell>
          <table:table-cell table:style-name="ce6" office:value-type="float" office:value="829446" calcext:value-type="float">
            <text:p>829.446</text:p>
          </table:table-cell>
          <table:table-cell table:style-name="ce6" office:value-type="float" office:value="850881" calcext:value-type="float">
            <text:p>850.881</text:p>
          </table:table-cell>
          <table:table-cell table:style-name="ce6" office:value-type="float" office:value="863945" calcext:value-type="float">
            <text:p>863.945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atvia</text:p>
          </table:table-cell>
          <table:table-cell table:style-name="ce6" office:value-type="float" office:value="2263122" calcext:value-type="float">
            <text:p>2.263.122</text:p>
          </table:table-cell>
          <table:table-cell table:style-name="ce6" office:value-type="float" office:value="2238799" calcext:value-type="float">
            <text:p>2.238.799</text:p>
          </table:table-cell>
          <table:table-cell table:style-name="ce6" office:value-type="float" office:value="2218357" calcext:value-type="float">
            <text:p>2.218.357</text:p>
          </table:table-cell>
          <table:table-cell table:style-name="ce6" office:value-type="float" office:value="2200325" calcext:value-type="float">
            <text:p>2.200.325</text:p>
          </table:table-cell>
          <table:table-cell table:style-name="ce6" office:value-type="float" office:value="2177322" calcext:value-type="float">
            <text:p>2.177.322</text:p>
          </table:table-cell>
          <table:table-cell table:style-name="ce6" office:value-type="float" office:value="2141669" calcext:value-type="float">
            <text:p>2.141.669</text:p>
          </table:table-cell>
          <table:table-cell table:style-name="ce6" office:value-type="float" office:value="2097555" calcext:value-type="float">
            <text:p>2.097.555</text:p>
          </table:table-cell>
          <table:table-cell table:style-name="ce6" office:value-type="float" office:value="2059709" calcext:value-type="float">
            <text:p>2.059.709</text:p>
          </table:table-cell>
          <table:table-cell table:style-name="ce6" office:value-type="float" office:value="2034319" calcext:value-type="float">
            <text:p>2.034.319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ithuania</text:p>
          </table:table-cell>
          <table:table-cell table:style-name="ce6" office:value-type="float" office:value="3377075" calcext:value-type="float">
            <text:p>3.377.075</text:p>
          </table:table-cell>
          <table:table-cell table:style-name="ce6" office:value-type="float" office:value="3322528" calcext:value-type="float">
            <text:p>3.322.528</text:p>
          </table:table-cell>
          <table:table-cell table:style-name="ce6" office:value-type="float" office:value="3269909" calcext:value-type="float">
            <text:p>3.269.909</text:p>
          </table:table-cell>
          <table:table-cell table:style-name="ce6" office:value-type="float" office:value="3231294" calcext:value-type="float">
            <text:p>3.231.294</text:p>
          </table:table-cell>
          <table:table-cell table:style-name="ce6" office:value-type="float" office:value="3198231" calcext:value-type="float">
            <text:p>3.198.231</text:p>
          </table:table-cell>
          <table:table-cell table:style-name="ce6" office:value-type="float" office:value="3162916" calcext:value-type="float">
            <text:p>3.162.916</text:p>
          </table:table-cell>
          <table:table-cell table:style-name="ce6" office:value-type="float" office:value="3097282" calcext:value-type="float">
            <text:p>3.097.282</text:p>
          </table:table-cell>
          <table:table-cell table:style-name="ce6" office:value-type="float" office:value="3028115" calcext:value-type="float">
            <text:p>3.028.115</text:p>
          </table:table-cell>
          <table:table-cell table:style-name="ce6" office:value-type="float" office:value="2987773" calcext:value-type="float">
            <text:p>2.987.773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uxembourg</text:p>
          </table:table-cell>
          <table:table-cell table:style-name="ce6" office:value-type="float" office:value="458095" calcext:value-type="float">
            <text:p>458.095</text:p>
          </table:table-cell>
          <table:table-cell table:style-name="ce6" office:value-type="float" office:value="465158" calcext:value-type="float">
            <text:p>465.158</text:p>
          </table:table-cell>
          <table:table-cell table:style-name="ce6" office:value-type="float" office:value="472637" calcext:value-type="float">
            <text:p>472.637</text:p>
          </table:table-cell>
          <table:table-cell table:style-name="ce6" office:value-type="float" office:value="479993" calcext:value-type="float">
            <text:p>479.993</text:p>
          </table:table-cell>
          <table:table-cell table:style-name="ce6" office:value-type="float" office:value="488650" calcext:value-type="float">
            <text:p>488.650</text:p>
          </table:table-cell>
          <table:table-cell table:style-name="ce6" office:value-type="float" office:value="497783" calcext:value-type="float">
            <text:p>497.783</text:p>
          </table:table-cell>
          <table:table-cell table:style-name="ce6" office:value-type="float" office:value="506953" calcext:value-type="float">
            <text:p>506.953</text:p>
          </table:table-cell>
          <table:table-cell table:style-name="ce6" office:value-type="float" office:value="518347" calcext:value-type="float">
            <text:p>518.347</text:p>
          </table:table-cell>
          <table:table-cell table:style-name="ce6" office:value-type="float" office:value="530946" calcext:value-type="float">
            <text:p>530.94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Hungary</text:p>
          </table:table-cell>
          <table:table-cell table:style-name="ce6" office:value-type="float" office:value="10107146" calcext:value-type="float">
            <text:p>10.107.146</text:p>
          </table:table-cell>
          <table:table-cell table:style-name="ce6" office:value-type="float" office:value="10087065" calcext:value-type="float">
            <text:p>10.087.065</text:p>
          </table:table-cell>
          <table:table-cell table:style-name="ce6" office:value-type="float" office:value="10071370" calcext:value-type="float">
            <text:p>10.071.370</text:p>
          </table:table-cell>
          <table:table-cell table:style-name="ce6" office:value-type="float" office:value="10055780" calcext:value-type="float">
            <text:p>10.055.780</text:p>
          </table:table-cell>
          <table:table-cell table:style-name="ce6" office:value-type="float" office:value="10038188" calcext:value-type="float">
            <text:p>10.038.188</text:p>
          </table:table-cell>
          <table:table-cell table:style-name="ce6" office:value-type="float" office:value="10022650" calcext:value-type="float">
            <text:p>10.022.650</text:p>
          </table:table-cell>
          <table:table-cell table:style-name="ce6" office:value-type="float" office:value="10000023" calcext:value-type="float">
            <text:p>10.000.023</text:p>
          </table:table-cell>
          <table:table-cell table:style-name="ce6" office:value-type="float" office:value="9971727" calcext:value-type="float">
            <text:p>9.971.727</text:p>
          </table:table-cell>
          <table:table-cell table:style-name="ce6" office:value-type="float" office:value="9920362" calcext:value-type="float">
            <text:p>9.920.362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alta</text:p>
          </table:table-cell>
          <table:table-cell table:style-name="ce6" office:value-type="float" office:value="401268" calcext:value-type="float">
            <text:p>401.268</text:p>
          </table:table-cell>
          <table:table-cell table:style-name="ce6" office:value-type="float" office:value="403834" calcext:value-type="float">
            <text:p>403.834</text:p>
          </table:table-cell>
          <table:table-cell table:style-name="ce6" office:value-type="float" office:value="405308" calcext:value-type="float">
            <text:p>405.308</text:p>
          </table:table-cell>
          <table:table-cell table:style-name="ce6" office:value-type="float" office:value="406724" calcext:value-type="float">
            <text:p>406.724</text:p>
          </table:table-cell>
          <table:table-cell table:style-name="ce6" office:value-type="float" office:value="409379" calcext:value-type="float">
            <text:p>409.379</text:p>
          </table:table-cell>
          <table:table-cell table:style-name="ce6" office:value-type="float" office:value="412477" calcext:value-type="float">
            <text:p>412.477</text:p>
          </table:table-cell>
          <table:table-cell table:style-name="ce6" office:value-type="float" office:value="414508" calcext:value-type="float">
            <text:p>414.508</text:p>
          </table:table-cell>
          <table:table-cell table:style-name="ce6" office:value-type="float" office:value="416268" calcext:value-type="float">
            <text:p>416.268</text:p>
          </table:table-cell>
          <table:table-cell table:style-name="ce6" office:value-type="float" office:value="419455" calcext:value-type="float">
            <text:p>419.455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6" office:value-type="float" office:value="16281779" calcext:value-type="float">
            <text:p>16.281.779</text:p>
          </table:table-cell>
          <table:table-cell table:style-name="ce6" office:value-type="float" office:value="16319868" calcext:value-type="float">
            <text:p>16.319.868</text:p>
          </table:table-cell>
          <table:table-cell table:style-name="ce6" office:value-type="float" office:value="16346101" calcext:value-type="float">
            <text:p>16.346.101</text:p>
          </table:table-cell>
          <table:table-cell table:style-name="ce6" office:value-type="float" office:value="16381696" calcext:value-type="float">
            <text:p>16.381.696</text:p>
          </table:table-cell>
          <table:table-cell table:style-name="ce6" office:value-type="float" office:value="16445593" calcext:value-type="float">
            <text:p>16.445.593</text:p>
          </table:table-cell>
          <table:table-cell table:style-name="ce6" office:value-type="float" office:value="16530388" calcext:value-type="float">
            <text:p>16.530.388</text:p>
          </table:table-cell>
          <table:table-cell table:style-name="ce6" office:value-type="float" office:value="16615394" calcext:value-type="float">
            <text:p>16.615.394</text:p>
          </table:table-cell>
          <table:table-cell table:style-name="ce6" office:value-type="float" office:value="16693074" calcext:value-type="float">
            <text:p>16.693.074</text:p>
          </table:table-cell>
          <table:table-cell table:style-name="ce6" office:value-type="float" office:value="16754962" calcext:value-type="float">
            <text:p>16.754.962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ustria</text:p>
          </table:table-cell>
          <table:table-cell table:style-name="ce6" office:value-type="float" office:value="8171966" calcext:value-type="float">
            <text:p>8.171.966</text:p>
          </table:table-cell>
          <table:table-cell table:style-name="ce6" office:value-type="float" office:value="8227829" calcext:value-type="float">
            <text:p>8.227.829</text:p>
          </table:table-cell>
          <table:table-cell table:style-name="ce6" office:value-type="float" office:value="8268641" calcext:value-type="float">
            <text:p>8.268.641</text:p>
          </table:table-cell>
          <table:table-cell table:style-name="ce6" office:value-type="float" office:value="8300788" calcext:value-type="float">
            <text:p>8.300.788</text:p>
          </table:table-cell>
          <table:table-cell table:style-name="ce6" office:value-type="float" office:value="8336926" calcext:value-type="float">
            <text:p>8.336.926</text:p>
          </table:table-cell>
          <table:table-cell table:style-name="ce6" office:value-type="float" office:value="8365275" calcext:value-type="float">
            <text:p>8.365.275</text:p>
          </table:table-cell>
          <table:table-cell table:style-name="ce6" office:value-type="float" office:value="8389771" calcext:value-type="float">
            <text:p>8.389.771</text:p>
          </table:table-cell>
          <table:table-cell table:style-name="ce6" office:value-type="float" office:value="8406187" calcext:value-type="float">
            <text:p>8.406.187</text:p>
          </table:table-cell>
          <table:table-cell table:style-name="ce6" office:value-type="float" office:value="8429991" calcext:value-type="float">
            <text:p>8.429.991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land</text:p>
          </table:table-cell>
          <table:table-cell table:style-name="ce6" office:value-type="float" office:value="38182222" calcext:value-type="float">
            <text:p>38.182.222</text:p>
          </table:table-cell>
          <table:table-cell table:style-name="ce6" office:value-type="float" office:value="38165445" calcext:value-type="float">
            <text:p>38.165.445</text:p>
          </table:table-cell>
          <table:table-cell table:style-name="ce6" office:value-type="float" office:value="38141267" calcext:value-type="float">
            <text:p>38.141.267</text:p>
          </table:table-cell>
          <table:table-cell table:style-name="ce6" office:value-type="float" office:value="38120560" calcext:value-type="float">
            <text:p>38.120.560</text:p>
          </table:table-cell>
          <table:table-cell table:style-name="ce6" office:value-type="float" office:value="38125759" calcext:value-type="float">
            <text:p>38.125.759</text:p>
          </table:table-cell>
          <table:table-cell table:style-name="ce6" office:value-type="float" office:value="38151603" calcext:value-type="float">
            <text:p>38.151.603</text:p>
          </table:table-cell>
          <table:table-cell table:style-name="ce6" office:value-type="float" office:value="38183683" calcext:value-type="float">
            <text:p>38.183.683</text:p>
          </table:table-cell>
          <table:table-cell table:style-name="ce6" office:value-type="float" office:value="38534157" calcext:value-type="float">
            <text:p>38.534.157</text:p>
          </table:table-cell>
          <table:table-cell table:style-name="ce6" office:value-type="float" office:value="38535873" calcext:value-type="float">
            <text:p>38.535.873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ortugal</text:p>
          </table:table-cell>
          <table:table-cell table:style-name="ce6" office:value-type="float" office:value="10483861" calcext:value-type="float">
            <text:p>10.483.861</text:p>
          </table:table-cell>
          <table:table-cell table:style-name="ce6" office:value-type="float" office:value="10503330" calcext:value-type="float">
            <text:p>10.503.330</text:p>
          </table:table-cell>
          <table:table-cell table:style-name="ce6" office:value-type="float" office:value="10522288" calcext:value-type="float">
            <text:p>10.522.288</text:p>
          </table:table-cell>
          <table:table-cell table:style-name="ce6" office:value-type="float" office:value="10542964" calcext:value-type="float">
            <text:p>10.542.964</text:p>
          </table:table-cell>
          <table:table-cell table:style-name="ce6" office:value-type="float" office:value="10558177" calcext:value-type="float">
            <text:p>10.558.177</text:p>
          </table:table-cell>
          <table:table-cell table:style-name="ce6" office:value-type="float" office:value="10568247" calcext:value-type="float">
            <text:p>10.568.247</text:p>
          </table:table-cell>
          <table:table-cell table:style-name="ce6" office:value-type="float" office:value="10573100" calcext:value-type="float">
            <text:p>10.573.100</text:p>
          </table:table-cell>
          <table:table-cell table:style-name="ce6" office:value-type="float" office:value="10557560" calcext:value-type="float">
            <text:p>10.557.560</text:p>
          </table:table-cell>
          <table:table-cell table:style-name="ce6" office:value-type="float" office:value="10514844" calcext:value-type="float">
            <text:p>10.514.844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omania</text:p>
          </table:table-cell>
          <table:table-cell table:style-name="ce6" office:value-type="float" office:value="21451748" calcext:value-type="float">
            <text:p>21.451.748</text:p>
          </table:table-cell>
          <table:table-cell table:style-name="ce6" office:value-type="float" office:value="21319685" calcext:value-type="float">
            <text:p>21.319.685</text:p>
          </table:table-cell>
          <table:table-cell table:style-name="ce6" office:value-type="float" office:value="21193760" calcext:value-type="float">
            <text:p>21.193.760</text:p>
          </table:table-cell>
          <table:table-cell table:style-name="ce6" office:value-type="float" office:value="20882982" calcext:value-type="float">
            <text:p>20.882.982</text:p>
          </table:table-cell>
          <table:table-cell table:style-name="ce6" office:value-type="float" office:value="20537875" calcext:value-type="float">
            <text:p>20.537.875</text:p>
          </table:table-cell>
          <table:table-cell table:style-name="ce6" office:value-type="float" office:value="20367487" calcext:value-type="float">
            <text:p>20.367.487</text:p>
          </table:table-cell>
          <table:table-cell table:style-name="ce6" office:value-type="float" office:value="20246871" calcext:value-type="float">
            <text:p>20.246.871</text:p>
          </table:table-cell>
          <table:table-cell table:style-name="ce6" office:value-type="float" office:value="20147528" calcext:value-type="float">
            <text:p>20.147.528</text:p>
          </table:table-cell>
          <table:table-cell table:style-name="ce6" office:value-type="float" office:value="20076727" calcext:value-type="float">
            <text:p>20.076.72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lovenia</text:p>
          </table:table-cell>
          <table:table-cell table:style-name="ce6" office:value-type="float" office:value="1997012" calcext:value-type="float">
            <text:p>1.997.012</text:p>
          </table:table-cell>
          <table:table-cell table:style-name="ce6" office:value-type="float" office:value="2000474" calcext:value-type="float">
            <text:p>2.000.474</text:p>
          </table:table-cell>
          <table:table-cell table:style-name="ce6" office:value-type="float" office:value="2006868" calcext:value-type="float">
            <text:p>2.006.868</text:p>
          </table:table-cell>
          <table:table-cell table:style-name="ce6" office:value-type="float" office:value="2018122" calcext:value-type="float">
            <text:p>2.018.122</text:p>
          </table:table-cell>
          <table:table-cell table:style-name="ce6" office:value-type="float" office:value="2021316" calcext:value-type="float">
            <text:p>2.021.316</text:p>
          </table:table-cell>
          <table:table-cell table:style-name="ce6" office:value-type="float" office:value="2039669" calcext:value-type="float">
            <text:p>2.039.669</text:p>
          </table:table-cell>
          <table:table-cell table:style-name="ce6" office:value-type="float" office:value="2048583" calcext:value-type="float">
            <text:p>2.048.583</text:p>
          </table:table-cell>
          <table:table-cell table:style-name="ce6" office:value-type="float" office:value="2052843" calcext:value-type="float">
            <text:p>2.052.843</text:p>
          </table:table-cell>
          <table:table-cell table:style-name="ce6" office:value-type="float" office:value="2057159" calcext:value-type="float">
            <text:p>2.057.159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lovakia</text:p>
          </table:table-cell>
          <table:table-cell table:style-name="ce6" office:value-type="float" office:value="5372280" calcext:value-type="float">
            <text:p>5.372.280</text:p>
          </table:table-cell>
          <table:table-cell table:style-name="ce6" office:value-type="float" office:value="5372807" calcext:value-type="float">
            <text:p>5.372.807</text:p>
          </table:table-cell>
          <table:table-cell table:style-name="ce6" office:value-type="float" office:value="5373054" calcext:value-type="float">
            <text:p>5.373.054</text:p>
          </table:table-cell>
          <table:table-cell table:style-name="ce6" office:value-type="float" office:value="5374622" calcext:value-type="float">
            <text:p>5.374.622</text:p>
          </table:table-cell>
          <table:table-cell table:style-name="ce6" office:value-type="float" office:value="5379233" calcext:value-type="float">
            <text:p>5.379.233</text:p>
          </table:table-cell>
          <table:table-cell table:style-name="ce6" office:value-type="float" office:value="5386406" calcext:value-type="float">
            <text:p>5.386.406</text:p>
          </table:table-cell>
          <table:table-cell table:style-name="ce6" office:value-type="float" office:value="5391428" calcext:value-type="float">
            <text:p>5.391.428</text:p>
          </table:table-cell>
          <table:table-cell table:style-name="ce6" office:value-type="float" office:value="5398384" calcext:value-type="float">
            <text:p>5.398.384</text:p>
          </table:table-cell>
          <table:table-cell table:style-name="ce6" office:value-type="float" office:value="5407579" calcext:value-type="float">
            <text:p>5.407.579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inland</text:p>
          </table:table-cell>
          <table:table-cell table:style-name="ce6" office:value-type="float" office:value="5228172" calcext:value-type="float">
            <text:p>5.228.172</text:p>
          </table:table-cell>
          <table:table-cell table:style-name="ce6" office:value-type="float" office:value="5246096" calcext:value-type="float">
            <text:p>5.246.096</text:p>
          </table:table-cell>
          <table:table-cell table:style-name="ce6" office:value-type="float" office:value="5266268" calcext:value-type="float">
            <text:p>5.266.268</text:p>
          </table:table-cell>
          <table:table-cell table:style-name="ce6" office:value-type="float" office:value="5288720" calcext:value-type="float">
            <text:p>5.288.720</text:p>
          </table:table-cell>
          <table:table-cell table:style-name="ce6" office:value-type="float" office:value="5313399" calcext:value-type="float">
            <text:p>5.313.399</text:p>
          </table:table-cell>
          <table:table-cell table:style-name="ce6" office:value-type="float" office:value="5338871" calcext:value-type="float">
            <text:p>5.338.871</text:p>
          </table:table-cell>
          <table:table-cell table:style-name="ce6" office:value-type="float" office:value="5363352" calcext:value-type="float">
            <text:p>5.363.352</text:p>
          </table:table-cell>
          <table:table-cell table:style-name="ce6" office:value-type="float" office:value="5388272" calcext:value-type="float">
            <text:p>5.388.272</text:p>
          </table:table-cell>
          <table:table-cell table:style-name="ce6" office:value-type="float" office:value="5413971" calcext:value-type="float">
            <text:p>5.413.971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weden</text:p>
          </table:table-cell>
          <table:table-cell table:style-name="ce6" office:value-type="float" office:value="8993531" calcext:value-type="float">
            <text:p>8.993.531</text:p>
          </table:table-cell>
          <table:table-cell table:style-name="ce6" office:value-type="float" office:value="9029572" calcext:value-type="float">
            <text:p>9.029.572</text:p>
          </table:table-cell>
          <table:table-cell table:style-name="ce6" office:value-type="float" office:value="9080505" calcext:value-type="float">
            <text:p>9.080.505</text:p>
          </table:table-cell>
          <table:table-cell table:style-name="ce6" office:value-type="float" office:value="9148092" calcext:value-type="float">
            <text:p>9.148.092</text:p>
          </table:table-cell>
          <table:table-cell table:style-name="ce6" office:value-type="float" office:value="9219637" calcext:value-type="float">
            <text:p>9.219.637</text:p>
          </table:table-cell>
          <table:table-cell table:style-name="ce6" office:value-type="float" office:value="9298515" calcext:value-type="float">
            <text:p>9.298.515</text:p>
          </table:table-cell>
          <table:table-cell table:style-name="ce6" office:value-type="float" office:value="9378126" calcext:value-type="float">
            <text:p>9.378.126</text:p>
          </table:table-cell>
          <table:table-cell table:style-name="ce6" office:value-type="float" office:value="9449213" calcext:value-type="float">
            <text:p>9.449.213</text:p>
          </table:table-cell>
          <table:table-cell table:style-name="ce6" office:value-type="float" office:value="9519374" calcext:value-type="float">
            <text:p>9.519.374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6" office:value-type="float" office:value="59987905" calcext:value-type="float">
            <text:p>59.987.905</text:p>
          </table:table-cell>
          <table:table-cell table:style-name="ce6" office:value-type="float" office:value="60401206" calcext:value-type="float">
            <text:p>60.401.206</text:p>
          </table:table-cell>
          <table:table-cell table:style-name="ce6" office:value-type="float" office:value="60846820" calcext:value-type="float">
            <text:p>60.846.820</text:p>
          </table:table-cell>
          <table:table-cell table:style-name="ce6" office:value-type="float" office:value="61322463" calcext:value-type="float">
            <text:p>61.322.463</text:p>
          </table:table-cell>
          <table:table-cell table:style-name="ce6" office:value-type="float" office:value="61806995" calcext:value-type="float">
            <text:p>61.806.995</text:p>
          </table:table-cell>
          <table:table-cell table:style-name="ce6" office:value-type="float" office:value="62276270" calcext:value-type="float">
            <text:p>62.276.270</text:p>
          </table:table-cell>
          <table:table-cell table:style-name="ce6" office:value-type="float" office:value="62766365" calcext:value-type="float">
            <text:p>62.766.365</text:p>
          </table:table-cell>
          <table:table-cell table:style-name="ce6" office:value-type="float" office:value="63258918" calcext:value-type="float">
            <text:p>63.258.918</text:p>
          </table:table-cell>
          <table:table-cell table:style-name="ce6" office:value-type="float" office:value="63695687" calcext:value-type="float">
            <text:p>63.695.68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Economic Area (EU-28 plus IS, LI, NO)</text:p>
          </table:table-cell>
          <table:table-cell table:style-name="ce6" office:value-type="float" office:value="499143966" calcext:value-type="float">
            <text:p>499.143.966</text:p>
          </table:table-cell>
          <table:table-cell table:style-name="ce6" office:value-type="float" office:value="501292779" calcext:value-type="float">
            <text:p>501.292.779</text:p>
          </table:table-cell>
          <table:table-cell table:style-name="ce6" office:value-type="float" office:value="503370508" calcext:value-type="float">
            <text:p>503.370.508</text:p>
          </table:table-cell>
          <table:table-cell table:style-name="ce6" office:value-type="float" office:value="505421143" calcext:value-type="float">
            <text:p>505.421.143</text:p>
          </table:table-cell>
          <table:table-cell table:style-name="ce6" office:value-type="float" office:value="507411736" calcext:value-type="float">
            <text:p>507.411.736</text:p>
          </table:table-cell>
          <table:table-cell table:style-name="ce6" office:value-type="float" office:value="509053313" calcext:value-type="float">
            <text:p>509.053.313</text:p>
          </table:table-cell>
          <table:table-cell table:style-name="ce6" office:value-type="float" office:value="510494654" calcext:value-type="float">
            <text:p>510.494.654</text:p>
          </table:table-cell>
          <table:table-cell table:style-name="ce6" office:value-type="float" office:value="512245450" calcext:value-type="float">
            <text:p>512.245.450</text:p>
          </table:table-cell>
          <table:table-cell table:style-name="ce6" office:value-type="float" office:value="510560693" calcext:value-type="float">
            <text:p>510.560.693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Economic Area (EU-27 plus IS, LI, NO)</text:p>
          </table:table-cell>
          <table:table-cell table:style-name="ce6" office:value-type="float" office:value="494835673" calcext:value-type="float">
            <text:p>494.835.673</text:p>
          </table:table-cell>
          <table:table-cell table:style-name="ce6" office:value-type="float" office:value="496981105" calcext:value-type="float">
            <text:p>496.981.105</text:p>
          </table:table-cell>
          <table:table-cell table:style-name="ce6" office:value-type="float" office:value="499057499" calcext:value-type="float">
            <text:p>499.057.499</text:p>
          </table:table-cell>
          <table:table-cell table:style-name="ce6" office:value-type="float" office:value="501108395" calcext:value-type="float">
            <text:p>501.108.395</text:p>
          </table:table-cell>
          <table:table-cell table:style-name="ce6" office:value-type="float" office:value="503100855" calcext:value-type="float">
            <text:p>503.100.855</text:p>
          </table:table-cell>
          <table:table-cell table:style-name="ce6" office:value-type="float" office:value="504746991" calcext:value-type="float">
            <text:p>504.746.991</text:p>
          </table:table-cell>
          <table:table-cell table:style-name="ce6" office:value-type="float" office:value="506198302" calcext:value-type="float">
            <text:p>506.198.302</text:p>
          </table:table-cell>
          <table:table-cell table:style-name="ce6" office:value-type="float" office:value="507962529" calcext:value-type="float">
            <text:p>507.962.529</text:p>
          </table:table-cell>
          <table:table-cell table:style-name="ce6" office:value-type="float" office:value="506291631" calcext:value-type="float">
            <text:p>506.291.631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Free Trade Association</text:p>
          </table:table-cell>
          <table:table-cell table:style-name="ce6" office:value-type="float" office:value="12308056" calcext:value-type="float">
            <text:p>12.308.056</text:p>
          </table:table-cell>
          <table:table-cell table:style-name="ce6" office:value-type="float" office:value="12391893" calcext:value-type="float">
            <text:p>12.391.893</text:p>
          </table:table-cell>
          <table:table-cell table:style-name="ce6" office:value-type="float" office:value="12483428" calcext:value-type="float">
            <text:p>12.483.428</text:p>
          </table:table-cell>
          <table:table-cell table:style-name="ce6" office:value-type="float" office:value="12607097" calcext:value-type="float">
            <text:p>12.607.097</text:p>
          </table:table-cell>
          <table:table-cell table:style-name="ce6" office:value-type="float" office:value="12768773" calcext:value-type="float">
            <text:p>12.768.773</text:p>
          </table:table-cell>
          <table:table-cell table:style-name="ce6" office:value-type="float" office:value="12926797" calcext:value-type="float">
            <text:p>12.926.797</text:p>
          </table:table-cell>
          <table:table-cell table:style-name="ce6" office:value-type="float" office:value="13068224" calcext:value-type="float">
            <text:p>13.068.224</text:p>
          </table:table-cell>
          <table:table-cell table:style-name="ce6" office:value-type="float" office:value="13220811" calcext:value-type="float">
            <text:p>13.220.811</text:p>
          </table:table-cell>
          <table:table-cell table:style-name="ce6" office:value-type="float" office:value="13372806" calcext:value-type="float">
            <text:p>13.372.80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celand</text:p>
          </table:table-cell>
          <table:table-cell table:style-name="ce6" office:value-type="float" office:value="292074" calcext:value-type="float">
            <text:p>292.074</text:p>
          </table:table-cell>
          <table:table-cell table:style-name="ce6" office:value-type="float" office:value="296734" calcext:value-type="float">
            <text:p>296.734</text:p>
          </table:table-cell>
          <table:table-cell table:style-name="ce6" office:value-type="float" office:value="303782" calcext:value-type="float">
            <text:p>303.782</text:p>
          </table:table-cell>
          <table:table-cell table:style-name="ce6" office:value-type="float" office:value="311566" calcext:value-type="float">
            <text:p>311.566</text:p>
          </table:table-cell>
          <table:table-cell table:style-name="ce6" office:value-type="float" office:value="317414" calcext:value-type="float">
            <text:p>317.414</text:p>
          </table:table-cell>
          <table:table-cell table:style-name="ce6" office:value-type="float" office:value="318499" calcext:value-type="float">
            <text:p>318.499</text:p>
          </table:table-cell>
          <table:table-cell table:style-name="ce6" office:value-type="float" office:value="318041" calcext:value-type="float">
            <text:p>318.041</text:p>
          </table:table-cell>
          <table:table-cell table:style-name="ce6" office:value-type="float" office:value="319014" calcext:value-type="float">
            <text:p>319.014</text:p>
          </table:table-cell>
          <table:table-cell table:style-name="ce6" office:value-type="float" office:value="320716" calcext:value-type="float">
            <text:p>320.71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iechtenstein</text:p>
          </table:table-cell>
          <table:table-cell table:style-name="ce6" office:value-type="float" office:value="34447" calcext:value-type="float">
            <text:p>34.447</text:p>
          </table:table-cell>
          <table:table-cell table:style-name="ce6" office:value-type="float" office:value="34753" calcext:value-type="float">
            <text:p>34.753</text:p>
          </table:table-cell>
          <table:table-cell table:style-name="ce6" office:value-type="float" office:value="35037" calcext:value-type="float">
            <text:p>35.037</text:p>
          </table:table-cell>
          <table:table-cell table:style-name="ce6" office:value-type="float" office:value="35262" calcext:value-type="float">
            <text:p>35.262</text:p>
          </table:table-cell>
          <table:table-cell table:style-name="ce6" office:value-type="float" office:value="35473" calcext:value-type="float">
            <text:p>35.473</text:p>
          </table:table-cell>
          <table:table-cell table:style-name="ce6" office:value-type="float" office:value="35742" calcext:value-type="float">
            <text:p>35.742</text:p>
          </table:table-cell>
          <table:table-cell table:style-name="ce6" office:value-type="float" office:value="36022" calcext:value-type="float">
            <text:p>36.022</text:p>
          </table:table-cell>
          <table:table-cell table:style-name="ce6" office:value-type="float" office:value="36312" calcext:value-type="float">
            <text:p>36.312</text:p>
          </table:table-cell>
          <table:table-cell table:style-name="ce6" office:value-type="float" office:value="36657" calcext:value-type="float">
            <text:p>36.65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orway</text:p>
          </table:table-cell>
          <table:table-cell table:style-name="ce6" office:value-type="float" office:value="4591910" calcext:value-type="float">
            <text:p>4.591.910</text:p>
          </table:table-cell>
          <table:table-cell table:style-name="ce6" office:value-type="float" office:value="4623291" calcext:value-type="float">
            <text:p>4.623.291</text:p>
          </table:table-cell>
          <table:table-cell table:style-name="ce6" office:value-type="float" office:value="4660677" calcext:value-type="float">
            <text:p>4.660.677</text:p>
          </table:table-cell>
          <table:table-cell table:style-name="ce6" office:value-type="float" office:value="4709153" calcext:value-type="float">
            <text:p>4.709.153</text:p>
          </table:table-cell>
          <table:table-cell table:style-name="ce6" office:value-type="float" office:value="4768212" calcext:value-type="float">
            <text:p>4.768.212</text:p>
          </table:table-cell>
          <table:table-cell table:style-name="ce6" office:value-type="float" office:value="4828726" calcext:value-type="float">
            <text:p>4.828.726</text:p>
          </table:table-cell>
          <table:table-cell table:style-name="ce6" office:value-type="float" office:value="4889252" calcext:value-type="float">
            <text:p>4.889.252</text:p>
          </table:table-cell>
          <table:table-cell table:style-name="ce6" office:value-type="float" office:value="4953088" calcext:value-type="float">
            <text:p>4.953.088</text:p>
          </table:table-cell>
          <table:table-cell table:style-name="ce6" office:value-type="float" office:value="5018573" calcext:value-type="float">
            <text:p>5.018.573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witzerland</text:p>
          </table:table-cell>
          <table:table-cell table:style-name="ce6" office:value-type="float" office:value="7389625" calcext:value-type="float">
            <text:p>7.389.625</text:p>
          </table:table-cell>
          <table:table-cell table:style-name="ce6" office:value-type="float" office:value="7437115" calcext:value-type="float">
            <text:p>7.437.115</text:p>
          </table:table-cell>
          <table:table-cell table:style-name="ce6" office:value-type="float" office:value="7483934" calcext:value-type="float">
            <text:p>7.483.934</text:p>
          </table:table-cell>
          <table:table-cell table:style-name="ce6" office:value-type="float" office:value="7551117" calcext:value-type="float">
            <text:p>7.551.117</text:p>
          </table:table-cell>
          <table:table-cell table:style-name="ce6" office:value-type="float" office:value="7647675" calcext:value-type="float">
            <text:p>7.647.675</text:p>
          </table:table-cell>
          <table:table-cell table:style-name="ce6" office:value-type="float" office:value="7743831" calcext:value-type="float">
            <text:p>7.743.831</text:p>
          </table:table-cell>
          <table:table-cell table:style-name="ce6" office:value-type="float" office:value="7824909" calcext:value-type="float">
            <text:p>7.824.909</text:p>
          </table:table-cell>
          <table:table-cell table:style-name="ce6" office:value-type="float" office:value="7912398" calcext:value-type="float">
            <text:p>7.912.398</text:p>
          </table:table-cell>
          <table:table-cell table:style-name="ce6" office:value-type="float" office:value="7996861" calcext:value-type="float">
            <text:p>7.996.861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ntenegro</text:p>
          </table:table-cell>
          <table:table-cell table:style-name="ce6" office:value-type="float" office:value="622118" calcext:value-type="float">
            <text:p>622.118</text:p>
          </table:table-cell>
          <table:table-cell table:style-name="ce6" office:value-type="float" office:value="623277" calcext:value-type="float">
            <text:p>623.277</text:p>
          </table:table-cell>
          <table:table-cell table:style-name="ce6" office:value-type="float" office:value="624236" calcext:value-type="float">
            <text:p>624.236</text:p>
          </table:table-cell>
          <table:table-cell table:style-name="ce6" office:value-type="float" office:value="626202" calcext:value-type="float">
            <text:p>626.202</text:p>
          </table:table-cell>
          <table:table-cell table:style-name="ce6" office:value-type="float" office:value="628825" calcext:value-type="float">
            <text:p>628.825</text:p>
          </table:table-cell>
          <table:table-cell table:style-name="ce6" office:value-type="float" office:value="631532" calcext:value-type="float">
            <text:p>631.532</text:p>
          </table:table-cell>
          <table:table-cell table:style-name="ce6" office:value-type="float" office:value="618980" calcext:value-type="float">
            <text:p>618.980</text:p>
          </table:table-cell>
          <table:table-cell table:style-name="ce6" office:value-type="float" office:value="620556" calcext:value-type="float">
            <text:p>620.556</text:p>
          </table:table-cell>
          <table:table-cell table:style-name="ce6" office:value-type="float" office:value="622009" calcext:value-type="float">
            <text:p>622.009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ormer Yugoslav Republic of Macedonia, the</text:p>
          </table:table-cell>
          <table:table-cell table:style-name="ce6" office:value-type="float" office:value="2032544" calcext:value-type="float">
            <text:p>2.032.544</text:p>
          </table:table-cell>
          <table:table-cell table:style-name="ce6" office:value-type="float" office:value="2036855" calcext:value-type="float">
            <text:p>2.036.855</text:p>
          </table:table-cell>
          <table:table-cell table:style-name="ce6" office:value-type="float" office:value="2040228" calcext:value-type="float">
            <text:p>2.040.228</text:p>
          </table:table-cell>
          <table:table-cell table:style-name="ce6" office:value-type="float" office:value="2043559" calcext:value-type="float">
            <text:p>2.043.559</text:p>
          </table:table-cell>
          <table:table-cell table:style-name="ce6" office:value-type="float" office:value="2046898" calcext:value-type="float">
            <text:p>2.046.898</text:p>
          </table:table-cell>
          <table:table-cell table:style-name="ce6" office:value-type="float" office:value="2050671" calcext:value-type="float">
            <text:p>2.050.671</text:p>
          </table:table-cell>
          <table:table-cell table:style-name="ce6" office:value-type="float" office:value="2055003" calcext:value-type="float">
            <text:p>2.055.003</text:p>
          </table:table-cell>
          <table:table-cell table:style-name="ce6" office:value-type="float" office:value="2058539" calcext:value-type="float">
            <text:p>2.058.539</text:p>
          </table:table-cell>
          <table:table-cell table:style-name="ce6" office:value-type="float" office:value="2061044" calcext:value-type="float">
            <text:p>2.061.044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rbia</text:p>
          </table:table-cell>
          <table:table-cell table:style-name="ce6" office:value-type="float" office:value="7463157" calcext:value-type="float">
            <text:p>7.463.157</text:p>
          </table:table-cell>
          <table:table-cell table:style-name="ce6" office:value-type="float" office:value="7440769" calcext:value-type="float">
            <text:p>7.440.769</text:p>
          </table:table-cell>
          <table:table-cell table:style-name="ce6" office:value-type="float" office:value="7411569" calcext:value-type="float">
            <text:p>7.411.569</text:p>
          </table:table-cell>
          <table:table-cell table:style-name="ce6" office:value-type="float" office:value="7381579" calcext:value-type="float">
            <text:p>7.381.579</text:p>
          </table:table-cell>
          <table:table-cell table:style-name="ce6" office:value-type="float" office:value="7350222" calcext:value-type="float">
            <text:p>7.350.222</text:p>
          </table:table-cell>
          <table:table-cell table:style-name="ce6" office:value-type="float" office:value="7320807" calcext:value-type="float">
            <text:p>7.320.807</text:p>
          </table:table-cell>
          <table:table-cell table:style-name="ce6" office:value-type="float" office:value="7291436" calcext:value-type="float">
            <text:p>7.291.436</text:p>
          </table:table-cell>
          <table:table-cell table:style-name="ce6" office:value-type="float" office:value="7234099" calcext:value-type="float">
            <text:p>7.234.099</text:p>
          </table:table-cell>
          <table:table-cell table:style-name="ce6" office:value-type="float" office:value="7199077" calcext:value-type="float">
            <text:p>7.199.07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Turkey</text:p>
          </table:table-cell>
          <table:table-cell table:style-name="ce6" office:value-type="float" office:value="71151009" calcext:value-type="float">
            <text:p>71.151.009</text:p>
          </table:table-cell>
          <table:table-cell table:style-name="ce6" office:value-type="float" office:value="72064992" calcext:value-type="float">
            <text:p>72.064.992</text:p>
          </table:table-cell>
          <table:table-cell table:style-name="ce6" office:value-type="float" office:value="72971474" calcext:value-type="float">
            <text:p>72.971.474</text:p>
          </table:table-cell>
          <table:table-cell table:style-name="ce6" office:value-type="float" office:value="70137756" calcext:value-type="float">
            <text:p>70.137.756</text:p>
          </table:table-cell>
          <table:table-cell table:style-name="ce6" office:value-type="float" office:value="71051678" calcext:value-type="float">
            <text:p>71.051.678</text:p>
          </table:table-cell>
          <table:table-cell table:style-name="ce6" office:value-type="float" office:value="72039206" calcext:value-type="float">
            <text:p>72.039.206</text:p>
          </table:table-cell>
          <table:table-cell table:style-name="ce6" office:value-type="float" office:value="73142150" calcext:value-type="float">
            <text:p>73.142.150</text:p>
          </table:table-cell>
          <table:table-cell table:style-name="ce6" office:value-type="float" office:value="74223629" calcext:value-type="float">
            <text:p>74.223.629</text:p>
          </table:table-cell>
          <table:table-cell table:style-name="ce6" office:value-type="float" office:value="75175827" calcext:value-type="float">
            <text:p>75.175.82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lbania</text:p>
          </table:table-cell>
          <table:table-cell table:style-name="ce6" office:value-type="float" office:value="3127262" calcext:value-type="float">
            <text:p>3.127.262</text:p>
          </table:table-cell>
          <table:table-cell table:style-name="ce6" office:value-type="float" office:value="3142059" calcext:value-type="float">
            <text:p>3.142.059</text:p>
          </table:table-cell>
          <table:table-cell table:style-name="ce6" office:value-type="float" office:value="3150884" calcext:value-type="float">
            <text:p>3.150.884</text:p>
          </table:table-cell>
          <table:table-cell table:style-name="ce6" office:value-type="float" office:value="3161338" calcext:value-type="float">
            <text:p>3.161.338</text:p>
          </table:table-cell>
          <table:table-cell table:style-name="ce6" office:value-type="float" office:value="3177376" calcext:value-type="float">
            <text:p>3.177.376</text:p>
          </table:table-cell>
          <table:table-cell table:number-columns-repeated="5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ndorra</text:p>
          </table:table-cell>
          <table:table-cell table:style-name="ce6" office:value-type="float" office:value="74598" calcext:value-type="float">
            <text:p>74.598</text:p>
          </table:table-cell>
          <table:table-cell table:style-name="ce6" office:value-type="float" office:value="77712" calcext:value-type="float">
            <text:p>77.712</text:p>
          </table:table-cell>
          <table:table-cell table:style-name="ce6" office:value-type="float" office:value="79886" calcext:value-type="float">
            <text:p>79.886</text:p>
          </table:table-cell>
          <table:table-cell table:style-name="ce6" office:value-type="float" office:value="82180" calcext:value-type="float">
            <text:p>82.180</text:p>
          </table:table-cell>
          <table:table-cell table:style-name="ce6" office:value-type="float" office:value="83811" calcext:value-type="float">
            <text:p>83.811</text:p>
          </table:table-cell>
          <table:table-cell table:style-name="ce6" office:value-type="float" office:value="84283" calcext:value-type="float">
            <text:p>84.283</text:p>
          </table:table-cell>
          <table:table-cell table:style-name="ce6" office:value-type="float" office:value="84549" calcext:value-type="float">
            <text:p>84.549</text:p>
          </table:table-cell>
          <table:table-cell table:style-name="ce8" office:value-type="string" calcext:value-type="string">
            <text:p>:</text:p>
          </table:table-cell>
          <table:table-cell table:style-name="ce6" office:value-type="float" office:value="77181" calcext:value-type="float">
            <text:p>77.181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elarus</text:p>
          </table:table-cell>
          <table:table-cell table:style-name="ce6" office:value-type="float" office:value="9824568" calcext:value-type="float">
            <text:p>9.824.568</text:p>
          </table:table-cell>
          <table:table-cell table:style-name="ce6" office:value-type="float" office:value="9775307" calcext:value-type="float">
            <text:p>9.775.307</text:p>
          </table:table-cell>
          <table:table-cell table:style-name="ce6" office:value-type="float" office:value="9732501" calcext:value-type="float">
            <text:p>9.732.501</text:p>
          </table:table-cell>
          <table:table-cell table:style-name="ce6" office:value-type="float" office:value="9702116" calcext:value-type="float">
            <text:p>9.702.116</text:p>
          </table:table-cell>
          <table:table-cell table:style-name="ce6" office:value-type="float" office:value="9680841" calcext:value-type="float">
            <text:p>9.680.841</text:p>
          </table:table-cell>
          <table:table-cell table:style-name="ce6" office:value-type="float" office:value="9576045" calcext:value-type="float">
            <text:p>9.576.045</text:p>
          </table:table-cell>
          <table:table-cell table:style-name="ce6" office:value-type="float" office:value="9480686" calcext:value-type="float">
            <text:p>9.480.686</text:p>
          </table:table-cell>
          <table:table-cell table:style-name="ce6" office:value-type="float" office:value="9473172" calcext:value-type="float">
            <text:p>9.473.172</text:p>
          </table:table-cell>
          <table:table-cell table:style-name="ce6" office:value-type="float" office:value="9464495" calcext:value-type="float">
            <text:p>9.464.495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osnia and Herzegovina</text:p>
          </table:table-cell>
          <table:table-cell table:style-name="ce6" office:value-type="float" office:value="3839973" calcext:value-type="float">
            <text:p>3.839.973</text:p>
          </table:table-cell>
          <table:table-cell table:style-name="ce6" office:value-type="float" office:value="3842591" calcext:value-type="float">
            <text:p>3.842.591</text:p>
          </table:table-cell>
          <table:table-cell table:style-name="ce6" office:value-type="float" office:value="3843334" calcext:value-type="float">
            <text:p>3.843.334</text:p>
          </table:table-cell>
          <table:table-cell table:style-name="ce6" office:value-type="float" office:value="3843932" calcext:value-type="float">
            <text:p>3.843.932</text:p>
          </table:table-cell>
          <table:table-cell table:style-name="ce6" office:value-type="float" office:value="3843922" calcext:value-type="float">
            <text:p>3.843.922</text:p>
          </table:table-cell>
          <table:table-cell table:style-name="ce6" office:value-type="float" office:value="3844022" calcext:value-type="float">
            <text:p>3.844.022</text:p>
          </table:table-cell>
          <table:table-cell table:style-name="ce6" office:value-type="float" office:value="3843479" calcext:value-type="float">
            <text:p>3.843.479</text:p>
          </table:table-cell>
          <table:table-cell table:style-name="ce6" office:value-type="float" office:value="3841224" calcext:value-type="float">
            <text:p>3.841.224</text:p>
          </table:table-cell>
          <table:table-cell table:style-name="ce6" office:value-type="float" office:value="3837455" calcext:value-type="float">
            <text:p>3.837.455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Kosovo (under United Nations Security Council Resolution 1244/99)</text:p>
          </table:table-cell>
          <table:table-cell table:style-name="ce6" office:value-type="float" office:value="2028500" calcext:value-type="float">
            <text:p>2.028.500</text:p>
          </table:table-cell>
          <table:table-cell table:style-name="ce6" office:value-type="float" office:value="2070500" calcext:value-type="float">
            <text:p>2.070.500</text:p>
          </table:table-cell>
          <table:table-cell table:style-name="ce6" office:value-type="float" office:value="2113354" calcext:value-type="float">
            <text:p>2.113.354</text:p>
          </table:table-cell>
          <table:table-cell table:style-name="ce6" office:value-type="float" office:value="2139924" calcext:value-type="float">
            <text:p>2.139.924</text:p>
          </table:table-cell>
          <table:table-cell table:style-name="ce6" office:value-type="float" office:value="2166913" calcext:value-type="float">
            <text:p>2.166.913</text:p>
          </table:table-cell>
          <table:table-cell table:style-name="ce6" office:value-type="float" office:value="2194397" calcext:value-type="float">
            <text:p>2.194.397</text:p>
          </table:table-cell>
          <table:table-cell table:style-name="ce8" office:value-type="string" calcext:value-type="string">
            <text:p>:</text:p>
          </table:table-cell>
          <table:table-cell table:style-name="ce6" office:value-type="float" office:value="1796413" calcext:value-type="float">
            <text:p>1.796.413</text:p>
          </table:table-cell>
          <table:table-cell table:style-name="ce6" office:value-type="float" office:value="1807126" calcext:value-type="float">
            <text:p>1.807.12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oldova</text:p>
          </table:table-cell>
          <table:table-cell table:style-name="ce6" office:value-type="float" office:value="3603936" calcext:value-type="float">
            <text:p>3.603.936</text:p>
          </table:table-cell>
          <table:table-cell table:style-name="ce6" office:value-type="float" office:value="3595186" calcext:value-type="float">
            <text:p>3.595.186</text:p>
          </table:table-cell>
          <table:table-cell table:style-name="ce6" office:value-type="float" office:value="3585523" calcext:value-type="float">
            <text:p>3.585.523</text:p>
          </table:table-cell>
          <table:table-cell table:style-name="ce6" office:value-type="float" office:value="3576907" calcext:value-type="float">
            <text:p>3.576.907</text:p>
          </table:table-cell>
          <table:table-cell table:style-name="ce6" office:value-type="float" office:value="3570108" calcext:value-type="float">
            <text:p>3.570.108</text:p>
          </table:table-cell>
          <table:table-cell table:style-name="ce6" office:value-type="float" office:value="3565604" calcext:value-type="float">
            <text:p>3.565.604</text:p>
          </table:table-cell>
          <table:table-cell table:style-name="ce6" office:value-type="float" office:value="3562063" calcext:value-type="float">
            <text:p>3.562.063</text:p>
          </table:table-cell>
          <table:table-cell table:style-name="ce6" office:value-type="float" office:value="3559986" calcext:value-type="float">
            <text:p>3.559.986</text:p>
          </table:table-cell>
          <table:table-cell table:style-name="ce6" office:value-type="float" office:value="3559519" calcext:value-type="float">
            <text:p>3.559.519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naco</text:p>
          </table:table-cell>
          <table:table-cell table:style-name="ce6" office:value-type="float" office:value="32957" calcext:value-type="float">
            <text:p>32.957</text:p>
          </table:table-cell>
          <table:table-cell table:number-columns-repeated="9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ussia</text:p>
          </table:table-cell>
          <table:table-cell table:style-name="ce6" office:value-type="float" office:value="143821212" calcext:value-type="float">
            <text:p>143.821.212</text:p>
          </table:table-cell>
          <table:table-cell table:style-name="ce6" office:value-type="float" office:value="143113885" calcext:value-type="float">
            <text:p>143.113.885</text:p>
          </table:table-cell>
          <table:table-cell table:style-name="ce6" office:value-type="float" office:value="142487260" calcext:value-type="float">
            <text:p>142.487.260</text:p>
          </table:table-cell>
          <table:table-cell table:style-name="ce6" office:value-type="float" office:value="142114903" calcext:value-type="float">
            <text:p>142.114.903</text:p>
          </table:table-cell>
          <table:table-cell table:style-name="ce6" office:value-type="float" office:value="141956409" calcext:value-type="float">
            <text:p>141.956.409</text:p>
          </table:table-cell>
          <table:table-cell table:style-name="ce6" office:value-type="float" office:value="141909244" calcext:value-type="float">
            <text:p>141.909.244</text:p>
          </table:table-cell>
          <table:table-cell table:style-name="ce6" office:value-type="float" office:value="142385523" calcext:value-type="float">
            <text:p>142.385.523</text:p>
          </table:table-cell>
          <table:table-cell table:style-name="ce6" office:value-type="float" office:value="142956460" calcext:value-type="float">
            <text:p>142.956.460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an Marino</text:p>
          </table:table-cell>
          <table:table-cell table:style-name="ce6" office:value-type="float" office:value="29457" calcext:value-type="float">
            <text:p>29.457</text:p>
          </table:table-cell>
          <table:table-cell table:style-name="ce6" office:value-type="float" office:value="29836" calcext:value-type="float">
            <text:p>29.836</text:p>
          </table:table-cell>
          <table:table-cell table:style-name="ce6" office:value-type="float" office:value="30184" calcext:value-type="float">
            <text:p>30.184</text:p>
          </table:table-cell>
          <table:table-cell table:style-name="ce6" office:value-type="float" office:value="31211" calcext:value-type="float">
            <text:p>31.211</text:p>
          </table:table-cell>
          <table:table-cell table:style-name="ce6" office:value-type="float" office:value="31662" calcext:value-type="float">
            <text:p>31.662</text:p>
          </table:table-cell>
          <table:table-cell table:number-columns-repeated="2" table:style-name="ce8" office:value-type="string" calcext:value-type="string">
            <text:p>:</text:p>
          </table:table-cell>
          <table:table-cell table:style-name="ce6" office:value-type="float" office:value="32015" calcext:value-type="float">
            <text:p>32.015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Ukraine</text:p>
          </table:table-cell>
          <table:table-cell table:style-name="ce6" office:value-type="float" office:value="47271271" calcext:value-type="float">
            <text:p>47.271.271</text:p>
          </table:table-cell>
          <table:table-cell table:style-name="ce6" office:value-type="float" office:value="46924816" calcext:value-type="float">
            <text:p>46.924.816</text:p>
          </table:table-cell>
          <table:table-cell table:style-name="ce6" office:value-type="float" office:value="46607431" calcext:value-type="float">
            <text:p>46.607.431</text:p>
          </table:table-cell>
          <table:table-cell table:style-name="ce6" office:value-type="float" office:value="46329000" calcext:value-type="float">
            <text:p>46.329.000</text:p>
          </table:table-cell>
          <table:table-cell table:style-name="ce6" office:value-type="float" office:value="46077834" calcext:value-type="float">
            <text:p>46.077.834</text:p>
          </table:table-cell>
          <table:table-cell table:style-name="ce6" office:value-type="float" office:value="45872976" calcext:value-type="float">
            <text:p>45.872.976</text:p>
          </table:table-cell>
          <table:table-cell table:style-name="ce6" office:value-type="float" office:value="45690386" calcext:value-type="float">
            <text:p>45.690.386</text:p>
          </table:table-cell>
          <table:table-cell table:style-name="ce6" office:value-type="float" office:value="45525731" calcext:value-type="float">
            <text:p>45.525.731</text:p>
          </table:table-cell>
          <table:table-cell table:style-name="ce6" office:value-type="float" office:value="45412987" calcext:value-type="float">
            <text:p>45.412.98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rmenia</text:p>
          </table:table-cell>
          <table:table-cell table:style-name="ce6" office:value-type="float" office:value="3214000" calcext:value-type="float">
            <text:p>3.214.000</text:p>
          </table:table-cell>
          <table:table-cell table:style-name="ce6" office:value-type="float" office:value="3217517" calcext:value-type="float">
            <text:p>3.217.517</text:p>
          </table:table-cell>
          <table:table-cell table:style-name="ce6" office:value-type="float" office:value="3221094" calcext:value-type="float">
            <text:p>3.221.094</text:p>
          </table:table-cell>
          <table:table-cell table:style-name="ce6" office:value-type="float" office:value="3226520" calcext:value-type="float">
            <text:p>3.226.520</text:p>
          </table:table-cell>
          <table:table-cell table:style-name="ce6" office:value-type="float" office:value="3234031" calcext:value-type="float">
            <text:p>3.234.031</text:p>
          </table:table-cell>
          <table:table-cell table:style-name="ce6" office:value-type="float" office:value="3243729" calcext:value-type="float">
            <text:p>3.243.729</text:p>
          </table:table-cell>
          <table:table-cell table:style-name="ce6" office:value-type="float" office:value="3256066" calcext:value-type="float">
            <text:p>3.256.066</text:p>
          </table:table-cell>
          <table:table-cell table:style-name="ce6" office:value-type="float" office:value="3268468" calcext:value-type="float">
            <text:p>3.268.468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zerbaijan</text:p>
          </table:table-cell>
          <table:table-cell table:style-name="ce6" office:value-type="float" office:value="8306500" calcext:value-type="float">
            <text:p>8.306.500</text:p>
          </table:table-cell>
          <table:table-cell table:style-name="ce6" office:value-type="float" office:value="8391850" calcext:value-type="float">
            <text:p>8.391.850</text:p>
          </table:table-cell>
          <table:table-cell table:style-name="ce6" office:value-type="float" office:value="8484550" calcext:value-type="float">
            <text:p>8.484.550</text:p>
          </table:table-cell>
          <table:table-cell table:style-name="ce6" office:value-type="float" office:value="8581300" calcext:value-type="float">
            <text:p>8.581.300</text:p>
          </table:table-cell>
          <table:table-cell table:style-name="ce6" office:value-type="float" office:value="8763400" calcext:value-type="float">
            <text:p>8.763.400</text:p>
          </table:table-cell>
          <table:table-cell table:style-name="ce6" office:value-type="float" office:value="8947243" calcext:value-type="float">
            <text:p>8.947.243</text:p>
          </table:table-cell>
          <table:table-cell table:style-name="ce6" office:value-type="float" office:value="9054332" calcext:value-type="float">
            <text:p>9.054.332</text:p>
          </table:table-cell>
          <table:table-cell table:style-name="ce6" office:value-type="float" office:value="9173082" calcext:value-type="float">
            <text:p>9.173.082</text:p>
          </table:table-cell>
          <table:table-cell table:style-name="ce6" office:value-type="float" office:value="9295784" calcext:value-type="float">
            <text:p>9.295.784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Georgia</text:p>
          </table:table-cell>
          <table:table-cell table:style-name="ce6" office:value-type="float" office:value="4318350" calcext:value-type="float">
            <text:p>4.318.350</text:p>
          </table:table-cell>
          <table:table-cell table:style-name="ce6" office:value-type="float" office:value="4361396" calcext:value-type="float">
            <text:p>4.361.396</text:p>
          </table:table-cell>
          <table:table-cell table:style-name="ce6" office:value-type="float" office:value="4397997" calcext:value-type="float">
            <text:p>4.397.997</text:p>
          </table:table-cell>
          <table:table-cell table:style-name="ce6" office:value-type="float" office:value="4388386" calcext:value-type="float">
            <text:p>4.388.386</text:p>
          </table:table-cell>
          <table:table-cell table:style-name="ce6" office:value-type="float" office:value="4383750" calcext:value-type="float">
            <text:p>4.383.750</text:p>
          </table:table-cell>
          <table:table-cell table:style-name="ce6" office:value-type="float" office:value="4410910" calcext:value-type="float">
            <text:p>4.410.910</text:p>
          </table:table-cell>
          <table:table-cell table:style-name="ce6" office:value-type="float" office:value="4452821" calcext:value-type="float">
            <text:p>4.452.821</text:p>
          </table:table-cell>
          <table:table-cell table:style-name="ce6" office:value-type="float" office:value="4483434" calcext:value-type="float">
            <text:p>4.483.434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ecial valu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not availabl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DIC_DE</text:p>
          </table:table-cell>
          <table:table-cell table:style-name="ce1" office:value-type="string" calcext:value-type="string">
            <text:p>Average population - mal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GEO/TIME</text:p>
          </table:table-cell>
          <table:table-cell table:style-name="ce3" office:value-type="string" calcext:value-type="string">
            <text:p>2004</text:p>
          </table:table-cell>
          <table:table-cell table:style-name="ce3" office:value-type="string" calcext:value-type="string">
            <text:p>2005</text:p>
          </table:table-cell>
          <table:table-cell table:style-name="ce3" office:value-type="string" calcext:value-type="string">
            <text:p>2006</text:p>
          </table:table-cell>
          <table:table-cell table:style-name="ce3" office:value-type="string" calcext:value-type="string">
            <text:p>2007</text:p>
          </table:table-cell>
          <table:table-cell table:style-name="ce3" office:value-type="string" calcext:value-type="string">
            <text:p>2008</text:p>
          </table:table-cell>
          <table:table-cell table:style-name="ce3" office:value-type="string" calcext:value-type="string">
            <text:p>2009</text:p>
          </table:table-cell>
          <table:table-cell table:style-name="ce3" office:value-type="string" calcext:value-type="string">
            <text:p>2010</text:p>
          </table:table-cell>
          <table:table-cell table:style-name="ce3" office:value-type="string" calcext:value-type="string">
            <text:p>2011</text:p>
          </table:table-cell>
          <table:table-cell table:style-name="ce3" office:value-type="string" calcext:value-type="string">
            <text:p>2012</text:p>
          </table:table-cell>
          <table:table-cell table:style-name="ce3" office:value-type="string" calcext:value-type="string">
            <text:p>201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Union (28 countries)</text:p>
          </table:table-cell>
          <table:table-cell table:style-name="ce6" office:value-type="float" office:value="240775376" calcext:value-type="float">
            <text:p>240.775.376</text:p>
          </table:table-cell>
          <table:table-cell table:style-name="ce6" office:value-type="float" office:value="241880778" calcext:value-type="float">
            <text:p>241.880.778</text:p>
          </table:table-cell>
          <table:table-cell table:style-name="ce6" office:value-type="float" office:value="243070344" calcext:value-type="float">
            <text:p>243.070.344</text:p>
          </table:table-cell>
          <table:table-cell table:style-name="ce6" office:value-type="float" office:value="244135409" calcext:value-type="float">
            <text:p>244.135.409</text:p>
          </table:table-cell>
          <table:table-cell table:style-name="ce6" office:value-type="float" office:value="245008045" calcext:value-type="float">
            <text:p>245.008.045</text:p>
          </table:table-cell>
          <table:table-cell table:style-name="ce6" office:value-type="float" office:value="245811967" calcext:value-type="float">
            <text:p>245.811.967</text:p>
          </table:table-cell>
          <table:table-cell table:style-name="ce6" office:value-type="float" office:value="246511868" calcext:value-type="float">
            <text:p>246.511.868</text:p>
          </table:table-cell>
          <table:table-cell table:style-name="ce6" office:value-type="float" office:value="247432707" calcext:value-type="float">
            <text:p>247.432.707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Union (27 countries)</text:p>
          </table:table-cell>
          <table:table-cell table:style-name="ce6" office:value-type="float" office:value="238704815" calcext:value-type="float">
            <text:p>238.704.815</text:p>
          </table:table-cell>
          <table:table-cell table:style-name="ce6" office:value-type="float" office:value="239807671" calcext:value-type="float">
            <text:p>239.807.671</text:p>
          </table:table-cell>
          <table:table-cell table:style-name="ce6" office:value-type="float" office:value="240995287" calcext:value-type="float">
            <text:p>240.995.287</text:p>
          </table:table-cell>
          <table:table-cell table:style-name="ce6" office:value-type="float" office:value="242058825" calcext:value-type="float">
            <text:p>242.058.825</text:p>
          </table:table-cell>
          <table:table-cell table:style-name="ce6" office:value-type="float" office:value="242931168" calcext:value-type="float">
            <text:p>242.931.168</text:p>
          </table:table-cell>
          <table:table-cell table:style-name="ce6" office:value-type="float" office:value="243736258" calcext:value-type="float">
            <text:p>243.736.258</text:p>
          </table:table-cell>
          <table:table-cell table:style-name="ce6" office:value-type="float" office:value="244440167" calcext:value-type="float">
            <text:p>244.440.167</text:p>
          </table:table-cell>
          <table:table-cell table:style-name="ce6" office:value-type="float" office:value="245367176" calcext:value-type="float">
            <text:p>245.367.176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8 countries)</text:p>
          </table:table-cell>
          <table:table-cell table:style-name="ce6" office:value-type="float" office:value="158226092" calcext:value-type="float">
            <text:p>158.226.092</text:p>
          </table:table-cell>
          <table:table-cell table:style-name="ce6" office:value-type="float" office:value="159210008" calcext:value-type="float">
            <text:p>159.210.008</text:p>
          </table:table-cell>
          <table:table-cell table:style-name="ce6" office:value-type="float" office:value="160121456" calcext:value-type="float">
            <text:p>160.121.456</text:p>
          </table:table-cell>
          <table:table-cell table:style-name="ce6" office:value-type="float" office:value="161114620" calcext:value-type="float">
            <text:p>161.114.620</text:p>
          </table:table-cell>
          <table:table-cell table:style-name="ce6" office:value-type="float" office:value="161976884" calcext:value-type="float">
            <text:p>161.976.884</text:p>
          </table:table-cell>
          <table:table-cell table:style-name="ce6" office:value-type="float" office:value="162561267" calcext:value-type="float">
            <text:p>162.561.267</text:p>
          </table:table-cell>
          <table:table-cell table:style-name="ce6" office:value-type="float" office:value="163037613" calcext:value-type="float">
            <text:p>163.037.613</text:p>
          </table:table-cell>
          <table:table-cell table:style-name="ce6" office:value-type="float" office:value="163531552" calcext:value-type="float">
            <text:p>163.531.552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7 countries)</text:p>
          </table:table-cell>
          <table:table-cell table:style-name="ce6" office:value-type="float" office:value="157187805" calcext:value-type="float">
            <text:p>157.187.805</text:p>
          </table:table-cell>
          <table:table-cell table:style-name="ce6" office:value-type="float" office:value="158182924" calcext:value-type="float">
            <text:p>158.182.924</text:p>
          </table:table-cell>
          <table:table-cell table:style-name="ce6" office:value-type="float" office:value="159103531" calcext:value-type="float">
            <text:p>159.103.531</text:p>
          </table:table-cell>
          <table:table-cell table:style-name="ce6" office:value-type="float" office:value="160104204" calcext:value-type="float">
            <text:p>160.104.204</text:p>
          </table:table-cell>
          <table:table-cell table:style-name="ce6" office:value-type="float" office:value="160977039" calcext:value-type="float">
            <text:p>160.977.039</text:p>
          </table:table-cell>
          <table:table-cell table:style-name="ce6" office:value-type="float" office:value="161579478" calcext:value-type="float">
            <text:p>161.579.478</text:p>
          </table:table-cell>
          <table:table-cell table:style-name="ce6" office:value-type="float" office:value="162078178" calcext:value-type="float">
            <text:p>162.078.178</text:p>
          </table:table-cell>
          <table:table-cell table:style-name="ce6" office:value-type="float" office:value="162590176" calcext:value-type="float">
            <text:p>162.590.176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 area (16 countries)</text:p>
          </table:table-cell>
          <table:table-cell table:style-name="ce6" office:value-type="float" office:value="156558703" calcext:value-type="float">
            <text:p>156.558.703</text:p>
          </table:table-cell>
          <table:table-cell table:style-name="ce6" office:value-type="float" office:value="157555893" calcext:value-type="float">
            <text:p>157.555.893</text:p>
          </table:table-cell>
          <table:table-cell table:style-name="ce6" office:value-type="float" office:value="158478545" calcext:value-type="float">
            <text:p>158.478.545</text:p>
          </table:table-cell>
          <table:table-cell table:style-name="ce6" office:value-type="float" office:value="159480662" calcext:value-type="float">
            <text:p>159.480.662</text:p>
          </table:table-cell>
          <table:table-cell table:style-name="ce6" office:value-type="float" office:value="160354078" calcext:value-type="float">
            <text:p>160.354.078</text:p>
          </table:table-cell>
          <table:table-cell table:style-name="ce6" office:value-type="float" office:value="160956693" calcext:value-type="float">
            <text:p>160.956.693</text:p>
          </table:table-cell>
          <table:table-cell table:style-name="ce6" office:value-type="float" office:value="161455388" calcext:value-type="float">
            <text:p>161.455.388</text:p>
          </table:table-cell>
          <table:table-cell table:style-name="ce6" office:value-type="float" office:value="161967522" calcext:value-type="float">
            <text:p>161.967.522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elgium</text:p>
          </table:table-cell>
          <table:table-cell table:style-name="ce6" office:value-type="float" office:value="5099251" calcext:value-type="float">
            <text:p>5.099.251</text:p>
          </table:table-cell>
          <table:table-cell table:style-name="ce6" office:value-type="float" office:value="5127573" calcext:value-type="float">
            <text:p>5.127.573</text:p>
          </table:table-cell>
          <table:table-cell table:style-name="ce6" office:value-type="float" office:value="5162615" calcext:value-type="float">
            <text:p>5.162.615</text:p>
          </table:table-cell>
          <table:table-cell table:style-name="ce6" office:value-type="float" office:value="5202859" calcext:value-type="float">
            <text:p>5.202.859</text:p>
          </table:table-cell>
          <table:table-cell table:style-name="ce6" office:value-type="float" office:value="5246480" calcext:value-type="float">
            <text:p>5.246.480</text:p>
          </table:table-cell>
          <table:table-cell table:style-name="ce6" office:value-type="float" office:value="5290436" calcext:value-type="float">
            <text:p>5.290.436</text:p>
          </table:table-cell>
          <table:table-cell table:style-name="ce6" office:value-type="float" office:value="5356970" calcext:value-type="float">
            <text:p>5.356.970</text:p>
          </table:table-cell>
          <table:table-cell table:style-name="ce6" office:value-type="float" office:value="5426749" calcext:value-type="float">
            <text:p>5.426.749</text:p>
          </table:table-cell>
          <table:table-cell table:style-name="ce6" office:value-type="float" office:value="5469608" calcext:value-type="float">
            <text:p>5.469.608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ulgaria</text:p>
          </table:table-cell>
          <table:table-cell table:style-name="ce6" office:value-type="float" office:value="3779225" calcext:value-type="float">
            <text:p>3.779.225</text:p>
          </table:table-cell>
          <table:table-cell table:style-name="ce6" office:value-type="float" office:value="3755469" calcext:value-type="float">
            <text:p>3.755.469</text:p>
          </table:table-cell>
          <table:table-cell table:style-name="ce6" office:value-type="float" office:value="3732130" calcext:value-type="float">
            <text:p>3.732.130</text:p>
          </table:table-cell>
          <table:table-cell table:style-name="ce6" office:value-type="float" office:value="3673473" calcext:value-type="float">
            <text:p>3.673.473</text:p>
          </table:table-cell>
          <table:table-cell table:style-name="ce6" office:value-type="float" office:value="3648111" calcext:value-type="float">
            <text:p>3.648.111</text:p>
          </table:table-cell>
          <table:table-cell table:style-name="ce6" office:value-type="float" office:value="3624907" calcext:value-type="float">
            <text:p>3.624.907</text:p>
          </table:table-cell>
          <table:table-cell table:style-name="ce6" office:value-type="float" office:value="3601442" calcext:value-type="float">
            <text:p>3.601.442</text:p>
          </table:table-cell>
          <table:table-cell table:style-name="ce6" office:value-type="float" office:value="3577847" calcext:value-type="float">
            <text:p>3.577.847</text:p>
          </table:table-cell>
          <table:table-cell table:style-name="ce6" office:value-type="float" office:value="3555920" calcext:value-type="float">
            <text:p>3.555.920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zech Republic</text:p>
          </table:table-cell>
          <table:table-cell table:style-name="ce6" office:value-type="float" office:value="4968899" calcext:value-type="float">
            <text:p>4.968.899</text:p>
          </table:table-cell>
          <table:table-cell table:style-name="ce6" office:value-type="float" office:value="4980154" calcext:value-type="float">
            <text:p>4.980.154</text:p>
          </table:table-cell>
          <table:table-cell table:style-name="ce6" office:value-type="float" office:value="5000124" calcext:value-type="float">
            <text:p>5.000.124</text:p>
          </table:table-cell>
          <table:table-cell table:style-name="ce6" office:value-type="float" office:value="5037856" calcext:value-type="float">
            <text:p>5.037.856</text:p>
          </table:table-cell>
          <table:table-cell table:style-name="ce6" office:value-type="float" office:value="5090898" calcext:value-type="float">
            <text:p>5.090.898</text:p>
          </table:table-cell>
          <table:table-cell table:style-name="ce6" office:value-type="float" office:value="5126422" calcext:value-type="float">
            <text:p>5.126.422</text:p>
          </table:table-cell>
          <table:table-cell table:style-name="ce6" office:value-type="float" office:value="5141699" calcext:value-type="float">
            <text:p>5.141.699</text:p>
          </table:table-cell>
          <table:table-cell table:style-name="ce6" office:value-type="float" office:value="5152721" calcext:value-type="float">
            <text:p>5.152.721</text:p>
          </table:table-cell>
          <table:table-cell table:style-name="ce6" office:value-type="float" office:value="5161280" calcext:value-type="float">
            <text:p>5.161.280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6" office:value-type="float" office:value="2673714" calcext:value-type="float">
            <text:p>2.673.714</text:p>
          </table:table-cell>
          <table:table-cell table:style-name="ce6" office:value-type="float" office:value="2681569" calcext:value-type="float">
            <text:p>2.681.569</text:p>
          </table:table-cell>
          <table:table-cell table:style-name="ce6" office:value-type="float" office:value="2691254" calcext:value-type="float">
            <text:p>2.691.254</text:p>
          </table:table-cell>
          <table:table-cell table:style-name="ce6" office:value-type="float" office:value="2704664" calcext:value-type="float">
            <text:p>2.704.664</text:p>
          </table:table-cell>
          <table:table-cell table:style-name="ce6" office:value-type="float" office:value="2722343" calcext:value-type="float">
            <text:p>2.722.343</text:p>
          </table:table-cell>
          <table:table-cell table:style-name="ce6" office:value-type="float" office:value="2737653" calcext:value-type="float">
            <text:p>2.737.653</text:p>
          </table:table-cell>
          <table:table-cell table:style-name="ce6" office:value-type="float" office:value="2749934" calcext:value-type="float">
            <text:p>2.749.934</text:p>
          </table:table-cell>
          <table:table-cell table:style-name="ce6" office:value-type="float" office:value="2761679" calcext:value-type="float">
            <text:p>2.761.679</text:p>
          </table:table-cell>
          <table:table-cell table:style-name="ce6" office:value-type="float" office:value="2772814" calcext:value-type="float">
            <text:p>2.772.814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ermany (until 1990 former territory of the FRG)</text:p>
          </table:table-cell>
          <table:table-cell table:style-name="ce6" office:value-type="float" office:value="40354821" calcext:value-type="float">
            <text:p>40.354.821</text:p>
          </table:table-cell>
          <table:table-cell table:style-name="ce6" office:value-type="float" office:value="40346794" calcext:value-type="float">
            <text:p>40.346.794</text:p>
          </table:table-cell>
          <table:table-cell table:style-name="ce6" office:value-type="float" office:value="40320564" calcext:value-type="float">
            <text:p>40.320.564</text:p>
          </table:table-cell>
          <table:table-cell table:style-name="ce6" office:value-type="float" office:value="40287729" calcext:value-type="float">
            <text:p>40.287.729</text:p>
          </table:table-cell>
          <table:table-cell table:style-name="ce6" office:value-type="float" office:value="40229288" calcext:value-type="float">
            <text:p>40.229.288</text:p>
          </table:table-cell>
          <table:table-cell table:style-name="ce6" office:value-type="float" office:value="40143945" calcext:value-type="float">
            <text:p>40.143.945</text:p>
          </table:table-cell>
          <table:table-cell table:style-name="ce6" office:value-type="float" office:value="40108016" calcext:value-type="float">
            <text:p>40.108.016</text:p>
          </table:table-cell>
          <table:table-cell table:style-name="ce6" office:value-type="float" office:value="40159544" calcext:value-type="float">
            <text:p>40.159.544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ermany (including former GDR)</text:p>
          </table:table-cell>
          <table:table-cell table:style-name="ce6" office:value-type="float" office:value="40354821" calcext:value-type="float">
            <text:p>40.354.821</text:p>
          </table:table-cell>
          <table:table-cell table:style-name="ce6" office:value-type="float" office:value="40346794" calcext:value-type="float">
            <text:p>40.346.794</text:p>
          </table:table-cell>
          <table:table-cell table:style-name="ce6" office:value-type="float" office:value="40320564" calcext:value-type="float">
            <text:p>40.320.564</text:p>
          </table:table-cell>
          <table:table-cell table:style-name="ce6" office:value-type="float" office:value="40287729" calcext:value-type="float">
            <text:p>40.287.729</text:p>
          </table:table-cell>
          <table:table-cell table:style-name="ce6" office:value-type="float" office:value="40229288" calcext:value-type="float">
            <text:p>40.229.288</text:p>
          </table:table-cell>
          <table:table-cell table:style-name="ce6" office:value-type="float" office:value="40143945" calcext:value-type="float">
            <text:p>40.143.945</text:p>
          </table:table-cell>
          <table:table-cell table:style-name="ce6" office:value-type="float" office:value="40108016" calcext:value-type="float">
            <text:p>40.108.016</text:p>
          </table:table-cell>
          <table:table-cell table:style-name="ce6" office:value-type="float" office:value="40159544" calcext:value-type="float">
            <text:p>40.159.544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stonia</text:p>
          </table:table-cell>
          <table:table-cell table:style-name="ce6" office:value-type="float" office:value="629102" calcext:value-type="float">
            <text:p>629.102</text:p>
          </table:table-cell>
          <table:table-cell table:style-name="ce6" office:value-type="float" office:value="627031" calcext:value-type="float">
            <text:p>627.031</text:p>
          </table:table-cell>
          <table:table-cell table:style-name="ce6" office:value-type="float" office:value="624986" calcext:value-type="float">
            <text:p>624.986</text:p>
          </table:table-cell>
          <table:table-cell table:style-name="ce6" office:value-type="float" office:value="623542" calcext:value-type="float">
            <text:p>623.542</text:p>
          </table:table-cell>
          <table:table-cell table:style-name="ce6" office:value-type="float" office:value="622962" calcext:value-type="float">
            <text:p>622.962</text:p>
          </table:table-cell>
          <table:table-cell table:style-name="ce6" office:value-type="float" office:value="622785" calcext:value-type="float">
            <text:p>622.785</text:p>
          </table:table-cell>
          <table:table-cell table:style-name="ce6" office:value-type="float" office:value="622791" calcext:value-type="float">
            <text:p>622.791</text:p>
          </table:table-cell>
          <table:table-cell table:style-name="ce6" office:value-type="float" office:value="622655" calcext:value-type="float">
            <text:p>622.655</text:p>
          </table:table-cell>
          <table:table-cell table:style-name="ce6" office:value-type="float" office:value="620638" calcext:value-type="float">
            <text:p>620.638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reland</text:p>
          </table:table-cell>
          <table:table-cell table:style-name="ce6" office:value-type="float" office:value="2026256" calcext:value-type="float">
            <text:p>2.026.256</text:p>
          </table:table-cell>
          <table:table-cell table:style-name="ce6" office:value-type="float" office:value="2076400" calcext:value-type="float">
            <text:p>2.076.400</text:p>
          </table:table-cell>
          <table:table-cell table:style-name="ce6" office:value-type="float" office:value="2138120" calcext:value-type="float">
            <text:p>2.138.120</text:p>
          </table:table-cell>
          <table:table-cell table:style-name="ce6" office:value-type="float" office:value="2199772" calcext:value-type="float">
            <text:p>2.199.772</text:p>
          </table:table-cell>
          <table:table-cell table:style-name="ce6" office:value-type="float" office:value="2220801" calcext:value-type="float">
            <text:p>2.220.801</text:p>
          </table:table-cell>
          <table:table-cell table:style-name="ce6" office:value-type="float" office:value="2237911" calcext:value-type="float">
            <text:p>2.237.911</text:p>
          </table:table-cell>
          <table:table-cell table:style-name="ce6" office:value-type="float" office:value="2265200" calcext:value-type="float">
            <text:p>2.265.200</text:p>
          </table:table-cell>
          <table:table-cell table:style-name="ce6" office:value-type="float" office:value="2269608" calcext:value-type="float">
            <text:p>2.269.608</text:p>
          </table:table-cell>
          <table:table-cell table:style-name="ce6" office:value-type="float" office:value="2271290" calcext:value-type="float">
            <text:p>2.271.290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reece</text:p>
          </table:table-cell>
          <table:table-cell table:style-name="ce6" office:value-type="float" office:value="5446556" calcext:value-type="float">
            <text:p>5.446.556</text:p>
          </table:table-cell>
          <table:table-cell table:style-name="ce6" office:value-type="float" office:value="5461732" calcext:value-type="float">
            <text:p>5.461.732</text:p>
          </table:table-cell>
          <table:table-cell table:style-name="ce6" office:value-type="float" office:value="5475805" calcext:value-type="float">
            <text:p>5.475.805</text:p>
          </table:table-cell>
          <table:table-cell table:style-name="ce6" office:value-type="float" office:value="5490485" calcext:value-type="float">
            <text:p>5.490.485</text:p>
          </table:table-cell>
          <table:table-cell table:style-name="ce6" office:value-type="float" office:value="5499189" calcext:value-type="float">
            <text:p>5.499.189</text:p>
          </table:table-cell>
          <table:table-cell table:style-name="ce6" office:value-type="float" office:value="5494098" calcext:value-type="float">
            <text:p>5.494.098</text:p>
          </table:table-cell>
          <table:table-cell table:style-name="ce6" office:value-type="float" office:value="5471122" calcext:value-type="float">
            <text:p>5.471.122</text:p>
          </table:table-cell>
          <table:table-cell table:style-name="ce6" office:value-type="float" office:value="5451624" calcext:value-type="float">
            <text:p>5.451.624</text:p>
          </table:table-cell>
          <table:table-cell table:style-name="ce6" office:value-type="float" office:value="5431547" calcext:value-type="float">
            <text:p>5.431.54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pain</text:p>
          </table:table-cell>
          <table:table-cell table:style-name="ce6" office:value-type="float" office:value="21129932" calcext:value-type="float">
            <text:p>21.129.932</text:p>
          </table:table-cell>
          <table:table-cell table:style-name="ce6" office:value-type="float" office:value="21527303" calcext:value-type="float">
            <text:p>21.527.303</text:p>
          </table:table-cell>
          <table:table-cell table:style-name="ce6" office:value-type="float" office:value="21919147" calcext:value-type="float">
            <text:p>21.919.147</text:p>
          </table:table-cell>
          <table:table-cell table:style-name="ce6" office:value-type="float" office:value="22355230" calcext:value-type="float">
            <text:p>22.355.230</text:p>
          </table:table-cell>
          <table:table-cell table:style-name="ce6" office:value-type="float" office:value="22736009" calcext:value-type="float">
            <text:p>22.736.009</text:p>
          </table:table-cell>
          <table:table-cell table:style-name="ce6" office:value-type="float" office:value="22931403" calcext:value-type="float">
            <text:p>22.931.403</text:p>
          </table:table-cell>
          <table:table-cell table:style-name="ce6" office:value-type="float" office:value="23015876" calcext:value-type="float">
            <text:p>23.015.876</text:p>
          </table:table-cell>
          <table:table-cell table:style-name="ce6" office:value-type="float" office:value="23074246" calcext:value-type="float">
            <text:p>23.074.246</text:p>
          </table:table-cell>
          <table:table-cell table:style-name="ce6" office:value-type="float" office:value="23050460" calcext:value-type="float">
            <text:p>23.050.460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6" office:value-type="float" office:value="30278775" calcext:value-type="float">
            <text:p>30.278.775</text:p>
          </table:table-cell>
          <table:table-cell table:style-name="ce6" office:value-type="float" office:value="30488481" calcext:value-type="float">
            <text:p>30.488.481</text:p>
          </table:table-cell>
          <table:table-cell table:style-name="ce6" office:value-type="float" office:value="30697167" calcext:value-type="float">
            <text:p>30.697.167</text:p>
          </table:table-cell>
          <table:table-cell table:style-name="ce6" office:value-type="float" office:value="30891732" calcext:value-type="float">
            <text:p>30.891.732</text:p>
          </table:table-cell>
          <table:table-cell table:style-name="ce6" office:value-type="float" office:value="31064105" calcext:value-type="float">
            <text:p>31.064.105</text:p>
          </table:table-cell>
          <table:table-cell table:style-name="ce6" office:value-type="float" office:value="31224872" calcext:value-type="float">
            <text:p>31.224.872</text:p>
          </table:table-cell>
          <table:table-cell table:style-name="ce6" office:value-type="float" office:value="31385594" calcext:value-type="float">
            <text:p>31.385.594</text:p>
          </table:table-cell>
          <table:table-cell table:style-name="ce6" office:value-type="float" office:value="31552276" calcext:value-type="float">
            <text:p>31.552.276</text:p>
          </table:table-cell>
          <table:table-cell table:style-name="ce6" office:value-type="float" office:value="31713348" calcext:value-type="float">
            <text:p>31.713.348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rance (metropolitan)</text:p>
          </table:table-cell>
          <table:table-cell table:style-name="ce6" office:value-type="float" office:value="29416938" calcext:value-type="float">
            <text:p>29.416.938</text:p>
          </table:table-cell>
          <table:table-cell table:style-name="ce6" office:value-type="float" office:value="29616894" calcext:value-type="float">
            <text:p>29.616.894</text:p>
          </table:table-cell>
          <table:table-cell table:style-name="ce6" office:value-type="float" office:value="29815995" calcext:value-type="float">
            <text:p>29.815.995</text:p>
          </table:table-cell>
          <table:table-cell table:style-name="ce6" office:value-type="float" office:value="30001163" calcext:value-type="float">
            <text:p>30.001.163</text:p>
          </table:table-cell>
          <table:table-cell table:style-name="ce6" office:value-type="float" office:value="30166091" calcext:value-type="float">
            <text:p>30.166.091</text:p>
          </table:table-cell>
          <table:table-cell table:style-name="ce6" office:value-type="float" office:value="30322692" calcext:value-type="float">
            <text:p>30.322.692</text:p>
          </table:table-cell>
          <table:table-cell table:style-name="ce6" office:value-type="float" office:value="30479258" calcext:value-type="float">
            <text:p>30.479.258</text:p>
          </table:table-cell>
          <table:table-cell table:style-name="ce6" office:value-type="float" office:value="30640880" calcext:value-type="float">
            <text:p>30.640.880</text:p>
          </table:table-cell>
          <table:table-cell table:style-name="ce6" office:value-type="float" office:value="30797116" calcext:value-type="float">
            <text:p>30.797.11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roatia</text:p>
          </table:table-cell>
          <table:table-cell table:style-name="ce6" office:value-type="float" office:value="2070561" calcext:value-type="float">
            <text:p>2.070.561</text:p>
          </table:table-cell>
          <table:table-cell table:style-name="ce6" office:value-type="float" office:value="2073107" calcext:value-type="float">
            <text:p>2.073.107</text:p>
          </table:table-cell>
          <table:table-cell table:style-name="ce6" office:value-type="float" office:value="2075057" calcext:value-type="float">
            <text:p>2.075.057</text:p>
          </table:table-cell>
          <table:table-cell table:style-name="ce6" office:value-type="float" office:value="2076585" calcext:value-type="float">
            <text:p>2.076.585</text:p>
          </table:table-cell>
          <table:table-cell table:style-name="ce6" office:value-type="float" office:value="2076878" calcext:value-type="float">
            <text:p>2.076.878</text:p>
          </table:table-cell>
          <table:table-cell table:style-name="ce6" office:value-type="float" office:value="2075709" calcext:value-type="float">
            <text:p>2.075.709</text:p>
          </table:table-cell>
          <table:table-cell table:style-name="ce6" office:value-type="float" office:value="2071702" calcext:value-type="float">
            <text:p>2.071.702</text:p>
          </table:table-cell>
          <table:table-cell table:style-name="ce6" office:value-type="float" office:value="2065531" calcext:value-type="float">
            <text:p>2.065.531</text:p>
          </table:table-cell>
          <table:table-cell table:style-name="ce6" office:value-type="float" office:value="2059396" calcext:value-type="float">
            <text:p>2.059.39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6" office:value-type="float" office:value="28222706" calcext:value-type="float">
            <text:p>28.222.706</text:p>
          </table:table-cell>
          <table:table-cell table:style-name="ce6" office:value-type="float" office:value="28451846" calcext:value-type="float">
            <text:p>28.451.846</text:p>
          </table:table-cell>
          <table:table-cell table:style-name="ce6" office:value-type="float" office:value="28622665" calcext:value-type="float">
            <text:p>28.622.665</text:p>
          </table:table-cell>
          <table:table-cell table:style-name="ce6" office:value-type="float" office:value="28834094" calcext:value-type="float">
            <text:p>28.834.094</text:p>
          </table:table-cell>
          <table:table-cell table:style-name="ce6" office:value-type="float" office:value="29051085" calcext:value-type="float">
            <text:p>29.051.085</text:p>
          </table:table-cell>
          <table:table-cell table:style-name="ce6" office:value-type="float" office:value="29219913" calcext:value-type="float">
            <text:p>29.219.913</text:p>
          </table:table-cell>
          <table:table-cell table:style-name="ce6" office:value-type="float" office:value="29350339" calcext:value-type="float">
            <text:p>29.350.339</text:p>
          </table:table-cell>
          <table:table-cell table:style-name="ce6" office:value-type="float" office:value="29462839" calcext:value-type="float">
            <text:p>29.462.839</text:p>
          </table:table-cell>
          <table:table-cell table:style-name="ce6" office:value-type="float" office:value="28808098" calcext:value-type="float">
            <text:p>28.808.098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yprus</text:p>
          </table:table-cell>
          <table:table-cell table:style-name="ce6" office:value-type="float" office:value="356942" calcext:value-type="float">
            <text:p>356.942</text:p>
          </table:table-cell>
          <table:table-cell table:style-name="ce6" office:value-type="float" office:value="361952" calcext:value-type="float">
            <text:p>361.952</text:p>
          </table:table-cell>
          <table:table-cell table:style-name="ce6" office:value-type="float" office:value="368048" calcext:value-type="float">
            <text:p>368.048</text:p>
          </table:table-cell>
          <table:table-cell table:style-name="ce6" office:value-type="float" office:value="375986" calcext:value-type="float">
            <text:p>375.986</text:p>
          </table:table-cell>
          <table:table-cell table:style-name="ce6" office:value-type="float" office:value="385192" calcext:value-type="float">
            <text:p>385.192</text:p>
          </table:table-cell>
          <table:table-cell table:style-name="ce6" office:value-type="float" office:value="394766" calcext:value-type="float">
            <text:p>394.766</text:p>
          </table:table-cell>
          <table:table-cell table:style-name="ce6" office:value-type="float" office:value="404182" calcext:value-type="float">
            <text:p>404.182</text:p>
          </table:table-cell>
          <table:table-cell table:style-name="ce6" office:value-type="float" office:value="413876" calcext:value-type="float">
            <text:p>413.876</text:p>
          </table:table-cell>
          <table:table-cell table:style-name="ce6" office:value-type="float" office:value="420017" calcext:value-type="float">
            <text:p>420.01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atvia</text:p>
          </table:table-cell>
          <table:table-cell table:style-name="ce6" office:value-type="float" office:value="1038287" calcext:value-type="float">
            <text:p>1.038.287</text:p>
          </table:table-cell>
          <table:table-cell table:style-name="ce6" office:value-type="float" office:value="1027084" calcext:value-type="float">
            <text:p>1.027.084</text:p>
          </table:table-cell>
          <table:table-cell table:style-name="ce6" office:value-type="float" office:value="1017925" calcext:value-type="float">
            <text:p>1.017.925</text:p>
          </table:table-cell>
          <table:table-cell table:style-name="ce6" office:value-type="float" office:value="1010416" calcext:value-type="float">
            <text:p>1.010.416</text:p>
          </table:table-cell>
          <table:table-cell table:style-name="ce6" office:value-type="float" office:value="999845" calcext:value-type="float">
            <text:p>999.845</text:p>
          </table:table-cell>
          <table:table-cell table:style-name="ce6" office:value-type="float" office:value="981790" calcext:value-type="float">
            <text:p>981.790</text:p>
          </table:table-cell>
          <table:table-cell table:style-name="ce6" office:value-type="float" office:value="959435" calcext:value-type="float">
            <text:p>959.435</text:p>
          </table:table-cell>
          <table:table-cell table:style-name="ce6" office:value-type="float" office:value="941376" calcext:value-type="float">
            <text:p>941.376</text:p>
          </table:table-cell>
          <table:table-cell table:style-name="ce6" office:value-type="float" office:value="930696" calcext:value-type="float">
            <text:p>930.69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ithuania</text:p>
          </table:table-cell>
          <table:table-cell table:style-name="ce6" office:value-type="float" office:value="1573141" calcext:value-type="float">
            <text:p>1.573.141</text:p>
          </table:table-cell>
          <table:table-cell table:style-name="ce6" office:value-type="float" office:value="1545364" calcext:value-type="float">
            <text:p>1.545.364</text:p>
          </table:table-cell>
          <table:table-cell table:style-name="ce6" office:value-type="float" office:value="1635826" calcext:value-type="float">
            <text:p>1.635.826</text:p>
          </table:table-cell>
          <table:table-cell table:style-name="ce6" office:value-type="float" office:value="1615304" calcext:value-type="float">
            <text:p>1.615.304</text:p>
          </table:table-cell>
          <table:table-cell table:style-name="ce6" office:value-type="float" office:value="1480386" calcext:value-type="float">
            <text:p>1.480.386</text:p>
          </table:table-cell>
          <table:table-cell table:style-name="ce6" office:value-type="float" office:value="1461776" calcext:value-type="float">
            <text:p>1.461.776</text:p>
          </table:table-cell>
          <table:table-cell table:style-name="ce6" office:value-type="float" office:value="1428711" calcext:value-type="float">
            <text:p>1.428.711</text:p>
          </table:table-cell>
          <table:table-cell table:style-name="ce6" office:value-type="float" office:value="1395367" calcext:value-type="float">
            <text:p>1.395.367</text:p>
          </table:table-cell>
          <table:table-cell table:style-name="ce6" office:value-type="float" office:value="1376201" calcext:value-type="float">
            <text:p>1.376.201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uxembourg</text:p>
          </table:table-cell>
          <table:table-cell table:style-name="ce6" office:value-type="float" office:value="226432" calcext:value-type="float">
            <text:p>226.432</text:p>
          </table:table-cell>
          <table:table-cell table:style-name="ce6" office:value-type="float" office:value="230128" calcext:value-type="float">
            <text:p>230.128</text:p>
          </table:table-cell>
          <table:table-cell table:style-name="ce6" office:value-type="float" office:value="233946" calcext:value-type="float">
            <text:p>233.946</text:p>
          </table:table-cell>
          <table:table-cell table:style-name="ce6" office:value-type="float" office:value="237700" calcext:value-type="float">
            <text:p>237.700</text:p>
          </table:table-cell>
          <table:table-cell table:style-name="ce6" office:value-type="float" office:value="242221" calcext:value-type="float">
            <text:p>242.221</text:p>
          </table:table-cell>
          <table:table-cell table:style-name="ce6" office:value-type="float" office:value="247121" calcext:value-type="float">
            <text:p>247.121</text:p>
          </table:table-cell>
          <table:table-cell table:style-name="ce6" office:value-type="float" office:value="252013" calcext:value-type="float">
            <text:p>252.013</text:p>
          </table:table-cell>
          <table:table-cell table:style-name="ce6" office:value-type="float" office:value="258220" calcext:value-type="float">
            <text:p>258.220</text:p>
          </table:table-cell>
          <table:table-cell table:style-name="ce6" office:value-type="float" office:value="265116" calcext:value-type="float">
            <text:p>265.11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Hungary</text:p>
          </table:table-cell>
          <table:table-cell table:style-name="ce6" office:value-type="float" office:value="4798614" calcext:value-type="float">
            <text:p>4.798.614</text:p>
          </table:table-cell>
          <table:table-cell table:style-name="ce6" office:value-type="float" office:value="4788847" calcext:value-type="float">
            <text:p>4.788.847</text:p>
          </table:table-cell>
          <table:table-cell table:style-name="ce6" office:value-type="float" office:value="4781829" calcext:value-type="float">
            <text:p>4.781.829</text:p>
          </table:table-cell>
          <table:table-cell table:style-name="ce6" office:value-type="float" office:value="4774320" calcext:value-type="float">
            <text:p>4.774.320</text:p>
          </table:table-cell>
          <table:table-cell table:style-name="ce6" office:value-type="float" office:value="4766306" calcext:value-type="float">
            <text:p>4.766.306</text:p>
          </table:table-cell>
          <table:table-cell table:style-name="ce6" office:value-type="float" office:value="4759975" calcext:value-type="float">
            <text:p>4.759.975</text:p>
          </table:table-cell>
          <table:table-cell table:style-name="ce6" office:value-type="float" office:value="4750401" calcext:value-type="float">
            <text:p>4.750.401</text:p>
          </table:table-cell>
          <table:table-cell table:style-name="ce6" office:value-type="float" office:value="4737813" calcext:value-type="float">
            <text:p>4.737.813</text:p>
          </table:table-cell>
          <table:table-cell table:style-name="ce6" office:value-type="float" office:value="4720310" calcext:value-type="float">
            <text:p>4.720.310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alta</text:p>
          </table:table-cell>
          <table:table-cell table:style-name="ce6" office:value-type="float" office:value="198840" calcext:value-type="float">
            <text:p>198.840</text:p>
          </table:table-cell>
          <table:table-cell table:style-name="ce6" office:value-type="float" office:value="200209" calcext:value-type="float">
            <text:p>200.209</text:p>
          </table:table-cell>
          <table:table-cell table:style-name="ce6" office:value-type="float" office:value="201179" calcext:value-type="float">
            <text:p>201.179</text:p>
          </table:table-cell>
          <table:table-cell table:style-name="ce6" office:value-type="float" office:value="202127" calcext:value-type="float">
            <text:p>202.127</text:p>
          </table:table-cell>
          <table:table-cell table:style-name="ce6" office:value-type="float" office:value="203671" calcext:value-type="float">
            <text:p>203.671</text:p>
          </table:table-cell>
          <table:table-cell table:style-name="ce6" office:value-type="float" office:value="205405" calcext:value-type="float">
            <text:p>205.405</text:p>
          </table:table-cell>
          <table:table-cell table:style-name="ce6" office:value-type="float" office:value="206304" calcext:value-type="float">
            <text:p>206.304</text:p>
          </table:table-cell>
          <table:table-cell table:style-name="ce6" office:value-type="float" office:value="207050" calcext:value-type="float">
            <text:p>207.050</text:p>
          </table:table-cell>
          <table:table-cell table:style-name="ce6" office:value-type="float" office:value="208788" calcext:value-type="float">
            <text:p>208.788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6" office:value-type="float" office:value="8055947" calcext:value-type="float">
            <text:p>8.055.947</text:p>
          </table:table-cell>
          <table:table-cell table:style-name="ce6" office:value-type="float" office:value="8071693" calcext:value-type="float">
            <text:p>8.071.693</text:p>
          </table:table-cell>
          <table:table-cell table:style-name="ce6" office:value-type="float" office:value="8082961" calcext:value-type="float">
            <text:p>8.082.961</text:p>
          </table:table-cell>
          <table:table-cell table:style-name="ce6" office:value-type="float" office:value="8100294" calcext:value-type="float">
            <text:p>8.100.294</text:p>
          </table:table-cell>
          <table:table-cell table:style-name="ce6" office:value-type="float" office:value="8134235" calcext:value-type="float">
            <text:p>8.134.235</text:p>
          </table:table-cell>
          <table:table-cell table:style-name="ce6" office:value-type="float" office:value="8179936" calcext:value-type="float">
            <text:p>8.179.936</text:p>
          </table:table-cell>
          <table:table-cell table:style-name="ce6" office:value-type="float" office:value="8223479" calcext:value-type="float">
            <text:p>8.223.479</text:p>
          </table:table-cell>
          <table:table-cell table:style-name="ce6" office:value-type="float" office:value="8263177" calcext:value-type="float">
            <text:p>8.263.177</text:p>
          </table:table-cell>
          <table:table-cell table:style-name="ce6" office:value-type="float" office:value="8295105" calcext:value-type="float">
            <text:p>8.295.105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ustria</text:p>
          </table:table-cell>
          <table:table-cell table:style-name="ce6" office:value-type="float" office:value="3968733" calcext:value-type="float">
            <text:p>3.968.733</text:p>
          </table:table-cell>
          <table:table-cell table:style-name="ce6" office:value-type="float" office:value="3999605" calcext:value-type="float">
            <text:p>3.999.605</text:p>
          </table:table-cell>
          <table:table-cell table:style-name="ce6" office:value-type="float" office:value="4022203" calcext:value-type="float">
            <text:p>4.022.203</text:p>
          </table:table-cell>
          <table:table-cell table:style-name="ce6" office:value-type="float" office:value="4039348" calcext:value-type="float">
            <text:p>4.039.348</text:p>
          </table:table-cell>
          <table:table-cell table:style-name="ce6" office:value-type="float" office:value="4058340" calcext:value-type="float">
            <text:p>4.058.340</text:p>
          </table:table-cell>
          <table:table-cell table:style-name="ce6" office:value-type="float" office:value="4073570" calcext:value-type="float">
            <text:p>4.073.570</text:p>
          </table:table-cell>
          <table:table-cell table:style-name="ce6" office:value-type="float" office:value="4087215" calcext:value-type="float">
            <text:p>4.087.215</text:p>
          </table:table-cell>
          <table:table-cell table:style-name="ce6" office:value-type="float" office:value="4096741" calcext:value-type="float">
            <text:p>4.096.741</text:p>
          </table:table-cell>
          <table:table-cell table:style-name="ce6" office:value-type="float" office:value="4110883" calcext:value-type="float">
            <text:p>4.110.883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land</text:p>
          </table:table-cell>
          <table:table-cell table:style-name="ce6" office:value-type="float" office:value="18478342" calcext:value-type="float">
            <text:p>18.478.342</text:p>
          </table:table-cell>
          <table:table-cell table:style-name="ce6" office:value-type="float" office:value="18462054" calcext:value-type="float">
            <text:p>18.462.054</text:p>
          </table:table-cell>
          <table:table-cell table:style-name="ce6" office:value-type="float" office:value="18440315" calcext:value-type="float">
            <text:p>18.440.315</text:p>
          </table:table-cell>
          <table:table-cell table:style-name="ce6" office:value-type="float" office:value="18419138" calcext:value-type="float">
            <text:p>18.419.138</text:p>
          </table:table-cell>
          <table:table-cell table:style-name="ce6" office:value-type="float" office:value="18413214" calcext:value-type="float">
            <text:p>18.413.214</text:p>
          </table:table-cell>
          <table:table-cell table:style-name="ce6" office:value-type="float" office:value="18421834" calcext:value-type="float">
            <text:p>18.421.834</text:p>
          </table:table-cell>
          <table:table-cell table:style-name="ce6" office:value-type="float" office:value="18436558" calcext:value-type="float">
            <text:p>18.436.558</text:p>
          </table:table-cell>
          <table:table-cell table:style-name="ce6" office:value-type="float" office:value="18653851" calcext:value-type="float">
            <text:p>18.653.851</text:p>
          </table:table-cell>
          <table:table-cell table:style-name="ce6" office:value-type="float" office:value="18651956" calcext:value-type="float">
            <text:p>18.651.95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ortugal</text:p>
          </table:table-cell>
          <table:table-cell table:style-name="ce6" office:value-type="float" office:value="5050526" calcext:value-type="float">
            <text:p>5.050.526</text:p>
          </table:table-cell>
          <table:table-cell table:style-name="ce6" office:value-type="float" office:value="5056268" calcext:value-type="float">
            <text:p>5.056.268</text:p>
          </table:table-cell>
          <table:table-cell table:style-name="ce6" office:value-type="float" office:value="5061604" calcext:value-type="float">
            <text:p>5.061.604</text:p>
          </table:table-cell>
          <table:table-cell table:style-name="ce6" office:value-type="float" office:value="5067071" calcext:value-type="float">
            <text:p>5.067.071</text:p>
          </table:table-cell>
          <table:table-cell table:style-name="ce6" office:value-type="float" office:value="5067993" calcext:value-type="float">
            <text:p>5.067.993</text:p>
          </table:table-cell>
          <table:table-cell table:style-name="ce6" office:value-type="float" office:value="5064992" calcext:value-type="float">
            <text:p>5.064.992</text:p>
          </table:table-cell>
          <table:table-cell table:style-name="ce6" office:value-type="float" office:value="5058644" calcext:value-type="float">
            <text:p>5.058.644</text:p>
          </table:table-cell>
          <table:table-cell table:style-name="ce6" office:value-type="float" office:value="5041990" calcext:value-type="float">
            <text:p>5.041.990</text:p>
          </table:table-cell>
          <table:table-cell table:style-name="ce6" office:value-type="float" office:value="5013067" calcext:value-type="float">
            <text:p>5.013.067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omania</text:p>
          </table:table-cell>
          <table:table-cell table:style-name="ce6" office:value-type="float" office:value="10435127" calcext:value-type="float">
            <text:p>10.435.127</text:p>
          </table:table-cell>
          <table:table-cell table:style-name="ce6" office:value-type="float" office:value="10372543" calcext:value-type="float">
            <text:p>10.372.543</text:p>
          </table:table-cell>
          <table:table-cell table:style-name="ce6" office:value-type="float" office:value="10314212" calcext:value-type="float">
            <text:p>10.314.212</text:p>
          </table:table-cell>
          <table:table-cell table:style-name="ce6" office:value-type="float" office:value="10146136" calcext:value-type="float">
            <text:p>10.146.136</text:p>
          </table:table-cell>
          <table:table-cell table:style-name="ce6" office:value-type="float" office:value="9958776" calcext:value-type="float">
            <text:p>9.958.776</text:p>
          </table:table-cell>
          <table:table-cell table:style-name="ce6" office:value-type="float" office:value="9873317" calcext:value-type="float">
            <text:p>9.873.317</text:p>
          </table:table-cell>
          <table:table-cell table:style-name="ce6" office:value-type="float" office:value="9813952" calcext:value-type="float">
            <text:p>9.813.952</text:p>
          </table:table-cell>
          <table:table-cell table:style-name="ce6" office:value-type="float" office:value="9768931" calcext:value-type="float">
            <text:p>9.768.931</text:p>
          </table:table-cell>
          <table:table-cell table:style-name="ce6" office:value-type="float" office:value="9737122" calcext:value-type="float">
            <text:p>9.737.122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lovenia</text:p>
          </table:table-cell>
          <table:table-cell table:style-name="ce6" office:value-type="float" office:value="976927" calcext:value-type="float">
            <text:p>976.927</text:p>
          </table:table-cell>
          <table:table-cell table:style-name="ce6" office:value-type="float" office:value="979259" calcext:value-type="float">
            <text:p>979.259</text:p>
          </table:table-cell>
          <table:table-cell table:style-name="ce6" office:value-type="float" office:value="984224" calcext:value-type="float">
            <text:p>984.224</text:p>
          </table:table-cell>
          <table:table-cell table:style-name="ce6" office:value-type="float" office:value="993803" calcext:value-type="float">
            <text:p>993.803</text:p>
          </table:table-cell>
          <table:table-cell table:style-name="ce6" office:value-type="float" office:value="995239" calcext:value-type="float">
            <text:p>995.239</text:p>
          </table:table-cell>
          <table:table-cell table:style-name="ce6" office:value-type="float" office:value="1009026" calcext:value-type="float">
            <text:p>1.009.026</text:p>
          </table:table-cell>
          <table:table-cell table:style-name="ce6" office:value-type="float" office:value="1014335" calcext:value-type="float">
            <text:p>1.014.335</text:p>
          </table:table-cell>
          <table:table-cell table:style-name="ce6" office:value-type="float" office:value="1015647" calcext:value-type="float">
            <text:p>1.015.647</text:p>
          </table:table-cell>
          <table:table-cell table:style-name="ce6" office:value-type="float" office:value="1017896" calcext:value-type="float">
            <text:p>1.017.89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lovakia</text:p>
          </table:table-cell>
          <table:table-cell table:style-name="ce6" office:value-type="float" office:value="2608578" calcext:value-type="float">
            <text:p>2.608.578</text:p>
          </table:table-cell>
          <table:table-cell table:style-name="ce6" office:value-type="float" office:value="2609440" calcext:value-type="float">
            <text:p>2.609.440</text:p>
          </table:table-cell>
          <table:table-cell table:style-name="ce6" office:value-type="float" office:value="2610255" calcext:value-type="float">
            <text:p>2.610.255</text:p>
          </table:table-cell>
          <table:table-cell table:style-name="ce6" office:value-type="float" office:value="2612172" calcext:value-type="float">
            <text:p>2.612.172</text:p>
          </table:table-cell>
          <table:table-cell table:style-name="ce6" office:value-type="float" office:value="2616013" calcext:value-type="float">
            <text:p>2.616.013</text:p>
          </table:table-cell>
          <table:table-cell table:style-name="ce6" office:value-type="float" office:value="2620942" calcext:value-type="float">
            <text:p>2.620.942</text:p>
          </table:table-cell>
          <table:table-cell table:style-name="ce6" office:value-type="float" office:value="2624360" calcext:value-type="float">
            <text:p>2.624.360</text:p>
          </table:table-cell>
          <table:table-cell table:style-name="ce6" office:value-type="float" office:value="2628463" calcext:value-type="float">
            <text:p>2.628.463</text:p>
          </table:table-cell>
          <table:table-cell table:style-name="ce6" office:value-type="float" office:value="2633866" calcext:value-type="float">
            <text:p>2.633.86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inland</text:p>
          </table:table-cell>
          <table:table-cell table:style-name="ce6" office:value-type="float" office:value="2557485" calcext:value-type="float">
            <text:p>2.557.485</text:p>
          </table:table-cell>
          <table:table-cell table:style-name="ce6" office:value-type="float" office:value="2567214" calcext:value-type="float">
            <text:p>2.567.214</text:p>
          </table:table-cell>
          <table:table-cell table:style-name="ce6" office:value-type="float" office:value="2578046" calcext:value-type="float">
            <text:p>2.578.046</text:p>
          </table:table-cell>
          <table:table-cell table:style-name="ce6" office:value-type="float" office:value="2590265" calcext:value-type="float">
            <text:p>2.590.265</text:p>
          </table:table-cell>
          <table:table-cell table:style-name="ce6" office:value-type="float" office:value="2604220" calcext:value-type="float">
            <text:p>2.604.220</text:p>
          </table:table-cell>
          <table:table-cell table:style-name="ce6" office:value-type="float" office:value="2618360" calcext:value-type="float">
            <text:p>2.618.360</text:p>
          </table:table-cell>
          <table:table-cell table:style-name="ce6" office:value-type="float" office:value="2631742" calcext:value-type="float">
            <text:p>2.631.742</text:p>
          </table:table-cell>
          <table:table-cell table:style-name="ce6" office:value-type="float" office:value="2645475" calcext:value-type="float">
            <text:p>2.645.475</text:p>
          </table:table-cell>
          <table:table-cell table:style-name="ce6" office:value-type="float" office:value="2659578" calcext:value-type="float">
            <text:p>2.659.578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weden</text:p>
          </table:table-cell>
          <table:table-cell table:style-name="ce6" office:value-type="float" office:value="4456484" calcext:value-type="float">
            <text:p>4.456.484</text:p>
          </table:table-cell>
          <table:table-cell table:style-name="ce6" office:value-type="float" office:value="4476431" calcext:value-type="float">
            <text:p>4.476.431</text:p>
          </table:table-cell>
          <table:table-cell table:style-name="ce6" office:value-type="float" office:value="4505037" calcext:value-type="float">
            <text:p>4.505.037</text:p>
          </table:table-cell>
          <table:table-cell table:style-name="ce6" office:value-type="float" office:value="4543722" calcext:value-type="float">
            <text:p>4.543.722</text:p>
          </table:table-cell>
          <table:table-cell table:style-name="ce6" office:value-type="float" office:value="4583816" calcext:value-type="float">
            <text:p>4.583.816</text:p>
          </table:table-cell>
          <table:table-cell table:style-name="ce6" office:value-type="float" office:value="4626362" calcext:value-type="float">
            <text:p>4.626.362</text:p>
          </table:table-cell>
          <table:table-cell table:style-name="ce6" office:value-type="float" office:value="4669629" calcext:value-type="float">
            <text:p>4.669.629</text:p>
          </table:table-cell>
          <table:table-cell table:style-name="ce6" office:value-type="float" office:value="4708539" calcext:value-type="float">
            <text:p>4.708.539</text:p>
          </table:table-cell>
          <table:table-cell table:style-name="ce6" office:value-type="float" office:value="4746370" calcext:value-type="float">
            <text:p>4.746.370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6" office:value-type="float" office:value="29315179" calcext:value-type="float">
            <text:p>29.315.179</text:p>
          </table:table-cell>
          <table:table-cell table:style-name="ce6" office:value-type="float" office:value="29535234" calcext:value-type="float">
            <text:p>29.535.234</text:p>
          </table:table-cell>
          <table:table-cell table:style-name="ce6" office:value-type="float" office:value="29773106" calcext:value-type="float">
            <text:p>29.773.106</text:p>
          </table:table-cell>
          <table:table-cell table:style-name="ce6" office:value-type="float" office:value="30029592" calcext:value-type="float">
            <text:p>30.029.592</text:p>
          </table:table-cell>
          <table:table-cell table:style-name="ce6" office:value-type="float" office:value="30290436" calcext:value-type="float">
            <text:p>30.290.436</text:p>
          </table:table-cell>
          <table:table-cell table:style-name="ce6" office:value-type="float" office:value="30542746" calcext:value-type="float">
            <text:p>30.542.746</text:p>
          </table:table-cell>
          <table:table-cell table:style-name="ce6" office:value-type="float" office:value="30810230" calcext:value-type="float">
            <text:p>30.810.230</text:p>
          </table:table-cell>
          <table:table-cell table:style-name="ce6" office:value-type="float" office:value="31078879" calcext:value-type="float">
            <text:p>31.078.879</text:p>
          </table:table-cell>
          <table:table-cell table:style-name="ce6" office:value-type="float" office:value="31314803" calcext:value-type="float">
            <text:p>31.314.803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Economic Area (EU-28 plus IS, LI, NO)</text:p>
          </table:table-cell>
          <table:table-cell table:style-name="ce6" office:value-type="float" office:value="243215186" calcext:value-type="float">
            <text:p>243.215.186</text:p>
          </table:table-cell>
          <table:table-cell table:style-name="ce6" office:value-type="float" office:value="244340117" calcext:value-type="float">
            <text:p>244.340.117</text:p>
          </table:table-cell>
          <table:table-cell table:style-name="ce6" office:value-type="float" office:value="245555391" calcext:value-type="float">
            <text:p>245.555.391</text:p>
          </table:table-cell>
          <table:table-cell table:style-name="ce6" office:value-type="float" office:value="246654280" calcext:value-type="float">
            <text:p>246.654.280</text:p>
          </table:table-cell>
          <table:table-cell table:style-name="ce6" office:value-type="float" office:value="247564418" calcext:value-type="float">
            <text:p>247.564.418</text:p>
          </table:table-cell>
          <table:table-cell table:style-name="ce6" office:value-type="float" office:value="248401552" calcext:value-type="float">
            <text:p>248.401.552</text:p>
          </table:table-cell>
          <table:table-cell table:style-name="ce6" office:value-type="float" office:value="249133467" calcext:value-type="float">
            <text:p>249.133.467</text:p>
          </table:table-cell>
          <table:table-cell table:style-name="ce6" office:value-type="float" office:value="250090716" calcext:value-type="float">
            <text:p>250.090.716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Economic Area (EU-27 plus IS, LI, NO)</text:p>
          </table:table-cell>
          <table:table-cell table:style-name="ce6" office:value-type="float" office:value="241144625" calcext:value-type="float">
            <text:p>241.144.625</text:p>
          </table:table-cell>
          <table:table-cell table:style-name="ce6" office:value-type="float" office:value="242267010" calcext:value-type="float">
            <text:p>242.267.010</text:p>
          </table:table-cell>
          <table:table-cell table:style-name="ce6" office:value-type="float" office:value="243480334" calcext:value-type="float">
            <text:p>243.480.334</text:p>
          </table:table-cell>
          <table:table-cell table:style-name="ce6" office:value-type="float" office:value="244577695" calcext:value-type="float">
            <text:p>244.577.695</text:p>
          </table:table-cell>
          <table:table-cell table:style-name="ce6" office:value-type="float" office:value="245487541" calcext:value-type="float">
            <text:p>245.487.541</text:p>
          </table:table-cell>
          <table:table-cell table:style-name="ce6" office:value-type="float" office:value="246325843" calcext:value-type="float">
            <text:p>246.325.843</text:p>
          </table:table-cell>
          <table:table-cell table:style-name="ce6" office:value-type="float" office:value="247061766" calcext:value-type="float">
            <text:p>247.061.766</text:p>
          </table:table-cell>
          <table:table-cell table:style-name="ce6" office:value-type="float" office:value="248025185" calcext:value-type="float">
            <text:p>248.025.185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uropean Free Trade Association</text:p>
          </table:table-cell>
          <table:table-cell table:style-name="ce6" office:value-type="float" office:value="6054928" calcext:value-type="float">
            <text:p>6.054.928</text:p>
          </table:table-cell>
          <table:table-cell table:style-name="ce6" office:value-type="float" office:value="6099938" calcext:value-type="float">
            <text:p>6.099.938</text:p>
          </table:table-cell>
          <table:table-cell table:style-name="ce6" office:value-type="float" office:value="6150978" calcext:value-type="float">
            <text:p>6.150.978</text:p>
          </table:table-cell>
          <table:table-cell table:style-name="ce6" office:value-type="float" office:value="6222057" calcext:value-type="float">
            <text:p>6.222.057</text:p>
          </table:table-cell>
          <table:table-cell table:style-name="ce6" office:value-type="float" office:value="6313218" calcext:value-type="float">
            <text:p>6.313.218</text:p>
          </table:table-cell>
          <table:table-cell table:style-name="ce6" office:value-type="float" office:value="6398205" calcext:value-type="float">
            <text:p>6.398.205</text:p>
          </table:table-cell>
          <table:table-cell table:style-name="ce6" office:value-type="float" office:value="6472627" calcext:value-type="float">
            <text:p>6.472.627</text:p>
          </table:table-cell>
          <table:table-cell table:style-name="ce6" office:value-type="float" office:value="6557849" calcext:value-type="float">
            <text:p>6.557.849</text:p>
          </table:table-cell>
          <table:table-cell table:style-name="ce6" office:value-type="float" office:value="6641824" calcext:value-type="float">
            <text:p>6.641.824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celand</text:p>
          </table:table-cell>
          <table:table-cell table:style-name="ce6" office:value-type="float" office:value="146286" calcext:value-type="float">
            <text:p>146.286</text:p>
          </table:table-cell>
          <table:table-cell table:style-name="ce6" office:value-type="float" office:value="149186" calcext:value-type="float">
            <text:p>149.186</text:p>
          </table:table-cell>
          <table:table-cell table:style-name="ce6" office:value-type="float" office:value="153889" calcext:value-type="float">
            <text:p>153.889</text:p>
          </table:table-cell>
          <table:table-cell table:style-name="ce6" office:value-type="float" office:value="158736" calcext:value-type="float">
            <text:p>158.736</text:p>
          </table:table-cell>
          <table:table-cell table:style-name="ce6" office:value-type="float" office:value="161482" calcext:value-type="float">
            <text:p>161.482</text:p>
          </table:table-cell>
          <table:table-cell table:style-name="ce6" office:value-type="float" office:value="161002" calcext:value-type="float">
            <text:p>161.002</text:p>
          </table:table-cell>
          <table:table-cell table:style-name="ce6" office:value-type="float" office:value="159971" calcext:value-type="float">
            <text:p>159.971</text:p>
          </table:table-cell>
          <table:table-cell table:style-name="ce6" office:value-type="float" office:value="160185" calcext:value-type="float">
            <text:p>160.185</text:p>
          </table:table-cell>
          <table:table-cell table:style-name="ce6" office:value-type="float" office:value="160901" calcext:value-type="float">
            <text:p>160.901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iechtenstein</text:p>
          </table:table-cell>
          <table:table-cell table:style-name="ce6" office:value-type="float" office:value="16966" calcext:value-type="float">
            <text:p>16.966</text:p>
          </table:table-cell>
          <table:table-cell table:style-name="ce6" office:value-type="float" office:value="17127" calcext:value-type="float">
            <text:p>17.127</text:p>
          </table:table-cell>
          <table:table-cell table:style-name="ce6" office:value-type="float" office:value="17274" calcext:value-type="float">
            <text:p>17.274</text:p>
          </table:table-cell>
          <table:table-cell table:style-name="ce6" office:value-type="float" office:value="17396" calcext:value-type="float">
            <text:p>17.396</text:p>
          </table:table-cell>
          <table:table-cell table:style-name="ce6" office:value-type="float" office:value="17520" calcext:value-type="float">
            <text:p>17.520</text:p>
          </table:table-cell>
          <table:table-cell table:style-name="ce6" office:value-type="float" office:value="17680" calcext:value-type="float">
            <text:p>17.680</text:p>
          </table:table-cell>
          <table:table-cell table:style-name="ce6" office:value-type="float" office:value="17828" calcext:value-type="float">
            <text:p>17.828</text:p>
          </table:table-cell>
          <table:table-cell table:style-name="ce6" office:value-type="float" office:value="17964" calcext:value-type="float">
            <text:p>17.964</text:p>
          </table:table-cell>
          <table:table-cell table:style-name="ce6" office:value-type="float" office:value="18145" calcext:value-type="float">
            <text:p>18.145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orway</text:p>
          </table:table-cell>
          <table:table-cell table:style-name="ce6" office:value-type="float" office:value="2276560" calcext:value-type="float">
            <text:p>2.276.560</text:p>
          </table:table-cell>
          <table:table-cell table:style-name="ce6" office:value-type="float" office:value="2293026" calcext:value-type="float">
            <text:p>2.293.026</text:p>
          </table:table-cell>
          <table:table-cell table:style-name="ce6" office:value-type="float" office:value="2313885" calcext:value-type="float">
            <text:p>2.313.885</text:p>
          </table:table-cell>
          <table:table-cell table:style-name="ce6" office:value-type="float" office:value="2342739" calcext:value-type="float">
            <text:p>2.342.739</text:p>
          </table:table-cell>
          <table:table-cell table:style-name="ce6" office:value-type="float" office:value="2377372" calcext:value-type="float">
            <text:p>2.377.372</text:p>
          </table:table-cell>
          <table:table-cell table:style-name="ce6" office:value-type="float" office:value="2410903" calcext:value-type="float">
            <text:p>2.410.903</text:p>
          </table:table-cell>
          <table:table-cell table:style-name="ce6" office:value-type="float" office:value="2443801" calcext:value-type="float">
            <text:p>2.443.801</text:p>
          </table:table-cell>
          <table:table-cell table:style-name="ce6" office:value-type="float" office:value="2479860" calcext:value-type="float">
            <text:p>2.479.860</text:p>
          </table:table-cell>
          <table:table-cell table:style-name="ce6" office:value-type="float" office:value="2517390" calcext:value-type="float">
            <text:p>2.517.390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witzerland</text:p>
          </table:table-cell>
          <table:table-cell table:style-name="ce6" office:value-type="float" office:value="3615118" calcext:value-type="float">
            <text:p>3.615.118</text:p>
          </table:table-cell>
          <table:table-cell table:style-name="ce6" office:value-type="float" office:value="3640599" calcext:value-type="float">
            <text:p>3.640.599</text:p>
          </table:table-cell>
          <table:table-cell table:style-name="ce6" office:value-type="float" office:value="3665931" calcext:value-type="float">
            <text:p>3.665.931</text:p>
          </table:table-cell>
          <table:table-cell table:style-name="ce6" office:value-type="float" office:value="3703187" calcext:value-type="float">
            <text:p>3.703.187</text:p>
          </table:table-cell>
          <table:table-cell table:style-name="ce6" office:value-type="float" office:value="3756845" calcext:value-type="float">
            <text:p>3.756.845</text:p>
          </table:table-cell>
          <table:table-cell table:style-name="ce6" office:value-type="float" office:value="3808621" calcext:value-type="float">
            <text:p>3.808.621</text:p>
          </table:table-cell>
          <table:table-cell table:style-name="ce6" office:value-type="float" office:value="3851028" calcext:value-type="float">
            <text:p>3.851.028</text:p>
          </table:table-cell>
          <table:table-cell table:style-name="ce6" office:value-type="float" office:value="3899840" calcext:value-type="float">
            <text:p>3.899.840</text:p>
          </table:table-cell>
          <table:table-cell table:style-name="ce6" office:value-type="float" office:value="3945389" calcext:value-type="float">
            <text:p>3.945.389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ntenegro</text:p>
          </table:table-cell>
          <table:table-cell table:style-name="ce6" office:value-type="float" office:value="306428" calcext:value-type="float">
            <text:p>306.428</text:p>
          </table:table-cell>
          <table:table-cell table:style-name="ce6" office:value-type="float" office:value="306838" calcext:value-type="float">
            <text:p>306.838</text:p>
          </table:table-cell>
          <table:table-cell table:style-name="ce6" office:value-type="float" office:value="307269" calcext:value-type="float">
            <text:p>307.269</text:p>
          </table:table-cell>
          <table:table-cell table:style-name="ce6" office:value-type="float" office:value="308353" calcext:value-type="float">
            <text:p>308.353</text:p>
          </table:table-cell>
          <table:table-cell table:style-name="ce6" office:value-type="float" office:value="309787" calcext:value-type="float">
            <text:p>309.787</text:p>
          </table:table-cell>
          <table:table-cell table:style-name="ce6" office:value-type="float" office:value="311255" calcext:value-type="float">
            <text:p>311.255</text:p>
          </table:table-cell>
          <table:table-cell table:style-name="ce8" office:value-type="string" calcext:value-type="string">
            <text:p>:</text:p>
          </table:table-cell>
          <table:table-cell table:style-name="ce6" office:value-type="float" office:value="306472" calcext:value-type="float">
            <text:p>306.472</text:p>
          </table:table-cell>
          <table:table-cell table:style-name="ce6" office:value-type="float" office:value="307252" calcext:value-type="float">
            <text:p>307.252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ormer Yugoslav Republic of Macedonia, the</text:p>
          </table:table-cell>
          <table:table-cell table:style-name="ce6" office:value-type="float" office:value="1019903" calcext:value-type="float">
            <text:p>1.019.903</text:p>
          </table:table-cell>
          <table:table-cell table:style-name="ce6" office:value-type="float" office:value="1021772" calcext:value-type="float">
            <text:p>1.021.772</text:p>
          </table:table-cell>
          <table:table-cell table:style-name="ce6" office:value-type="float" office:value="1023069" calcext:value-type="float">
            <text:p>1.023.069</text:p>
          </table:table-cell>
          <table:table-cell table:style-name="ce6" office:value-type="float" office:value="1024489" calcext:value-type="float">
            <text:p>1.024.489</text:p>
          </table:table-cell>
          <table:table-cell table:style-name="ce6" office:value-type="float" office:value="1026022" calcext:value-type="float">
            <text:p>1.026.022</text:p>
          </table:table-cell>
          <table:table-cell table:style-name="ce6" office:value-type="float" office:value="1027810" calcext:value-type="float">
            <text:p>1.027.810</text:p>
          </table:table-cell>
          <table:table-cell table:style-name="ce6" office:value-type="float" office:value="1029848" calcext:value-type="float">
            <text:p>1.029.848</text:p>
          </table:table-cell>
          <table:table-cell table:style-name="ce6" office:value-type="float" office:value="1031403" calcext:value-type="float">
            <text:p>1.031.403</text:p>
          </table:table-cell>
          <table:table-cell table:style-name="ce6" office:value-type="float" office:value="1032532" calcext:value-type="float">
            <text:p>1.032.532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rbia</text:p>
          </table:table-cell>
          <table:table-cell table:style-name="ce6" office:value-type="float" office:value="3629193" calcext:value-type="float">
            <text:p>3.629.193</text:p>
          </table:table-cell>
          <table:table-cell table:style-name="ce6" office:value-type="float" office:value="3618039" calcext:value-type="float">
            <text:p>3.618.039</text:p>
          </table:table-cell>
          <table:table-cell table:style-name="ce6" office:value-type="float" office:value="3603699" calcext:value-type="float">
            <text:p>3.603.699</text:p>
          </table:table-cell>
          <table:table-cell table:style-name="ce6" office:value-type="float" office:value="3588966" calcext:value-type="float">
            <text:p>3.588.966</text:p>
          </table:table-cell>
          <table:table-cell table:style-name="ce6" office:value-type="float" office:value="3573812" calcext:value-type="float">
            <text:p>3.573.812</text:p>
          </table:table-cell>
          <table:table-cell table:style-name="ce6" office:value-type="float" office:value="3560054" calcext:value-type="float">
            <text:p>3.560.054</text:p>
          </table:table-cell>
          <table:table-cell table:style-name="ce6" office:value-type="float" office:value="3546367" calcext:value-type="float">
            <text:p>3.546.367</text:p>
          </table:table-cell>
          <table:table-cell table:style-name="ce6" office:value-type="float" office:value="3522673" calcext:value-type="float">
            <text:p>3.522.673</text:p>
          </table:table-cell>
          <table:table-cell table:style-name="ce6" office:value-type="float" office:value="3505714" calcext:value-type="float">
            <text:p>3.505.714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Turkey</text:p>
          </table:table-cell>
          <table:table-cell table:style-name="ce6" office:value-type="float" office:value="35895751" calcext:value-type="float">
            <text:p>35.895.751</text:p>
          </table:table-cell>
          <table:table-cell table:style-name="ce6" office:value-type="float" office:value="36349233" calcext:value-type="float">
            <text:p>36.349.233</text:p>
          </table:table-cell>
          <table:table-cell table:style-name="ce6" office:value-type="float" office:value="36796217" calcext:value-type="float">
            <text:p>36.796.217</text:p>
          </table:table-cell>
          <table:table-cell table:style-name="ce6" office:value-type="float" office:value="35158438" calcext:value-type="float">
            <text:p>35.158.438</text:p>
          </table:table-cell>
          <table:table-cell table:style-name="ce6" office:value-type="float" office:value="35638844" calcext:value-type="float">
            <text:p>35.638.844</text:p>
          </table:table-cell>
          <table:table-cell table:style-name="ce6" office:value-type="float" office:value="36181812" calcext:value-type="float">
            <text:p>36.181.812</text:p>
          </table:table-cell>
          <table:table-cell table:style-name="ce6" office:value-type="float" office:value="36752826" calcext:value-type="float">
            <text:p>36.752.826</text:p>
          </table:table-cell>
          <table:table-cell table:style-name="ce6" office:value-type="float" office:value="37288068" calcext:value-type="float">
            <text:p>37.288.068</text:p>
          </table:table-cell>
          <table:table-cell table:style-name="ce6" office:value-type="float" office:value="37744561" calcext:value-type="float">
            <text:p>37.744.561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lbania</text:p>
          </table:table-cell>
          <table:table-cell table:style-name="ce6" office:value-type="float" office:value="1558374" calcext:value-type="float">
            <text:p>1.558.374</text:p>
          </table:table-cell>
          <table:table-cell table:style-name="ce6" office:value-type="float" office:value="1565314" calcext:value-type="float">
            <text:p>1.565.314</text:p>
          </table:table-cell>
          <table:table-cell table:style-name="ce6" office:value-type="float" office:value="1575465" calcext:value-type="float">
            <text:p>1.575.465</text:p>
          </table:table-cell>
          <table:table-cell table:style-name="ce6" office:value-type="float" office:value="1585449" calcext:value-type="float">
            <text:p>1.585.449</text:p>
          </table:table-cell>
          <table:table-cell table:style-name="ce6" office:value-type="float" office:value="1586608" calcext:value-type="float">
            <text:p>1.586.608</text:p>
          </table:table-cell>
          <table:table-cell table:number-columns-repeated="5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ndorra</text:p>
          </table:table-cell>
          <table:table-cell table:style-name="ce6" office:value-type="float" office:value="38834" calcext:value-type="float">
            <text:p>38.834</text:p>
          </table:table-cell>
          <table:table-cell table:style-name="ce6" office:value-type="float" office:value="40530" calcext:value-type="float">
            <text:p>40.530</text:p>
          </table:table-cell>
          <table:table-cell table:style-name="ce6" office:value-type="float" office:value="41746" calcext:value-type="float">
            <text:p>41.746</text:p>
          </table:table-cell>
          <table:table-cell table:style-name="ce6" office:value-type="float" office:value="43016" calcext:value-type="float">
            <text:p>43.016</text:p>
          </table:table-cell>
          <table:table-cell table:style-name="ce6" office:value-type="float" office:value="43848" calcext:value-type="float">
            <text:p>43.848</text:p>
          </table:table-cell>
          <table:table-cell table:style-name="ce6" office:value-type="float" office:value="43984" calcext:value-type="float">
            <text:p>43.984</text:p>
          </table:table-cell>
          <table:table-cell table:style-name="ce6" office:value-type="float" office:value="43992" calcext:value-type="float">
            <text:p>43.992</text:p>
          </table:table-cell>
          <table:table-cell table:style-name="ce8" office:value-type="string" calcext:value-type="string">
            <text:p>:</text:p>
          </table:table-cell>
          <table:table-cell table:style-name="ce6" office:value-type="float" office:value="39351" calcext:value-type="float">
            <text:p>39.351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elarus</text:p>
          </table:table-cell>
          <table:table-cell table:style-name="ce6" office:value-type="float" office:value="4596633" calcext:value-type="float">
            <text:p>4.596.633</text:p>
          </table:table-cell>
          <table:table-cell table:style-name="ce6" office:value-type="float" office:value="4569189" calcext:value-type="float">
            <text:p>4.569.189</text:p>
          </table:table-cell>
          <table:table-cell table:style-name="ce6" office:value-type="float" office:value="4545164" calcext:value-type="float">
            <text:p>4.545.164</text:p>
          </table:table-cell>
          <table:table-cell table:style-name="ce6" office:value-type="float" office:value="4528222" calcext:value-type="float">
            <text:p>4.528.222</text:p>
          </table:table-cell>
          <table:table-cell table:style-name="ce6" office:value-type="float" office:value="4516518" calcext:value-type="float">
            <text:p>4.516.518</text:p>
          </table:table-cell>
          <table:table-cell table:style-name="ce6" office:value-type="float" office:value="4464268" calcext:value-type="float">
            <text:p>4.464.268</text:p>
          </table:table-cell>
          <table:table-cell table:style-name="ce6" office:value-type="float" office:value="4412536" calcext:value-type="float">
            <text:p>4.412.536</text:p>
          </table:table-cell>
          <table:table-cell table:style-name="ce6" office:value-type="float" office:value="4403226" calcext:value-type="float">
            <text:p>4.403.226</text:p>
          </table:table-cell>
          <table:table-cell table:style-name="ce6" office:value-type="float" office:value="4397910" calcext:value-type="float">
            <text:p>4.397.910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osnia and Herzegovina</text:p>
          </table:table-cell>
          <table:table-cell table:style-name="ce6" office:value-type="float" office:value="1881587" calcext:value-type="float">
            <text:p>1.881.587</text:p>
          </table:table-cell>
          <table:table-cell table:style-name="ce6" office:value-type="float" office:value="1882870" calcext:value-type="float">
            <text:p>1.882.870</text:p>
          </table:table-cell>
          <table:table-cell table:style-name="ce6" office:value-type="float" office:value="1883233" calcext:value-type="float">
            <text:p>1.883.233</text:p>
          </table:table-cell>
          <table:table-cell table:style-name="ce6" office:value-type="float" office:value="1883527" calcext:value-type="float">
            <text:p>1.883.527</text:p>
          </table:table-cell>
          <table:table-cell table:style-name="ce6" office:value-type="float" office:value="1880749" calcext:value-type="float">
            <text:p>1.880.749</text:p>
          </table:table-cell>
          <table:table-cell table:style-name="ce6" office:value-type="float" office:value="1878024" calcext:value-type="float">
            <text:p>1.878.024</text:p>
          </table:table-cell>
          <table:table-cell table:style-name="ce6" office:value-type="float" office:value="1877759" calcext:value-type="float">
            <text:p>1.877.759</text:p>
          </table:table-cell>
          <table:table-cell table:style-name="ce6" office:value-type="float" office:value="1876546" calcext:value-type="float">
            <text:p>1.876.546</text:p>
          </table:table-cell>
          <table:table-cell table:style-name="ce6" office:value-type="float" office:value="1874608" calcext:value-type="float">
            <text:p>1.874.608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Kosovo (under United Nations Security Council Resolution 1244/99)</text:p>
          </table:table-cell>
          <table:table-cell table:number-columns-repeated="2" table:style-name="ce8" office:value-type="string" calcext:value-type="string">
            <text:p>:</text:p>
          </table:table-cell>
          <table:table-cell table:style-name="ce6" office:value-type="float" office:value="1067257" calcext:value-type="float">
            <text:p>1.067.257</text:p>
          </table:table-cell>
          <table:table-cell table:style-name="ce6" office:value-type="float" office:value="1080778" calcext:value-type="float">
            <text:p>1.080.778</text:p>
          </table:table-cell>
          <table:table-cell table:style-name="ce6" office:value-type="float" office:value="1094488" calcext:value-type="float">
            <text:p>1.094.488</text:p>
          </table:table-cell>
          <table:table-cell table:style-name="ce6" office:value-type="float" office:value="1108344" calcext:value-type="float">
            <text:p>1.108.344</text:p>
          </table:table-cell>
          <table:table-cell table:style-name="ce8" office:value-type="string" calcext:value-type="string">
            <text:p>:</text:p>
          </table:table-cell>
          <table:table-cell table:style-name="ce6" office:value-type="float" office:value="904890" calcext:value-type="float">
            <text:p>904.890</text:p>
          </table:table-cell>
          <table:table-cell table:style-name="ce6" office:value-type="float" office:value="909782" calcext:value-type="float">
            <text:p>909.782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oldova</text:p>
          </table:table-cell>
          <table:table-cell table:style-name="ce6" office:value-type="float" office:value="1726628" calcext:value-type="float">
            <text:p>1.726.628</text:p>
          </table:table-cell>
          <table:table-cell table:style-name="ce6" office:value-type="float" office:value="1722105" calcext:value-type="float">
            <text:p>1.722.105</text:p>
          </table:table-cell>
          <table:table-cell table:style-name="ce6" office:value-type="float" office:value="1720199" calcext:value-type="float">
            <text:p>1.720.199</text:p>
          </table:table-cell>
          <table:table-cell table:style-name="ce6" office:value-type="float" office:value="1719245" calcext:value-type="float">
            <text:p>1.719.245</text:p>
          </table:table-cell>
          <table:table-cell table:style-name="ce6" office:value-type="float" office:value="1716195" calcext:value-type="float">
            <text:p>1.716.195</text:p>
          </table:table-cell>
          <table:table-cell table:style-name="ce6" office:value-type="float" office:value="1714209" calcext:value-type="float">
            <text:p>1.714.209</text:p>
          </table:table-cell>
          <table:table-cell table:style-name="ce6" office:value-type="float" office:value="1712797" calcext:value-type="float">
            <text:p>1.712.797</text:p>
          </table:table-cell>
          <table:table-cell table:style-name="ce6" office:value-type="float" office:value="1711916" calcext:value-type="float">
            <text:p>1.711.916</text:p>
          </table:table-cell>
          <table:table-cell table:style-name="ce6" office:value-type="float" office:value="1712036" calcext:value-type="float">
            <text:p>1.712.036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naco</text:p>
          </table:table-cell>
          <table:table-cell table:style-name="ce6" office:value-type="float" office:value="15969" calcext:value-type="float">
            <text:p>15.969</text:p>
          </table:table-cell>
          <table:table-cell table:number-columns-repeated="9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ussia</text:p>
          </table:table-cell>
          <table:table-cell table:style-name="ce6" office:value-type="float" office:value="66813324" calcext:value-type="float">
            <text:p>66.813.324</text:p>
          </table:table-cell>
          <table:table-cell table:style-name="ce6" office:value-type="float" office:value="66383153" calcext:value-type="float">
            <text:p>66.383.153</text:p>
          </table:table-cell>
          <table:table-cell table:style-name="ce6" office:value-type="float" office:value="66006266" calcext:value-type="float">
            <text:p>66.006.266</text:p>
          </table:table-cell>
          <table:table-cell table:style-name="ce6" office:value-type="float" office:value="65783032" calcext:value-type="float">
            <text:p>65.783.032</text:p>
          </table:table-cell>
          <table:table-cell table:style-name="ce6" office:value-type="float" office:value="65679355" calcext:value-type="float">
            <text:p>65.679.355</text:p>
          </table:table-cell>
          <table:table-cell table:style-name="ce6" office:value-type="float" office:value="65640507" calcext:value-type="float">
            <text:p>65.640.507</text:p>
          </table:table-cell>
          <table:table-cell table:style-name="ce6" office:value-type="float" office:value="65842980" calcext:value-type="float">
            <text:p>65.842.980</text:p>
          </table:table-cell>
          <table:table-cell table:number-columns-repeated="3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an Marino</text:p>
          </table:table-cell>
          <table:table-cell table:style-name="ce6" office:value-type="float" office:value="14442" calcext:value-type="float">
            <text:p>14.442</text:p>
          </table:table-cell>
          <table:table-cell table:style-name="ce6" office:value-type="float" office:value="14625" calcext:value-type="float">
            <text:p>14.625</text:p>
          </table:table-cell>
          <table:table-cell table:style-name="ce6" office:value-type="float" office:value="14814" calcext:value-type="float">
            <text:p>14.814</text:p>
          </table:table-cell>
          <table:table-cell table:style-name="ce6" office:value-type="float" office:value="15664" calcext:value-type="float">
            <text:p>15.664</text:p>
          </table:table-cell>
          <table:table-cell table:style-name="ce6" office:value-type="float" office:value="15874" calcext:value-type="float">
            <text:p>15.874</text:p>
          </table:table-cell>
          <table:table-cell table:number-columns-repeated="2" table:style-name="ce8" office:value-type="string" calcext:value-type="string">
            <text:p>:</text:p>
          </table:table-cell>
          <table:table-cell table:style-name="ce6" office:value-type="float" office:value="15717" calcext:value-type="float">
            <text:p>15.717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Ukraine</text:p>
          </table:table-cell>
          <table:table-cell table:style-name="ce6" office:value-type="float" office:value="21840401" calcext:value-type="float">
            <text:p>21.840.401</text:p>
          </table:table-cell>
          <table:table-cell table:style-name="ce6" office:value-type="float" office:value="21664330" calcext:value-type="float">
            <text:p>21.664.330</text:p>
          </table:table-cell>
          <table:table-cell table:style-name="ce6" office:value-type="float" office:value="21504674" calcext:value-type="float">
            <text:p>21.504.674</text:p>
          </table:table-cell>
          <table:table-cell table:style-name="ce6" office:value-type="float" office:value="21366179" calcext:value-type="float">
            <text:p>21.366.179</text:p>
          </table:table-cell>
          <table:table-cell table:style-name="ce6" office:value-type="float" office:value="21241305" calcext:value-type="float">
            <text:p>21.241.305</text:p>
          </table:table-cell>
          <table:table-cell table:style-name="ce6" office:value-type="float" office:value="21146000" calcext:value-type="float">
            <text:p>21.146.000</text:p>
          </table:table-cell>
          <table:table-cell table:style-name="ce6" office:value-type="float" office:value="21069842" calcext:value-type="float">
            <text:p>21.069.842</text:p>
          </table:table-cell>
          <table:table-cell table:style-name="ce6" office:value-type="float" office:value="21004664" calcext:value-type="float">
            <text:p>21.004.664</text:p>
          </table:table-cell>
          <table:table-cell table:style-name="ce6" office:value-type="float" office:value="20969728" calcext:value-type="float">
            <text:p>20.969.728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rmenia</text:p>
          </table:table-cell>
          <table:table-cell table:style-name="ce6" office:value-type="float" office:value="1548650" calcext:value-type="float">
            <text:p>1.548.650</text:p>
          </table:table-cell>
          <table:table-cell table:style-name="ce6" office:value-type="float" office:value="1552356" calcext:value-type="float">
            <text:p>1.552.356</text:p>
          </table:table-cell>
          <table:table-cell table:style-name="ce6" office:value-type="float" office:value="1555755" calcext:value-type="float">
            <text:p>1.555.755</text:p>
          </table:table-cell>
          <table:table-cell table:style-name="ce6" office:value-type="float" office:value="1559978" calcext:value-type="float">
            <text:p>1.559.978</text:p>
          </table:table-cell>
          <table:table-cell table:style-name="ce6" office:value-type="float" office:value="1565411" calcext:value-type="float">
            <text:p>1.565.411</text:p>
          </table:table-cell>
          <table:table-cell table:style-name="ce6" office:value-type="float" office:value="1572046" calcext:value-type="float">
            <text:p>1.572.046</text:p>
          </table:table-cell>
          <table:table-cell table:style-name="ce6" office:value-type="float" office:value="1579705" calcext:value-type="float">
            <text:p>1.579.705</text:p>
          </table:table-cell>
          <table:table-cell table:style-name="ce6" office:value-type="float" office:value="1586935" calcext:value-type="float">
            <text:p>1.586.935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zerbaijan</text:p>
          </table:table-cell>
          <table:table-cell table:style-name="ce6" office:value-type="float" office:value="4081100" calcext:value-type="float">
            <text:p>4.081.100</text:p>
          </table:table-cell>
          <table:table-cell table:style-name="ce6" office:value-type="float" office:value="4127950" calcext:value-type="float">
            <text:p>4.127.950</text:p>
          </table:table-cell>
          <table:table-cell table:style-name="ce6" office:value-type="float" office:value="4178600" calcext:value-type="float">
            <text:p>4.178.600</text:p>
          </table:table-cell>
          <table:table-cell table:style-name="ce6" office:value-type="float" office:value="4231550" calcext:value-type="float">
            <text:p>4.231.550</text:p>
          </table:table-cell>
          <table:table-cell table:style-name="ce6" office:value-type="float" office:value="4308200" calcext:value-type="float">
            <text:p>4.308.200</text:p>
          </table:table-cell>
          <table:table-cell table:style-name="ce6" office:value-type="float" office:value="4406902" calcext:value-type="float">
            <text:p>4.406.902</text:p>
          </table:table-cell>
          <table:table-cell table:style-name="ce6" office:value-type="float" office:value="4486279" calcext:value-type="float">
            <text:p>4.486.279</text:p>
          </table:table-cell>
          <table:table-cell table:style-name="ce6" office:value-type="float" office:value="4550270" calcext:value-type="float">
            <text:p>4.550.270</text:p>
          </table:table-cell>
          <table:table-cell table:style-name="ce6" office:value-type="float" office:value="4616139" calcext:value-type="float">
            <text:p>4.616.139</text:p>
          </table:table-cell>
          <table:table-cell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Georgia</text:p>
          </table:table-cell>
          <table:table-cell table:style-name="ce6" office:value-type="float" office:value="2041300" calcext:value-type="float">
            <text:p>2.041.300</text:p>
          </table:table-cell>
          <table:table-cell table:style-name="ce6" office:value-type="float" office:value="2063746" calcext:value-type="float">
            <text:p>2.063.746</text:p>
          </table:table-cell>
          <table:table-cell table:style-name="ce6" office:value-type="float" office:value="2081719" calcext:value-type="float">
            <text:p>2.081.719</text:p>
          </table:table-cell>
          <table:table-cell table:style-name="ce6" office:value-type="float" office:value="2078970" calcext:value-type="float">
            <text:p>2.078.970</text:p>
          </table:table-cell>
          <table:table-cell table:style-name="ce6" office:value-type="float" office:value="2079601" calcext:value-type="float">
            <text:p>2.079.601</text:p>
          </table:table-cell>
          <table:table-cell table:style-name="ce6" office:value-type="float" office:value="2094861" calcext:value-type="float">
            <text:p>2.094.861</text:p>
          </table:table-cell>
          <table:table-cell table:style-name="ce6" office:value-type="float" office:value="2118096" calcext:value-type="float">
            <text:p>2.118.096</text:p>
          </table:table-cell>
          <table:table-cell table:style-name="ce6" office:value-type="float" office:value="2135536" calcext:value-type="float">
            <text:p>2.135.536</text:p>
          </table:table-cell>
          <table:table-cell table:number-columns-repeated="2" table:style-name="ce8" office:value-type="string" calcext:value-type="string">
            <text:p>: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ecial valu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not available</text:p>
          </table:table-cell>
          <table:table-cell table:number-columns-repeated="1022"/>
        </table:table-row>
        <table:table-row table:style-name="ro2" table:number-rows-repeated="10482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erial" svg:font-family="Aerial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Arial2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zł</number:text>
    </number:number-style>
    <number:number-style style:name="N109">
      <number:text>-</number:text>
      <number:number number: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zł</number:text>
    </number:number-style>
    <number:number-style style:name="N112">
      <number:text>-</number:text>
      <number:number number: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7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17P2" style:volatile="true">
      <loext:fill-character> </loext:fill-character>
      <number:text>- 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zł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21P2" style:volatile="true">
      <loext:fill-character> </loext:fill-character>
      <number:text>- zł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zł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zł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fo:font-size="11pt" style:font-name-asian="AR PL KaitiM GB" style:font-family-asian="'AR PL KaitiM GB'" style:font-family-generic-asian="system" style:font-pitch-asian="variable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.00.0000</text:date>, <text:time style:data-style-name="N2" text:time-value="0000-00-00T18:23:20.9928954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3T18:46:39.887036432</dc:date>
    <dc:creator>Pascal </dc:creator>
    <meta:generator>LibreOffice/4.1.4.2$Linux_X86_64 LibreOffice_project/410m0$Build-2</meta:generator>
    <meta:editing-duration>P0D</meta:editing-duration>
    <meta:editing-cycles>2</meta:editing-cycles>
    <meta:document-statistic meta:table-count="1" meta:cell-count="3332" meta:object-count="0"/>
  </office:meta>
</office:document-meta>
</file>